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1.058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612cm"/>
    </style:style>
    <style:style style:name="co10" style:family="table-column">
      <style:table-column-properties fo:break-before="auto" style:column-width="0.6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MOD([.C2];2)=0)" style:apply-style-name="Sem_20_título3" style:base-cell-address="Planilha1.B2"/>
    </style:style>
    <style:style style:name="ce2" style:family="table-cell" style:parent-style-name="Default">
      <style:map style:condition="is-true-formula(MOD([.C2];2)=0)" style:apply-style-name="Sem_20_título3" style:base-cell-address="Planilha1.B2"/>
    </style:style>
    <style:style style:name="ce3" style:family="table-cell" style:parent-style-name="Default">
      <style:map style:condition="is-true-formula(MOD([.C2];2)=0)" style:apply-style-name="Sem_20_título3" style:base-cell-address="Planilha1.B2"/>
    </style:style>
    <style:style style:name="ce4" style:family="table-cell" style:parent-style-name="Default">
      <style:map style:condition="is-true-formula(MOD([.C2];2)=0)" style:apply-style-name="Sem_20_título3" style:base-cell-address="Planilha1.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office:value-type="string">
            <text:p>bloco</text:p>
          </table:table-cell>
          <table:table-cell office:value-type="string">
            <text:p>Prim.</text:p>
          </table:table-cell>
          <table:table-cell office:value-type="string">
            <text:p>Seg.</text:p>
          </table:table-cell>
          <table:table-cell office:value-type="string">
            <text:p>Prim. /Seg.</text:p>
          </table:table-cell>
          <table:table-cell office:value-type="string">
            <text:p>Termin. Prim</text:p>
          </table:table-cell>
          <table:table-cell office:value-type="string">
            <text:p>Termin. Seg.</text:p>
          </table:table-cell>
          <table:table-cell office:value-type="string">
            <text:p>Prox. Seg.</text:p>
          </table:table-cell>
          <table:table-cell table:style-name="Default"/>
          <table:table-cell table:number-columns-repeated="2"/>
        </table:table-row>
        <table:table-row table:style-name="ro2">
          <table:table-cell table:formula="of:=RANDBETWEEN(0;1000)" office:value-type="float" office:value="431">
            <text:p>431</text:p>
          </table:table-cell>
          <table:table-cell office:value-type="float" office:value="1">
            <text:p>1</text:p>
          </table:table-cell>
          <table:table-cell table:formula="of:=ROW([.B2])" office:value-type="float" office:value="2">
            <text:p>2</text:p>
          </table:table-cell>
          <table:table-cell table:formula="of:=1+MATCH([.B2]+1;[.B$2:.B$31];0)" office:value-type="float" office:value="5">
            <text:p>5</text:p>
          </table:table-cell>
          <table:table-cell table:formula="of:=IF([.C2]=-1;[.D2];IF([.D2]=-1;[.C2];IF(INDIRECT(CONCATENATE(&quot;a&quot;;[.C2]))&lt;=INDIRECT(CONCATENATE(&quot;a&quot;;[.D2]));[.C2];[.D2])))" office:value-type="float" office:value="5">
            <text:p>5</text:p>
          </table:table-cell>
          <table:table-cell table:formula="of:=IF([.C2]=-1;0=0;INDIRECT(CONCATENATE(&quot;b&quot;;[.C2]))&lt;&gt;INDIRECT(CONCATENATE(&quot;b&quot;;[.C2]+1)))" office:value-type="boolean" office:boolean-value="false">
            <text:p>FALSE</text:p>
          </table:table-cell>
          <table:table-cell table:formula="of:=IF([.D2]=-1;0=0;INDIRECT(CONCATENATE(&quot;b&quot;;[.D2]))&lt;&gt;INDIRECT(CONCATENATE(&quot;b&quot;;[.D2]+1)))" office:value-type="boolean" office:boolean-value="false">
            <text:p>FALSE</text:p>
          </table:table-cell>
          <table:table-cell table:formula="of:=IF(ISERROR(1+MATCH([.B2]+1;[.B$2:.B$31];0));-1;1+MATCH([.B2]+1;[.B$2:.B$31];0))" office:value-type="float" office:value="5">
            <text:p>5</text:p>
          </table:table-cell>
          <table:table-cell table:formula="of:=INDIRECT(CONCATENATE(&quot;R&quot;;[.E2];&quot;C&quot;;COLUMN([.A8]));0)" office:value-type="float" office:value="235">
            <text:p>235</text:p>
          </table:table-cell>
          <table:table-cell office:value-type="float" office:value="1">
            <text:p>1</text:p>
          </table:table-cell>
          <table:table-cell table:formula="of:=INDIRECT(CONCATENATE(&quot;R&quot;;[.E2];&quot;C&quot;;COLUMN([.A8]));0)" office:value-type="float" office:value="235">
            <text:p>235</text:p>
          </table:table-cell>
        </table:table-row>
        <table:table-row table:style-name="ro2">
          <table:table-cell table:formula="of:=RANDBETWEEN(0;1000)" office:value-type="float" office:value="576">
            <text:p>576</text:p>
          </table:table-cell>
          <table:table-cell table:formula="of:=IF([.A3]&gt;=[.A2];[.B2];[.B2]+1)" office:value-type="float" office:value="1">
            <text:p>1</text:p>
          </table:table-cell>
          <table:table-cell table:formula="of:=IF([.C2]=[.E2];IF([.F2];IF([.D2]&lt;&gt;-1;-1;ROW([.B3]));[.C2]+1);IF([.C2]&lt;&gt;-1;[.C2];IF([.G2];ROW([.B3]);-1)))" office:value-type="float" office:value="2">
            <text:p>2</text:p>
          </table:table-cell>
          <table:table-cell table:formula="of:=IF([.D2]=[.E2];IF([.G2];IF([.C2]&lt;&gt;-1;-1;IF([.F2];[.H3];-1));[.D2]+1);IF([.D2]&lt;&gt;-1;[.D2];IF([.F2];[.H3];[.D2])))" office:value-type="float" office:value="6">
            <text:p>6</text:p>
          </table:table-cell>
          <table:table-cell table:formula="of:=IF([.C3]=-1;[.D3];IF([.D3]=-1;[.C3];IF(INDIRECT(CONCATENATE(&quot;a&quot;;[.C3]))&lt;=INDIRECT(CONCATENATE(&quot;a&quot;;[.D3]));[.C3];[.D3])))" office:value-type="float" office:value="2">
            <text:p>2</text:p>
          </table:table-cell>
          <table:table-cell table:formula="of:=IF([.C3]=-1;0=0;INDIRECT(CONCATENATE(&quot;b&quot;;[.C3]))&lt;&gt;INDIRECT(CONCATENATE(&quot;b&quot;;[.C3]+1)))" office:value-type="boolean" office:boolean-value="false">
            <text:p>FALSE</text:p>
          </table:table-cell>
          <table:table-cell table:formula="of:=IF([.D3]=-1;0=0;INDIRECT(CONCATENATE(&quot;b&quot;;[.D3]))&lt;&gt;INDIRECT(CONCATENATE(&quot;b&quot;;[.D3]+1)))" office:value-type="boolean" office:boolean-value="true">
            <text:p>TRUE</text:p>
          </table:table-cell>
          <table:table-cell table:formula="of:=IF(ISERROR(1+MATCH([.B3]+1;[.B$2:.B$31];0));-1;1+MATCH([.B3]+1;[.B$2:.B$31];0))" office:value-type="float" office:value="5">
            <text:p>5</text:p>
          </table:table-cell>
          <table:table-cell table:formula="of:=INDIRECT(CONCATENATE(&quot;A&quot;;[.E3]))" office:value-type="float" office:value="431">
            <text:p>431</text:p>
          </table:table-cell>
          <table:table-cell table:formula="of:=IF([.I3]&gt;=[.I2];[.J2];[.J2]+1)" office:value-type="float" office:value="1">
            <text:p>1</text:p>
          </table:table-cell>
          <table:table-cell/>
        </table:table-row>
        <table:table-row table:style-name="ro2">
          <table:table-cell table:formula="of:=RANDBETWEEN(0;1000)" office:value-type="float" office:value="675">
            <text:p>675</text:p>
          </table:table-cell>
          <table:table-cell table:formula="of:=IF([.A4]&gt;=[.A3];[.B3];[.B3]+1)" office:value-type="float" office:value="1">
            <text:p>1</text:p>
          </table:table-cell>
          <table:table-cell table:formula="of:=IF([.C3]=[.E3];IF([.F3];IF([.D3]&lt;&gt;-1;-1;ROW([.B4]));[.C3]+1);IF([.C3]&lt;&gt;-1;[.C3];IF([.G3];ROW([.B4]);-1)))" office:value-type="float" office:value="3">
            <text:p>3</text:p>
          </table:table-cell>
          <table:table-cell table:formula="of:=IF([.D3]=[.E3];IF([.G3];IF([.C3]&lt;&gt;-1;-1;IF([.F3];[.H4];-1));[.D3]+1);IF([.D3]&lt;&gt;-1;[.D3];IF([.F3];[.H4];[.D3])))" office:value-type="float" office:value="6">
            <text:p>6</text:p>
          </table:table-cell>
          <table:table-cell table:formula="of:=IF([.C4]=-1;[.D4];IF([.D4]=-1;[.C4];IF(INDIRECT(CONCATENATE(&quot;a&quot;;[.C4]))&lt;=INDIRECT(CONCATENATE(&quot;a&quot;;[.D4]));[.C4];[.D4])))" office:value-type="float" office:value="3">
            <text:p>3</text:p>
          </table:table-cell>
          <table:table-cell table:formula="of:=IF([.C4]=-1;0=0;INDIRECT(CONCATENATE(&quot;b&quot;;[.C4]))&lt;&gt;INDIRECT(CONCATENATE(&quot;b&quot;;[.C4]+1)))" office:value-type="boolean" office:boolean-value="false">
            <text:p>FALSE</text:p>
          </table:table-cell>
          <table:table-cell table:formula="of:=IF([.D4]=-1;0=0;INDIRECT(CONCATENATE(&quot;b&quot;;[.D4]))&lt;&gt;INDIRECT(CONCATENATE(&quot;b&quot;;[.D4]+1)))" office:value-type="boolean" office:boolean-value="true">
            <text:p>TRUE</text:p>
          </table:table-cell>
          <table:table-cell table:formula="of:=IF(ISERROR(1+MATCH([.B4]+1;[.B$2:.B$31];0));-1;1+MATCH([.B4]+1;[.B$2:.B$31];0))" office:value-type="float" office:value="5">
            <text:p>5</text:p>
          </table:table-cell>
          <table:table-cell table:formula="of:=INDIRECT(CONCATENATE(&quot;A&quot;;[.E4]))" office:value-type="float" office:value="576">
            <text:p>576</text:p>
          </table:table-cell>
          <table:table-cell table:formula="of:=IF([.I4]&gt;=[.I3];[.J3];[.J3]+1)" office:value-type="float" office:value="1">
            <text:p>1</text:p>
          </table:table-cell>
          <table:table-cell/>
        </table:table-row>
        <table:table-row table:style-name="ro2">
          <table:table-cell table:formula="of:=RANDBETWEEN(0;1000)" office:value-type="float" office:value="235">
            <text:p>235</text:p>
          </table:table-cell>
          <table:table-cell table:formula="of:=IF([.A5]&gt;=[.A4];[.B4];[.B4]+1)" office:value-type="float" office:value="2">
            <text:p>2</text:p>
          </table:table-cell>
          <table:table-cell table:formula="of:=IF([.C4]=[.E4];IF([.F4];IF([.D4]&lt;&gt;-1;-1;ROW([.B5]));[.C4]+1);IF([.C4]&lt;&gt;-1;[.C4];IF([.G4];ROW([.B5]);-1)))" office:value-type="float" office:value="4">
            <text:p>4</text:p>
          </table:table-cell>
          <table:table-cell table:formula="of:=IF([.D4]=[.E4];IF([.G4];IF([.C4]&lt;&gt;-1;-1;IF([.F4];[.H5];-1));[.D4]+1);IF([.D4]&lt;&gt;-1;[.D4];IF([.F4];[.H5];[.D4])))" office:value-type="float" office:value="6">
            <text:p>6</text:p>
          </table:table-cell>
          <table:table-cell table:formula="of:=IF([.C5]=-1;[.D5];IF([.D5]=-1;[.C5];IF(INDIRECT(CONCATENATE(&quot;a&quot;;[.C5]))&lt;=INDIRECT(CONCATENATE(&quot;a&quot;;[.D5]));[.C5];[.D5])))" office:value-type="float" office:value="6">
            <text:p>6</text:p>
          </table:table-cell>
          <table:table-cell table:formula="of:=IF([.C5]=-1;0=0;INDIRECT(CONCATENATE(&quot;b&quot;;[.C5]))&lt;&gt;INDIRECT(CONCATENATE(&quot;b&quot;;[.C5]+1)))" office:value-type="boolean" office:boolean-value="true">
            <text:p>TRUE</text:p>
          </table:table-cell>
          <table:table-cell table:formula="of:=IF([.D5]=-1;0=0;INDIRECT(CONCATENATE(&quot;b&quot;;[.D5]))&lt;&gt;INDIRECT(CONCATENATE(&quot;b&quot;;[.D5]+1)))" office:value-type="boolean" office:boolean-value="true">
            <text:p>TRUE</text:p>
          </table:table-cell>
          <table:table-cell table:formula="of:=IF(ISERROR(1+MATCH([.B5]+1;[.B$2:.B$31];0));-1;1+MATCH([.B5]+1;[.B$2:.B$31];0))" office:value-type="float" office:value="7">
            <text:p>7</text:p>
          </table:table-cell>
          <table:table-cell table:formula="of:=INDIRECT(CONCATENATE(&quot;A&quot;;[.E5]))" office:value-type="float" office:value="576">
            <text:p>576</text:p>
          </table:table-cell>
          <table:table-cell table:formula="of:=IF([.I5]&gt;=[.I4];[.J4];[.J4]+1)" office:value-type="float" office:value="1">
            <text:p>1</text:p>
          </table:table-cell>
          <table:table-cell/>
        </table:table-row>
        <table:table-row table:style-name="ro2">
          <table:table-cell table:formula="of:=RANDBETWEEN(0;1000)" office:value-type="float" office:value="576">
            <text:p>576</text:p>
          </table:table-cell>
          <table:table-cell table:formula="of:=IF([.A6]&gt;=[.A5];[.B5];[.B5]+1)" office:value-type="float" office:value="2">
            <text:p>2</text:p>
          </table:table-cell>
          <table:table-cell table:formula="of:=IF([.C5]=[.E5];IF([.F5];IF([.D5]&lt;&gt;-1;-1;ROW([.B6]));[.C5]+1);IF([.C5]&lt;&gt;-1;[.C5];IF([.G5];ROW([.B6]);-1)))" office:value-type="float" office:value="4">
            <text:p>4</text:p>
          </table:table-cell>
          <table:table-cell table:formula="of:=IF([.D5]=[.E5];IF([.G5];IF([.C5]&lt;&gt;-1;-1;IF([.F5];[.H6];-1));[.D5]+1);IF([.D5]&lt;&gt;-1;[.D5];IF([.F5];[.H6];[.D5])))" office:value-type="float" office:value="-1">
            <text:p>-1</text:p>
          </table:table-cell>
          <table:table-cell table:formula="of:=IF([.C6]=-1;[.D6];IF([.D6]=-1;[.C6];IF(INDIRECT(CONCATENATE(&quot;a&quot;;[.C6]))&lt;=INDIRECT(CONCATENATE(&quot;a&quot;;[.D6]));[.C6];[.D6])))" office:value-type="float" office:value="4">
            <text:p>4</text:p>
          </table:table-cell>
          <table:table-cell table:formula="of:=IF([.C6]=-1;0=0;INDIRECT(CONCATENATE(&quot;b&quot;;[.C6]))&lt;&gt;INDIRECT(CONCATENATE(&quot;b&quot;;[.C6]+1)))" office:value-type="boolean" office:boolean-value="true">
            <text:p>TRUE</text:p>
          </table:table-cell>
          <table:table-cell table:formula="of:=IF([.D6]=-1;0=0;INDIRECT(CONCATENATE(&quot;b&quot;;[.D6]))&lt;&gt;INDIRECT(CONCATENATE(&quot;b&quot;;[.D6]+1)))" office:value-type="boolean" office:boolean-value="true">
            <text:p>TRUE</text:p>
          </table:table-cell>
          <table:table-cell table:formula="of:=IF(ISERROR(1+MATCH([.B6]+1;[.B$2:.B$31];0));-1;1+MATCH([.B6]+1;[.B$2:.B$31];0))" office:value-type="float" office:value="7">
            <text:p>7</text:p>
          </table:table-cell>
          <table:table-cell table:formula="of:=INDIRECT(CONCATENATE(&quot;A&quot;;[.E6]))" office:value-type="float" office:value="675">
            <text:p>675</text:p>
          </table:table-cell>
          <table:table-cell table:formula="of:=IF([.I6]&gt;=[.I5];[.J5];[.J5]+1)" office:value-type="float" office:value="1">
            <text:p>1</text:p>
          </table:table-cell>
          <table:table-cell/>
        </table:table-row>
        <table:table-row table:style-name="ro2">
          <table:table-cell table:formula="of:=RANDBETWEEN(0;1000)" office:value-type="float" office:value="130">
            <text:p>130</text:p>
          </table:table-cell>
          <table:table-cell table:formula="of:=IF([.A7]&gt;=[.A6];[.B6];[.B6]+1)" office:value-type="float" office:value="3">
            <text:p>3</text:p>
          </table:table-cell>
          <table:table-cell table:formula="of:=IF([.C6]=[.E6];IF([.F6];IF([.D6]&lt;&gt;-1;-1;ROW([.B7]));[.C6]+1);IF([.C6]&lt;&gt;-1;[.C6];IF([.G6];ROW([.B7]);-1)))" office:value-type="float" office:value="7">
            <text:p>7</text:p>
          </table:table-cell>
          <table:table-cell table:formula="of:=IF([.D6]=[.E6];IF([.G6];IF([.C6]&lt;&gt;-1;-1;IF([.F6];[.H7];-1));[.D6]+1);IF([.D6]&lt;&gt;-1;[.D6];IF([.F6];[.H7];[.D6])))" office:value-type="float" office:value="10">
            <text:p>10</text:p>
          </table:table-cell>
          <table:table-cell table:formula="of:=IF([.C7]=-1;[.D7];IF([.D7]=-1;[.C7];IF(INDIRECT(CONCATENATE(&quot;a&quot;;[.C7]))&lt;=INDIRECT(CONCATENATE(&quot;a&quot;;[.D7]));[.C7];[.D7])))" office:value-type="float" office:value="10">
            <text:p>10</text:p>
          </table:table-cell>
          <table:table-cell table:formula="of:=IF([.C7]=-1;0=0;INDIRECT(CONCATENATE(&quot;b&quot;;[.C7]))&lt;&gt;INDIRECT(CONCATENATE(&quot;b&quot;;[.C7]+1)))" office:value-type="boolean" office:boolean-value="false">
            <text:p>FALSE</text:p>
          </table:table-cell>
          <table:table-cell table:formula="of:=IF([.D7]=-1;0=0;INDIRECT(CONCATENATE(&quot;b&quot;;[.D7]))&lt;&gt;INDIRECT(CONCATENATE(&quot;b&quot;;[.D7]+1)))" office:value-type="boolean" office:boolean-value="false">
            <text:p>FALSE</text:p>
          </table:table-cell>
          <table:table-cell table:formula="of:=IF(ISERROR(1+MATCH([.B7]+1;[.B$2:.B$31];0));-1;1+MATCH([.B7]+1;[.B$2:.B$31];0))" office:value-type="float" office:value="10">
            <text:p>10</text:p>
          </table:table-cell>
          <table:table-cell table:formula="of:=INDIRECT(CONCATENATE(&quot;A&quot;;[.E7]))" office:value-type="float" office:value="110">
            <text:p>110</text:p>
          </table:table-cell>
          <table:table-cell table:formula="of:=IF([.I7]&gt;=[.I6];[.J6];[.J6]+1)" office:value-type="float" office:value="2">
            <text:p>2</text:p>
          </table:table-cell>
          <table:table-cell/>
        </table:table-row>
        <table:table-row table:style-name="ro2">
          <table:table-cell table:formula="of:=RANDBETWEEN(0;1000)" office:value-type="float" office:value="676">
            <text:p>676</text:p>
          </table:table-cell>
          <table:table-cell table:formula="of:=IF([.A8]&gt;=[.A7];[.B7];[.B7]+1)" office:value-type="float" office:value="3">
            <text:p>3</text:p>
          </table:table-cell>
          <table:table-cell table:formula="of:=IF([.C7]=[.E7];IF([.F7];IF([.D7]&lt;&gt;-1;-1;ROW([.B8]));[.C7]+1);IF([.C7]&lt;&gt;-1;[.C7];IF([.G7];ROW([.B8]);-1)))" office:value-type="float" office:value="7">
            <text:p>7</text:p>
          </table:table-cell>
          <table:table-cell table:formula="of:=IF([.D7]=[.E7];IF([.G7];IF([.C7]&lt;&gt;-1;-1;IF([.F7];[.H8];-1));[.D7]+1);IF([.D7]&lt;&gt;-1;[.D7];IF([.F7];[.H8];[.D7])))" office:value-type="float" office:value="11">
            <text:p>11</text:p>
          </table:table-cell>
          <table:table-cell table:formula="of:=IF([.C8]=-1;[.D8];IF([.D8]=-1;[.C8];IF(INDIRECT(CONCATENATE(&quot;a&quot;;[.C8]))&lt;=INDIRECT(CONCATENATE(&quot;a&quot;;[.D8]));[.C8];[.D8])))" office:value-type="float" office:value="7">
            <text:p>7</text:p>
          </table:table-cell>
          <table:table-cell table:formula="of:=IF([.C8]=-1;0=0;INDIRECT(CONCATENATE(&quot;b&quot;;[.C8]))&lt;&gt;INDIRECT(CONCATENATE(&quot;b&quot;;[.C8]+1)))" office:value-type="boolean" office:boolean-value="false">
            <text:p>FALSE</text:p>
          </table:table-cell>
          <table:table-cell table:formula="of:=IF([.D8]=-1;0=0;INDIRECT(CONCATENATE(&quot;b&quot;;[.D8]))&lt;&gt;INDIRECT(CONCATENATE(&quot;b&quot;;[.D8]+1)))" office:value-type="boolean" office:boolean-value="false">
            <text:p>FALSE</text:p>
          </table:table-cell>
          <table:table-cell table:formula="of:=IF(ISERROR(1+MATCH([.B8]+1;[.B$2:.B$31];0));-1;1+MATCH([.B8]+1;[.B$2:.B$31];0))" office:value-type="float" office:value="10">
            <text:p>10</text:p>
          </table:table-cell>
          <table:table-cell table:formula="of:=INDIRECT(CONCATENATE(&quot;A&quot;;[.E8]))" office:value-type="float" office:value="130">
            <text:p>130</text:p>
          </table:table-cell>
          <table:table-cell table:formula="of:=IF([.I8]&gt;=[.I7];[.J7];[.J7]+1)" office:value-type="float" office:value="2">
            <text:p>2</text:p>
          </table:table-cell>
          <table:table-cell/>
        </table:table-row>
        <table:table-row table:style-name="ro2">
          <table:table-cell table:formula="of:=RANDBETWEEN(0;1000)" office:value-type="float" office:value="795">
            <text:p>795</text:p>
          </table:table-cell>
          <table:table-cell table:formula="of:=IF([.A9]&gt;=[.A8];[.B8];[.B8]+1)" office:value-type="float" office:value="3">
            <text:p>3</text:p>
          </table:table-cell>
          <table:table-cell table:formula="of:=IF([.C8]=[.E8];IF([.F8];IF([.D8]&lt;&gt;-1;-1;ROW([.B9]));[.C8]+1);IF([.C8]&lt;&gt;-1;[.C8];IF([.G8];ROW([.B9]);-1)))" office:value-type="float" office:value="8">
            <text:p>8</text:p>
          </table:table-cell>
          <table:table-cell table:formula="of:=IF([.D8]=[.E8];IF([.G8];IF([.C8]&lt;&gt;-1;-1;IF([.F8];[.H9];-1));[.D8]+1);IF([.D8]&lt;&gt;-1;[.D8];IF([.F8];[.H9];[.D8])))" office:value-type="float" office:value="11">
            <text:p>11</text:p>
          </table:table-cell>
          <table:table-cell table:formula="of:=IF([.C9]=-1;[.D9];IF([.D9]=-1;[.C9];IF(INDIRECT(CONCATENATE(&quot;a&quot;;[.C9]))&lt;=INDIRECT(CONCATENATE(&quot;a&quot;;[.D9]));[.C9];[.D9])))" office:value-type="float" office:value="11">
            <text:p>11</text:p>
          </table:table-cell>
          <table:table-cell table:formula="of:=IF([.C9]=-1;0=0;INDIRECT(CONCATENATE(&quot;b&quot;;[.C9]))&lt;&gt;INDIRECT(CONCATENATE(&quot;b&quot;;[.C9]+1)))" office:value-type="boolean" office:boolean-value="false">
            <text:p>FALSE</text:p>
          </table:table-cell>
          <table:table-cell table:formula="of:=IF([.D9]=-1;0=0;INDIRECT(CONCATENATE(&quot;b&quot;;[.D9]))&lt;&gt;INDIRECT(CONCATENATE(&quot;b&quot;;[.D9]+1)))" office:value-type="boolean" office:boolean-value="false">
            <text:p>FALSE</text:p>
          </table:table-cell>
          <table:table-cell table:formula="of:=IF(ISERROR(1+MATCH([.B9]+1;[.B$2:.B$31];0));-1;1+MATCH([.B9]+1;[.B$2:.B$31];0))" office:value-type="float" office:value="10">
            <text:p>10</text:p>
          </table:table-cell>
          <table:table-cell table:formula="of:=INDIRECT(CONCATENATE(&quot;A&quot;;[.E9]))" office:value-type="float" office:value="213">
            <text:p>213</text:p>
          </table:table-cell>
          <table:table-cell table:formula="of:=IF([.I9]&gt;=[.I8];[.J8];[.J8]+1)" office:value-type="float" office:value="2">
            <text:p>2</text:p>
          </table:table-cell>
          <table:table-cell/>
        </table:table-row>
        <table:table-row table:style-name="ro2">
          <table:table-cell table:formula="of:=RANDBETWEEN(0;1000)" office:value-type="float" office:value="110">
            <text:p>110</text:p>
          </table:table-cell>
          <table:table-cell table:formula="of:=IF([.A10]&gt;=[.A9];[.B9];[.B9]+1)" office:value-type="float" office:value="4">
            <text:p>4</text:p>
          </table:table-cell>
          <table:table-cell table:formula="of:=IF([.C9]=[.E9];IF([.F9];IF([.D9]&lt;&gt;-1;-1;ROW([.B10]));[.C9]+1);IF([.C9]&lt;&gt;-1;[.C9];IF([.G9];ROW([.B10]);-1)))" office:value-type="float" office:value="8">
            <text:p>8</text:p>
          </table:table-cell>
          <table:table-cell table:formula="of:=IF([.D9]=[.E9];IF([.G9];IF([.C9]&lt;&gt;-1;-1;IF([.F9];[.H10];-1));[.D9]+1);IF([.D9]&lt;&gt;-1;[.D9];IF([.F9];[.H10];[.D9])))" office:value-type="float" office:value="12">
            <text:p>12</text:p>
          </table:table-cell>
          <table:table-cell table:formula="of:=IF([.C10]=-1;[.D10];IF([.D10]=-1;[.C10];IF(INDIRECT(CONCATENATE(&quot;a&quot;;[.C10]))&lt;=INDIRECT(CONCATENATE(&quot;a&quot;;[.D10]));[.C10];[.D10])))" office:value-type="float" office:value="8">
            <text:p>8</text:p>
          </table:table-cell>
          <table:table-cell table:formula="of:=IF([.C10]=-1;0=0;INDIRECT(CONCATENATE(&quot;b&quot;;[.C10]))&lt;&gt;INDIRECT(CONCATENATE(&quot;b&quot;;[.C10]+1)))" office:value-type="boolean" office:boolean-value="false">
            <text:p>FALSE</text:p>
          </table:table-cell>
          <table:table-cell table:formula="of:=IF([.D10]=-1;0=0;INDIRECT(CONCATENATE(&quot;b&quot;;[.D10]))&lt;&gt;INDIRECT(CONCATENATE(&quot;b&quot;;[.D10]+1)))" office:value-type="boolean" office:boolean-value="true">
            <text:p>TRUE</text:p>
          </table:table-cell>
          <table:table-cell table:formula="of:=IF(ISERROR(1+MATCH([.B10]+1;[.B$2:.B$31];0));-1;1+MATCH([.B10]+1;[.B$2:.B$31];0))" office:value-type="float" office:value="13">
            <text:p>13</text:p>
          </table:table-cell>
          <table:table-cell table:formula="of:=INDIRECT(CONCATENATE(&quot;A&quot;;[.E10]))" office:value-type="float" office:value="676">
            <text:p>676</text:p>
          </table:table-cell>
          <table:table-cell table:formula="of:=IF([.I10]&gt;=[.I9];[.J9];[.J9]+1)" office:value-type="float" office:value="2">
            <text:p>2</text:p>
          </table:table-cell>
          <table:table-cell/>
        </table:table-row>
        <table:table-row table:style-name="ro2">
          <table:table-cell table:formula="of:=RANDBETWEEN(0;1000)" office:value-type="float" office:value="213">
            <text:p>213</text:p>
          </table:table-cell>
          <table:table-cell table:formula="of:=IF([.A11]&gt;=[.A10];[.B10];[.B10]+1)" office:value-type="float" office:value="4">
            <text:p>4</text:p>
          </table:table-cell>
          <table:table-cell table:formula="of:=IF([.C10]=[.E10];IF([.F10];IF([.D10]&lt;&gt;-1;-1;ROW([.B11]));[.C10]+1);IF([.C10]&lt;&gt;-1;[.C10];IF([.G10];ROW([.B11]);-1)))" office:value-type="float" office:value="9">
            <text:p>9</text:p>
          </table:table-cell>
          <table:table-cell table:formula="of:=IF([.D10]=[.E10];IF([.G10];IF([.C10]&lt;&gt;-1;-1;IF([.F10];[.H11];-1));[.D10]+1);IF([.D10]&lt;&gt;-1;[.D10];IF([.F10];[.H11];[.D10])))" office:value-type="float" office:value="12">
            <text:p>12</text:p>
          </table:table-cell>
          <table:table-cell table:formula="of:=IF([.C11]=-1;[.D11];IF([.D11]=-1;[.C11];IF(INDIRECT(CONCATENATE(&quot;a&quot;;[.C11]))&lt;=INDIRECT(CONCATENATE(&quot;a&quot;;[.D11]));[.C11];[.D11])))" office:value-type="float" office:value="12">
            <text:p>12</text:p>
          </table:table-cell>
          <table:table-cell table:formula="of:=IF([.C11]=-1;0=0;INDIRECT(CONCATENATE(&quot;b&quot;;[.C11]))&lt;&gt;INDIRECT(CONCATENATE(&quot;b&quot;;[.C11]+1)))" office:value-type="boolean" office:boolean-value="true">
            <text:p>TRUE</text:p>
          </table:table-cell>
          <table:table-cell table:formula="of:=IF([.D11]=-1;0=0;INDIRECT(CONCATENATE(&quot;b&quot;;[.D11]))&lt;&gt;INDIRECT(CONCATENATE(&quot;b&quot;;[.D11]+1)))" office:value-type="boolean" office:boolean-value="true">
            <text:p>TRUE</text:p>
          </table:table-cell>
          <table:table-cell table:formula="of:=IF(ISERROR(1+MATCH([.B11]+1;[.B$2:.B$31];0));-1;1+MATCH([.B11]+1;[.B$2:.B$31];0))" office:value-type="float" office:value="13">
            <text:p>13</text:p>
          </table:table-cell>
          <table:table-cell table:formula="of:=INDIRECT(CONCATENATE(&quot;A&quot;;[.E11]))" office:value-type="float" office:value="766">
            <text:p>766</text:p>
          </table:table-cell>
          <table:table-cell table:formula="of:=IF([.I11]&gt;=[.I10];[.J10];[.J10]+1)" office:value-type="float" office:value="2">
            <text:p>2</text:p>
          </table:table-cell>
          <table:table-cell/>
        </table:table-row>
        <table:table-row table:style-name="ro2">
          <table:table-cell table:formula="of:=RANDBETWEEN(0;1000)" office:value-type="float" office:value="766">
            <text:p>766</text:p>
          </table:table-cell>
          <table:table-cell table:formula="of:=IF([.A12]&gt;=[.A11];[.B11];[.B11]+1)" office:value-type="float" office:value="4">
            <text:p>4</text:p>
          </table:table-cell>
          <table:table-cell table:formula="of:=IF([.C11]=[.E11];IF([.F11];IF([.D11]&lt;&gt;-1;-1;ROW([.B12]));[.C11]+1);IF([.C11]&lt;&gt;-1;[.C11];IF([.G11];ROW([.B12]);-1)))" office:value-type="float" office:value="9">
            <text:p>9</text:p>
          </table:table-cell>
          <table:table-cell table:formula="of:=IF([.D11]=[.E11];IF([.G11];IF([.C11]&lt;&gt;-1;-1;IF([.F11];[.H12];-1));[.D11]+1);IF([.D11]&lt;&gt;-1;[.D11];IF([.F11];[.H12];[.D11])))" office:value-type="float" office:value="-1">
            <text:p>-1</text:p>
          </table:table-cell>
          <table:table-cell table:formula="of:=IF([.C12]=-1;[.D12];IF([.D12]=-1;[.C12];IF(INDIRECT(CONCATENATE(&quot;a&quot;;[.C12]))&lt;=INDIRECT(CONCATENATE(&quot;a&quot;;[.D12]));[.C12];[.D12])))" office:value-type="float" office:value="9">
            <text:p>9</text:p>
          </table:table-cell>
          <table:table-cell table:formula="of:=IF([.C12]=-1;0=0;INDIRECT(CONCATENATE(&quot;b&quot;;[.C12]))&lt;&gt;INDIRECT(CONCATENATE(&quot;b&quot;;[.C12]+1)))" office:value-type="boolean" office:boolean-value="true">
            <text:p>TRUE</text:p>
          </table:table-cell>
          <table:table-cell table:formula="of:=IF([.D12]=-1;0=0;INDIRECT(CONCATENATE(&quot;b&quot;;[.D12]))&lt;&gt;INDIRECT(CONCATENATE(&quot;b&quot;;[.D12]+1)))" office:value-type="boolean" office:boolean-value="true">
            <text:p>TRUE</text:p>
          </table:table-cell>
          <table:table-cell table:formula="of:=IF(ISERROR(1+MATCH([.B12]+1;[.B$2:.B$31];0));-1;1+MATCH([.B12]+1;[.B$2:.B$31];0))" office:value-type="float" office:value="13">
            <text:p>13</text:p>
          </table:table-cell>
          <table:table-cell table:formula="of:=INDIRECT(CONCATENATE(&quot;A&quot;;[.E12]))" office:value-type="float" office:value="795">
            <text:p>795</text:p>
          </table:table-cell>
          <table:table-cell table:formula="of:=IF([.I12]&gt;=[.I11];[.J11];[.J11]+1)" office:value-type="float" office:value="2">
            <text:p>2</text:p>
          </table:table-cell>
          <table:table-cell/>
        </table:table-row>
        <table:table-row table:style-name="ro2">
          <table:table-cell table:formula="of:=RANDBETWEEN(0;1000)" office:value-type="float" office:value="141">
            <text:p>141</text:p>
          </table:table-cell>
          <table:table-cell table:formula="of:=IF([.A13]&gt;=[.A12];[.B12];[.B12]+1)" office:value-type="float" office:value="5">
            <text:p>5</text:p>
          </table:table-cell>
          <table:table-cell table:formula="of:=IF([.C12]=[.E12];IF([.F12];IF([.D12]&lt;&gt;-1;-1;ROW([.B13]));[.C12]+1);IF([.C12]&lt;&gt;-1;[.C12];IF([.G12];ROW([.B13]);-1)))" office:value-type="float" office:value="13">
            <text:p>13</text:p>
          </table:table-cell>
          <table:table-cell table:formula="of:=IF([.D12]=[.E12];IF([.G12];IF([.C12]&lt;&gt;-1;-1;IF([.F12];[.H13];-1));[.D12]+1);IF([.D12]&lt;&gt;-1;[.D12];IF([.F12];[.H13];[.D12])))" office:value-type="float" office:value="16">
            <text:p>16</text:p>
          </table:table-cell>
          <table:table-cell table:formula="of:=IF([.C13]=-1;[.D13];IF([.D13]=-1;[.C13];IF(INDIRECT(CONCATENATE(&quot;a&quot;;[.C13]))&lt;=INDIRECT(CONCATENATE(&quot;a&quot;;[.D13]));[.C13];[.D13])))" office:value-type="float" office:value="13">
            <text:p>13</text:p>
          </table:table-cell>
          <table:table-cell table:formula="of:=IF([.C13]=-1;0=0;INDIRECT(CONCATENATE(&quot;b&quot;;[.C13]))&lt;&gt;INDIRECT(CONCATENATE(&quot;b&quot;;[.C13]+1)))" office:value-type="boolean" office:boolean-value="false">
            <text:p>FALSE</text:p>
          </table:table-cell>
          <table:table-cell table:formula="of:=IF([.D13]=-1;0=0;INDIRECT(CONCATENATE(&quot;b&quot;;[.D13]))&lt;&gt;INDIRECT(CONCATENATE(&quot;b&quot;;[.D13]+1)))" office:value-type="boolean" office:boolean-value="false">
            <text:p>FALSE</text:p>
          </table:table-cell>
          <table:table-cell table:formula="of:=IF(ISERROR(1+MATCH([.B13]+1;[.B$2:.B$31];0));-1;1+MATCH([.B13]+1;[.B$2:.B$31];0))" office:value-type="float" office:value="16">
            <text:p>16</text:p>
          </table:table-cell>
          <table:table-cell table:formula="of:=INDIRECT(CONCATENATE(&quot;A&quot;;[.E13]))" office:value-type="float" office:value="141">
            <text:p>141</text:p>
          </table:table-cell>
          <table:table-cell table:formula="of:=IF([.I13]&gt;=[.I12];[.J12];[.J12]+1)" office:value-type="float" office:value="3">
            <text:p>3</text:p>
          </table:table-cell>
          <table:table-cell/>
        </table:table-row>
        <table:table-row table:style-name="ro2">
          <table:table-cell table:formula="of:=RANDBETWEEN(0;1000)" office:value-type="float" office:value="395">
            <text:p>395</text:p>
          </table:table-cell>
          <table:table-cell table:formula="of:=IF([.A14]&gt;=[.A13];[.B13];[.B13]+1)" office:value-type="float" office:value="5">
            <text:p>5</text:p>
          </table:table-cell>
          <table:table-cell table:formula="of:=IF([.C13]=[.E13];IF([.F13];IF([.D13]&lt;&gt;-1;-1;ROW([.B14]));[.C13]+1);IF([.C13]&lt;&gt;-1;[.C13];IF([.G13];ROW([.B14]);-1)))" office:value-type="float" office:value="14">
            <text:p>14</text:p>
          </table:table-cell>
          <table:table-cell table:formula="of:=IF([.D13]=[.E13];IF([.G13];IF([.C13]&lt;&gt;-1;-1;IF([.F13];[.H14];-1));[.D13]+1);IF([.D13]&lt;&gt;-1;[.D13];IF([.F13];[.H14];[.D13])))" office:value-type="float" office:value="16">
            <text:p>16</text:p>
          </table:table-cell>
          <table:table-cell table:formula="of:=IF([.C14]=-1;[.D14];IF([.D14]=-1;[.C14];IF(INDIRECT(CONCATENATE(&quot;a&quot;;[.C14]))&lt;=INDIRECT(CONCATENATE(&quot;a&quot;;[.D14]));[.C14];[.D14])))" office:value-type="float" office:value="16">
            <text:p>16</text:p>
          </table:table-cell>
          <table:table-cell table:formula="of:=IF([.C14]=-1;0=0;INDIRECT(CONCATENATE(&quot;b&quot;;[.C14]))&lt;&gt;INDIRECT(CONCATENATE(&quot;b&quot;;[.C14]+1)))" office:value-type="boolean" office:boolean-value="false">
            <text:p>FALSE</text:p>
          </table:table-cell>
          <table:table-cell table:formula="of:=IF([.D14]=-1;0=0;INDIRECT(CONCATENATE(&quot;b&quot;;[.D14]))&lt;&gt;INDIRECT(CONCATENATE(&quot;b&quot;;[.D14]+1)))" office:value-type="boolean" office:boolean-value="false">
            <text:p>FALSE</text:p>
          </table:table-cell>
          <table:table-cell table:formula="of:=IF(ISERROR(1+MATCH([.B14]+1;[.B$2:.B$31];0));-1;1+MATCH([.B14]+1;[.B$2:.B$31];0))" office:value-type="float" office:value="16">
            <text:p>16</text:p>
          </table:table-cell>
          <table:table-cell table:formula="of:=INDIRECT(CONCATENATE(&quot;A&quot;;[.E14]))" office:value-type="float" office:value="141">
            <text:p>141</text:p>
          </table:table-cell>
          <table:table-cell table:formula="of:=IF([.I14]&gt;=[.I13];[.J13];[.J13]+1)" office:value-type="float" office:value="3">
            <text:p>3</text:p>
          </table:table-cell>
          <table:table-cell/>
        </table:table-row>
        <table:table-row table:style-name="ro2">
          <table:table-cell table:formula="of:=RANDBETWEEN(0;1000)" office:value-type="float" office:value="903">
            <text:p>903</text:p>
          </table:table-cell>
          <table:table-cell table:formula="of:=IF([.A15]&gt;=[.A14];[.B14];[.B14]+1)" office:value-type="float" office:value="5">
            <text:p>5</text:p>
          </table:table-cell>
          <table:table-cell table:formula="of:=IF([.C14]=[.E14];IF([.F14];IF([.D14]&lt;&gt;-1;-1;ROW([.B15]));[.C14]+1);IF([.C14]&lt;&gt;-1;[.C14];IF([.G14];ROW([.B15]);-1)))" office:value-type="float" office:value="14">
            <text:p>14</text:p>
          </table:table-cell>
          <table:table-cell table:formula="of:=IF([.D14]=[.E14];IF([.G14];IF([.C14]&lt;&gt;-1;-1;IF([.F14];[.H15];-1));[.D14]+1);IF([.D14]&lt;&gt;-1;[.D14];IF([.F14];[.H15];[.D14])))" office:value-type="float" office:value="17">
            <text:p>17</text:p>
          </table:table-cell>
          <table:table-cell table:formula="of:=IF([.C15]=-1;[.D15];IF([.D15]=-1;[.C15];IF(INDIRECT(CONCATENATE(&quot;a&quot;;[.C15]))&lt;=INDIRECT(CONCATENATE(&quot;a&quot;;[.D15]));[.C15];[.D15])))" office:value-type="float" office:value="17">
            <text:p>17</text:p>
          </table:table-cell>
          <table:table-cell table:formula="of:=IF([.C15]=-1;0=0;INDIRECT(CONCATENATE(&quot;b&quot;;[.C15]))&lt;&gt;INDIRECT(CONCATENATE(&quot;b&quot;;[.C15]+1)))" office:value-type="boolean" office:boolean-value="false">
            <text:p>FALSE</text:p>
          </table:table-cell>
          <table:table-cell table:formula="of:=IF([.D15]=-1;0=0;INDIRECT(CONCATENATE(&quot;b&quot;;[.D15]))&lt;&gt;INDIRECT(CONCATENATE(&quot;b&quot;;[.D15]+1)))" office:value-type="boolean" office:boolean-value="true">
            <text:p>TRUE</text:p>
          </table:table-cell>
          <table:table-cell table:formula="of:=IF(ISERROR(1+MATCH([.B15]+1;[.B$2:.B$31];0));-1;1+MATCH([.B15]+1;[.B$2:.B$31];0))" office:value-type="float" office:value="16">
            <text:p>16</text:p>
          </table:table-cell>
          <table:table-cell table:formula="of:=INDIRECT(CONCATENATE(&quot;A&quot;;[.E15]))" office:value-type="float" office:value="235">
            <text:p>235</text:p>
          </table:table-cell>
          <table:table-cell table:formula="of:=IF([.I15]&gt;=[.I14];[.J14];[.J14]+1)" office:value-type="float" office:value="3">
            <text:p>3</text:p>
          </table:table-cell>
          <table:table-cell/>
        </table:table-row>
        <table:table-row table:style-name="ro2">
          <table:table-cell table:formula="of:=RANDBETWEEN(0;1000)" office:value-type="float" office:value="141">
            <text:p>141</text:p>
          </table:table-cell>
          <table:table-cell table:formula="of:=IF([.A16]&gt;=[.A15];[.B15];[.B15]+1)" office:value-type="float" office:value="6">
            <text:p>6</text:p>
          </table:table-cell>
          <table:table-cell table:formula="of:=IF([.C15]=[.E15];IF([.F15];IF([.D15]&lt;&gt;-1;-1;ROW([.B16]));[.C15]+1);IF([.C15]&lt;&gt;-1;[.C15];IF([.G15];ROW([.B16]);-1)))" office:value-type="float" office:value="14">
            <text:p>14</text:p>
          </table:table-cell>
          <table:table-cell table:formula="of:=IF([.D15]=[.E15];IF([.G15];IF([.C15]&lt;&gt;-1;-1;IF([.F15];[.H16];-1));[.D15]+1);IF([.D15]&lt;&gt;-1;[.D15];IF([.F15];[.H16];[.D15])))" office:value-type="float" office:value="-1">
            <text:p>-1</text:p>
          </table:table-cell>
          <table:table-cell table:formula="of:=IF([.C16]=-1;[.D16];IF([.D16]=-1;[.C16];IF(INDIRECT(CONCATENATE(&quot;a&quot;;[.C16]))&lt;=INDIRECT(CONCATENATE(&quot;a&quot;;[.D16]));[.C16];[.D16])))" office:value-type="float" office:value="14">
            <text:p>14</text:p>
          </table:table-cell>
          <table:table-cell table:formula="of:=IF([.C16]=-1;0=0;INDIRECT(CONCATENATE(&quot;b&quot;;[.C16]))&lt;&gt;INDIRECT(CONCATENATE(&quot;b&quot;;[.C16]+1)))" office:value-type="boolean" office:boolean-value="false">
            <text:p>FALSE</text:p>
          </table:table-cell>
          <table:table-cell table:formula="of:=IF([.D16]=-1;0=0;INDIRECT(CONCATENATE(&quot;b&quot;;[.D16]))&lt;&gt;INDIRECT(CONCATENATE(&quot;b&quot;;[.D16]+1)))" office:value-type="boolean" office:boolean-value="true">
            <text:p>TRUE</text:p>
          </table:table-cell>
          <table:table-cell table:formula="of:=IF(ISERROR(1+MATCH([.B16]+1;[.B$2:.B$31];0));-1;1+MATCH([.B16]+1;[.B$2:.B$31];0))" office:value-type="float" office:value="18">
            <text:p>18</text:p>
          </table:table-cell>
          <table:table-cell table:formula="of:=INDIRECT(CONCATENATE(&quot;A&quot;;[.E16]))" office:value-type="float" office:value="395">
            <text:p>395</text:p>
          </table:table-cell>
          <table:table-cell table:formula="of:=IF([.I16]&gt;=[.I15];[.J15];[.J15]+1)" office:value-type="float" office:value="3">
            <text:p>3</text:p>
          </table:table-cell>
          <table:table-cell/>
        </table:table-row>
        <table:table-row table:style-name="ro2">
          <table:table-cell table:formula="of:=RANDBETWEEN(0;1000)" office:value-type="float" office:value="235">
            <text:p>235</text:p>
          </table:table-cell>
          <table:table-cell table:formula="of:=IF([.A17]&gt;=[.A16];[.B16];[.B16]+1)" office:value-type="float" office:value="6">
            <text:p>6</text:p>
          </table:table-cell>
          <table:table-cell table:formula="of:=IF([.C16]=[.E16];IF([.F16];IF([.D16]&lt;&gt;-1;-1;ROW([.B17]));[.C16]+1);IF([.C16]&lt;&gt;-1;[.C16];IF([.G16];ROW([.B17]);-1)))" office:value-type="float" office:value="15">
            <text:p>15</text:p>
          </table:table-cell>
          <table:table-cell table:formula="of:=IF([.D16]=[.E16];IF([.G16];IF([.C16]&lt;&gt;-1;-1;IF([.F16];[.H17];-1));[.D16]+1);IF([.D16]&lt;&gt;-1;[.D16];IF([.F16];[.H17];[.D16])))" office:value-type="float" office:value="-1">
            <text:p>-1</text:p>
          </table:table-cell>
          <table:table-cell table:formula="of:=IF([.C17]=-1;[.D17];IF([.D17]=-1;[.C17];IF(INDIRECT(CONCATENATE(&quot;a&quot;;[.C17]))&lt;=INDIRECT(CONCATENATE(&quot;a&quot;;[.D17]));[.C17];[.D17])))" office:value-type="float" office:value="15">
            <text:p>15</text:p>
          </table:table-cell>
          <table:table-cell table:formula="of:=IF([.C17]=-1;0=0;INDIRECT(CONCATENATE(&quot;b&quot;;[.C17]))&lt;&gt;INDIRECT(CONCATENATE(&quot;b&quot;;[.C17]+1)))" office:value-type="boolean" office:boolean-value="true">
            <text:p>TRUE</text:p>
          </table:table-cell>
          <table:table-cell table:formula="of:=IF([.D17]=-1;0=0;INDIRECT(CONCATENATE(&quot;b&quot;;[.D17]))&lt;&gt;INDIRECT(CONCATENATE(&quot;b&quot;;[.D17]+1)))" office:value-type="boolean" office:boolean-value="true">
            <text:p>TRUE</text:p>
          </table:table-cell>
          <table:table-cell table:formula="of:=IF(ISERROR(1+MATCH([.B17]+1;[.B$2:.B$31];0));-1;1+MATCH([.B17]+1;[.B$2:.B$31];0))" office:value-type="float" office:value="18">
            <text:p>18</text:p>
          </table:table-cell>
          <table:table-cell table:formula="of:=INDIRECT(CONCATENATE(&quot;A&quot;;[.E17]))" office:value-type="float" office:value="903">
            <text:p>903</text:p>
          </table:table-cell>
          <table:table-cell table:formula="of:=IF([.I17]&gt;=[.I16];[.J16];[.J16]+1)" office:value-type="float" office:value="3">
            <text:p>3</text:p>
          </table:table-cell>
          <table:table-cell/>
        </table:table-row>
        <table:table-row table:style-name="ro2">
          <table:table-cell table:formula="of:=RANDBETWEEN(0;1000)" office:value-type="float" office:value="226">
            <text:p>226</text:p>
          </table:table-cell>
          <table:table-cell table:formula="of:=IF([.A18]&gt;=[.A17];[.B17];[.B17]+1)" office:value-type="float" office:value="7">
            <text:p>7</text:p>
          </table:table-cell>
          <table:table-cell table:formula="of:=IF([.C17]=[.E17];IF([.F17];IF([.D17]&lt;&gt;-1;-1;ROW([.B18]));[.C17]+1);IF([.C17]&lt;&gt;-1;[.C17];IF([.G17];ROW([.B18]);-1)))" office:value-type="float" office:value="18">
            <text:p>18</text:p>
          </table:table-cell>
          <table:table-cell table:formula="of:=IF([.D17]=[.E17];IF([.G17];IF([.C17]&lt;&gt;-1;-1;IF([.F17];[.H18];-1));[.D17]+1);IF([.D17]&lt;&gt;-1;[.D17];IF([.F17];[.H18];[.D17])))" office:value-type="float" office:value="20">
            <text:p>20</text:p>
          </table:table-cell>
          <table:table-cell table:formula="of:=IF([.C18]=-1;[.D18];IF([.D18]=-1;[.C18];IF(INDIRECT(CONCATENATE(&quot;a&quot;;[.C18]))&lt;=INDIRECT(CONCATENATE(&quot;a&quot;;[.D18]));[.C18];[.D18])))" office:value-type="float" office:value="18">
            <text:p>18</text:p>
          </table:table-cell>
          <table:table-cell table:formula="of:=IF([.C18]=-1;0=0;INDIRECT(CONCATENATE(&quot;b&quot;;[.C18]))&lt;&gt;INDIRECT(CONCATENATE(&quot;b&quot;;[.C18]+1)))" office:value-type="boolean" office:boolean-value="false">
            <text:p>FALSE</text:p>
          </table:table-cell>
          <table:table-cell table:formula="of:=IF([.D18]=-1;0=0;INDIRECT(CONCATENATE(&quot;b&quot;;[.D18]))&lt;&gt;INDIRECT(CONCATENATE(&quot;b&quot;;[.D18]+1)))" office:value-type="boolean" office:boolean-value="false">
            <text:p>FALSE</text:p>
          </table:table-cell>
          <table:table-cell table:formula="of:=IF(ISERROR(1+MATCH([.B18]+1;[.B$2:.B$31];0));-1;1+MATCH([.B18]+1;[.B$2:.B$31];0))" office:value-type="float" office:value="20">
            <text:p>20</text:p>
          </table:table-cell>
          <table:table-cell table:formula="of:=INDIRECT(CONCATENATE(&quot;A&quot;;[.E18]))" office:value-type="float" office:value="226">
            <text:p>226</text:p>
          </table:table-cell>
          <table:table-cell table:formula="of:=IF([.I18]&gt;=[.I17];[.J17];[.J17]+1)" office:value-type="float" office:value="4">
            <text:p>4</text:p>
          </table:table-cell>
          <table:table-cell/>
        </table:table-row>
        <table:table-row table:style-name="ro2">
          <table:table-cell table:formula="of:=RANDBETWEEN(0;1000)" office:value-type="float" office:value="716">
            <text:p>716</text:p>
          </table:table-cell>
          <table:table-cell table:formula="of:=IF([.A19]&gt;=[.A18];[.B18];[.B18]+1)" office:value-type="float" office:value="7">
            <text:p>7</text:p>
          </table:table-cell>
          <table:table-cell table:formula="of:=IF([.C18]=[.E18];IF([.F18];IF([.D18]&lt;&gt;-1;-1;ROW([.B19]));[.C18]+1);IF([.C18]&lt;&gt;-1;[.C18];IF([.G18];ROW([.B19]);-1)))" office:value-type="float" office:value="19">
            <text:p>19</text:p>
          </table:table-cell>
          <table:table-cell table:formula="of:=IF([.D18]=[.E18];IF([.G18];IF([.C18]&lt;&gt;-1;-1;IF([.F18];[.H19];-1));[.D18]+1);IF([.D18]&lt;&gt;-1;[.D18];IF([.F18];[.H19];[.D18])))" office:value-type="float" office:value="20">
            <text:p>20</text:p>
          </table:table-cell>
          <table:table-cell table:formula="of:=IF([.C19]=-1;[.D19];IF([.D19]=-1;[.C19];IF(INDIRECT(CONCATENATE(&quot;a&quot;;[.C19]))&lt;=INDIRECT(CONCATENATE(&quot;a&quot;;[.D19]));[.C19];[.D19])))" office:value-type="float" office:value="20">
            <text:p>20</text:p>
          </table:table-cell>
          <table:table-cell table:formula="of:=IF([.C19]=-1;0=0;INDIRECT(CONCATENATE(&quot;b&quot;;[.C19]))&lt;&gt;INDIRECT(CONCATENATE(&quot;b&quot;;[.C19]+1)))" office:value-type="boolean" office:boolean-value="true">
            <text:p>TRUE</text:p>
          </table:table-cell>
          <table:table-cell table:formula="of:=IF([.D19]=-1;0=0;INDIRECT(CONCATENATE(&quot;b&quot;;[.D19]))&lt;&gt;INDIRECT(CONCATENATE(&quot;b&quot;;[.D19]+1)))" office:value-type="boolean" office:boolean-value="false">
            <text:p>FALSE</text:p>
          </table:table-cell>
          <table:table-cell table:formula="of:=IF(ISERROR(1+MATCH([.B19]+1;[.B$2:.B$31];0));-1;1+MATCH([.B19]+1;[.B$2:.B$31];0))" office:value-type="float" office:value="20">
            <text:p>20</text:p>
          </table:table-cell>
          <table:table-cell table:formula="of:=INDIRECT(CONCATENATE(&quot;A&quot;;[.E19]))" office:value-type="float" office:value="434">
            <text:p>434</text:p>
          </table:table-cell>
          <table:table-cell table:formula="of:=IF([.I19]&gt;=[.I18];[.J18];[.J18]+1)" office:value-type="float" office:value="4">
            <text:p>4</text:p>
          </table:table-cell>
          <table:table-cell/>
        </table:table-row>
        <table:table-row table:style-name="ro2">
          <table:table-cell table:formula="of:=RANDBETWEEN(0;1000)" office:value-type="float" office:value="434">
            <text:p>434</text:p>
          </table:table-cell>
          <table:table-cell table:formula="of:=IF([.A20]&gt;=[.A19];[.B19];[.B19]+1)" office:value-type="float" office:value="8">
            <text:p>8</text:p>
          </table:table-cell>
          <table:table-cell table:formula="of:=IF([.C19]=[.E19];IF([.F19];IF([.D19]&lt;&gt;-1;-1;ROW([.B20]));[.C19]+1);IF([.C19]&lt;&gt;-1;[.C19];IF([.G19];ROW([.B20]);-1)))" office:value-type="float" office:value="19">
            <text:p>19</text:p>
          </table:table-cell>
          <table:table-cell table:formula="of:=IF([.D19]=[.E19];IF([.G19];IF([.C19]&lt;&gt;-1;-1;IF([.F19];[.H20];-1));[.D19]+1);IF([.D19]&lt;&gt;-1;[.D19];IF([.F19];[.H20];[.D19])))" office:value-type="float" office:value="21">
            <text:p>21</text:p>
          </table:table-cell>
          <table:table-cell table:formula="of:=IF([.C20]=-1;[.D20];IF([.D20]=-1;[.C20];IF(INDIRECT(CONCATENATE(&quot;a&quot;;[.C20]))&lt;=INDIRECT(CONCATENATE(&quot;a&quot;;[.D20]));[.C20];[.D20])))" office:value-type="float" office:value="19">
            <text:p>19</text:p>
          </table:table-cell>
          <table:table-cell table:formula="of:=IF([.C20]=-1;0=0;INDIRECT(CONCATENATE(&quot;b&quot;;[.C20]))&lt;&gt;INDIRECT(CONCATENATE(&quot;b&quot;;[.C20]+1)))" office:value-type="boolean" office:boolean-value="true">
            <text:p>TRUE</text:p>
          </table:table-cell>
          <table:table-cell table:formula="of:=IF([.D20]=-1;0=0;INDIRECT(CONCATENATE(&quot;b&quot;;[.D20]))&lt;&gt;INDIRECT(CONCATENATE(&quot;b&quot;;[.D20]+1)))" office:value-type="boolean" office:boolean-value="true">
            <text:p>TRUE</text:p>
          </table:table-cell>
          <table:table-cell table:formula="of:=IF(ISERROR(1+MATCH([.B20]+1;[.B$2:.B$31];0));-1;1+MATCH([.B20]+1;[.B$2:.B$31];0))" office:value-type="float" office:value="22">
            <text:p>22</text:p>
          </table:table-cell>
          <table:table-cell table:formula="of:=INDIRECT(CONCATENATE(&quot;A&quot;;[.E20]))" office:value-type="float" office:value="716">
            <text:p>716</text:p>
          </table:table-cell>
          <table:table-cell table:formula="of:=IF([.I20]&gt;=[.I19];[.J19];[.J19]+1)" office:value-type="float" office:value="4">
            <text:p>4</text:p>
          </table:table-cell>
          <table:table-cell/>
        </table:table-row>
        <table:table-row table:style-name="ro2">
          <table:table-cell table:formula="of:=RANDBETWEEN(0;1000)" office:value-type="float" office:value="977">
            <text:p>977</text:p>
          </table:table-cell>
          <table:table-cell table:formula="of:=IF([.A21]&gt;=[.A20];[.B20];[.B20]+1)" office:value-type="float" office:value="8">
            <text:p>8</text:p>
          </table:table-cell>
          <table:table-cell table:formula="of:=IF([.C20]=[.E20];IF([.F20];IF([.D20]&lt;&gt;-1;-1;ROW([.B21]));[.C20]+1);IF([.C20]&lt;&gt;-1;[.C20];IF([.G20];ROW([.B21]);-1)))" office:value-type="float" office:value="-1">
            <text:p>-1</text:p>
          </table:table-cell>
          <table:table-cell table:formula="of:=IF([.D20]=[.E20];IF([.G20];IF([.C20]&lt;&gt;-1;-1;IF([.F20];[.H21];-1));[.D20]+1);IF([.D20]&lt;&gt;-1;[.D20];IF([.F20];[.H21];[.D20])))" office:value-type="float" office:value="21">
            <text:p>21</text:p>
          </table:table-cell>
          <table:table-cell table:formula="of:=IF([.C21]=-1;[.D21];IF([.D21]=-1;[.C21];IF(INDIRECT(CONCATENATE(&quot;a&quot;;[.C21]))&lt;=INDIRECT(CONCATENATE(&quot;a&quot;;[.D21]));[.C21];[.D21])))" office:value-type="float" office:value="21">
            <text:p>21</text:p>
          </table:table-cell>
          <table:table-cell table:formula="of:=IF([.C21]=-1;0=0;INDIRECT(CONCATENATE(&quot;b&quot;;[.C21]))&lt;&gt;INDIRECT(CONCATENATE(&quot;b&quot;;[.C21]+1)))" office:value-type="boolean" office:boolean-value="true">
            <text:p>TRUE</text:p>
          </table:table-cell>
          <table:table-cell table:formula="of:=IF([.D21]=-1;0=0;INDIRECT(CONCATENATE(&quot;b&quot;;[.D21]))&lt;&gt;INDIRECT(CONCATENATE(&quot;b&quot;;[.D21]+1)))" office:value-type="boolean" office:boolean-value="true">
            <text:p>TRUE</text:p>
          </table:table-cell>
          <table:table-cell table:formula="of:=IF(ISERROR(1+MATCH([.B21]+1;[.B$2:.B$31];0));-1;1+MATCH([.B21]+1;[.B$2:.B$31];0))" office:value-type="float" office:value="22">
            <text:p>22</text:p>
          </table:table-cell>
          <table:table-cell table:formula="of:=INDIRECT(CONCATENATE(&quot;A&quot;;[.E21]))" office:value-type="float" office:value="977">
            <text:p>977</text:p>
          </table:table-cell>
          <table:table-cell table:formula="of:=IF([.I21]&gt;=[.I20];[.J20];[.J20]+1)" office:value-type="float" office:value="4">
            <text:p>4</text:p>
          </table:table-cell>
          <table:table-cell/>
        </table:table-row>
        <table:table-row table:style-name="ro2">
          <table:table-cell table:formula="of:=RANDBETWEEN(0;1000)" office:value-type="float" office:value="564">
            <text:p>564</text:p>
          </table:table-cell>
          <table:table-cell table:formula="of:=IF([.A22]&gt;=[.A21];[.B21];[.B21]+1)" office:value-type="float" office:value="9">
            <text:p>9</text:p>
          </table:table-cell>
          <table:table-cell table:formula="of:=IF([.C21]=[.E21];IF([.F21];IF([.D21]&lt;&gt;-1;-1;ROW([.B22]));[.C21]+1);IF([.C21]&lt;&gt;-1;[.C21];IF([.G21];ROW([.B22]);-1)))" office:value-type="float" office:value="22">
            <text:p>22</text:p>
          </table:table-cell>
          <table:table-cell table:formula="of:=IF([.D21]=[.E21];IF([.G21];IF([.C21]&lt;&gt;-1;-1;IF([.F21];[.H22];-1));[.D21]+1);IF([.D21]&lt;&gt;-1;[.D21];IF([.F21];[.H22];[.D21])))" office:value-type="float" office:value="23">
            <text:p>23</text:p>
          </table:table-cell>
          <table:table-cell table:formula="of:=IF([.C22]=-1;[.D22];IF([.D22]=-1;[.C22];IF(INDIRECT(CONCATENATE(&quot;a&quot;;[.C22]))&lt;=INDIRECT(CONCATENATE(&quot;a&quot;;[.D22]));[.C22];[.D22])))" office:value-type="float" office:value="23">
            <text:p>23</text:p>
          </table:table-cell>
          <table:table-cell table:formula="of:=IF([.C22]=-1;0=0;INDIRECT(CONCATENATE(&quot;b&quot;;[.C22]))&lt;&gt;INDIRECT(CONCATENATE(&quot;b&quot;;[.C22]+1)))" office:value-type="boolean" office:boolean-value="true">
            <text:p>TRUE</text:p>
          </table:table-cell>
          <table:table-cell table:formula="of:=IF([.D22]=-1;0=0;INDIRECT(CONCATENATE(&quot;b&quot;;[.D22]))&lt;&gt;INDIRECT(CONCATENATE(&quot;b&quot;;[.D22]+1)))" office:value-type="boolean" office:boolean-value="false">
            <text:p>FALSE</text:p>
          </table:table-cell>
          <table:table-cell table:formula="of:=IF(ISERROR(1+MATCH([.B22]+1;[.B$2:.B$31];0));-1;1+MATCH([.B22]+1;[.B$2:.B$31];0))" office:value-type="float" office:value="23">
            <text:p>23</text:p>
          </table:table-cell>
          <table:table-cell table:formula="of:=INDIRECT(CONCATENATE(&quot;A&quot;;[.E22]))" office:value-type="float" office:value="162">
            <text:p>162</text:p>
          </table:table-cell>
          <table:table-cell table:formula="of:=IF([.I22]&gt;=[.I21];[.J21];[.J21]+1)" office:value-type="float" office:value="5">
            <text:p>5</text:p>
          </table:table-cell>
          <table:table-cell/>
        </table:table-row>
        <table:table-row table:style-name="ro2">
          <table:table-cell table:formula="of:=RANDBETWEEN(0;1000)" office:value-type="float" office:value="162">
            <text:p>162</text:p>
          </table:table-cell>
          <table:table-cell table:formula="of:=IF([.A23]&gt;=[.A22];[.B22];[.B22]+1)" office:value-type="float" office:value="10">
            <text:p>10</text:p>
          </table:table-cell>
          <table:table-cell table:formula="of:=IF([.C22]=[.E22];IF([.F22];IF([.D22]&lt;&gt;-1;-1;ROW([.B23]));[.C22]+1);IF([.C22]&lt;&gt;-1;[.C22];IF([.G22];ROW([.B23]);-1)))" office:value-type="float" office:value="22">
            <text:p>22</text:p>
          </table:table-cell>
          <table:table-cell table:formula="of:=IF([.D22]=[.E22];IF([.G22];IF([.C22]&lt;&gt;-1;-1;IF([.F22];[.H23];-1));[.D22]+1);IF([.D22]&lt;&gt;-1;[.D22];IF([.F22];[.H23];[.D22])))" office:value-type="float" office:value="24">
            <text:p>24</text:p>
          </table:table-cell>
          <table:table-cell table:formula="of:=IF([.C23]=-1;[.D23];IF([.D23]=-1;[.C23];IF(INDIRECT(CONCATENATE(&quot;a&quot;;[.C23]))&lt;=INDIRECT(CONCATENATE(&quot;a&quot;;[.D23]));[.C23];[.D23])))" office:value-type="float" office:value="24">
            <text:p>24</text:p>
          </table:table-cell>
          <table:table-cell table:formula="of:=IF([.C23]=-1;0=0;INDIRECT(CONCATENATE(&quot;b&quot;;[.C23]))&lt;&gt;INDIRECT(CONCATENATE(&quot;b&quot;;[.C23]+1)))" office:value-type="boolean" office:boolean-value="true">
            <text:p>TRUE</text:p>
          </table:table-cell>
          <table:table-cell table:formula="of:=IF([.D23]=-1;0=0;INDIRECT(CONCATENATE(&quot;b&quot;;[.D23]))&lt;&gt;INDIRECT(CONCATENATE(&quot;b&quot;;[.D23]+1)))" office:value-type="boolean" office:boolean-value="false">
            <text:p>FALSE</text:p>
          </table:table-cell>
          <table:table-cell table:formula="of:=IF(ISERROR(1+MATCH([.B23]+1;[.B$2:.B$31];0));-1;1+MATCH([.B23]+1;[.B$2:.B$31];0))" office:value-type="float" office:value="26">
            <text:p>26</text:p>
          </table:table-cell>
          <table:table-cell table:formula="of:=INDIRECT(CONCATENATE(&quot;A&quot;;[.E23]))" office:value-type="float" office:value="280">
            <text:p>280</text:p>
          </table:table-cell>
          <table:table-cell table:formula="of:=IF([.I23]&gt;=[.I22];[.J22];[.J22]+1)" office:value-type="float" office:value="5">
            <text:p>5</text:p>
          </table:table-cell>
          <table:table-cell/>
        </table:table-row>
        <table:table-row table:style-name="ro2">
          <table:table-cell table:formula="of:=RANDBETWEEN(0;1000)" office:value-type="float" office:value="280">
            <text:p>280</text:p>
          </table:table-cell>
          <table:table-cell table:formula="of:=IF([.A24]&gt;=[.A23];[.B23];[.B23]+1)" office:value-type="float" office:value="10">
            <text:p>10</text:p>
          </table:table-cell>
          <table:table-cell table:formula="of:=IF([.C23]=[.E23];IF([.F23];IF([.D23]&lt;&gt;-1;-1;ROW([.B24]));[.C23]+1);IF([.C23]&lt;&gt;-1;[.C23];IF([.G23];ROW([.B24]);-1)))" office:value-type="float" office:value="22">
            <text:p>22</text:p>
          </table:table-cell>
          <table:table-cell table:formula="of:=IF([.D23]=[.E23];IF([.G23];IF([.C23]&lt;&gt;-1;-1;IF([.F23];[.H24];-1));[.D23]+1);IF([.D23]&lt;&gt;-1;[.D23];IF([.F23];[.H24];[.D23])))" office:value-type="float" office:value="25">
            <text:p>25</text:p>
          </table:table-cell>
          <table:table-cell table:formula="of:=IF([.C24]=-1;[.D24];IF([.D24]=-1;[.C24];IF(INDIRECT(CONCATENATE(&quot;a&quot;;[.C24]))&lt;=INDIRECT(CONCATENATE(&quot;a&quot;;[.D24]));[.C24];[.D24])))" office:value-type="float" office:value="22">
            <text:p>22</text:p>
          </table:table-cell>
          <table:table-cell table:formula="of:=IF([.C24]=-1;0=0;INDIRECT(CONCATENATE(&quot;b&quot;;[.C24]))&lt;&gt;INDIRECT(CONCATENATE(&quot;b&quot;;[.C24]+1)))" office:value-type="boolean" office:boolean-value="true">
            <text:p>TRUE</text:p>
          </table:table-cell>
          <table:table-cell table:formula="of:=IF([.D24]=-1;0=0;INDIRECT(CONCATENATE(&quot;b&quot;;[.D24]))&lt;&gt;INDIRECT(CONCATENATE(&quot;b&quot;;[.D24]+1)))" office:value-type="boolean" office:boolean-value="true">
            <text:p>TRUE</text:p>
          </table:table-cell>
          <table:table-cell table:formula="of:=IF(ISERROR(1+MATCH([.B24]+1;[.B$2:.B$31];0));-1;1+MATCH([.B24]+1;[.B$2:.B$31];0))" office:value-type="float" office:value="26">
            <text:p>26</text:p>
          </table:table-cell>
          <table:table-cell table:formula="of:=INDIRECT(CONCATENATE(&quot;A&quot;;[.E24]))" office:value-type="float" office:value="564">
            <text:p>564</text:p>
          </table:table-cell>
          <table:table-cell table:formula="of:=IF([.I24]&gt;=[.I23];[.J23];[.J23]+1)" office:value-type="float" office:value="5">
            <text:p>5</text:p>
          </table:table-cell>
          <table:table-cell/>
        </table:table-row>
        <table:table-row table:style-name="ro2">
          <table:table-cell table:formula="of:=RANDBETWEEN(0;1000)" office:value-type="float" office:value="606">
            <text:p>606</text:p>
          </table:table-cell>
          <table:table-cell table:formula="of:=IF([.A25]&gt;=[.A24];[.B24];[.B24]+1)" office:value-type="float" office:value="10">
            <text:p>10</text:p>
          </table:table-cell>
          <table:table-cell table:formula="of:=IF([.C24]=[.E24];IF([.F24];IF([.D24]&lt;&gt;-1;-1;ROW([.B25]));[.C24]+1);IF([.C24]&lt;&gt;-1;[.C24];IF([.G24];ROW([.B25]);-1)))" office:value-type="float" office:value="-1">
            <text:p>-1</text:p>
          </table:table-cell>
          <table:table-cell table:formula="of:=IF([.D24]=[.E24];IF([.G24];IF([.C24]&lt;&gt;-1;-1;IF([.F24];[.H25];-1));[.D24]+1);IF([.D24]&lt;&gt;-1;[.D24];IF([.F24];[.H25];[.D24])))" office:value-type="float" office:value="25">
            <text:p>25</text:p>
          </table:table-cell>
          <table:table-cell table:formula="of:=IF([.C25]=-1;[.D25];IF([.D25]=-1;[.C25];IF(INDIRECT(CONCATENATE(&quot;a&quot;;[.C25]))&lt;=INDIRECT(CONCATENATE(&quot;a&quot;;[.D25]));[.C25];[.D25])))" office:value-type="float" office:value="25">
            <text:p>25</text:p>
          </table:table-cell>
          <table:table-cell table:formula="of:=IF([.C25]=-1;0=0;INDIRECT(CONCATENATE(&quot;b&quot;;[.C25]))&lt;&gt;INDIRECT(CONCATENATE(&quot;b&quot;;[.C25]+1)))" office:value-type="boolean" office:boolean-value="true">
            <text:p>TRUE</text:p>
          </table:table-cell>
          <table:table-cell table:formula="of:=IF([.D25]=-1;0=0;INDIRECT(CONCATENATE(&quot;b&quot;;[.D25]))&lt;&gt;INDIRECT(CONCATENATE(&quot;b&quot;;[.D25]+1)))" office:value-type="boolean" office:boolean-value="true">
            <text:p>TRUE</text:p>
          </table:table-cell>
          <table:table-cell table:formula="of:=IF(ISERROR(1+MATCH([.B25]+1;[.B$2:.B$31];0));-1;1+MATCH([.B25]+1;[.B$2:.B$31];0))" office:value-type="float" office:value="26">
            <text:p>26</text:p>
          </table:table-cell>
          <table:table-cell table:formula="of:=INDIRECT(CONCATENATE(&quot;A&quot;;[.E25]))" office:value-type="float" office:value="606">
            <text:p>606</text:p>
          </table:table-cell>
          <table:table-cell table:formula="of:=IF([.I25]&gt;=[.I24];[.J24];[.J24]+1)" office:value-type="float" office:value="5">
            <text:p>5</text:p>
          </table:table-cell>
          <table:table-cell/>
        </table:table-row>
        <table:table-row table:style-name="ro2">
          <table:table-cell table:formula="of:=RANDBETWEEN(0;1000)" office:value-type="float" office:value="76">
            <text:p>76</text:p>
          </table:table-cell>
          <table:table-cell table:formula="of:=IF([.A26]&gt;=[.A25];[.B25];[.B25]+1)" office:value-type="float" office:value="11">
            <text:p>11</text:p>
          </table:table-cell>
          <table:table-cell table:formula="of:=IF([.C25]=[.E25];IF([.F25];IF([.D25]&lt;&gt;-1;-1;ROW([.B26]));[.C25]+1);IF([.C25]&lt;&gt;-1;[.C25];IF([.G25];ROW([.B26]);-1)))" office:value-type="float" office:value="26">
            <text:p>26</text:p>
          </table:table-cell>
          <table:table-cell table:formula="of:=IF([.D25]=[.E25];IF([.G25];IF([.C25]&lt;&gt;-1;-1;IF([.F25];[.H26];-1));[.D25]+1);IF([.D25]&lt;&gt;-1;[.D25];IF([.F25];[.H26];[.D25])))" office:value-type="float" office:value="28">
            <text:p>28</text:p>
          </table:table-cell>
          <table:table-cell table:formula="of:=IF([.C26]=-1;[.D26];IF([.D26]=-1;[.C26];IF(INDIRECT(CONCATENATE(&quot;a&quot;;[.C26]))&lt;=INDIRECT(CONCATENATE(&quot;a&quot;;[.D26]));[.C26];[.D26])))" office:value-type="float" office:value="26">
            <text:p>26</text:p>
          </table:table-cell>
          <table:table-cell table:formula="of:=IF([.C26]=-1;0=0;INDIRECT(CONCATENATE(&quot;b&quot;;[.C26]))&lt;&gt;INDIRECT(CONCATENATE(&quot;b&quot;;[.C26]+1)))" office:value-type="boolean" office:boolean-value="false">
            <text:p>FALSE</text:p>
          </table:table-cell>
          <table:table-cell table:formula="of:=IF([.D26]=-1;0=0;INDIRECT(CONCATENATE(&quot;b&quot;;[.D26]))&lt;&gt;INDIRECT(CONCATENATE(&quot;b&quot;;[.D26]+1)))" office:value-type="boolean" office:boolean-value="false">
            <text:p>FALSE</text:p>
          </table:table-cell>
          <table:table-cell table:formula="of:=IF(ISERROR(1+MATCH([.B26]+1;[.B$2:.B$31];0));-1;1+MATCH([.B26]+1;[.B$2:.B$31];0))" office:value-type="float" office:value="28">
            <text:p>28</text:p>
          </table:table-cell>
          <table:table-cell table:formula="of:=INDIRECT(CONCATENATE(&quot;A&quot;;[.E26]))" office:value-type="float" office:value="76">
            <text:p>76</text:p>
          </table:table-cell>
          <table:table-cell table:formula="of:=IF([.I26]&gt;=[.I25];[.J25];[.J25]+1)" office:value-type="float" office:value="6">
            <text:p>6</text:p>
          </table:table-cell>
          <table:table-cell/>
        </table:table-row>
        <table:table-row table:style-name="ro2">
          <table:table-cell table:formula="of:=RANDBETWEEN(0;1000)" office:value-type="float" office:value="649">
            <text:p>649</text:p>
          </table:table-cell>
          <table:table-cell table:formula="of:=IF([.A27]&gt;=[.A26];[.B26];[.B26]+1)" office:value-type="float" office:value="11">
            <text:p>11</text:p>
          </table:table-cell>
          <table:table-cell table:formula="of:=IF([.C26]=[.E26];IF([.F26];IF([.D26]&lt;&gt;-1;-1;ROW([.B27]));[.C26]+1);IF([.C26]&lt;&gt;-1;[.C26];IF([.G26];ROW([.B27]);-1)))" office:value-type="float" office:value="27">
            <text:p>27</text:p>
          </table:table-cell>
          <table:table-cell table:formula="of:=IF([.D26]=[.E26];IF([.G26];IF([.C26]&lt;&gt;-1;-1;IF([.F26];[.H27];-1));[.D26]+1);IF([.D26]&lt;&gt;-1;[.D26];IF([.F26];[.H27];[.D26])))" office:value-type="float" office:value="28">
            <text:p>28</text:p>
          </table:table-cell>
          <table:table-cell table:formula="of:=IF([.C27]=-1;[.D27];IF([.D27]=-1;[.C27];IF(INDIRECT(CONCATENATE(&quot;a&quot;;[.C27]))&lt;=INDIRECT(CONCATENATE(&quot;a&quot;;[.D27]));[.C27];[.D27])))" office:value-type="float" office:value="28">
            <text:p>28</text:p>
          </table:table-cell>
          <table:table-cell table:formula="of:=IF([.C27]=-1;0=0;INDIRECT(CONCATENATE(&quot;b&quot;;[.C27]))&lt;&gt;INDIRECT(CONCATENATE(&quot;b&quot;;[.C27]+1)))" office:value-type="boolean" office:boolean-value="true">
            <text:p>TRUE</text:p>
          </table:table-cell>
          <table:table-cell table:formula="of:=IF([.D27]=-1;0=0;INDIRECT(CONCATENATE(&quot;b&quot;;[.D27]))&lt;&gt;INDIRECT(CONCATENATE(&quot;b&quot;;[.D27]+1)))" office:value-type="boolean" office:boolean-value="false">
            <text:p>FALSE</text:p>
          </table:table-cell>
          <table:table-cell table:formula="of:=IF(ISERROR(1+MATCH([.B27]+1;[.B$2:.B$31];0));-1;1+MATCH([.B27]+1;[.B$2:.B$31];0))" office:value-type="float" office:value="28">
            <text:p>28</text:p>
          </table:table-cell>
          <table:table-cell table:formula="of:=INDIRECT(CONCATENATE(&quot;A&quot;;[.E27]))" office:value-type="float" office:value="640">
            <text:p>640</text:p>
          </table:table-cell>
          <table:table-cell table:formula="of:=IF([.I27]&gt;=[.I26];[.J26];[.J26]+1)" office:value-type="float" office:value="6">
            <text:p>6</text:p>
          </table:table-cell>
          <table:table-cell/>
        </table:table-row>
        <table:table-row table:style-name="ro2">
          <table:table-cell table:formula="of:=RANDBETWEEN(0;1000)" office:value-type="float" office:value="640">
            <text:p>640</text:p>
          </table:table-cell>
          <table:table-cell table:formula="of:=IF([.A28]&gt;=[.A27];[.B27];[.B27]+1)" office:value-type="float" office:value="12">
            <text:p>12</text:p>
          </table:table-cell>
          <table:table-cell table:formula="of:=IF([.C27]=[.E27];IF([.F27];IF([.D27]&lt;&gt;-1;-1;ROW([.B28]));[.C27]+1);IF([.C27]&lt;&gt;-1;[.C27];IF([.G27];ROW([.B28]);-1)))" office:value-type="float" office:value="27">
            <text:p>27</text:p>
          </table:table-cell>
          <table:table-cell table:formula="of:=IF([.D27]=[.E27];IF([.G27];IF([.C27]&lt;&gt;-1;-1;IF([.F27];[.H28];-1));[.D27]+1);IF([.D27]&lt;&gt;-1;[.D27];IF([.F27];[.H28];[.D27])))" office:value-type="float" office:value="29">
            <text:p>29</text:p>
          </table:table-cell>
          <table:table-cell table:formula="of:=IF([.C28]=-1;[.D28];IF([.D28]=-1;[.C28];IF(INDIRECT(CONCATENATE(&quot;a&quot;;[.C28]))&lt;=INDIRECT(CONCATENATE(&quot;a&quot;;[.D28]));[.C28];[.D28])))" office:value-type="float" office:value="27">
            <text:p>27</text:p>
          </table:table-cell>
          <table:table-cell table:formula="of:=IF([.C28]=-1;0=0;INDIRECT(CONCATENATE(&quot;b&quot;;[.C28]))&lt;&gt;INDIRECT(CONCATENATE(&quot;b&quot;;[.C28]+1)))" office:value-type="boolean" office:boolean-value="true">
            <text:p>TRUE</text:p>
          </table:table-cell>
          <table:table-cell table:formula="of:=IF([.D28]=-1;0=0;INDIRECT(CONCATENATE(&quot;b&quot;;[.D28]))&lt;&gt;INDIRECT(CONCATENATE(&quot;b&quot;;[.D28]+1)))" office:value-type="boolean" office:boolean-value="true">
            <text:p>TRUE</text:p>
          </table:table-cell>
          <table:table-cell table:formula="of:=IF(ISERROR(1+MATCH([.B28]+1;[.B$2:.B$31];0));-1;1+MATCH([.B28]+1;[.B$2:.B$31];0))" office:value-type="float" office:value="30">
            <text:p>30</text:p>
          </table:table-cell>
          <table:table-cell table:formula="of:=INDIRECT(CONCATENATE(&quot;A&quot;;[.E28]))" office:value-type="float" office:value="649">
            <text:p>649</text:p>
          </table:table-cell>
          <table:table-cell table:formula="of:=IF([.I28]&gt;=[.I27];[.J27];[.J27]+1)" office:value-type="float" office:value="6">
            <text:p>6</text:p>
          </table:table-cell>
          <table:table-cell/>
        </table:table-row>
        <table:table-row table:style-name="ro2">
          <table:table-cell table:formula="of:=RANDBETWEEN(0;1000)" office:value-type="float" office:value="686">
            <text:p>686</text:p>
          </table:table-cell>
          <table:table-cell table:formula="of:=IF([.A29]&gt;=[.A28];[.B28];[.B28]+1)" office:value-type="float" office:value="12">
            <text:p>12</text:p>
          </table:table-cell>
          <table:table-cell table:formula="of:=IF([.C28]=[.E28];IF([.F28];IF([.D28]&lt;&gt;-1;-1;ROW([.B29]));[.C28]+1);IF([.C28]&lt;&gt;-1;[.C28];IF([.G28];ROW([.B29]);-1)))" office:value-type="float" office:value="-1">
            <text:p>-1</text:p>
          </table:table-cell>
          <table:table-cell table:formula="of:=IF([.D28]=[.E28];IF([.G28];IF([.C28]&lt;&gt;-1;-1;IF([.F28];[.H29];-1));[.D28]+1);IF([.D28]&lt;&gt;-1;[.D28];IF([.F28];[.H29];[.D28])))" office:value-type="float" office:value="29">
            <text:p>29</text:p>
          </table:table-cell>
          <table:table-cell table:formula="of:=IF([.C29]=-1;[.D29];IF([.D29]=-1;[.C29];IF(INDIRECT(CONCATENATE(&quot;a&quot;;[.C29]))&lt;=INDIRECT(CONCATENATE(&quot;a&quot;;[.D29]));[.C29];[.D29])))" office:value-type="float" office:value="29">
            <text:p>29</text:p>
          </table:table-cell>
          <table:table-cell table:formula="of:=IF([.C29]=-1;0=0;INDIRECT(CONCATENATE(&quot;b&quot;;[.C29]))&lt;&gt;INDIRECT(CONCATENATE(&quot;b&quot;;[.C29]+1)))" office:value-type="boolean" office:boolean-value="true">
            <text:p>TRUE</text:p>
          </table:table-cell>
          <table:table-cell table:formula="of:=IF([.D29]=-1;0=0;INDIRECT(CONCATENATE(&quot;b&quot;;[.D29]))&lt;&gt;INDIRECT(CONCATENATE(&quot;b&quot;;[.D29]+1)))" office:value-type="boolean" office:boolean-value="true">
            <text:p>TRUE</text:p>
          </table:table-cell>
          <table:table-cell table:formula="of:=IF(ISERROR(1+MATCH([.B29]+1;[.B$2:.B$31];0));-1;1+MATCH([.B29]+1;[.B$2:.B$31];0))" office:value-type="float" office:value="30">
            <text:p>30</text:p>
          </table:table-cell>
          <table:table-cell table:formula="of:=INDIRECT(CONCATENATE(&quot;A&quot;;[.E29]))" office:value-type="float" office:value="686">
            <text:p>686</text:p>
          </table:table-cell>
          <table:table-cell table:formula="of:=IF([.I29]&gt;=[.I28];[.J28];[.J28]+1)" office:value-type="float" office:value="6">
            <text:p>6</text:p>
          </table:table-cell>
          <table:table-cell/>
        </table:table-row>
        <table:table-row table:style-name="ro2">
          <table:table-cell table:formula="of:=RANDBETWEEN(0;1000)" office:value-type="float" office:value="670">
            <text:p>670</text:p>
          </table:table-cell>
          <table:table-cell table:formula="of:=IF([.A30]&gt;=[.A29];[.B29];[.B29]+1)" office:value-type="float" office:value="13">
            <text:p>13</text:p>
          </table:table-cell>
          <table:table-cell table:formula="of:=IF([.C29]=[.E29];IF([.F29];IF([.D29]&lt;&gt;-1;-1;ROW([.B30]));[.C29]+1);IF([.C29]&lt;&gt;-1;[.C29];IF([.G29];ROW([.B30]);-1)))" office:value-type="float" office:value="30">
            <text:p>30</text:p>
          </table:table-cell>
          <table:table-cell table:formula="of:=IF([.D29]=[.E29];IF([.G29];IF([.C29]&lt;&gt;-1;-1;IF([.F29];[.H30];-1));[.D29]+1);IF([.D29]&lt;&gt;-1;[.D29];IF([.F29];[.H30];[.D29])))" office:value-type="float" office:value="31">
            <text:p>31</text:p>
          </table:table-cell>
          <table:table-cell table:formula="of:=IF([.C30]=-1;[.D30];IF([.D30]=-1;[.C30];IF(INDIRECT(CONCATENATE(&quot;a&quot;;[.C30]))&lt;=INDIRECT(CONCATENATE(&quot;a&quot;;[.D30]));[.C30];[.D30])))" office:value-type="float" office:value="31">
            <text:p>31</text:p>
          </table:table-cell>
          <table:table-cell table:formula="of:=IF([.C30]=-1;0=0;INDIRECT(CONCATENATE(&quot;b&quot;;[.C30]))&lt;&gt;INDIRECT(CONCATENATE(&quot;b&quot;;[.C30]+1)))" office:value-type="boolean" office:boolean-value="true">
            <text:p>TRUE</text:p>
          </table:table-cell>
          <table:table-cell table:formula="of:=IF([.D30]=-1;0=0;INDIRECT(CONCATENATE(&quot;b&quot;;[.D30]))&lt;&gt;INDIRECT(CONCATENATE(&quot;b&quot;;[.D30]+1)))" office:value-type="boolean" office:boolean-value="true">
            <text:p>TRUE</text:p>
          </table:table-cell>
          <table:table-cell table:formula="of:=IF(ISERROR(1+MATCH([.B30]+1;[.B$2:.B$31];0));-1;1+MATCH([.B30]+1;[.B$2:.B$31];0))" office:value-type="float" office:value="31">
            <text:p>31</text:p>
          </table:table-cell>
          <table:table-cell table:formula="of:=INDIRECT(CONCATENATE(&quot;A&quot;;[.E30]))" office:value-type="float" office:value="405">
            <text:p>405</text:p>
          </table:table-cell>
          <table:table-cell table:formula="of:=IF([.I30]&gt;=[.I29];[.J29];[.J29]+1)" office:value-type="float" office:value="7">
            <text:p>7</text:p>
          </table:table-cell>
          <table:table-cell/>
        </table:table-row>
        <table:table-row table:style-name="ro2">
          <table:table-cell table:formula="of:=RANDBETWEEN(0;1000)" office:value-type="float" office:value="405">
            <text:p>405</text:p>
          </table:table-cell>
          <table:table-cell table:formula="of:=IF([.A31]&gt;=[.A30];[.B30];[.B30]+1)" office:value-type="float" office:value="14">
            <text:p>14</text:p>
          </table:table-cell>
          <table:table-cell table:formula="of:=IF([.C30]=[.E30];IF([.F30];IF([.D30]&lt;&gt;-1;-1;ROW([.B31]));[.C30]+1);IF([.C30]&lt;&gt;-1;[.C30];IF([.G30];ROW([.B31]);-1)))" office:value-type="float" office:value="30">
            <text:p>30</text:p>
          </table:table-cell>
          <table:table-cell table:formula="of:=IF([.D30]=[.E30];IF([.G30];IF([.C30]&lt;&gt;-1;-1;IF([.F30];[.H31];-1));[.D30]+1);IF([.D30]&lt;&gt;-1;[.D30];IF([.F30];[.H31];[.D30])))" office:value-type="float" office:value="-1">
            <text:p>-1</text:p>
          </table:table-cell>
          <table:table-cell table:formula="of:=IF([.C31]=-1;[.D31];IF([.D31]=-1;[.C31];IF(INDIRECT(CONCATENATE(&quot;a&quot;;[.C31]))&lt;=INDIRECT(CONCATENATE(&quot;a&quot;;[.D31]));[.C31];[.D31])))" office:value-type="float" office:value="30">
            <text:p>30</text:p>
          </table:table-cell>
          <table:table-cell table:formula="of:=IF([.C31]=-1;0=0;INDIRECT(CONCATENATE(&quot;b&quot;;[.C31]))&lt;&gt;INDIRECT(CONCATENATE(&quot;b&quot;;[.C31]+1)))" office:value-type="boolean" office:boolean-value="true">
            <text:p>TRUE</text:p>
          </table:table-cell>
          <table:table-cell table:formula="of:=IF([.D31]=-1;0=0;INDIRECT(CONCATENATE(&quot;b&quot;;[.D31]))&lt;&gt;INDIRECT(CONCATENATE(&quot;b&quot;;[.D31]+1)))" office:value-type="boolean" office:boolean-value="true">
            <text:p>TRUE</text:p>
          </table:table-cell>
          <table:table-cell table:formula="of:=IF(ISERROR(1+MATCH([.B31]+1;[.B$2:.B$31];0));-1;1+MATCH([.B31]+1;[.B$2:.B$31];0))" office:value-type="float" office:value="-1">
            <text:p>-1</text:p>
          </table:table-cell>
          <table:table-cell table:formula="of:=INDIRECT(CONCATENATE(&quot;A&quot;;[.E31]))" office:value-type="float" office:value="670">
            <text:p>670</text:p>
          </table:table-cell>
          <table:table-cell table:formula="of:=IF([.I31]&gt;=[.I30];[.J30];[.J30]+1)" office:value-type="float" office:value="7">
            <text:p>7</text:p>
          </table:table-cell>
          <table:table-cell/>
        </table:table-row>
      </table:table>
      <table:table table:name="Planilha3" table:style-name="ta1" table:print="false">
        <table:table-column table:style-name="co8" table:default-cell-style-name="ce2"/>
        <table:table-column table:style-name="co8" table:number-columns-repeated="7" table:default-cell-style-name="Default"/>
        <table:table-column table:style-name="co8" table:default-cell-style-name="ce2"/>
        <table:table-column table:style-name="co8" table:default-cell-style-name="Default"/>
        <table:table-row table:style-name="ro1">
          <table:table-cell table:style-name="Default"/>
          <table:table-cell office:value-type="string">
            <text:p>bloco</text:p>
          </table:table-cell>
          <table:table-cell office:value-type="string">
            <text:p>Prim.</text:p>
          </table:table-cell>
          <table:table-cell office:value-type="string">
            <text:p>Seg.</text:p>
          </table:table-cell>
          <table:table-cell office:value-type="string">
            <text:p>Prim. /Seg.</text:p>
          </table:table-cell>
          <table:table-cell office:value-type="string">
            <text:p>Termin. Prim</text:p>
          </table:table-cell>
          <table:table-cell office:value-type="string">
            <text:p>Termin. Seg.</text:p>
          </table:table-cell>
          <table:table-cell office:value-type="string">
            <text:p>Prox. Seg.</text:p>
          </table:table-cell>
          <table:table-cell table:style-name="Default"/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ROW([.B2])" office:value-type="float" office:value="2">
            <text:p>2</text:p>
          </table:table-cell>
          <table:table-cell table:formula="of:=1+MATCH([.B2]+1;[.B$2:.B$31];0)" office:value-type="float" office:value="5">
            <text:p>5</text:p>
          </table:table-cell>
          <table:table-cell table:formula="of:=IF([.C2]=-1;[.D2];IF([.D2]=-1;[.C2];IF(INDIRECT(CONCATENATE(&quot;R&quot;;[.C2];&quot;C&quot;;COLUMN([.A2]));0)&lt;=INDIRECT(CONCATENATE(&quot;R&quot;;[.D2];&quot;C&quot;;COLUMN([.A2]));0);[.C2];[.D2])))" office:value-type="float" office:value="2">
            <text:p>2</text:p>
          </table:table-cell>
          <table:table-cell table:formula="of:=IF([.C2]=-1;0=0;INDIRECT(CONCATENATE(&quot;R&quot;;[.C2];&quot;C&quot;;COLUMN([.B2]));0)&lt;&gt;INDIRECT(CONCATENATE(&quot;R&quot;;[.C2]+1;&quot;C&quot;;COLUMN([.B2]));0))" office:value-type="boolean" office:boolean-value="false">
            <text:p>FALSE</text:p>
          </table:table-cell>
          <table:table-cell table:formula="of:=IF([.D2]=-1;0=0;INDIRECT(CONCATENATE(&quot;R&quot;;[.D2];&quot;C&quot;;COLUMN([.B2]));0)&lt;&gt;INDIRECT(CONCATENATE(&quot;R&quot;;[.D2]+1;&quot;C&quot;;COLUMN([.B2]));0))" office:value-type="boolean" office:boolean-value="false">
            <text:p>FALSE</text:p>
          </table:table-cell>
          <table:table-cell table:formula="of:=IF(ISERROR(1+MATCH([.B2]+1;[.B$2:.B$31];0));-1;1+MATCH([.B2]+1;[.B$2:.B$31];0))" office:value-type="float" office:value="5">
            <text:p>5</text:p>
          </table:table-cell>
          <table:table-cell table:formula="of:=INDIRECT(CONCATENATE(&quot;R&quot;;[.E2];&quot;C&quot;;COLUMN([.A2]));0)" office:value-type="float" office:value="63">
            <text:p>6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formula="of:=IF([.A3]&gt;=[.A2];[.B2];[.B2]+1)" office:value-type="float" office:value="1">
            <text:p>1</text:p>
          </table:table-cell>
          <table:table-cell table:formula="of:=IF([.C2]=[.E2];IF([.F2];IF([.D2]&lt;&gt;-1;-1;ROW([.B3]));[.C2]+1);IF([.C2]&lt;&gt;-1;[.C2];IF([.G2];ROW([.B3]);-1)))" office:value-type="float" office:value="3">
            <text:p>3</text:p>
          </table:table-cell>
          <table:table-cell table:formula="of:=IF([.D2]=[.E2];IF([.G2];IF([.C2]&lt;&gt;-1;-1;IF([.F2];[.H3];-1));[.D2]+1);IF([.D2]&lt;&gt;-1;[.D2];IF([.F2];[.H3];[.D2])))" office:value-type="float" office:value="5">
            <text:p>5</text:p>
          </table:table-cell>
          <table:table-cell table:formula="of:=IF([.C3]=-1;[.D3];IF([.D3]=-1;[.C3];IF(INDIRECT(CONCATENATE(&quot;R&quot;;[.C3];&quot;C&quot;;COLUMN([.A3]));0)&lt;=INDIRECT(CONCATENATE(&quot;R&quot;;[.D3];&quot;C&quot;;COLUMN([.A3]));0);[.C3];[.D3])))" office:value-type="float" office:value="3">
            <text:p>3</text:p>
          </table:table-cell>
          <table:table-cell table:formula="of:=IF([.C3]=-1;0=0;INDIRECT(CONCATENATE(&quot;R&quot;;[.C3];&quot;C&quot;;COLUMN([.B3]));0)&lt;&gt;INDIRECT(CONCATENATE(&quot;R&quot;;[.C3]+1;&quot;C&quot;;COLUMN([.B3]));0))" office:value-type="boolean" office:boolean-value="false">
            <text:p>FALSE</text:p>
          </table:table-cell>
          <table:table-cell table:formula="of:=IF([.D3]=-1;0=0;INDIRECT(CONCATENATE(&quot;R&quot;;[.D3];&quot;C&quot;;COLUMN([.B3]));0)&lt;&gt;INDIRECT(CONCATENATE(&quot;R&quot;;[.D3]+1;&quot;C&quot;;COLUMN([.B3]));0))" office:value-type="boolean" office:boolean-value="false">
            <text:p>FALSE</text:p>
          </table:table-cell>
          <table:table-cell table:formula="of:=IF(ISERROR(1+MATCH([.B3]+1;[.B$2:.B$31];0));-1;1+MATCH([.B3]+1;[.B$2:.B$31];0))" office:value-type="float" office:value="5">
            <text:p>5</text:p>
          </table:table-cell>
          <table:table-cell table:formula="of:=INDIRECT(CONCATENATE(&quot;R&quot;;[.E3];&quot;C&quot;;COLUMN([.A3]));0)" office:value-type="float" office:value="193">
            <text:p>193</text:p>
          </table:table-cell>
          <table:table-cell table:formula="of:=IF([.I3]&gt;=[.I2];[.J2];[.J2]+1)" office:value-type="float" office:value="1">
            <text:p>1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table:formula="of:=IF([.A4]&gt;=[.A3];[.B3];[.B3]+1)" office:value-type="float" office:value="1">
            <text:p>1</text:p>
          </table:table-cell>
          <table:table-cell table:formula="of:=IF([.C3]=[.E3];IF([.F3];IF([.D3]&lt;&gt;-1;-1;ROW([.B4]));[.C3]+1);IF([.C3]&lt;&gt;-1;[.C3];IF([.G3];ROW([.B4]);-1)))" office:value-type="float" office:value="4">
            <text:p>4</text:p>
          </table:table-cell>
          <table:table-cell table:formula="of:=IF([.D3]=[.E3];IF([.G3];IF([.C3]&lt;&gt;-1;-1;IF([.F3];[.H4];-1));[.D3]+1);IF([.D3]&lt;&gt;-1;[.D3];IF([.F3];[.H4];[.D3])))" office:value-type="float" office:value="5">
            <text:p>5</text:p>
          </table:table-cell>
          <table:table-cell table:formula="of:=IF([.C4]=-1;[.D4];IF([.D4]=-1;[.C4];IF(INDIRECT(CONCATENATE(&quot;R&quot;;[.C4];&quot;C&quot;;COLUMN([.A4]));0)&lt;=INDIRECT(CONCATENATE(&quot;R&quot;;[.D4];&quot;C&quot;;COLUMN([.A4]));0);[.C4];[.D4])))" office:value-type="float" office:value="5">
            <text:p>5</text:p>
          </table:table-cell>
          <table:table-cell table:formula="of:=IF([.C4]=-1;0=0;INDIRECT(CONCATENATE(&quot;R&quot;;[.C4];&quot;C&quot;;COLUMN([.B4]));0)&lt;&gt;INDIRECT(CONCATENATE(&quot;R&quot;;[.C4]+1;&quot;C&quot;;COLUMN([.B4]));0))" office:value-type="boolean" office:boolean-value="true">
            <text:p>TRUE</text:p>
          </table:table-cell>
          <table:table-cell table:formula="of:=IF([.D4]=-1;0=0;INDIRECT(CONCATENATE(&quot;R&quot;;[.D4];&quot;C&quot;;COLUMN([.B4]));0)&lt;&gt;INDIRECT(CONCATENATE(&quot;R&quot;;[.D4]+1;&quot;C&quot;;COLUMN([.B4]));0))" office:value-type="boolean" office:boolean-value="false">
            <text:p>FALSE</text:p>
          </table:table-cell>
          <table:table-cell table:formula="of:=IF(ISERROR(1+MATCH([.B4]+1;[.B$2:.B$31];0));-1;1+MATCH([.B4]+1;[.B$2:.B$31];0))" office:value-type="float" office:value="5">
            <text:p>5</text:p>
          </table:table-cell>
          <table:table-cell table:formula="of:=INDIRECT(CONCATENATE(&quot;R&quot;;[.E4];&quot;C&quot;;COLUMN([.A4]));0)" office:value-type="float" office:value="241">
            <text:p>241</text:p>
          </table:table-cell>
          <table:table-cell table:formula="of:=IF([.I4]&gt;=[.I3];[.J3];[.J3]+1)" office:value-type="float" office:value="1">
            <text:p>1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f:=IF([.A5]&gt;=[.A4];[.B4];[.B4]+1)" office:value-type="float" office:value="2">
            <text:p>2</text:p>
          </table:table-cell>
          <table:table-cell table:formula="of:=IF([.C4]=[.E4];IF([.F4];IF([.D4]&lt;&gt;-1;-1;ROW([.B5]));[.C4]+1);IF([.C4]&lt;&gt;-1;[.C4];IF([.G4];ROW([.B5]);-1)))" office:value-type="float" office:value="4">
            <text:p>4</text:p>
          </table:table-cell>
          <table:table-cell table:formula="of:=IF([.D4]=[.E4];IF([.G4];IF([.C4]&lt;&gt;-1;-1;IF([.F4];[.H5];-1));[.D4]+1);IF([.D4]&lt;&gt;-1;[.D4];IF([.F4];[.H5];[.D4])))" office:value-type="float" office:value="6">
            <text:p>6</text:p>
          </table:table-cell>
          <table:table-cell table:formula="of:=IF([.C5]=-1;[.D5];IF([.D5]=-1;[.C5];IF(INDIRECT(CONCATENATE(&quot;R&quot;;[.C5];&quot;C&quot;;COLUMN([.A5]));0)&lt;=INDIRECT(CONCATENATE(&quot;R&quot;;[.D5];&quot;C&quot;;COLUMN([.A5]));0);[.C5];[.D5])))" office:value-type="float" office:value="6">
            <text:p>6</text:p>
          </table:table-cell>
          <table:table-cell table:formula="of:=IF([.C5]=-1;0=0;INDIRECT(CONCATENATE(&quot;R&quot;;[.C5];&quot;C&quot;;COLUMN([.B5]));0)&lt;&gt;INDIRECT(CONCATENATE(&quot;R&quot;;[.C5]+1;&quot;C&quot;;COLUMN([.B5]));0))" office:value-type="boolean" office:boolean-value="true">
            <text:p>TRUE</text:p>
          </table:table-cell>
          <table:table-cell table:formula="of:=IF([.D5]=-1;0=0;INDIRECT(CONCATENATE(&quot;R&quot;;[.D5];&quot;C&quot;;COLUMN([.B5]));0)&lt;&gt;INDIRECT(CONCATENATE(&quot;R&quot;;[.D5]+1;&quot;C&quot;;COLUMN([.B5]));0))" office:value-type="boolean" office:boolean-value="true">
            <text:p>TRUE</text:p>
          </table:table-cell>
          <table:table-cell table:formula="of:=IF(ISERROR(1+MATCH([.B5]+1;[.B$2:.B$31];0));-1;1+MATCH([.B5]+1;[.B$2:.B$31];0))" office:value-type="float" office:value="7">
            <text:p>7</text:p>
          </table:table-cell>
          <table:table-cell table:formula="of:=INDIRECT(CONCATENATE(&quot;R&quot;;[.E5];&quot;C&quot;;COLUMN([.A5]));0)" office:value-type="float" office:value="372">
            <text:p>372</text:p>
          </table:table-cell>
          <table:table-cell table:formula="of:=IF([.I5]&gt;=[.I4];[.J4];[.J4]+1)" office:value-type="float" office:value="1">
            <text:p>1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table:formula="of:=IF([.A6]&gt;=[.A5];[.B5];[.B5]+1)" office:value-type="float" office:value="2">
            <text:p>2</text:p>
          </table:table-cell>
          <table:table-cell table:formula="of:=IF([.C5]=[.E5];IF([.F5];IF([.D5]&lt;&gt;-1;-1;ROW([.B6]));[.C5]+1);IF([.C5]&lt;&gt;-1;[.C5];IF([.G5];ROW([.B6]);-1)))" office:value-type="float" office:value="4">
            <text:p>4</text:p>
          </table:table-cell>
          <table:table-cell table:formula="of:=IF([.D5]=[.E5];IF([.G5];IF([.C5]&lt;&gt;-1;-1;IF([.F5];[.H6];-1));[.D5]+1);IF([.D5]&lt;&gt;-1;[.D5];IF([.F5];[.H6];[.D5])))" office:value-type="float" office:value="-1">
            <text:p>-1</text:p>
          </table:table-cell>
          <table:table-cell table:formula="of:=IF([.C6]=-1;[.D6];IF([.D6]=-1;[.C6];IF(INDIRECT(CONCATENATE(&quot;R&quot;;[.C6];&quot;C&quot;;COLUMN([.A6]));0)&lt;=INDIRECT(CONCATENATE(&quot;R&quot;;[.D6];&quot;C&quot;;COLUMN([.A6]));0);[.C6];[.D6])))" office:value-type="float" office:value="4">
            <text:p>4</text:p>
          </table:table-cell>
          <table:table-cell table:formula="of:=IF([.C6]=-1;0=0;INDIRECT(CONCATENATE(&quot;R&quot;;[.C6];&quot;C&quot;;COLUMN([.B6]));0)&lt;&gt;INDIRECT(CONCATENATE(&quot;R&quot;;[.C6]+1;&quot;C&quot;;COLUMN([.B6]));0))" office:value-type="boolean" office:boolean-value="true">
            <text:p>TRUE</text:p>
          </table:table-cell>
          <table:table-cell table:formula="of:=IF([.D6]=-1;0=0;INDIRECT(CONCATENATE(&quot;R&quot;;[.D6];&quot;C&quot;;COLUMN([.B6]));0)&lt;&gt;INDIRECT(CONCATENATE(&quot;R&quot;;[.D6]+1;&quot;C&quot;;COLUMN([.B6]));0))" office:value-type="boolean" office:boolean-value="true">
            <text:p>TRUE</text:p>
          </table:table-cell>
          <table:table-cell table:formula="of:=IF(ISERROR(1+MATCH([.B6]+1;[.B$2:.B$31];0));-1;1+MATCH([.B6]+1;[.B$2:.B$31];0))" office:value-type="float" office:value="7">
            <text:p>7</text:p>
          </table:table-cell>
          <table:table-cell table:formula="of:=INDIRECT(CONCATENATE(&quot;R&quot;;[.E6];&quot;C&quot;;COLUMN([.A6]));0)" office:value-type="float" office:value="438">
            <text:p>438</text:p>
          </table:table-cell>
          <table:table-cell table:formula="of:=IF([.I6]&gt;=[.I5];[.J5];[.J5]+1)" office:value-type="float" office:value="1">
            <text:p>1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formula="of:=IF([.A7]&gt;=[.A6];[.B6];[.B6]+1)" office:value-type="float" office:value="3">
            <text:p>3</text:p>
          </table:table-cell>
          <table:table-cell table:formula="of:=IF([.C6]=[.E6];IF([.F6];IF([.D6]&lt;&gt;-1;-1;ROW([.B7]));[.C6]+1);IF([.C6]&lt;&gt;-1;[.C6];IF([.G6];ROW([.B7]);-1)))" office:value-type="float" office:value="7">
            <text:p>7</text:p>
          </table:table-cell>
          <table:table-cell table:formula="of:=IF([.D6]=[.E6];IF([.G6];IF([.C6]&lt;&gt;-1;-1;IF([.F6];[.H7];-1));[.D6]+1);IF([.D6]&lt;&gt;-1;[.D6];IF([.F6];[.H7];[.D6])))" office:value-type="float" office:value="9">
            <text:p>9</text:p>
          </table:table-cell>
          <table:table-cell table:formula="of:=IF([.C7]=-1;[.D7];IF([.D7]=-1;[.C7];IF(INDIRECT(CONCATENATE(&quot;R&quot;;[.C7];&quot;C&quot;;COLUMN([.A7]));0)&lt;=INDIRECT(CONCATENATE(&quot;R&quot;;[.D7];&quot;C&quot;;COLUMN([.A7]));0);[.C7];[.D7])))" office:value-type="float" office:value="7">
            <text:p>7</text:p>
          </table:table-cell>
          <table:table-cell table:formula="of:=IF([.C7]=-1;0=0;INDIRECT(CONCATENATE(&quot;R&quot;;[.C7];&quot;C&quot;;COLUMN([.B7]));0)&lt;&gt;INDIRECT(CONCATENATE(&quot;R&quot;;[.C7]+1;&quot;C&quot;;COLUMN([.B7]));0))" office:value-type="boolean" office:boolean-value="false">
            <text:p>FALSE</text:p>
          </table:table-cell>
          <table:table-cell table:formula="of:=IF([.D7]=-1;0=0;INDIRECT(CONCATENATE(&quot;R&quot;;[.D7];&quot;C&quot;;COLUMN([.B7]));0)&lt;&gt;INDIRECT(CONCATENATE(&quot;R&quot;;[.D7]+1;&quot;C&quot;;COLUMN([.B7]));0))" office:value-type="boolean" office:boolean-value="false">
            <text:p>FALSE</text:p>
          </table:table-cell>
          <table:table-cell table:formula="of:=IF(ISERROR(1+MATCH([.B7]+1;[.B$2:.B$31];0));-1;1+MATCH([.B7]+1;[.B$2:.B$31];0))" office:value-type="float" office:value="9">
            <text:p>9</text:p>
          </table:table-cell>
          <table:table-cell table:formula="of:=INDIRECT(CONCATENATE(&quot;R&quot;;[.E7];&quot;C&quot;;COLUMN([.A7]));0)" office:value-type="float" office:value="237">
            <text:p>237</text:p>
          </table:table-cell>
          <table:table-cell table:formula="of:=IF([.I7]&gt;=[.I6];[.J6];[.J6]+1)" office:value-type="float" office:value="2">
            <text:p>2</text:p>
          </table:table-cell>
        </table:table-row>
        <table:table-row table:style-name="ro2">
          <table:table-cell office:value-type="float" office:value="942">
            <text:p>942</text:p>
          </table:table-cell>
          <table:table-cell table:formula="of:=IF([.A8]&gt;=[.A7];[.B7];[.B7]+1)" office:value-type="float" office:value="3">
            <text:p>3</text:p>
          </table:table-cell>
          <table:table-cell table:formula="of:=IF([.C7]=[.E7];IF([.F7];IF([.D7]&lt;&gt;-1;-1;ROW([.B8]));[.C7]+1);IF([.C7]&lt;&gt;-1;[.C7];IF([.G7];ROW([.B8]);-1)))" office:value-type="float" office:value="8">
            <text:p>8</text:p>
          </table:table-cell>
          <table:table-cell table:formula="of:=IF([.D7]=[.E7];IF([.G7];IF([.C7]&lt;&gt;-1;-1;IF([.F7];[.H8];-1));[.D7]+1);IF([.D7]&lt;&gt;-1;[.D7];IF([.F7];[.H8];[.D7])))" office:value-type="float" office:value="9">
            <text:p>9</text:p>
          </table:table-cell>
          <table:table-cell table:formula="of:=IF([.C8]=-1;[.D8];IF([.D8]=-1;[.C8];IF(INDIRECT(CONCATENATE(&quot;R&quot;;[.C8];&quot;C&quot;;COLUMN([.A8]));0)&lt;=INDIRECT(CONCATENATE(&quot;R&quot;;[.D8];&quot;C&quot;;COLUMN([.A8]));0);[.C8];[.D8])))" office:value-type="float" office:value="9">
            <text:p>9</text:p>
          </table:table-cell>
          <table:table-cell table:formula="of:=IF([.C8]=-1;0=0;INDIRECT(CONCATENATE(&quot;R&quot;;[.C8];&quot;C&quot;;COLUMN([.B8]));0)&lt;&gt;INDIRECT(CONCATENATE(&quot;R&quot;;[.C8]+1;&quot;C&quot;;COLUMN([.B8]));0))" office:value-type="boolean" office:boolean-value="true">
            <text:p>TRUE</text:p>
          </table:table-cell>
          <table:table-cell table:formula="of:=IF([.D8]=-1;0=0;INDIRECT(CONCATENATE(&quot;R&quot;;[.D8];&quot;C&quot;;COLUMN([.B8]));0)&lt;&gt;INDIRECT(CONCATENATE(&quot;R&quot;;[.D8]+1;&quot;C&quot;;COLUMN([.B8]));0))" office:value-type="boolean" office:boolean-value="false">
            <text:p>FALSE</text:p>
          </table:table-cell>
          <table:table-cell table:formula="of:=IF(ISERROR(1+MATCH([.B8]+1;[.B$2:.B$31];0));-1;1+MATCH([.B8]+1;[.B$2:.B$31];0))" office:value-type="float" office:value="9">
            <text:p>9</text:p>
          </table:table-cell>
          <table:table-cell table:formula="of:=INDIRECT(CONCATENATE(&quot;R&quot;;[.E8];&quot;C&quot;;COLUMN([.A8]));0)" office:value-type="float" office:value="521">
            <text:p>521</text:p>
          </table:table-cell>
          <table:table-cell table:formula="of:=IF([.I8]&gt;=[.I7];[.J7];[.J7]+1)" office:value-type="float" office:value="2">
            <text:p>2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table:formula="of:=IF([.A9]&gt;=[.A8];[.B8];[.B8]+1)" office:value-type="float" office:value="4">
            <text:p>4</text:p>
          </table:table-cell>
          <table:table-cell table:formula="of:=IF([.C8]=[.E8];IF([.F8];IF([.D8]&lt;&gt;-1;-1;ROW([.B9]));[.C8]+1);IF([.C8]&lt;&gt;-1;[.C8];IF([.G8];ROW([.B9]);-1)))" office:value-type="float" office:value="8">
            <text:p>8</text:p>
          </table:table-cell>
          <table:table-cell table:formula="of:=IF([.D8]=[.E8];IF([.G8];IF([.C8]&lt;&gt;-1;-1;IF([.F8];[.H9];-1));[.D8]+1);IF([.D8]&lt;&gt;-1;[.D8];IF([.F8];[.H9];[.D8])))" office:value-type="float" office:value="10">
            <text:p>10</text:p>
          </table:table-cell>
          <table:table-cell table:formula="of:=IF([.C9]=-1;[.D9];IF([.D9]=-1;[.C9];IF(INDIRECT(CONCATENATE(&quot;R&quot;;[.C9];&quot;C&quot;;COLUMN([.A9]));0)&lt;=INDIRECT(CONCATENATE(&quot;R&quot;;[.D9];&quot;C&quot;;COLUMN([.A9]));0);[.C9];[.D9])))" office:value-type="float" office:value="10">
            <text:p>10</text:p>
          </table:table-cell>
          <table:table-cell table:formula="of:=IF([.C9]=-1;0=0;INDIRECT(CONCATENATE(&quot;R&quot;;[.C9];&quot;C&quot;;COLUMN([.B9]));0)&lt;&gt;INDIRECT(CONCATENATE(&quot;R&quot;;[.C9]+1;&quot;C&quot;;COLUMN([.B9]));0))" office:value-type="boolean" office:boolean-value="true">
            <text:p>TRUE</text:p>
          </table:table-cell>
          <table:table-cell table:formula="of:=IF([.D9]=-1;0=0;INDIRECT(CONCATENATE(&quot;R&quot;;[.D9];&quot;C&quot;;COLUMN([.B9]));0)&lt;&gt;INDIRECT(CONCATENATE(&quot;R&quot;;[.D9]+1;&quot;C&quot;;COLUMN([.B9]));0))" office:value-type="boolean" office:boolean-value="true">
            <text:p>TRUE</text:p>
          </table:table-cell>
          <table:table-cell table:formula="of:=IF(ISERROR(1+MATCH([.B9]+1;[.B$2:.B$31];0));-1;1+MATCH([.B9]+1;[.B$2:.B$31];0))" office:value-type="float" office:value="11">
            <text:p>11</text:p>
          </table:table-cell>
          <table:table-cell table:formula="of:=INDIRECT(CONCATENATE(&quot;R&quot;;[.E9];&quot;C&quot;;COLUMN([.A9]));0)" office:value-type="float" office:value="574">
            <text:p>574</text:p>
          </table:table-cell>
          <table:table-cell table:formula="of:=IF([.I9]&gt;=[.I8];[.J8];[.J8]+1)" office:value-type="float" office:value="2">
            <text:p>2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table:formula="of:=IF([.A10]&gt;=[.A9];[.B9];[.B9]+1)" office:value-type="float" office:value="4">
            <text:p>4</text:p>
          </table:table-cell>
          <table:table-cell table:formula="of:=IF([.C9]=[.E9];IF([.F9];IF([.D9]&lt;&gt;-1;-1;ROW([.B10]));[.C9]+1);IF([.C9]&lt;&gt;-1;[.C9];IF([.G9];ROW([.B10]);-1)))" office:value-type="float" office:value="8">
            <text:p>8</text:p>
          </table:table-cell>
          <table:table-cell table:formula="of:=IF([.D9]=[.E9];IF([.G9];IF([.C9]&lt;&gt;-1;-1;IF([.F9];[.H10];-1));[.D9]+1);IF([.D9]&lt;&gt;-1;[.D9];IF([.F9];[.H10];[.D9])))" office:value-type="float" office:value="-1">
            <text:p>-1</text:p>
          </table:table-cell>
          <table:table-cell table:formula="of:=IF([.C10]=-1;[.D10];IF([.D10]=-1;[.C10];IF(INDIRECT(CONCATENATE(&quot;R&quot;;[.C10];&quot;C&quot;;COLUMN([.A10]));0)&lt;=INDIRECT(CONCATENATE(&quot;R&quot;;[.D10];&quot;C&quot;;COLUMN([.A10]));0);[.C10];[.D10])))" office:value-type="float" office:value="8">
            <text:p>8</text:p>
          </table:table-cell>
          <table:table-cell table:formula="of:=IF([.C10]=-1;0=0;INDIRECT(CONCATENATE(&quot;R&quot;;[.C10];&quot;C&quot;;COLUMN([.B10]));0)&lt;&gt;INDIRECT(CONCATENATE(&quot;R&quot;;[.C10]+1;&quot;C&quot;;COLUMN([.B10]));0))" office:value-type="boolean" office:boolean-value="true">
            <text:p>TRUE</text:p>
          </table:table-cell>
          <table:table-cell table:formula="of:=IF([.D10]=-1;0=0;INDIRECT(CONCATENATE(&quot;R&quot;;[.D10];&quot;C&quot;;COLUMN([.B10]));0)&lt;&gt;INDIRECT(CONCATENATE(&quot;R&quot;;[.D10]+1;&quot;C&quot;;COLUMN([.B10]));0))" office:value-type="boolean" office:boolean-value="true">
            <text:p>TRUE</text:p>
          </table:table-cell>
          <table:table-cell table:formula="of:=IF(ISERROR(1+MATCH([.B10]+1;[.B$2:.B$31];0));-1;1+MATCH([.B10]+1;[.B$2:.B$31];0))" office:value-type="float" office:value="11">
            <text:p>11</text:p>
          </table:table-cell>
          <table:table-cell table:formula="of:=INDIRECT(CONCATENATE(&quot;R&quot;;[.E10];&quot;C&quot;;COLUMN([.A10]));0)" office:value-type="float" office:value="942">
            <text:p>942</text:p>
          </table:table-cell>
          <table:table-cell table:formula="of:=IF([.I10]&gt;=[.I9];[.J9];[.J9]+1)" office:value-type="float" office:value="2">
            <text:p>2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table:formula="of:=IF([.A11]&gt;=[.A10];[.B10];[.B10]+1)" office:value-type="float" office:value="5">
            <text:p>5</text:p>
          </table:table-cell>
          <table:table-cell table:formula="of:=IF([.C10]=[.E10];IF([.F10];IF([.D10]&lt;&gt;-1;-1;ROW([.B11]));[.C10]+1);IF([.C10]&lt;&gt;-1;[.C10];IF([.G10];ROW([.B11]);-1)))" office:value-type="float" office:value="11">
            <text:p>11</text:p>
          </table:table-cell>
          <table:table-cell table:formula="of:=IF([.D10]=[.E10];IF([.G10];IF([.C10]&lt;&gt;-1;-1;IF([.F10];[.H11];-1));[.D10]+1);IF([.D10]&lt;&gt;-1;[.D10];IF([.F10];[.H11];[.D10])))" office:value-type="float" office:value="13">
            <text:p>13</text:p>
          </table:table-cell>
          <table:table-cell table:formula="of:=IF([.C11]=-1;[.D11];IF([.D11]=-1;[.C11];IF(INDIRECT(CONCATENATE(&quot;R&quot;;[.C11];&quot;C&quot;;COLUMN([.A11]));0)&lt;=INDIRECT(CONCATENATE(&quot;R&quot;;[.D11];&quot;C&quot;;COLUMN([.A11]));0);[.C11];[.D11])))" office:value-type="float" office:value="11">
            <text:p>11</text:p>
          </table:table-cell>
          <table:table-cell table:formula="of:=IF([.C11]=-1;0=0;INDIRECT(CONCATENATE(&quot;R&quot;;[.C11];&quot;C&quot;;COLUMN([.B11]));0)&lt;&gt;INDIRECT(CONCATENATE(&quot;R&quot;;[.C11]+1;&quot;C&quot;;COLUMN([.B11]));0))" office:value-type="boolean" office:boolean-value="false">
            <text:p>FALSE</text:p>
          </table:table-cell>
          <table:table-cell table:formula="of:=IF([.D11]=-1;0=0;INDIRECT(CONCATENATE(&quot;R&quot;;[.D11];&quot;C&quot;;COLUMN([.B11]));0)&lt;&gt;INDIRECT(CONCATENATE(&quot;R&quot;;[.D11]+1;&quot;C&quot;;COLUMN([.B11]));0))" office:value-type="boolean" office:boolean-value="false">
            <text:p>FALSE</text:p>
          </table:table-cell>
          <table:table-cell table:formula="of:=IF(ISERROR(1+MATCH([.B11]+1;[.B$2:.B$31];0));-1;1+MATCH([.B11]+1;[.B$2:.B$31];0))" office:value-type="float" office:value="13">
            <text:p>13</text:p>
          </table:table-cell>
          <table:table-cell table:formula="of:=INDIRECT(CONCATENATE(&quot;R&quot;;[.E11];&quot;C&quot;;COLUMN([.A11]));0)" office:value-type="float" office:value="456">
            <text:p>456</text:p>
          </table:table-cell>
          <table:table-cell table:formula="of:=IF([.I11]&gt;=[.I10];[.J10];[.J10]+1)" office:value-type="float" office:value="3">
            <text:p>3</text:p>
          </table:table-cell>
        </table:table-row>
        <table:table-row table:style-name="ro2">
          <table:table-cell office:value-type="float" office:value="829">
            <text:p>829</text:p>
          </table:table-cell>
          <table:table-cell table:formula="of:=IF([.A12]&gt;=[.A11];[.B11];[.B11]+1)" office:value-type="float" office:value="5">
            <text:p>5</text:p>
          </table:table-cell>
          <table:table-cell table:formula="of:=IF([.C11]=[.E11];IF([.F11];IF([.D11]&lt;&gt;-1;-1;ROW([.B12]));[.C11]+1);IF([.C11]&lt;&gt;-1;[.C11];IF([.G11];ROW([.B12]);-1)))" office:value-type="float" office:value="12">
            <text:p>12</text:p>
          </table:table-cell>
          <table:table-cell table:formula="of:=IF([.D11]=[.E11];IF([.G11];IF([.C11]&lt;&gt;-1;-1;IF([.F11];[.H12];-1));[.D11]+1);IF([.D11]&lt;&gt;-1;[.D11];IF([.F11];[.H12];[.D11])))" office:value-type="float" office:value="13">
            <text:p>13</text:p>
          </table:table-cell>
          <table:table-cell table:formula="of:=IF([.C12]=-1;[.D12];IF([.D12]=-1;[.C12];IF(INDIRECT(CONCATENATE(&quot;R&quot;;[.C12];&quot;C&quot;;COLUMN([.A12]));0)&lt;=INDIRECT(CONCATENATE(&quot;R&quot;;[.D12];&quot;C&quot;;COLUMN([.A12]));0);[.C12];[.D12])))" office:value-type="float" office:value="13">
            <text:p>13</text:p>
          </table:table-cell>
          <table:table-cell table:formula="of:=IF([.C12]=-1;0=0;INDIRECT(CONCATENATE(&quot;R&quot;;[.C12];&quot;C&quot;;COLUMN([.B12]));0)&lt;&gt;INDIRECT(CONCATENATE(&quot;R&quot;;[.C12]+1;&quot;C&quot;;COLUMN([.B12]));0))" office:value-type="boolean" office:boolean-value="true">
            <text:p>TRUE</text:p>
          </table:table-cell>
          <table:table-cell table:formula="of:=IF([.D12]=-1;0=0;INDIRECT(CONCATENATE(&quot;R&quot;;[.D12];&quot;C&quot;;COLUMN([.B12]));0)&lt;&gt;INDIRECT(CONCATENATE(&quot;R&quot;;[.D12]+1;&quot;C&quot;;COLUMN([.B12]));0))" office:value-type="boolean" office:boolean-value="false">
            <text:p>FALSE</text:p>
          </table:table-cell>
          <table:table-cell table:formula="of:=IF(ISERROR(1+MATCH([.B12]+1;[.B$2:.B$31];0));-1;1+MATCH([.B12]+1;[.B$2:.B$31];0))" office:value-type="float" office:value="13">
            <text:p>13</text:p>
          </table:table-cell>
          <table:table-cell table:formula="of:=INDIRECT(CONCATENATE(&quot;R&quot;;[.E12];&quot;C&quot;;COLUMN([.A12]));0)" office:value-type="float" office:value="588">
            <text:p>588</text:p>
          </table:table-cell>
          <table:table-cell table:formula="of:=IF([.I12]&gt;=[.I11];[.J11];[.J11]+1)" office:value-type="float" office:value="3">
            <text:p>3</text:p>
          </table:table-cell>
        </table:table-row>
        <table:table-row table:style-name="ro2">
          <table:table-cell office:value-type="float" office:value="588">
            <text:p>588</text:p>
          </table:table-cell>
          <table:table-cell table:formula="of:=IF([.A13]&gt;=[.A12];[.B12];[.B12]+1)" office:value-type="float" office:value="6">
            <text:p>6</text:p>
          </table:table-cell>
          <table:table-cell table:formula="of:=IF([.C12]=[.E12];IF([.F12];IF([.D12]&lt;&gt;-1;-1;ROW([.B13]));[.C12]+1);IF([.C12]&lt;&gt;-1;[.C12];IF([.G12];ROW([.B13]);-1)))" office:value-type="float" office:value="12">
            <text:p>12</text:p>
          </table:table-cell>
          <table:table-cell table:formula="of:=IF([.D12]=[.E12];IF([.G12];IF([.C12]&lt;&gt;-1;-1;IF([.F12];[.H13];-1));[.D12]+1);IF([.D12]&lt;&gt;-1;[.D12];IF([.F12];[.H13];[.D12])))" office:value-type="float" office:value="14">
            <text:p>14</text:p>
          </table:table-cell>
          <table:table-cell table:formula="of:=IF([.C13]=-1;[.D13];IF([.D13]=-1;[.C13];IF(INDIRECT(CONCATENATE(&quot;R&quot;;[.C13];&quot;C&quot;;COLUMN([.A13]));0)&lt;=INDIRECT(CONCATENATE(&quot;R&quot;;[.D13];&quot;C&quot;;COLUMN([.A13]));0);[.C13];[.D13])))" office:value-type="float" office:value="14">
            <text:p>14</text:p>
          </table:table-cell>
          <table:table-cell table:formula="of:=IF([.C13]=-1;0=0;INDIRECT(CONCATENATE(&quot;R&quot;;[.C13];&quot;C&quot;;COLUMN([.B13]));0)&lt;&gt;INDIRECT(CONCATENATE(&quot;R&quot;;[.C13]+1;&quot;C&quot;;COLUMN([.B13]));0))" office:value-type="boolean" office:boolean-value="true">
            <text:p>TRUE</text:p>
          </table:table-cell>
          <table:table-cell table:formula="of:=IF([.D13]=-1;0=0;INDIRECT(CONCATENATE(&quot;R&quot;;[.D13];&quot;C&quot;;COLUMN([.B13]));0)&lt;&gt;INDIRECT(CONCATENATE(&quot;R&quot;;[.D13]+1;&quot;C&quot;;COLUMN([.B13]));0))" office:value-type="boolean" office:boolean-value="true">
            <text:p>TRUE</text:p>
          </table:table-cell>
          <table:table-cell table:formula="of:=IF(ISERROR(1+MATCH([.B13]+1;[.B$2:.B$31];0));-1;1+MATCH([.B13]+1;[.B$2:.B$31];0))" office:value-type="float" office:value="15">
            <text:p>15</text:p>
          </table:table-cell>
          <table:table-cell table:formula="of:=INDIRECT(CONCATENATE(&quot;R&quot;;[.E13];&quot;C&quot;;COLUMN([.A13]));0)" office:value-type="float" office:value="659">
            <text:p>659</text:p>
          </table:table-cell>
          <table:table-cell table:formula="of:=IF([.I13]&gt;=[.I12];[.J12];[.J12]+1)" office:value-type="float" office:value="3">
            <text:p>3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table:formula="of:=IF([.A14]&gt;=[.A13];[.B13];[.B13]+1)" office:value-type="float" office:value="6">
            <text:p>6</text:p>
          </table:table-cell>
          <table:table-cell table:formula="of:=IF([.C13]=[.E13];IF([.F13];IF([.D13]&lt;&gt;-1;-1;ROW([.B14]));[.C13]+1);IF([.C13]&lt;&gt;-1;[.C13];IF([.G13];ROW([.B14]);-1)))" office:value-type="float" office:value="12">
            <text:p>12</text:p>
          </table:table-cell>
          <table:table-cell table:formula="of:=IF([.D13]=[.E13];IF([.G13];IF([.C13]&lt;&gt;-1;-1;IF([.F13];[.H14];-1));[.D13]+1);IF([.D13]&lt;&gt;-1;[.D13];IF([.F13];[.H14];[.D13])))" office:value-type="float" office:value="-1">
            <text:p>-1</text:p>
          </table:table-cell>
          <table:table-cell table:formula="of:=IF([.C14]=-1;[.D14];IF([.D14]=-1;[.C14];IF(INDIRECT(CONCATENATE(&quot;R&quot;;[.C14];&quot;C&quot;;COLUMN([.A14]));0)&lt;=INDIRECT(CONCATENATE(&quot;R&quot;;[.D14];&quot;C&quot;;COLUMN([.A14]));0);[.C14];[.D14])))" office:value-type="float" office:value="12">
            <text:p>12</text:p>
          </table:table-cell>
          <table:table-cell table:formula="of:=IF([.C14]=-1;0=0;INDIRECT(CONCATENATE(&quot;R&quot;;[.C14];&quot;C&quot;;COLUMN([.B14]));0)&lt;&gt;INDIRECT(CONCATENATE(&quot;R&quot;;[.C14]+1;&quot;C&quot;;COLUMN([.B14]));0))" office:value-type="boolean" office:boolean-value="true">
            <text:p>TRUE</text:p>
          </table:table-cell>
          <table:table-cell table:formula="of:=IF([.D14]=-1;0=0;INDIRECT(CONCATENATE(&quot;R&quot;;[.D14];&quot;C&quot;;COLUMN([.B14]));0)&lt;&gt;INDIRECT(CONCATENATE(&quot;R&quot;;[.D14]+1;&quot;C&quot;;COLUMN([.B14]));0))" office:value-type="boolean" office:boolean-value="true">
            <text:p>TRUE</text:p>
          </table:table-cell>
          <table:table-cell table:formula="of:=IF(ISERROR(1+MATCH([.B14]+1;[.B$2:.B$31];0));-1;1+MATCH([.B14]+1;[.B$2:.B$31];0))" office:value-type="float" office:value="15">
            <text:p>15</text:p>
          </table:table-cell>
          <table:table-cell table:formula="of:=INDIRECT(CONCATENATE(&quot;R&quot;;[.E14];&quot;C&quot;;COLUMN([.A14]));0)" office:value-type="float" office:value="829">
            <text:p>829</text:p>
          </table:table-cell>
          <table:table-cell table:formula="of:=IF([.I14]&gt;=[.I13];[.J13];[.J13]+1)" office:value-type="float" office:value="3">
            <text:p>3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table:formula="of:=IF([.A15]&gt;=[.A14];[.B14];[.B14]+1)" office:value-type="float" office:value="7">
            <text:p>7</text:p>
          </table:table-cell>
          <table:table-cell table:formula="of:=IF([.C14]=[.E14];IF([.F14];IF([.D14]&lt;&gt;-1;-1;ROW([.B15]));[.C14]+1);IF([.C14]&lt;&gt;-1;[.C14];IF([.G14];ROW([.B15]);-1)))" office:value-type="float" office:value="15">
            <text:p>15</text:p>
          </table:table-cell>
          <table:table-cell table:formula="of:=IF([.D14]=[.E14];IF([.G14];IF([.C14]&lt;&gt;-1;-1;IF([.F14];[.H15];-1));[.D14]+1);IF([.D14]&lt;&gt;-1;[.D14];IF([.F14];[.H15];[.D14])))" office:value-type="float" office:value="17">
            <text:p>17</text:p>
          </table:table-cell>
          <table:table-cell table:formula="of:=IF([.C15]=-1;[.D15];IF([.D15]=-1;[.C15];IF(INDIRECT(CONCATENATE(&quot;R&quot;;[.C15];&quot;C&quot;;COLUMN([.A15]));0)&lt;=INDIRECT(CONCATENATE(&quot;R&quot;;[.D15];&quot;C&quot;;COLUMN([.A15]));0);[.C15];[.D15])))" office:value-type="float" office:value="17">
            <text:p>17</text:p>
          </table:table-cell>
          <table:table-cell table:formula="of:=IF([.C15]=-1;0=0;INDIRECT(CONCATENATE(&quot;R&quot;;[.C15];&quot;C&quot;;COLUMN([.B15]));0)&lt;&gt;INDIRECT(CONCATENATE(&quot;R&quot;;[.C15]+1;&quot;C&quot;;COLUMN([.B15]));0))" office:value-type="boolean" office:boolean-value="false">
            <text:p>FALSE</text:p>
          </table:table-cell>
          <table:table-cell table:formula="of:=IF([.D15]=-1;0=0;INDIRECT(CONCATENATE(&quot;R&quot;;[.D15];&quot;C&quot;;COLUMN([.B15]));0)&lt;&gt;INDIRECT(CONCATENATE(&quot;R&quot;;[.D15]+1;&quot;C&quot;;COLUMN([.B15]));0))" office:value-type="boolean" office:boolean-value="false">
            <text:p>FALSE</text:p>
          </table:table-cell>
          <table:table-cell table:formula="of:=IF(ISERROR(1+MATCH([.B15]+1;[.B$2:.B$31];0));-1;1+MATCH([.B15]+1;[.B$2:.B$31];0))" office:value-type="float" office:value="17">
            <text:p>17</text:p>
          </table:table-cell>
          <table:table-cell table:formula="of:=INDIRECT(CONCATENATE(&quot;R&quot;;[.E15];&quot;C&quot;;COLUMN([.A15]));0)" office:value-type="float" office:value="90">
            <text:p>90</text:p>
          </table:table-cell>
          <table:table-cell table:formula="of:=IF([.I15]&gt;=[.I14];[.J14];[.J14]+1)" office:value-type="float" office:value="4">
            <text:p>4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table:formula="of:=IF([.A16]&gt;=[.A15];[.B15];[.B15]+1)" office:value-type="float" office:value="7">
            <text:p>7</text:p>
          </table:table-cell>
          <table:table-cell table:formula="of:=IF([.C15]=[.E15];IF([.F15];IF([.D15]&lt;&gt;-1;-1;ROW([.B16]));[.C15]+1);IF([.C15]&lt;&gt;-1;[.C15];IF([.G15];ROW([.B16]);-1)))" office:value-type="float" office:value="15">
            <text:p>15</text:p>
          </table:table-cell>
          <table:table-cell table:formula="of:=IF([.D15]=[.E15];IF([.G15];IF([.C15]&lt;&gt;-1;-1;IF([.F15];[.H16];-1));[.D15]+1);IF([.D15]&lt;&gt;-1;[.D15];IF([.F15];[.H16];[.D15])))" office:value-type="float" office:value="18">
            <text:p>18</text:p>
          </table:table-cell>
          <table:table-cell table:formula="of:=IF([.C16]=-1;[.D16];IF([.D16]=-1;[.C16];IF(INDIRECT(CONCATENATE(&quot;R&quot;;[.C16];&quot;C&quot;;COLUMN([.A16]));0)&lt;=INDIRECT(CONCATENATE(&quot;R&quot;;[.D16];&quot;C&quot;;COLUMN([.A16]));0);[.C16];[.D16])))" office:value-type="float" office:value="15">
            <text:p>15</text:p>
          </table:table-cell>
          <table:table-cell table:formula="of:=IF([.C16]=-1;0=0;INDIRECT(CONCATENATE(&quot;R&quot;;[.C16];&quot;C&quot;;COLUMN([.B16]));0)&lt;&gt;INDIRECT(CONCATENATE(&quot;R&quot;;[.C16]+1;&quot;C&quot;;COLUMN([.B16]));0))" office:value-type="boolean" office:boolean-value="false">
            <text:p>FALSE</text:p>
          </table:table-cell>
          <table:table-cell table:formula="of:=IF([.D16]=-1;0=0;INDIRECT(CONCATENATE(&quot;R&quot;;[.D16];&quot;C&quot;;COLUMN([.B16]));0)&lt;&gt;INDIRECT(CONCATENATE(&quot;R&quot;;[.D16]+1;&quot;C&quot;;COLUMN([.B16]));0))" office:value-type="boolean" office:boolean-value="false">
            <text:p>FALSE</text:p>
          </table:table-cell>
          <table:table-cell table:formula="of:=IF(ISERROR(1+MATCH([.B16]+1;[.B$2:.B$31];0));-1;1+MATCH([.B16]+1;[.B$2:.B$31];0))" office:value-type="float" office:value="17">
            <text:p>17</text:p>
          </table:table-cell>
          <table:table-cell table:formula="of:=INDIRECT(CONCATENATE(&quot;R&quot;;[.E16];&quot;C&quot;;COLUMN([.A16]));0)" office:value-type="float" office:value="274">
            <text:p>274</text:p>
          </table:table-cell>
          <table:table-cell table:formula="of:=IF([.I16]&gt;=[.I15];[.J15];[.J15]+1)" office:value-type="float" office:value="4">
            <text:p>4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IF([.A17]&gt;=[.A16];[.B16];[.B16]+1)" office:value-type="float" office:value="8">
            <text:p>8</text:p>
          </table:table-cell>
          <table:table-cell table:formula="of:=IF([.C16]=[.E16];IF([.F16];IF([.D16]&lt;&gt;-1;-1;ROW([.B17]));[.C16]+1);IF([.C16]&lt;&gt;-1;[.C16];IF([.G16];ROW([.B17]);-1)))" office:value-type="float" office:value="16">
            <text:p>16</text:p>
          </table:table-cell>
          <table:table-cell table:formula="of:=IF([.D16]=[.E16];IF([.G16];IF([.C16]&lt;&gt;-1;-1;IF([.F16];[.H17];-1));[.D16]+1);IF([.D16]&lt;&gt;-1;[.D16];IF([.F16];[.H17];[.D16])))" office:value-type="float" office:value="18">
            <text:p>18</text:p>
          </table:table-cell>
          <table:table-cell table:formula="of:=IF([.C17]=-1;[.D17];IF([.D17]=-1;[.C17];IF(INDIRECT(CONCATENATE(&quot;R&quot;;[.C17];&quot;C&quot;;COLUMN([.A17]));0)&lt;=INDIRECT(CONCATENATE(&quot;R&quot;;[.D17];&quot;C&quot;;COLUMN([.A17]));0);[.C17];[.D17])))" office:value-type="float" office:value="18">
            <text:p>18</text:p>
          </table:table-cell>
          <table:table-cell table:formula="of:=IF([.C17]=-1;0=0;INDIRECT(CONCATENATE(&quot;R&quot;;[.C17];&quot;C&quot;;COLUMN([.B17]));0)&lt;&gt;INDIRECT(CONCATENATE(&quot;R&quot;;[.C17]+1;&quot;C&quot;;COLUMN([.B17]));0))" office:value-type="boolean" office:boolean-value="true">
            <text:p>TRUE</text:p>
          </table:table-cell>
          <table:table-cell table:formula="of:=IF([.D17]=-1;0=0;INDIRECT(CONCATENATE(&quot;R&quot;;[.D17];&quot;C&quot;;COLUMN([.B17]));0)&lt;&gt;INDIRECT(CONCATENATE(&quot;R&quot;;[.D17]+1;&quot;C&quot;;COLUMN([.B17]));0))" office:value-type="boolean" office:boolean-value="false">
            <text:p>FALSE</text:p>
          </table:table-cell>
          <table:table-cell table:formula="of:=IF(ISERROR(1+MATCH([.B17]+1;[.B$2:.B$31];0));-1;1+MATCH([.B17]+1;[.B$2:.B$31];0))" office:value-type="float" office:value="20">
            <text:p>20</text:p>
          </table:table-cell>
          <table:table-cell table:formula="of:=INDIRECT(CONCATENATE(&quot;R&quot;;[.E17];&quot;C&quot;;COLUMN([.A17]));0)" office:value-type="float" office:value="290">
            <text:p>290</text:p>
          </table:table-cell>
          <table:table-cell table:formula="of:=IF([.I17]&gt;=[.I16];[.J16];[.J16]+1)" office:value-type="float" office:value="4">
            <text:p>4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table:formula="of:=IF([.A18]&gt;=[.A17];[.B17];[.B17]+1)" office:value-type="float" office:value="8">
            <text:p>8</text:p>
          </table:table-cell>
          <table:table-cell table:formula="of:=IF([.C17]=[.E17];IF([.F17];IF([.D17]&lt;&gt;-1;-1;ROW([.B18]));[.C17]+1);IF([.C17]&lt;&gt;-1;[.C17];IF([.G17];ROW([.B18]);-1)))" office:value-type="float" office:value="16">
            <text:p>16</text:p>
          </table:table-cell>
          <table:table-cell table:formula="of:=IF([.D17]=[.E17];IF([.G17];IF([.C17]&lt;&gt;-1;-1;IF([.F17];[.H18];-1));[.D17]+1);IF([.D17]&lt;&gt;-1;[.D17];IF([.F17];[.H18];[.D17])))" office:value-type="float" office:value="19">
            <text:p>19</text:p>
          </table:table-cell>
          <table:table-cell table:formula="of:=IF([.C18]=-1;[.D18];IF([.D18]=-1;[.C18];IF(INDIRECT(CONCATENATE(&quot;R&quot;;[.C18];&quot;C&quot;;COLUMN([.A18]));0)&lt;=INDIRECT(CONCATENATE(&quot;R&quot;;[.D18];&quot;C&quot;;COLUMN([.A18]));0);[.C18];[.D18])))" office:value-type="float" office:value="16">
            <text:p>16</text:p>
          </table:table-cell>
          <table:table-cell table:formula="of:=IF([.C18]=-1;0=0;INDIRECT(CONCATENATE(&quot;R&quot;;[.C18];&quot;C&quot;;COLUMN([.B18]));0)&lt;&gt;INDIRECT(CONCATENATE(&quot;R&quot;;[.C18]+1;&quot;C&quot;;COLUMN([.B18]));0))" office:value-type="boolean" office:boolean-value="true">
            <text:p>TRUE</text:p>
          </table:table-cell>
          <table:table-cell table:formula="of:=IF([.D18]=-1;0=0;INDIRECT(CONCATENATE(&quot;R&quot;;[.D18];&quot;C&quot;;COLUMN([.B18]));0)&lt;&gt;INDIRECT(CONCATENATE(&quot;R&quot;;[.D18]+1;&quot;C&quot;;COLUMN([.B18]));0))" office:value-type="boolean" office:boolean-value="true">
            <text:p>TRUE</text:p>
          </table:table-cell>
          <table:table-cell table:formula="of:=IF(ISERROR(1+MATCH([.B18]+1;[.B$2:.B$31];0));-1;1+MATCH([.B18]+1;[.B$2:.B$31];0))" office:value-type="float" office:value="20">
            <text:p>20</text:p>
          </table:table-cell>
          <table:table-cell table:formula="of:=INDIRECT(CONCATENATE(&quot;R&quot;;[.E18];&quot;C&quot;;COLUMN([.A18]));0)" office:value-type="float" office:value="732">
            <text:p>732</text:p>
          </table:table-cell>
          <table:table-cell table:formula="of:=IF([.I18]&gt;=[.I17];[.J17];[.J17]+1)" office:value-type="float" office:value="4">
            <text:p>4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table:formula="of:=IF([.A19]&gt;=[.A18];[.B18];[.B18]+1)" office:value-type="float" office:value="8">
            <text:p>8</text:p>
          </table:table-cell>
          <table:table-cell table:formula="of:=IF([.C18]=[.E18];IF([.F18];IF([.D18]&lt;&gt;-1;-1;ROW([.B19]));[.C18]+1);IF([.C18]&lt;&gt;-1;[.C18];IF([.G18];ROW([.B19]);-1)))" office:value-type="float" office:value="-1">
            <text:p>-1</text:p>
          </table:table-cell>
          <table:table-cell table:formula="of:=IF([.D18]=[.E18];IF([.G18];IF([.C18]&lt;&gt;-1;-1;IF([.F18];[.H19];-1));[.D18]+1);IF([.D18]&lt;&gt;-1;[.D18];IF([.F18];[.H19];[.D18])))" office:value-type="float" office:value="19">
            <text:p>19</text:p>
          </table:table-cell>
          <table:table-cell table:formula="of:=IF([.C19]=-1;[.D19];IF([.D19]=-1;[.C19];IF(INDIRECT(CONCATENATE(&quot;R&quot;;[.C19];&quot;C&quot;;COLUMN([.A19]));0)&lt;=INDIRECT(CONCATENATE(&quot;R&quot;;[.D19];&quot;C&quot;;COLUMN([.A19]));0);[.C19];[.D19])))" office:value-type="float" office:value="19">
            <text:p>19</text:p>
          </table:table-cell>
          <table:table-cell table:formula="of:=IF([.C19]=-1;0=0;INDIRECT(CONCATENATE(&quot;R&quot;;[.C19];&quot;C&quot;;COLUMN([.B19]));0)&lt;&gt;INDIRECT(CONCATENATE(&quot;R&quot;;[.C19]+1;&quot;C&quot;;COLUMN([.B19]));0))" office:value-type="boolean" office:boolean-value="true">
            <text:p>TRUE</text:p>
          </table:table-cell>
          <table:table-cell table:formula="of:=IF([.D19]=-1;0=0;INDIRECT(CONCATENATE(&quot;R&quot;;[.D19];&quot;C&quot;;COLUMN([.B19]));0)&lt;&gt;INDIRECT(CONCATENATE(&quot;R&quot;;[.D19]+1;&quot;C&quot;;COLUMN([.B19]));0))" office:value-type="boolean" office:boolean-value="true">
            <text:p>TRUE</text:p>
          </table:table-cell>
          <table:table-cell table:formula="of:=IF(ISERROR(1+MATCH([.B19]+1;[.B$2:.B$31];0));-1;1+MATCH([.B19]+1;[.B$2:.B$31];0))" office:value-type="float" office:value="20">
            <text:p>20</text:p>
          </table:table-cell>
          <table:table-cell table:formula="of:=INDIRECT(CONCATENATE(&quot;R&quot;;[.E19];&quot;C&quot;;COLUMN([.A19]));0)" office:value-type="float" office:value="960">
            <text:p>960</text:p>
          </table:table-cell>
          <table:table-cell table:formula="of:=IF([.I19]&gt;=[.I18];[.J18];[.J18]+1)" office:value-type="float" office:value="4">
            <text:p>4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table:formula="of:=IF([.A20]&gt;=[.A19];[.B19];[.B19]+1)" office:value-type="float" office:value="9">
            <text:p>9</text:p>
          </table:table-cell>
          <table:table-cell table:formula="of:=IF([.C19]=[.E19];IF([.F19];IF([.D19]&lt;&gt;-1;-1;ROW([.B20]));[.C19]+1);IF([.C19]&lt;&gt;-1;[.C19];IF([.G19];ROW([.B20]);-1)))" office:value-type="float" office:value="20">
            <text:p>20</text:p>
          </table:table-cell>
          <table:table-cell table:formula="of:=IF([.D19]=[.E19];IF([.G19];IF([.C19]&lt;&gt;-1;-1;IF([.F19];[.H20];-1));[.D19]+1);IF([.D19]&lt;&gt;-1;[.D19];IF([.F19];[.H20];[.D19])))" office:value-type="float" office:value="23">
            <text:p>23</text:p>
          </table:table-cell>
          <table:table-cell table:formula="of:=IF([.C20]=-1;[.D20];IF([.D20]=-1;[.C20];IF(INDIRECT(CONCATENATE(&quot;R&quot;;[.C20];&quot;C&quot;;COLUMN([.A20]));0)&lt;=INDIRECT(CONCATENATE(&quot;R&quot;;[.D20];&quot;C&quot;;COLUMN([.A20]));0);[.C20];[.D20])))" office:value-type="float" office:value="23">
            <text:p>23</text:p>
          </table:table-cell>
          <table:table-cell table:formula="of:=IF([.C20]=-1;0=0;INDIRECT(CONCATENATE(&quot;R&quot;;[.C20];&quot;C&quot;;COLUMN([.B20]));0)&lt;&gt;INDIRECT(CONCATENATE(&quot;R&quot;;[.C20]+1;&quot;C&quot;;COLUMN([.B20]));0))" office:value-type="boolean" office:boolean-value="false">
            <text:p>FALSE</text:p>
          </table:table-cell>
          <table:table-cell table:formula="of:=IF([.D20]=-1;0=0;INDIRECT(CONCATENATE(&quot;R&quot;;[.D20];&quot;C&quot;;COLUMN([.B20]));0)&lt;&gt;INDIRECT(CONCATENATE(&quot;R&quot;;[.D20]+1;&quot;C&quot;;COLUMN([.B20]));0))" office:value-type="boolean" office:boolean-value="false">
            <text:p>FALSE</text:p>
          </table:table-cell>
          <table:table-cell table:formula="of:=IF(ISERROR(1+MATCH([.B20]+1;[.B$2:.B$31];0));-1;1+MATCH([.B20]+1;[.B$2:.B$31];0))" office:value-type="float" office:value="23">
            <text:p>23</text:p>
          </table:table-cell>
          <table:table-cell table:formula="of:=INDIRECT(CONCATENATE(&quot;R&quot;;[.E20];&quot;C&quot;;COLUMN([.A20]));0)" office:value-type="float" office:value="533">
            <text:p>533</text:p>
          </table:table-cell>
          <table:table-cell table:formula="of:=IF([.I20]&gt;=[.I19];[.J19];[.J19]+1)" office:value-type="float" office:value="5">
            <text:p>5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table:formula="of:=IF([.A21]&gt;=[.A20];[.B20];[.B20]+1)" office:value-type="float" office:value="9">
            <text:p>9</text:p>
          </table:table-cell>
          <table:table-cell table:formula="of:=IF([.C20]=[.E20];IF([.F20];IF([.D20]&lt;&gt;-1;-1;ROW([.B21]));[.C20]+1);IF([.C20]&lt;&gt;-1;[.C20];IF([.G20];ROW([.B21]);-1)))" office:value-type="float" office:value="20">
            <text:p>20</text:p>
          </table:table-cell>
          <table:table-cell table:formula="of:=IF([.D20]=[.E20];IF([.G20];IF([.C20]&lt;&gt;-1;-1;IF([.F20];[.H21];-1));[.D20]+1);IF([.D20]&lt;&gt;-1;[.D20];IF([.F20];[.H21];[.D20])))" office:value-type="float" office:value="24">
            <text:p>24</text:p>
          </table:table-cell>
          <table:table-cell table:formula="of:=IF([.C21]=-1;[.D21];IF([.D21]=-1;[.C21];IF(INDIRECT(CONCATENATE(&quot;R&quot;;[.C21];&quot;C&quot;;COLUMN([.A21]));0)&lt;=INDIRECT(CONCATENATE(&quot;R&quot;;[.D21];&quot;C&quot;;COLUMN([.A21]));0);[.C21];[.D21])))" office:value-type="float" office:value="20">
            <text:p>20</text:p>
          </table:table-cell>
          <table:table-cell table:formula="of:=IF([.C21]=-1;0=0;INDIRECT(CONCATENATE(&quot;R&quot;;[.C21];&quot;C&quot;;COLUMN([.B21]));0)&lt;&gt;INDIRECT(CONCATENATE(&quot;R&quot;;[.C21]+1;&quot;C&quot;;COLUMN([.B21]));0))" office:value-type="boolean" office:boolean-value="false">
            <text:p>FALSE</text:p>
          </table:table-cell>
          <table:table-cell table:formula="of:=IF([.D21]=-1;0=0;INDIRECT(CONCATENATE(&quot;R&quot;;[.D21];&quot;C&quot;;COLUMN([.B21]));0)&lt;&gt;INDIRECT(CONCATENATE(&quot;R&quot;;[.D21]+1;&quot;C&quot;;COLUMN([.B21]));0))" office:value-type="boolean" office:boolean-value="false">
            <text:p>FALSE</text:p>
          </table:table-cell>
          <table:table-cell table:formula="of:=IF(ISERROR(1+MATCH([.B21]+1;[.B$2:.B$31];0));-1;1+MATCH([.B21]+1;[.B$2:.B$31];0))" office:value-type="float" office:value="23">
            <text:p>23</text:p>
          </table:table-cell>
          <table:table-cell table:formula="of:=INDIRECT(CONCATENATE(&quot;R&quot;;[.E21];&quot;C&quot;;COLUMN([.A21]));0)" office:value-type="float" office:value="575">
            <text:p>575</text:p>
          </table:table-cell>
          <table:table-cell table:formula="of:=IF([.I21]&gt;=[.I20];[.J20];[.J20]+1)" office:value-type="float" office:value="5">
            <text:p>5</text:p>
          </table:table-cell>
        </table:table-row>
        <table:table-row table:style-name="ro2">
          <table:table-cell office:value-type="float" office:value="773">
            <text:p>773</text:p>
          </table:table-cell>
          <table:table-cell table:formula="of:=IF([.A22]&gt;=[.A21];[.B21];[.B21]+1)" office:value-type="float" office:value="9">
            <text:p>9</text:p>
          </table:table-cell>
          <table:table-cell table:formula="of:=IF([.C21]=[.E21];IF([.F21];IF([.D21]&lt;&gt;-1;-1;ROW([.B22]));[.C21]+1);IF([.C21]&lt;&gt;-1;[.C21];IF([.G21];ROW([.B22]);-1)))" office:value-type="float" office:value="21">
            <text:p>21</text:p>
          </table:table-cell>
          <table:table-cell table:formula="of:=IF([.D21]=[.E21];IF([.G21];IF([.C21]&lt;&gt;-1;-1;IF([.F21];[.H22];-1));[.D21]+1);IF([.D21]&lt;&gt;-1;[.D21];IF([.F21];[.H22];[.D21])))" office:value-type="float" office:value="24">
            <text:p>24</text:p>
          </table:table-cell>
          <table:table-cell table:formula="of:=IF([.C22]=-1;[.D22];IF([.D22]=-1;[.C22];IF(INDIRECT(CONCATENATE(&quot;R&quot;;[.C22];&quot;C&quot;;COLUMN([.A22]));0)&lt;=INDIRECT(CONCATENATE(&quot;R&quot;;[.D22];&quot;C&quot;;COLUMN([.A22]));0);[.C22];[.D22])))" office:value-type="float" office:value="21">
            <text:p>21</text:p>
          </table:table-cell>
          <table:table-cell table:formula="of:=IF([.C22]=-1;0=0;INDIRECT(CONCATENATE(&quot;R&quot;;[.C22];&quot;C&quot;;COLUMN([.B22]));0)&lt;&gt;INDIRECT(CONCATENATE(&quot;R&quot;;[.C22]+1;&quot;C&quot;;COLUMN([.B22]));0))" office:value-type="boolean" office:boolean-value="false">
            <text:p>FALSE</text:p>
          </table:table-cell>
          <table:table-cell table:formula="of:=IF([.D22]=-1;0=0;INDIRECT(CONCATENATE(&quot;R&quot;;[.D22];&quot;C&quot;;COLUMN([.B22]));0)&lt;&gt;INDIRECT(CONCATENATE(&quot;R&quot;;[.D22]+1;&quot;C&quot;;COLUMN([.B22]));0))" office:value-type="boolean" office:boolean-value="false">
            <text:p>FALSE</text:p>
          </table:table-cell>
          <table:table-cell table:formula="of:=IF(ISERROR(1+MATCH([.B22]+1;[.B$2:.B$31];0));-1;1+MATCH([.B22]+1;[.B$2:.B$31];0))" office:value-type="float" office:value="23">
            <text:p>23</text:p>
          </table:table-cell>
          <table:table-cell table:formula="of:=INDIRECT(CONCATENATE(&quot;R&quot;;[.E22];&quot;C&quot;;COLUMN([.A22]));0)" office:value-type="float" office:value="770">
            <text:p>770</text:p>
          </table:table-cell>
          <table:table-cell table:formula="of:=IF([.I22]&gt;=[.I21];[.J21];[.J21]+1)" office:value-type="float" office:value="5">
            <text:p>5</text:p>
          </table:table-cell>
        </table:table-row>
        <table:table-row table:style-name="ro2">
          <table:table-cell office:value-type="float" office:value="533">
            <text:p>533</text:p>
          </table:table-cell>
          <table:table-cell table:formula="of:=IF([.A23]&gt;=[.A22];[.B22];[.B22]+1)" office:value-type="float" office:value="10">
            <text:p>10</text:p>
          </table:table-cell>
          <table:table-cell table:formula="of:=IF([.C22]=[.E22];IF([.F22];IF([.D22]&lt;&gt;-1;-1;ROW([.B23]));[.C22]+1);IF([.C22]&lt;&gt;-1;[.C22];IF([.G22];ROW([.B23]);-1)))" office:value-type="float" office:value="22">
            <text:p>22</text:p>
          </table:table-cell>
          <table:table-cell table:formula="of:=IF([.D22]=[.E22];IF([.G22];IF([.C22]&lt;&gt;-1;-1;IF([.F22];[.H23];-1));[.D22]+1);IF([.D22]&lt;&gt;-1;[.D22];IF([.F22];[.H23];[.D22])))" office:value-type="float" office:value="24">
            <text:p>24</text:p>
          </table:table-cell>
          <table:table-cell table:formula="of:=IF([.C23]=-1;[.D23];IF([.D23]=-1;[.C23];IF(INDIRECT(CONCATENATE(&quot;R&quot;;[.C23];&quot;C&quot;;COLUMN([.A23]));0)&lt;=INDIRECT(CONCATENATE(&quot;R&quot;;[.D23];&quot;C&quot;;COLUMN([.A23]));0);[.C23];[.D23])))" office:value-type="float" office:value="22">
            <text:p>22</text:p>
          </table:table-cell>
          <table:table-cell table:formula="of:=IF([.C23]=-1;0=0;INDIRECT(CONCATENATE(&quot;R&quot;;[.C23];&quot;C&quot;;COLUMN([.B23]));0)&lt;&gt;INDIRECT(CONCATENATE(&quot;R&quot;;[.C23]+1;&quot;C&quot;;COLUMN([.B23]));0))" office:value-type="boolean" office:boolean-value="true">
            <text:p>TRUE</text:p>
          </table:table-cell>
          <table:table-cell table:formula="of:=IF([.D23]=-1;0=0;INDIRECT(CONCATENATE(&quot;R&quot;;[.D23];&quot;C&quot;;COLUMN([.B23]));0)&lt;&gt;INDIRECT(CONCATENATE(&quot;R&quot;;[.D23]+1;&quot;C&quot;;COLUMN([.B23]));0))" office:value-type="boolean" office:boolean-value="false">
            <text:p>FALSE</text:p>
          </table:table-cell>
          <table:table-cell table:formula="of:=IF(ISERROR(1+MATCH([.B23]+1;[.B$2:.B$31];0));-1;1+MATCH([.B23]+1;[.B$2:.B$31];0))" office:value-type="float" office:value="26">
            <text:p>26</text:p>
          </table:table-cell>
          <table:table-cell table:formula="of:=INDIRECT(CONCATENATE(&quot;R&quot;;[.E23];&quot;C&quot;;COLUMN([.A23]));0)" office:value-type="float" office:value="773">
            <text:p>773</text:p>
          </table:table-cell>
          <table:table-cell table:formula="of:=IF([.I23]&gt;=[.I22];[.J22];[.J22]+1)" office:value-type="float" office:value="5">
            <text:p>5</text:p>
          </table:table-cell>
        </table:table-row>
        <table:table-row table:style-name="ro2">
          <table:table-cell office:value-type="float" office:value="972">
            <text:p>972</text:p>
          </table:table-cell>
          <table:table-cell table:formula="of:=IF([.A24]&gt;=[.A23];[.B23];[.B23]+1)" office:value-type="float" office:value="10">
            <text:p>10</text:p>
          </table:table-cell>
          <table:table-cell table:formula="of:=IF([.C23]=[.E23];IF([.F23];IF([.D23]&lt;&gt;-1;-1;ROW([.B24]));[.C23]+1);IF([.C23]&lt;&gt;-1;[.C23];IF([.G23];ROW([.B24]);-1)))" office:value-type="float" office:value="-1">
            <text:p>-1</text:p>
          </table:table-cell>
          <table:table-cell table:formula="of:=IF([.D23]=[.E23];IF([.G23];IF([.C23]&lt;&gt;-1;-1;IF([.F23];[.H24];-1));[.D23]+1);IF([.D23]&lt;&gt;-1;[.D23];IF([.F23];[.H24];[.D23])))" office:value-type="float" office:value="24">
            <text:p>24</text:p>
          </table:table-cell>
          <table:table-cell table:formula="of:=IF([.C24]=-1;[.D24];IF([.D24]=-1;[.C24];IF(INDIRECT(CONCATENATE(&quot;R&quot;;[.C24];&quot;C&quot;;COLUMN([.A24]));0)&lt;=INDIRECT(CONCATENATE(&quot;R&quot;;[.D24];&quot;C&quot;;COLUMN([.A24]));0);[.C24];[.D24])))" office:value-type="float" office:value="24">
            <text:p>24</text:p>
          </table:table-cell>
          <table:table-cell table:formula="of:=IF([.C24]=-1;0=0;INDIRECT(CONCATENATE(&quot;R&quot;;[.C24];&quot;C&quot;;COLUMN([.B24]));0)&lt;&gt;INDIRECT(CONCATENATE(&quot;R&quot;;[.C24]+1;&quot;C&quot;;COLUMN([.B24]));0))" office:value-type="boolean" office:boolean-value="true">
            <text:p>TRUE</text:p>
          </table:table-cell>
          <table:table-cell table:formula="of:=IF([.D24]=-1;0=0;INDIRECT(CONCATENATE(&quot;R&quot;;[.D24];&quot;C&quot;;COLUMN([.B24]));0)&lt;&gt;INDIRECT(CONCATENATE(&quot;R&quot;;[.D24]+1;&quot;C&quot;;COLUMN([.B24]));0))" office:value-type="boolean" office:boolean-value="false">
            <text:p>FALSE</text:p>
          </table:table-cell>
          <table:table-cell table:formula="of:=IF(ISERROR(1+MATCH([.B24]+1;[.B$2:.B$31];0));-1;1+MATCH([.B24]+1;[.B$2:.B$31];0))" office:value-type="float" office:value="26">
            <text:p>26</text:p>
          </table:table-cell>
          <table:table-cell table:formula="of:=INDIRECT(CONCATENATE(&quot;R&quot;;[.E24];&quot;C&quot;;COLUMN([.A24]));0)" office:value-type="float" office:value="972">
            <text:p>972</text:p>
          </table:table-cell>
          <table:table-cell table:formula="of:=IF([.I24]&gt;=[.I23];[.J23];[.J23]+1)" office:value-type="float" office:value="5">
            <text:p>5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table:formula="of:=IF([.A25]&gt;=[.A24];[.B24];[.B24]+1)" office:value-type="float" office:value="10">
            <text:p>10</text:p>
          </table:table-cell>
          <table:table-cell table:formula="of:=IF([.C24]=[.E24];IF([.F24];IF([.D24]&lt;&gt;-1;-1;ROW([.B25]));[.C24]+1);IF([.C24]&lt;&gt;-1;[.C24];IF([.G24];ROW([.B25]);-1)))" office:value-type="float" office:value="-1">
            <text:p>-1</text:p>
          </table:table-cell>
          <table:table-cell table:formula="of:=IF([.D24]=[.E24];IF([.G24];IF([.C24]&lt;&gt;-1;-1;IF([.F24];[.H25];-1));[.D24]+1);IF([.D24]&lt;&gt;-1;[.D24];IF([.F24];[.H25];[.D24])))" office:value-type="float" office:value="25">
            <text:p>25</text:p>
          </table:table-cell>
          <table:table-cell table:formula="of:=IF([.C25]=-1;[.D25];IF([.D25]=-1;[.C25];IF(INDIRECT(CONCATENATE(&quot;R&quot;;[.C25];&quot;C&quot;;COLUMN([.A25]));0)&lt;=INDIRECT(CONCATENATE(&quot;R&quot;;[.D25];&quot;C&quot;;COLUMN([.A25]));0);[.C25];[.D25])))" office:value-type="float" office:value="25">
            <text:p>25</text:p>
          </table:table-cell>
          <table:table-cell table:formula="of:=IF([.C25]=-1;0=0;INDIRECT(CONCATENATE(&quot;R&quot;;[.C25];&quot;C&quot;;COLUMN([.B25]));0)&lt;&gt;INDIRECT(CONCATENATE(&quot;R&quot;;[.C25]+1;&quot;C&quot;;COLUMN([.B25]));0))" office:value-type="boolean" office:boolean-value="true">
            <text:p>TRUE</text:p>
          </table:table-cell>
          <table:table-cell table:formula="of:=IF([.D25]=-1;0=0;INDIRECT(CONCATENATE(&quot;R&quot;;[.D25];&quot;C&quot;;COLUMN([.B25]));0)&lt;&gt;INDIRECT(CONCATENATE(&quot;R&quot;;[.D25]+1;&quot;C&quot;;COLUMN([.B25]));0))" office:value-type="boolean" office:boolean-value="true">
            <text:p>TRUE</text:p>
          </table:table-cell>
          <table:table-cell table:formula="of:=IF(ISERROR(1+MATCH([.B25]+1;[.B$2:.B$31];0));-1;1+MATCH([.B25]+1;[.B$2:.B$31];0))" office:value-type="float" office:value="26">
            <text:p>26</text:p>
          </table:table-cell>
          <table:table-cell table:formula="of:=INDIRECT(CONCATENATE(&quot;R&quot;;[.E25];&quot;C&quot;;COLUMN([.A25]));0)" office:value-type="float" office:value="998">
            <text:p>998</text:p>
          </table:table-cell>
          <table:table-cell table:formula="of:=IF([.I25]&gt;=[.I24];[.J24];[.J24]+1)" office:value-type="float" office:value="5">
            <text:p>5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table:formula="of:=IF([.A26]&gt;=[.A25];[.B25];[.B25]+1)" office:value-type="float" office:value="11">
            <text:p>11</text:p>
          </table:table-cell>
          <table:table-cell table:formula="of:=IF([.C25]=[.E25];IF([.F25];IF([.D25]&lt;&gt;-1;-1;ROW([.B26]));[.C25]+1);IF([.C25]&lt;&gt;-1;[.C25];IF([.G25];ROW([.B26]);-1)))" office:value-type="float" office:value="26">
            <text:p>26</text:p>
          </table:table-cell>
          <table:table-cell table:formula="of:=IF([.D25]=[.E25];IF([.G25];IF([.C25]&lt;&gt;-1;-1;IF([.F25];[.H26];-1));[.D25]+1);IF([.D25]&lt;&gt;-1;[.D25];IF([.F25];[.H26];[.D25])))" office:value-type="float" office:value="27">
            <text:p>27</text:p>
          </table:table-cell>
          <table:table-cell table:formula="of:=IF([.C26]=-1;[.D26];IF([.D26]=-1;[.C26];IF(INDIRECT(CONCATENATE(&quot;R&quot;;[.C26];&quot;C&quot;;COLUMN([.A26]));0)&lt;=INDIRECT(CONCATENATE(&quot;R&quot;;[.D26];&quot;C&quot;;COLUMN([.A26]));0);[.C26];[.D26])))" office:value-type="float" office:value="27">
            <text:p>27</text:p>
          </table:table-cell>
          <table:table-cell table:formula="of:=IF([.C26]=-1;0=0;INDIRECT(CONCATENATE(&quot;R&quot;;[.C26];&quot;C&quot;;COLUMN([.B26]));0)&lt;&gt;INDIRECT(CONCATENATE(&quot;R&quot;;[.C26]+1;&quot;C&quot;;COLUMN([.B26]));0))" office:value-type="boolean" office:boolean-value="true">
            <text:p>TRUE</text:p>
          </table:table-cell>
          <table:table-cell table:formula="of:=IF([.D26]=-1;0=0;INDIRECT(CONCATENATE(&quot;R&quot;;[.D26];&quot;C&quot;;COLUMN([.B26]));0)&lt;&gt;INDIRECT(CONCATENATE(&quot;R&quot;;[.D26]+1;&quot;C&quot;;COLUMN([.B26]));0))" office:value-type="boolean" office:boolean-value="false">
            <text:p>FALSE</text:p>
          </table:table-cell>
          <table:table-cell table:formula="of:=IF(ISERROR(1+MATCH([.B26]+1;[.B$2:.B$31];0));-1;1+MATCH([.B26]+1;[.B$2:.B$31];0))" office:value-type="float" office:value="27">
            <text:p>27</text:p>
          </table:table-cell>
          <table:table-cell table:formula="of:=INDIRECT(CONCATENATE(&quot;R&quot;;[.E26];&quot;C&quot;;COLUMN([.A26]));0)" office:value-type="float" office:value="184">
            <text:p>184</text:p>
          </table:table-cell>
          <table:table-cell table:formula="of:=IF([.I26]&gt;=[.I25];[.J25];[.J25]+1)" office:value-type="float" office:value="6">
            <text:p>6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formula="of:=IF([.A27]&gt;=[.A26];[.B26];[.B26]+1)" office:value-type="float" office:value="12">
            <text:p>12</text:p>
          </table:table-cell>
          <table:table-cell table:formula="of:=IF([.C26]=[.E26];IF([.F26];IF([.D26]&lt;&gt;-1;-1;ROW([.B27]));[.C26]+1);IF([.C26]&lt;&gt;-1;[.C26];IF([.G26];ROW([.B27]);-1)))" office:value-type="float" office:value="26">
            <text:p>26</text:p>
          </table:table-cell>
          <table:table-cell table:formula="of:=IF([.D26]=[.E26];IF([.G26];IF([.C26]&lt;&gt;-1;-1;IF([.F26];[.H27];-1));[.D26]+1);IF([.D26]&lt;&gt;-1;[.D26];IF([.F26];[.H27];[.D26])))" office:value-type="float" office:value="28">
            <text:p>28</text:p>
          </table:table-cell>
          <table:table-cell table:formula="of:=IF([.C27]=-1;[.D27];IF([.D27]=-1;[.C27];IF(INDIRECT(CONCATENATE(&quot;R&quot;;[.C27];&quot;C&quot;;COLUMN([.A27]));0)&lt;=INDIRECT(CONCATENATE(&quot;R&quot;;[.D27];&quot;C&quot;;COLUMN([.A27]));0);[.C27];[.D27])))" office:value-type="float" office:value="26">
            <text:p>26</text:p>
          </table:table-cell>
          <table:table-cell table:formula="of:=IF([.C27]=-1;0=0;INDIRECT(CONCATENATE(&quot;R&quot;;[.C27];&quot;C&quot;;COLUMN([.B27]));0)&lt;&gt;INDIRECT(CONCATENATE(&quot;R&quot;;[.C27]+1;&quot;C&quot;;COLUMN([.B27]));0))" office:value-type="boolean" office:boolean-value="true">
            <text:p>TRUE</text:p>
          </table:table-cell>
          <table:table-cell table:formula="of:=IF([.D27]=-1;0=0;INDIRECT(CONCATENATE(&quot;R&quot;;[.D27];&quot;C&quot;;COLUMN([.B27]));0)&lt;&gt;INDIRECT(CONCATENATE(&quot;R&quot;;[.D27]+1;&quot;C&quot;;COLUMN([.B27]));0))" office:value-type="boolean" office:boolean-value="true">
            <text:p>TRUE</text:p>
          </table:table-cell>
          <table:table-cell table:formula="of:=IF(ISERROR(1+MATCH([.B27]+1;[.B$2:.B$31];0));-1;1+MATCH([.B27]+1;[.B$2:.B$31];0))" office:value-type="float" office:value="29">
            <text:p>29</text:p>
          </table:table-cell>
          <table:table-cell table:formula="of:=INDIRECT(CONCATENATE(&quot;R&quot;;[.E27];&quot;C&quot;;COLUMN([.A27]));0)" office:value-type="float" office:value="357">
            <text:p>357</text:p>
          </table:table-cell>
          <table:table-cell table:formula="of:=IF([.I27]&gt;=[.I26];[.J26];[.J26]+1)" office:value-type="float" office:value="6">
            <text:p>6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table:formula="of:=IF([.A28]&gt;=[.A27];[.B27];[.B27]+1)" office:value-type="float" office:value="12">
            <text:p>12</text:p>
          </table:table-cell>
          <table:table-cell table:formula="of:=IF([.C27]=[.E27];IF([.F27];IF([.D27]&lt;&gt;-1;-1;ROW([.B28]));[.C27]+1);IF([.C27]&lt;&gt;-1;[.C27];IF([.G27];ROW([.B28]);-1)))" office:value-type="float" office:value="-1">
            <text:p>-1</text:p>
          </table:table-cell>
          <table:table-cell table:formula="of:=IF([.D27]=[.E27];IF([.G27];IF([.C27]&lt;&gt;-1;-1;IF([.F27];[.H28];-1));[.D27]+1);IF([.D27]&lt;&gt;-1;[.D27];IF([.F27];[.H28];[.D27])))" office:value-type="float" office:value="28">
            <text:p>28</text:p>
          </table:table-cell>
          <table:table-cell table:formula="of:=IF([.C28]=-1;[.D28];IF([.D28]=-1;[.C28];IF(INDIRECT(CONCATENATE(&quot;R&quot;;[.C28];&quot;C&quot;;COLUMN([.A28]));0)&lt;=INDIRECT(CONCATENATE(&quot;R&quot;;[.D28];&quot;C&quot;;COLUMN([.A28]));0);[.C28];[.D28])))" office:value-type="float" office:value="28">
            <text:p>28</text:p>
          </table:table-cell>
          <table:table-cell table:formula="of:=IF([.C28]=-1;0=0;INDIRECT(CONCATENATE(&quot;R&quot;;[.C28];&quot;C&quot;;COLUMN([.B28]));0)&lt;&gt;INDIRECT(CONCATENATE(&quot;R&quot;;[.C28]+1;&quot;C&quot;;COLUMN([.B28]));0))" office:value-type="boolean" office:boolean-value="true">
            <text:p>TRUE</text:p>
          </table:table-cell>
          <table:table-cell table:formula="of:=IF([.D28]=-1;0=0;INDIRECT(CONCATENATE(&quot;R&quot;;[.D28];&quot;C&quot;;COLUMN([.B28]));0)&lt;&gt;INDIRECT(CONCATENATE(&quot;R&quot;;[.D28]+1;&quot;C&quot;;COLUMN([.B28]));0))" office:value-type="boolean" office:boolean-value="true">
            <text:p>TRUE</text:p>
          </table:table-cell>
          <table:table-cell table:formula="of:=IF(ISERROR(1+MATCH([.B28]+1;[.B$2:.B$31];0));-1;1+MATCH([.B28]+1;[.B$2:.B$31];0))" office:value-type="float" office:value="29">
            <text:p>29</text:p>
          </table:table-cell>
          <table:table-cell table:formula="of:=INDIRECT(CONCATENATE(&quot;R&quot;;[.E28];&quot;C&quot;;COLUMN([.A28]));0)" office:value-type="float" office:value="372">
            <text:p>372</text:p>
          </table:table-cell>
          <table:table-cell table:formula="of:=IF([.I28]&gt;=[.I27];[.J27];[.J27]+1)" office:value-type="float" office:value="6">
            <text:p>6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IF([.A29]&gt;=[.A28];[.B28];[.B28]+1)" office:value-type="float" office:value="13">
            <text:p>13</text:p>
          </table:table-cell>
          <table:table-cell table:formula="of:=IF([.C28]=[.E28];IF([.F28];IF([.D28]&lt;&gt;-1;-1;ROW([.B29]));[.C28]+1);IF([.C28]&lt;&gt;-1;[.C28];IF([.G28];ROW([.B29]);-1)))" office:value-type="float" office:value="29">
            <text:p>29</text:p>
          </table:table-cell>
          <table:table-cell table:formula="of:=IF([.D28]=[.E28];IF([.G28];IF([.C28]&lt;&gt;-1;-1;IF([.F28];[.H29];-1));[.D28]+1);IF([.D28]&lt;&gt;-1;[.D28];IF([.F28];[.H29];[.D28])))" office:value-type="float" office:value="30">
            <text:p>30</text:p>
          </table:table-cell>
          <table:table-cell table:formula="of:=IF([.C29]=-1;[.D29];IF([.D29]=-1;[.C29];IF(INDIRECT(CONCATENATE(&quot;R&quot;;[.C29];&quot;C&quot;;COLUMN([.A29]));0)&lt;=INDIRECT(CONCATENATE(&quot;R&quot;;[.D29];&quot;C&quot;;COLUMN([.A29]));0);[.C29];[.D29])))" office:value-type="float" office:value="30">
            <text:p>30</text:p>
          </table:table-cell>
          <table:table-cell table:formula="of:=IF([.C29]=-1;0=0;INDIRECT(CONCATENATE(&quot;R&quot;;[.C29];&quot;C&quot;;COLUMN([.B29]));0)&lt;&gt;INDIRECT(CONCATENATE(&quot;R&quot;;[.C29]+1;&quot;C&quot;;COLUMN([.B29]));0))" office:value-type="boolean" office:boolean-value="true">
            <text:p>TRUE</text:p>
          </table:table-cell>
          <table:table-cell table:formula="of:=IF([.D29]=-1;0=0;INDIRECT(CONCATENATE(&quot;R&quot;;[.D29];&quot;C&quot;;COLUMN([.B29]));0)&lt;&gt;INDIRECT(CONCATENATE(&quot;R&quot;;[.D29]+1;&quot;C&quot;;COLUMN([.B29]));0))" office:value-type="boolean" office:boolean-value="false">
            <text:p>FALSE</text:p>
          </table:table-cell>
          <table:table-cell table:formula="of:=IF(ISERROR(1+MATCH([.B29]+1;[.B$2:.B$31];0));-1;1+MATCH([.B29]+1;[.B$2:.B$31];0))" office:value-type="float" office:value="30">
            <text:p>30</text:p>
          </table:table-cell>
          <table:table-cell table:formula="of:=INDIRECT(CONCATENATE(&quot;R&quot;;[.E29];&quot;C&quot;;COLUMN([.A29]));0)" office:value-type="float" office:value="62">
            <text:p>62</text:p>
          </table:table-cell>
          <table:table-cell table:formula="of:=IF([.I29]&gt;=[.I28];[.J28];[.J28]+1)" office:value-type="float" office:value="7">
            <text:p>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IF([.A30]&gt;=[.A29];[.B29];[.B29]+1)" office:value-type="float" office:value="14">
            <text:p>14</text:p>
          </table:table-cell>
          <table:table-cell table:formula="of:=IF([.C29]=[.E29];IF([.F29];IF([.D29]&lt;&gt;-1;-1;ROW([.B30]));[.C29]+1);IF([.C29]&lt;&gt;-1;[.C29];IF([.G29];ROW([.B30]);-1)))" office:value-type="float" office:value="29">
            <text:p>29</text:p>
          </table:table-cell>
          <table:table-cell table:formula="of:=IF([.D29]=[.E29];IF([.G29];IF([.C29]&lt;&gt;-1;-1;IF([.F29];[.H30];-1));[.D29]+1);IF([.D29]&lt;&gt;-1;[.D29];IF([.F29];[.H30];[.D29])))" office:value-type="float" office:value="31">
            <text:p>31</text:p>
          </table:table-cell>
          <table:table-cell table:formula="of:=IF([.C30]=-1;[.D30];IF([.D30]=-1;[.C30];IF(INDIRECT(CONCATENATE(&quot;R&quot;;[.C30];&quot;C&quot;;COLUMN([.A30]));0)&lt;=INDIRECT(CONCATENATE(&quot;R&quot;;[.D30];&quot;C&quot;;COLUMN([.A30]));0);[.C30];[.D30])))" office:value-type="float" office:value="29">
            <text:p>29</text:p>
          </table:table-cell>
          <table:table-cell table:formula="of:=IF([.C30]=-1;0=0;INDIRECT(CONCATENATE(&quot;R&quot;;[.C30];&quot;C&quot;;COLUMN([.B30]));0)&lt;&gt;INDIRECT(CONCATENATE(&quot;R&quot;;[.C30]+1;&quot;C&quot;;COLUMN([.B30]));0))" office:value-type="boolean" office:boolean-value="true">
            <text:p>TRUE</text:p>
          </table:table-cell>
          <table:table-cell table:formula="of:=IF([.D30]=-1;0=0;INDIRECT(CONCATENATE(&quot;R&quot;;[.D30];&quot;C&quot;;COLUMN([.B30]));0)&lt;&gt;INDIRECT(CONCATENATE(&quot;R&quot;;[.D30]+1;&quot;C&quot;;COLUMN([.B30]));0))" office:value-type="boolean" office:boolean-value="true">
            <text:p>TRUE</text:p>
          </table:table-cell>
          <table:table-cell table:formula="of:=IF(ISERROR(1+MATCH([.B30]+1;[.B$2:.B$31];0));-1;1+MATCH([.B30]+1;[.B$2:.B$31];0))" office:value-type="float" office:value="-1">
            <text:p>-1</text:p>
          </table:table-cell>
          <table:table-cell table:formula="of:=INDIRECT(CONCATENATE(&quot;R&quot;;[.E30];&quot;C&quot;;COLUMN([.A30]));0)" office:value-type="float" office:value="219">
            <text:p>219</text:p>
          </table:table-cell>
          <table:table-cell table:formula="of:=IF([.I30]&gt;=[.I29];[.J29];[.J29]+1)" office:value-type="float" office:value="7">
            <text:p>7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table:formula="of:=IF([.A31]&gt;=[.A30];[.B30];[.B30]+1)" office:value-type="float" office:value="14">
            <text:p>14</text:p>
          </table:table-cell>
          <table:table-cell table:formula="of:=IF([.C30]=[.E30];IF([.F30];IF([.D30]&lt;&gt;-1;-1;ROW([.B31]));[.C30]+1);IF([.C30]&lt;&gt;-1;[.C30];IF([.G30];ROW([.B31]);-1)))" office:value-type="float" office:value="-1">
            <text:p>-1</text:p>
          </table:table-cell>
          <table:table-cell table:formula="of:=IF([.D30]=[.E30];IF([.G30];IF([.C30]&lt;&gt;-1;-1;IF([.F30];[.H31];-1));[.D30]+1);IF([.D30]&lt;&gt;-1;[.D30];IF([.F30];[.H31];[.D30])))" office:value-type="float" office:value="31">
            <text:p>31</text:p>
          </table:table-cell>
          <table:table-cell table:formula="of:=IF([.C31]=-1;[.D31];IF([.D31]=-1;[.C31];IF(INDIRECT(CONCATENATE(&quot;R&quot;;[.C31];&quot;C&quot;;COLUMN([.A31]));0)&lt;=INDIRECT(CONCATENATE(&quot;R&quot;;[.D31];&quot;C&quot;;COLUMN([.A31]));0);[.C31];[.D31])))" office:value-type="float" office:value="31">
            <text:p>31</text:p>
          </table:table-cell>
          <table:table-cell table:formula="of:=IF([.C31]=-1;0=0;INDIRECT(CONCATENATE(&quot;R&quot;;[.C31];&quot;C&quot;;COLUMN([.B31]));0)&lt;&gt;INDIRECT(CONCATENATE(&quot;R&quot;;[.C31]+1;&quot;C&quot;;COLUMN([.B31]));0))" office:value-type="boolean" office:boolean-value="true">
            <text:p>TRUE</text:p>
          </table:table-cell>
          <table:table-cell table:formula="of:=IF([.D31]=-1;0=0;INDIRECT(CONCATENATE(&quot;R&quot;;[.D31];&quot;C&quot;;COLUMN([.B31]));0)&lt;&gt;INDIRECT(CONCATENATE(&quot;R&quot;;[.D31]+1;&quot;C&quot;;COLUMN([.B31]));0))" office:value-type="boolean" office:boolean-value="true">
            <text:p>TRUE</text:p>
          </table:table-cell>
          <table:table-cell table:formula="of:=IF(ISERROR(1+MATCH([.B31]+1;[.B$2:.B$31];0));-1;1+MATCH([.B31]+1;[.B$2:.B$31];0))" office:value-type="float" office:value="-1">
            <text:p>-1</text:p>
          </table:table-cell>
          <table:table-cell table:formula="of:=INDIRECT(CONCATENATE(&quot;R&quot;;[.E31];&quot;C&quot;;COLUMN([.A31]));0)" office:value-type="float" office:value="354">
            <text:p>354</text:p>
          </table:table-cell>
          <table:table-cell table:formula="of:=IF([.I31]&gt;=[.I30];[.J30];[.J30]+1)" office:value-type="float" office:value="7">
            <text:p>7</text:p>
          </table:table-cell>
        </table:table-row>
      </table:table>
      <table:table table:name="Planilha1_2" table:style-name="ta1" table:print="false">
        <table:table-column table:style-name="co9" table:default-cell-style-name="ce3"/>
        <table:table-column table:style-name="co8" table:number-columns-repeated="3" table:default-cell-style-name="Default"/>
        <table:table-row table:style-name="ro1">
          <table:table-cell table:style-name="Default"/>
          <table:table-cell office:value-type="string">
            <text:p>bloco</text:p>
          </table:table-cell>
          <table:table-cell table:number-columns-repeated="2"/>
        </table:table-row>
        <table:table-row table:style-name="ro2">
          <table:table-cell table:formula="of:=RANDBETWEEN(0;1000)" office:value-type="float" office:value="655">
            <text:p>655</text:p>
          </table:table-cell>
          <table:table-cell office:value-type="float" office:value="1">
            <text:p>1</text:p>
          </table:table-cell>
          <table:table-cell/>
          <table:table-cell office:value-type="float" office:value="63">
            <text:p>63</text:p>
          </table:table-cell>
        </table:table-row>
        <table:table-row table:style-name="ro2">
          <table:table-cell table:formula="of:=RANDBETWEEN(0;1000)" office:value-type="float" office:value="267">
            <text:p>267</text:p>
          </table:table-cell>
          <table:table-cell table:formula="of:=IF([.A3]&gt;=[.A2];[.B2];[.B2]+1)" office:value-type="float" office:value="2">
            <text:p>2</text:p>
          </table:table-cell>
          <table:table-cell/>
          <table:table-cell office:value-type="float" office:value="193">
            <text:p>193</text:p>
          </table:table-cell>
        </table:table-row>
        <table:table-row table:style-name="ro2">
          <table:table-cell table:formula="of:=RANDBETWEEN(0;1000)" office:value-type="float" office:value="84">
            <text:p>84</text:p>
          </table:table-cell>
          <table:table-cell table:formula="of:=IF([.A4]&gt;=[.A3];[.B3];[.B3]+1)" office:value-type="float" office:value="3">
            <text:p>3</text:p>
          </table:table-cell>
          <table:table-cell/>
          <table:table-cell office:value-type="float" office:value="438">
            <text:p>438</text:p>
          </table:table-cell>
        </table:table-row>
        <table:table-row table:style-name="ro2">
          <table:table-cell table:formula="of:=RANDBETWEEN(0;1000)" office:value-type="float" office:value="686">
            <text:p>686</text:p>
          </table:table-cell>
          <table:table-cell table:formula="of:=IF([.A5]&gt;=[.A4];[.B4];[.B4]+1)" office:value-type="float" office:value="3">
            <text:p>3</text:p>
          </table:table-cell>
          <table:table-cell/>
          <table:table-cell office:value-type="float" office:value="241">
            <text:p>241</text:p>
          </table:table-cell>
        </table:table-row>
        <table:table-row table:style-name="ro2">
          <table:table-cell table:formula="of:=RANDBETWEEN(0;1000)" office:value-type="float" office:value="34">
            <text:p>34</text:p>
          </table:table-cell>
          <table:table-cell table:formula="of:=IF([.A6]&gt;=[.A5];[.B5];[.B5]+1)" office:value-type="float" office:value="4">
            <text:p>4</text:p>
          </table:table-cell>
          <table:table-cell/>
          <table:table-cell office:value-type="float" office:value="372">
            <text:p>372</text:p>
          </table:table-cell>
        </table:table-row>
        <table:table-row table:style-name="ro2">
          <table:table-cell table:formula="of:=RANDBETWEEN(0;1000)" office:value-type="float" office:value="792">
            <text:p>792</text:p>
          </table:table-cell>
          <table:table-cell table:formula="of:=IF([.A7]&gt;=[.A6];[.B6];[.B6]+1)" office:value-type="float" office:value="4">
            <text:p>4</text:p>
          </table:table-cell>
          <table:table-cell/>
          <table:table-cell office:value-type="float" office:value="237">
            <text:p>237</text:p>
          </table:table-cell>
        </table:table-row>
        <table:table-row table:style-name="ro2">
          <table:table-cell table:formula="of:=RANDBETWEEN(0;1000)" office:value-type="float" office:value="88">
            <text:p>88</text:p>
          </table:table-cell>
          <table:table-cell table:formula="of:=IF([.A8]&gt;=[.A7];[.B7];[.B7]+1)" office:value-type="float" office:value="5">
            <text:p>5</text:p>
          </table:table-cell>
          <table:table-cell/>
          <table:table-cell office:value-type="float" office:value="942">
            <text:p>942</text:p>
          </table:table-cell>
        </table:table-row>
        <table:table-row table:style-name="ro2">
          <table:table-cell table:formula="of:=RANDBETWEEN(0;1000)" office:value-type="float" office:value="591">
            <text:p>591</text:p>
          </table:table-cell>
          <table:table-cell table:formula="of:=IF([.A9]&gt;=[.A8];[.B8];[.B8]+1)" office:value-type="float" office:value="5">
            <text:p>5</text:p>
          </table:table-cell>
          <table:table-cell/>
          <table:table-cell office:value-type="float" office:value="521">
            <text:p>521</text:p>
          </table:table-cell>
        </table:table-row>
        <table:table-row table:style-name="ro2">
          <table:table-cell table:formula="of:=RANDBETWEEN(0;1000)" office:value-type="float" office:value="96">
            <text:p>96</text:p>
          </table:table-cell>
          <table:table-cell table:formula="of:=IF([.A10]&gt;=[.A9];[.B9];[.B9]+1)" office:value-type="float" office:value="6">
            <text:p>6</text:p>
          </table:table-cell>
          <table:table-cell/>
          <table:table-cell office:value-type="float" office:value="574">
            <text:p>574</text:p>
          </table:table-cell>
        </table:table-row>
        <table:table-row table:style-name="ro2">
          <table:table-cell table:formula="of:=RANDBETWEEN(0;1000)" office:value-type="float" office:value="509">
            <text:p>509</text:p>
          </table:table-cell>
          <table:table-cell table:formula="of:=IF([.A11]&gt;=[.A10];[.B10];[.B10]+1)" office:value-type="float" office:value="6">
            <text:p>6</text:p>
          </table:table-cell>
          <table:table-cell/>
          <table:table-cell office:value-type="float" office:value="456">
            <text:p>456</text:p>
          </table:table-cell>
        </table:table-row>
        <table:table-row table:style-name="ro2">
          <table:table-cell table:formula="of:=RANDBETWEEN(0;1000)" office:value-type="float" office:value="233">
            <text:p>233</text:p>
          </table:table-cell>
          <table:table-cell table:formula="of:=IF([.A12]&gt;=[.A11];[.B11];[.B11]+1)" office:value-type="float" office:value="7">
            <text:p>7</text:p>
          </table:table-cell>
          <table:table-cell/>
          <table:table-cell office:value-type="float" office:value="829">
            <text:p>829</text:p>
          </table:table-cell>
        </table:table-row>
        <table:table-row table:style-name="ro2">
          <table:table-cell table:formula="of:=RANDBETWEEN(0;1000)" office:value-type="float" office:value="424">
            <text:p>424</text:p>
          </table:table-cell>
          <table:table-cell table:formula="of:=IF([.A13]&gt;=[.A12];[.B12];[.B12]+1)" office:value-type="float" office:value="7">
            <text:p>7</text:p>
          </table:table-cell>
          <table:table-cell/>
          <table:table-cell office:value-type="float" office:value="588">
            <text:p>588</text:p>
          </table:table-cell>
        </table:table-row>
        <table:table-row table:style-name="ro2">
          <table:table-cell table:formula="of:=RANDBETWEEN(0;1000)" office:value-type="float" office:value="262">
            <text:p>262</text:p>
          </table:table-cell>
          <table:table-cell table:formula="of:=IF([.A14]&gt;=[.A13];[.B13];[.B13]+1)" office:value-type="float" office:value="8">
            <text:p>8</text:p>
          </table:table-cell>
          <table:table-cell/>
          <table:table-cell office:value-type="float" office:value="659">
            <text:p>659</text:p>
          </table:table-cell>
        </table:table-row>
        <table:table-row table:style-name="ro2">
          <table:table-cell table:formula="of:=RANDBETWEEN(0;1000)" office:value-type="float" office:value="556">
            <text:p>556</text:p>
          </table:table-cell>
          <table:table-cell table:formula="of:=IF([.A15]&gt;=[.A14];[.B14];[.B14]+1)" office:value-type="float" office:value="8">
            <text:p>8</text:p>
          </table:table-cell>
          <table:table-cell/>
          <table:table-cell office:value-type="float" office:value="274">
            <text:p>274</text:p>
          </table:table-cell>
        </table:table-row>
        <table:table-row table:style-name="ro2">
          <table:table-cell table:formula="of:=RANDBETWEEN(0;1000)" office:value-type="float" office:value="948">
            <text:p>948</text:p>
          </table:table-cell>
          <table:table-cell table:formula="of:=IF([.A16]&gt;=[.A15];[.B15];[.B15]+1)" office:value-type="float" office:value="8">
            <text:p>8</text:p>
          </table:table-cell>
          <table:table-cell/>
          <table:table-cell office:value-type="float" office:value="732">
            <text:p>732</text:p>
          </table:table-cell>
        </table:table-row>
        <table:table-row table:style-name="ro2">
          <table:table-cell table:formula="of:=RANDBETWEEN(0;1000)" office:value-type="float" office:value="133">
            <text:p>133</text:p>
          </table:table-cell>
          <table:table-cell table:formula="of:=IF([.A17]&gt;=[.A16];[.B16];[.B16]+1)" office:value-type="float" office:value="9">
            <text:p>9</text:p>
          </table:table-cell>
          <table:table-cell/>
          <table:table-cell office:value-type="float" office:value="90">
            <text:p>90</text:p>
          </table:table-cell>
        </table:table-row>
        <table:table-row table:style-name="ro2">
          <table:table-cell table:formula="of:=RANDBETWEEN(0;1000)" office:value-type="float" office:value="132">
            <text:p>132</text:p>
          </table:table-cell>
          <table:table-cell table:formula="of:=IF([.A18]&gt;=[.A17];[.B17];[.B17]+1)" office:value-type="float" office:value="10">
            <text:p>10</text:p>
          </table:table-cell>
          <table:table-cell/>
          <table:table-cell office:value-type="float" office:value="290">
            <text:p>290</text:p>
          </table:table-cell>
        </table:table-row>
        <table:table-row table:style-name="ro2">
          <table:table-cell table:formula="of:=RANDBETWEEN(0;1000)" office:value-type="float" office:value="670">
            <text:p>670</text:p>
          </table:table-cell>
          <table:table-cell table:formula="of:=IF([.A19]&gt;=[.A18];[.B18];[.B18]+1)" office:value-type="float" office:value="10">
            <text:p>10</text:p>
          </table:table-cell>
          <table:table-cell/>
          <table:table-cell office:value-type="float" office:value="960">
            <text:p>960</text:p>
          </table:table-cell>
        </table:table-row>
        <table:table-row table:style-name="ro2">
          <table:table-cell table:formula="of:=RANDBETWEEN(0;1000)" office:value-type="float" office:value="998">
            <text:p>998</text:p>
          </table:table-cell>
          <table:table-cell table:formula="of:=IF([.A20]&gt;=[.A19];[.B19];[.B19]+1)" office:value-type="float" office:value="10">
            <text:p>10</text:p>
          </table:table-cell>
          <table:table-cell/>
          <table:table-cell office:value-type="float" office:value="575">
            <text:p>575</text:p>
          </table:table-cell>
        </table:table-row>
        <table:table-row table:style-name="ro2">
          <table:table-cell table:formula="of:=RANDBETWEEN(0;1000)" office:value-type="float" office:value="114">
            <text:p>114</text:p>
          </table:table-cell>
          <table:table-cell table:formula="of:=IF([.A21]&gt;=[.A20];[.B20];[.B20]+1)" office:value-type="float" office:value="11">
            <text:p>11</text:p>
          </table:table-cell>
          <table:table-cell/>
          <table:table-cell office:value-type="float" office:value="770">
            <text:p>770</text:p>
          </table:table-cell>
        </table:table-row>
        <table:table-row table:style-name="ro2">
          <table:table-cell table:formula="of:=RANDBETWEEN(0;1000)" office:value-type="float" office:value="636">
            <text:p>636</text:p>
          </table:table-cell>
          <table:table-cell table:formula="of:=IF([.A22]&gt;=[.A21];[.B21];[.B21]+1)" office:value-type="float" office:value="11">
            <text:p>11</text:p>
          </table:table-cell>
          <table:table-cell/>
          <table:table-cell office:value-type="float" office:value="773">
            <text:p>773</text:p>
          </table:table-cell>
        </table:table-row>
        <table:table-row table:style-name="ro2">
          <table:table-cell table:formula="of:=RANDBETWEEN(0;1000)" office:value-type="float" office:value="532">
            <text:p>532</text:p>
          </table:table-cell>
          <table:table-cell table:formula="of:=IF([.A23]&gt;=[.A22];[.B22];[.B22]+1)" office:value-type="float" office:value="12">
            <text:p>12</text:p>
          </table:table-cell>
          <table:table-cell/>
          <table:table-cell office:value-type="float" office:value="533">
            <text:p>533</text:p>
          </table:table-cell>
        </table:table-row>
        <table:table-row table:style-name="ro2">
          <table:table-cell table:formula="of:=RANDBETWEEN(0;1000)" office:value-type="float" office:value="281">
            <text:p>281</text:p>
          </table:table-cell>
          <table:table-cell table:formula="of:=IF([.A24]&gt;=[.A23];[.B23];[.B23]+1)" office:value-type="float" office:value="13">
            <text:p>13</text:p>
          </table:table-cell>
          <table:table-cell/>
          <table:table-cell office:value-type="float" office:value="972">
            <text:p>972</text:p>
          </table:table-cell>
        </table:table-row>
        <table:table-row table:style-name="ro2">
          <table:table-cell table:formula="of:=RANDBETWEEN(0;1000)" office:value-type="float" office:value="640">
            <text:p>640</text:p>
          </table:table-cell>
          <table:table-cell table:formula="of:=IF([.A25]&gt;=[.A24];[.B24];[.B24]+1)" office:value-type="float" office:value="13">
            <text:p>13</text:p>
          </table:table-cell>
          <table:table-cell/>
          <table:table-cell office:value-type="float" office:value="998">
            <text:p>998</text:p>
          </table:table-cell>
        </table:table-row>
        <table:table-row table:style-name="ro2">
          <table:table-cell table:formula="of:=RANDBETWEEN(0;1000)" office:value-type="float" office:value="920">
            <text:p>920</text:p>
          </table:table-cell>
          <table:table-cell table:formula="of:=IF([.A26]&gt;=[.A25];[.B25];[.B25]+1)" office:value-type="float" office:value="13">
            <text:p>13</text:p>
          </table:table-cell>
          <table:table-cell/>
          <table:table-cell office:value-type="float" office:value="357">
            <text:p>357</text:p>
          </table:table-cell>
        </table:table-row>
        <table:table-row table:style-name="ro2">
          <table:table-cell table:formula="of:=RANDBETWEEN(0;1000)" office:value-type="float" office:value="805">
            <text:p>805</text:p>
          </table:table-cell>
          <table:table-cell table:formula="of:=IF([.A27]&gt;=[.A26];[.B26];[.B26]+1)" office:value-type="float" office:value="14">
            <text:p>14</text:p>
          </table:table-cell>
          <table:table-cell/>
          <table:table-cell office:value-type="float" office:value="184">
            <text:p>184</text:p>
          </table:table-cell>
        </table:table-row>
        <table:table-row table:style-name="ro2">
          <table:table-cell table:formula="of:=RANDBETWEEN(0;1000)" office:value-type="float" office:value="857">
            <text:p>857</text:p>
          </table:table-cell>
          <table:table-cell table:formula="of:=IF([.A28]&gt;=[.A27];[.B27];[.B27]+1)" office:value-type="float" office:value="14">
            <text:p>14</text:p>
          </table:table-cell>
          <table:table-cell/>
          <table:table-cell office:value-type="float" office:value="372">
            <text:p>372</text:p>
          </table:table-cell>
        </table:table-row>
        <table:table-row table:style-name="ro2">
          <table:table-cell table:formula="of:=RANDBETWEEN(0;1000)" office:value-type="float" office:value="489">
            <text:p>489</text:p>
          </table:table-cell>
          <table:table-cell table:formula="of:=IF([.A29]&gt;=[.A28];[.B28];[.B28]+1)" office:value-type="float" office:value="15">
            <text:p>15</text:p>
          </table:table-cell>
          <table:table-cell/>
          <table:table-cell office:value-type="float" office:value="219">
            <text:p>219</text:p>
          </table:table-cell>
        </table:table-row>
        <table:table-row table:style-name="ro2">
          <table:table-cell table:formula="of:=RANDBETWEEN(0;1000)" office:value-type="float" office:value="218">
            <text:p>218</text:p>
          </table:table-cell>
          <table:table-cell table:formula="of:=IF([.A30]&gt;=[.A29];[.B29];[.B29]+1)" office:value-type="float" office:value="16">
            <text:p>16</text:p>
          </table:table-cell>
          <table:table-cell/>
          <table:table-cell office:value-type="float" office:value="62">
            <text:p>62</text:p>
          </table:table-cell>
        </table:table-row>
        <table:table-row table:style-name="ro2">
          <table:table-cell table:formula="of:=RANDBETWEEN(0;1000)" office:value-type="float" office:value="622">
            <text:p>622</text:p>
          </table:table-cell>
          <table:table-cell table:formula="of:=IF([.A31]&gt;=[.A30];[.B30];[.B30]+1)" office:value-type="float" office:value="16">
            <text:p>16</text:p>
          </table:table-cell>
          <table:table-cell/>
          <table:table-cell office:value-type="float" office:value="354">
            <text:p>354</text:p>
          </table:table-cell>
        </table:table-row>
      </table:table>
      <table:table table:name="Planilha4" table:style-name="ta1" table:print="false">
        <table:table-column table:style-name="co1" table:default-cell-style-name="ce4"/>
        <table:table-column table:style-name="co2" table:default-cell-style-name="Default"/>
        <table:table-column table:style-name="co10" table:number-columns-repeated="2" table:default-cell-style-name="Default"/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Default"/>
          <table:table-cell office:value-type="string">
            <text:p>bloc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II</text:p>
          </table:table-cell>
          <table:table-cell table:style-name="Default"/>
          <table:table-cell office:value-type="string">
            <text:p>bloc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II</text:p>
          </table:table-cell>
          <table:table-cell table:style-name="Default"/>
          <table:table-cell office:value-type="string">
            <text:p>bloc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II</text:p>
          </table:table-cell>
          <table:table-cell table:style-name="Default"/>
          <table:table-cell office:value-type="string">
            <text:p>bloc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II</text:p>
          </table:table-cell>
          <table:table-cell table:style-name="Default"/>
          <table:table-cell office:value-type="string">
            <text:p>bloco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ROW([.B2])" office:value-type="float" office:value="2">
            <text:p>2</text:p>
          </table:table-cell>
          <table:table-cell table:formula="of:=1+MATCH([.B2]+1;[.B$2:.B$31];0)" office:value-type="float" office:value="5">
            <text:p>5</text:p>
          </table:table-cell>
          <table:table-cell table:formula="of:=INDIRECT(CONCATENATE(&quot;R&quot;;IF([.C2]=-1;[.D2];IF([.D2]=-1;[.C2];IF(INDIRECT(CONCATENATE(&quot;R&quot;;[.C2];&quot;C&quot;;COLUMN([.A2]));0)&lt;=INDIRECT(CONCATENATE(&quot;R&quot;;[.D2];&quot;C&quot;;COLUMN([.A2]));0);[.C2];[.D2])));&quot;C&quot;;COLUMN([.A2]));0)"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ROW([.F2])" office:value-type="float" office:value="2">
            <text:p>2</text:p>
          </table:table-cell>
          <table:table-cell table:formula="of:=1+MATCH([.F2]+1;[.F$2:.F$31];0)" office:value-type="float" office:value="7">
            <text:p>7</text:p>
          </table:table-cell>
          <table:table-cell table:formula="of:=INDIRECT(CONCATENATE(&quot;R&quot;;IF([.G2]=-1;[.H2];IF([.H2]=-1;[.G2];IF(INDIRECT(CONCATENATE(&quot;R&quot;;[.G2];&quot;C&quot;;COLUMN([.E2]));0)&lt;=INDIRECT(CONCATENATE(&quot;R&quot;;[.H2];&quot;C&quot;;COLUMN([.E2]));0);[.G2];[.H2])));&quot;C&quot;;COLUMN([.E2]));0)"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ROW([.J2])" office:value-type="float" office:value="2">
            <text:p>2</text:p>
          </table:table-cell>
          <table:table-cell table:formula="of:=1+MATCH([.J2]+1;[.J$2:.J$31];0)" office:value-type="float" office:value="11">
            <text:p>11</text:p>
          </table:table-cell>
          <table:table-cell table:formula="of:=INDIRECT(CONCATENATE(&quot;R&quot;;IF([.K2]=-1;[.L2];IF([.L2]=-1;[.K2];IF(INDIRECT(CONCATENATE(&quot;R&quot;;[.K2];&quot;C&quot;;COLUMN([.I2]));0)&lt;=INDIRECT(CONCATENATE(&quot;R&quot;;[.L2];&quot;C&quot;;COLUMN([.I2]));0);[.K2];[.L2])));&quot;C&quot;;COLUMN([.I2]));0)"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f:=ROW([.N2])" office:value-type="float" office:value="2">
            <text:p>2</text:p>
          </table:table-cell>
          <table:table-cell table:formula="of:=1+MATCH([.N2]+1;[.N$2:.N$31];0)" office:value-type="float" office:value="20">
            <text:p>20</text:p>
          </table:table-cell>
          <table:table-cell table:formula="of:=INDIRECT(CONCATENATE(&quot;R&quot;;IF([.O2]=-1;[.P2];IF([.P2]=-1;[.O2];IF(INDIRECT(CONCATENATE(&quot;R&quot;;[.O2];&quot;C&quot;;COLUMN([.M2]));0)&lt;=INDIRECT(CONCATENATE(&quot;R&quot;;[.P2];&quot;C&quot;;COLUMN([.M2]));0);[.O2];[.P2])));&quot;C&quot;;COLUMN([.M2]));0)" office:value-type="float" office:value="62">
            <text:p>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formula="of:=IF([.A3]&gt;=[.A2];[.B2];[.B2]+1)" office:value-type="float" office:value="1">
            <text:p>1</text:p>
          </table:table-cell>
          <table:table-cell table:formula="of:=IF([.C2]=IF([.C2]=-1;[.D2];IF([.D2]=-1;[.C2];IF(INDIRECT(CONCATENATE(&quot;R&quot;;[.C2];&quot;C&quot;;COLUMN([.A2]));0)&lt;=INDIRECT(CONCATENATE(&quot;R&quot;;[.D2];&quot;C&quot;;COLUMN([.A2]));0);[.C2];[.D2])));IF(IF([.C2]=-1;0=0;INDIRECT(CONCATENATE(&quot;R&quot;;[.C2];&quot;C&quot;;COLUMN([.B2]));0)&lt;&gt;INDIRECT(CONCATENATE(&quot;R&quot;;[.C2]+1;&quot;C&quot;;COLUMN([.B2]));0));IF([.D2]&lt;&gt;-1;-1;ROW([.B3]));[.C2]+1);IF([.C2]&lt;&gt;-1;[.C2];IF(IF([.D2]=-1;0=0;INDIRECT(CONCATENATE(&quot;R&quot;;[.D2];&quot;C&quot;;COLUMN([.B2]));0)&lt;&gt;INDIRECT(CONCATENATE(&quot;R&quot;;[.D2]+1;&quot;C&quot;;COLUMN([.B2]));0));ROW([.B3]);-1)))" office:value-type="float" office:value="3">
            <text:p>3</text:p>
          </table:table-cell>
          <table:table-cell table:formula="of:=IF([.D2]=IF([.C2]=-1;[.D2];IF([.D2]=-1;[.C2];IF(INDIRECT(CONCATENATE(&quot;R&quot;;[.C2];&quot;C&quot;;COLUMN([.A2]));0)&lt;=INDIRECT(CONCATENATE(&quot;R&quot;;[.D2];&quot;C&quot;;COLUMN([.A2]));0);[.C2];[.D2])));IF(IF([.D2]=-1;0=0;INDIRECT(CONCATENATE(&quot;R&quot;;[.D2];&quot;C&quot;;COLUMN([.B2]));0)&lt;&gt;INDIRECT(CONCATENATE(&quot;R&quot;;[.D2]+1;&quot;C&quot;;COLUMN([.B2]));0));IF([.C2]&lt;&gt;-1;-1;IF(IF([.C2]=-1;0=0;INDIRECT(CONCATENATE(&quot;R&quot;;[.C2];&quot;C&quot;;COLUMN([.B2]));0)&lt;&gt;INDIRECT(CONCATENATE(&quot;R&quot;;[.C2]+1;&quot;C&quot;;COLUMN([.B2]));0));IF(ISERROR(1+MATCH([.B3]+1;[.B$2:.B$31];0));-1;1+MATCH([.B3]+1;[.B$2:.B$31];0));-1));[.D2]+1);IF([.D2]&lt;&gt;-1;[.D2];IF(IF([.C2]=-1;0=0;INDIRECT(CONCATENATE(&quot;R&quot;;[.C2];&quot;C&quot;;COLUMN([.B2]));0)&lt;&gt;INDIRECT(CONCATENATE(&quot;R&quot;;[.C2]+1;&quot;C&quot;;COLUMN([.B2]));0));IF(ISERROR(1+MATCH([.B3]+1;[.B$2:.B$31];0));-1;1+MATCH([.B3]+1;[.B$2:.B$31];0));[.D2])))" office:value-type="float" office:value="5">
            <text:p>5</text:p>
          </table:table-cell>
          <table:table-cell table:formula="of:=INDIRECT(CONCATENATE(&quot;R&quot;;IF([.C3]=-1;[.D3];IF([.D3]=-1;[.C3];IF(INDIRECT(CONCATENATE(&quot;R&quot;;[.C3];&quot;C&quot;;COLUMN([.A3]));0)&lt;=INDIRECT(CONCATENATE(&quot;R&quot;;[.D3];&quot;C&quot;;COLUMN([.A3]));0);[.C3];[.D3])));&quot;C&quot;;COLUMN([.A3]));0)" office:value-type="float" office:value="193">
            <text:p>193</text:p>
          </table:table-cell>
          <table:table-cell table:formula="of:=IF([.E3]&gt;=[.E2];[.F2];[.F2]+1)" office:value-type="float" office:value="1">
            <text:p>1</text:p>
          </table:table-cell>
          <table:table-cell table:formula="of:=IF([.G2]=IF([.G2]=-1;[.H2];IF([.H2]=-1;[.G2];IF(INDIRECT(CONCATENATE(&quot;R&quot;;[.G2];&quot;C&quot;;COLUMN([.E2]));0)&lt;=INDIRECT(CONCATENATE(&quot;R&quot;;[.H2];&quot;C&quot;;COLUMN([.E2]));0);[.G2];[.H2])));IF(IF([.G2]=-1;0=0;INDIRECT(CONCATENATE(&quot;R&quot;;[.G2];&quot;C&quot;;COLUMN([.F2]));0)&lt;&gt;INDIRECT(CONCATENATE(&quot;R&quot;;[.G2]+1;&quot;C&quot;;COLUMN([.F2]));0));IF([.H2]&lt;&gt;-1;-1;ROW([.F3]));[.G2]+1);IF([.G2]&lt;&gt;-1;[.G2];IF(IF([.H2]=-1;0=0;INDIRECT(CONCATENATE(&quot;R&quot;;[.H2];&quot;C&quot;;COLUMN([.F2]));0)&lt;&gt;INDIRECT(CONCATENATE(&quot;R&quot;;[.H2]+1;&quot;C&quot;;COLUMN([.F2]));0));ROW([.F3]);-1)))" office:value-type="float" office:value="3">
            <text:p>3</text:p>
          </table:table-cell>
          <table:table-cell table:formula="of:=IF([.H2]=IF([.G2]=-1;[.H2];IF([.H2]=-1;[.G2];IF(INDIRECT(CONCATENATE(&quot;R&quot;;[.G2];&quot;C&quot;;COLUMN([.E2]));0)&lt;=INDIRECT(CONCATENATE(&quot;R&quot;;[.H2];&quot;C&quot;;COLUMN([.E2]));0);[.G2];[.H2])));IF(IF([.H2]=-1;0=0;INDIRECT(CONCATENATE(&quot;R&quot;;[.H2];&quot;C&quot;;COLUMN([.F2]));0)&lt;&gt;INDIRECT(CONCATENATE(&quot;R&quot;;[.H2]+1;&quot;C&quot;;COLUMN([.F2]));0));IF([.G2]&lt;&gt;-1;-1;IF(IF([.G2]=-1;0=0;INDIRECT(CONCATENATE(&quot;R&quot;;[.G2];&quot;C&quot;;COLUMN([.F2]));0)&lt;&gt;INDIRECT(CONCATENATE(&quot;R&quot;;[.G2]+1;&quot;C&quot;;COLUMN([.F2]));0));IF(ISERROR(1+MATCH([.F3]+1;[.F$2:.F$31];0));-1;1+MATCH([.F3]+1;[.F$2:.F$31];0));-1));[.H2]+1);IF([.H2]&lt;&gt;-1;[.H2];IF(IF([.G2]=-1;0=0;INDIRECT(CONCATENATE(&quot;R&quot;;[.G2];&quot;C&quot;;COLUMN([.F2]));0)&lt;&gt;INDIRECT(CONCATENATE(&quot;R&quot;;[.G2]+1;&quot;C&quot;;COLUMN([.F2]));0));IF(ISERROR(1+MATCH([.F3]+1;[.F$2:.F$31];0));-1;1+MATCH([.F3]+1;[.F$2:.F$31];0));[.H2])))" office:value-type="float" office:value="7">
            <text:p>7</text:p>
          </table:table-cell>
          <table:table-cell table:formula="of:=INDIRECT(CONCATENATE(&quot;R&quot;;IF([.G3]=-1;[.H3];IF([.H3]=-1;[.G3];IF(INDIRECT(CONCATENATE(&quot;R&quot;;[.G3];&quot;C&quot;;COLUMN([.E3]));0)&lt;=INDIRECT(CONCATENATE(&quot;R&quot;;[.H3];&quot;C&quot;;COLUMN([.E3]));0);[.G3];[.H3])));&quot;C&quot;;COLUMN([.E3]));0)" office:value-type="float" office:value="193">
            <text:p>193</text:p>
          </table:table-cell>
          <table:table-cell table:formula="of:=IF([.I3]&gt;=[.I2];[.J2];[.J2]+1)" office:value-type="float" office:value="1">
            <text:p>1</text:p>
          </table:table-cell>
          <table:table-cell table:formula="of:=IF([.K2]=IF([.K2]=-1;[.L2];IF([.L2]=-1;[.K2];IF(INDIRECT(CONCATENATE(&quot;R&quot;;[.K2];&quot;C&quot;;COLUMN([.I2]));0)&lt;=INDIRECT(CONCATENATE(&quot;R&quot;;[.L2];&quot;C&quot;;COLUMN([.I2]));0);[.K2];[.L2])));IF(IF([.K2]=-1;0=0;INDIRECT(CONCATENATE(&quot;R&quot;;[.K2];&quot;C&quot;;COLUMN([.J2]));0)&lt;&gt;INDIRECT(CONCATENATE(&quot;R&quot;;[.K2]+1;&quot;C&quot;;COLUMN([.J2]));0));IF([.L2]&lt;&gt;-1;-1;ROW([.J3]));[.K2]+1);IF([.K2]&lt;&gt;-1;[.K2];IF(IF([.L2]=-1;0=0;INDIRECT(CONCATENATE(&quot;R&quot;;[.L2];&quot;C&quot;;COLUMN([.J2]));0)&lt;&gt;INDIRECT(CONCATENATE(&quot;R&quot;;[.L2]+1;&quot;C&quot;;COLUMN([.J2]));0));ROW([.J3]);-1)))" office:value-type="float" office:value="3">
            <text:p>3</text:p>
          </table:table-cell>
          <table:table-cell table:formula="of:=IF([.L2]=IF([.K2]=-1;[.L2];IF([.L2]=-1;[.K2];IF(INDIRECT(CONCATENATE(&quot;R&quot;;[.K2];&quot;C&quot;;COLUMN([.I2]));0)&lt;=INDIRECT(CONCATENATE(&quot;R&quot;;[.L2];&quot;C&quot;;COLUMN([.I2]));0);[.K2];[.L2])));IF(IF([.L2]=-1;0=0;INDIRECT(CONCATENATE(&quot;R&quot;;[.L2];&quot;C&quot;;COLUMN([.J2]));0)&lt;&gt;INDIRECT(CONCATENATE(&quot;R&quot;;[.L2]+1;&quot;C&quot;;COLUMN([.J2]));0));IF([.K2]&lt;&gt;-1;-1;IF(IF([.K2]=-1;0=0;INDIRECT(CONCATENATE(&quot;R&quot;;[.K2];&quot;C&quot;;COLUMN([.J2]));0)&lt;&gt;INDIRECT(CONCATENATE(&quot;R&quot;;[.K2]+1;&quot;C&quot;;COLUMN([.J2]));0));IF(ISERROR(1+MATCH([.J3]+1;[.J$2:.J$31];0));-1;1+MATCH([.J3]+1;[.J$2:.J$31];0));-1));[.L2]+1);IF([.L2]&lt;&gt;-1;[.L2];IF(IF([.K2]=-1;0=0;INDIRECT(CONCATENATE(&quot;R&quot;;[.K2];&quot;C&quot;;COLUMN([.J2]));0)&lt;&gt;INDIRECT(CONCATENATE(&quot;R&quot;;[.K2]+1;&quot;C&quot;;COLUMN([.J2]));0));IF(ISERROR(1+MATCH([.J3]+1;[.J$2:.J$31];0));-1;1+MATCH([.J3]+1;[.J$2:.J$31];0));[.L2])))" office:value-type="float" office:value="11">
            <text:p>11</text:p>
          </table:table-cell>
          <table:table-cell table:formula="of:=INDIRECT(CONCATENATE(&quot;R&quot;;IF([.K3]=-1;[.L3];IF([.L3]=-1;[.K3];IF(INDIRECT(CONCATENATE(&quot;R&quot;;[.K3];&quot;C&quot;;COLUMN([.I3]));0)&lt;=INDIRECT(CONCATENATE(&quot;R&quot;;[.L3];&quot;C&quot;;COLUMN([.I3]));0);[.K3];[.L3])));&quot;C&quot;;COLUMN([.I3]));0)" office:value-type="float" office:value="90">
            <text:p>90</text:p>
          </table:table-cell>
          <table:table-cell table:formula="of:=IF([.M3]&gt;=[.M2];[.N2];[.N2]+1)" office:value-type="float" office:value="1">
            <text:p>1</text:p>
          </table:table-cell>
          <table:table-cell table:formula="of:=IF([.O2]=IF([.O2]=-1;[.P2];IF([.P2]=-1;[.O2];IF(INDIRECT(CONCATENATE(&quot;R&quot;;[.O2];&quot;C&quot;;COLUMN([.M2]));0)&lt;=INDIRECT(CONCATENATE(&quot;R&quot;;[.P2];&quot;C&quot;;COLUMN([.M2]));0);[.O2];[.P2])));IF(IF([.O2]=-1;0=0;INDIRECT(CONCATENATE(&quot;R&quot;;[.O2];&quot;C&quot;;COLUMN([.N2]));0)&lt;&gt;INDIRECT(CONCATENATE(&quot;R&quot;;[.O2]+1;&quot;C&quot;;COLUMN([.N2]));0));IF([.P2]&lt;&gt;-1;-1;ROW([.N3]));[.O2]+1);IF([.O2]&lt;&gt;-1;[.O2];IF(IF([.P2]=-1;0=0;INDIRECT(CONCATENATE(&quot;R&quot;;[.P2];&quot;C&quot;;COLUMN([.N2]));0)&lt;&gt;INDIRECT(CONCATENATE(&quot;R&quot;;[.P2]+1;&quot;C&quot;;COLUMN([.N2]));0));ROW([.N3]);-1)))" office:value-type="float" office:value="2">
            <text:p>2</text:p>
          </table:table-cell>
          <table:table-cell table:formula="of:=IF([.P2]=IF([.O2]=-1;[.P2];IF([.P2]=-1;[.O2];IF(INDIRECT(CONCATENATE(&quot;R&quot;;[.O2];&quot;C&quot;;COLUMN([.M2]));0)&lt;=INDIRECT(CONCATENATE(&quot;R&quot;;[.P2];&quot;C&quot;;COLUMN([.M2]));0);[.O2];[.P2])));IF(IF([.P2]=-1;0=0;INDIRECT(CONCATENATE(&quot;R&quot;;[.P2];&quot;C&quot;;COLUMN([.N2]));0)&lt;&gt;INDIRECT(CONCATENATE(&quot;R&quot;;[.P2]+1;&quot;C&quot;;COLUMN([.N2]));0));IF([.O2]&lt;&gt;-1;-1;IF(IF([.O2]=-1;0=0;INDIRECT(CONCATENATE(&quot;R&quot;;[.O2];&quot;C&quot;;COLUMN([.N2]));0)&lt;&gt;INDIRECT(CONCATENATE(&quot;R&quot;;[.O2]+1;&quot;C&quot;;COLUMN([.N2]));0));IF(ISERROR(1+MATCH([.N3]+1;[.N$2:.N$31];0));-1;1+MATCH([.N3]+1;[.N$2:.N$31];0));-1));[.P2]+1);IF([.P2]&lt;&gt;-1;[.P2];IF(IF([.O2]=-1;0=0;INDIRECT(CONCATENATE(&quot;R&quot;;[.O2];&quot;C&quot;;COLUMN([.N2]));0)&lt;&gt;INDIRECT(CONCATENATE(&quot;R&quot;;[.O2]+1;&quot;C&quot;;COLUMN([.N2]));0));IF(ISERROR(1+MATCH([.N3]+1;[.N$2:.N$31];0));-1;1+MATCH([.N3]+1;[.N$2:.N$31];0));[.P2])))" office:value-type="float" office:value="21">
            <text:p>21</text:p>
          </table:table-cell>
          <table:table-cell table:formula="of:=INDIRECT(CONCATENATE(&quot;R&quot;;IF([.O3]=-1;[.P3];IF([.P3]=-1;[.O3];IF(INDIRECT(CONCATENATE(&quot;R&quot;;[.O3];&quot;C&quot;;COLUMN([.M3]));0)&lt;=INDIRECT(CONCATENATE(&quot;R&quot;;[.P3];&quot;C&quot;;COLUMN([.M3]));0);[.O3];[.P3])));&quot;C&quot;;COLUMN([.M3]));0)" office:value-type="float" office:value="63">
            <text:p>63</text:p>
          </table:table-cell>
          <table:table-cell table:formula="of:=IF([.Q3]&gt;=[.Q2];[.R2];[.R2]+1)" office:value-type="float" office:value="1">
            <text:p>1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table:formula="of:=IF([.A4]&gt;=[.A3];[.B3];[.B3]+1)" office:value-type="float" office:value="1">
            <text:p>1</text:p>
          </table:table-cell>
          <table:table-cell table:formula="of:=IF([.C3]=IF([.C3]=-1;[.D3];IF([.D3]=-1;[.C3];IF(INDIRECT(CONCATENATE(&quot;R&quot;;[.C3];&quot;C&quot;;COLUMN([.A3]));0)&lt;=INDIRECT(CONCATENATE(&quot;R&quot;;[.D3];&quot;C&quot;;COLUMN([.A3]));0);[.C3];[.D3])));IF(IF([.C3]=-1;0=0;INDIRECT(CONCATENATE(&quot;R&quot;;[.C3];&quot;C&quot;;COLUMN([.B3]));0)&lt;&gt;INDIRECT(CONCATENATE(&quot;R&quot;;[.C3]+1;&quot;C&quot;;COLUMN([.B3]));0));IF([.D3]&lt;&gt;-1;-1;ROW([.B4]));[.C3]+1);IF([.C3]&lt;&gt;-1;[.C3];IF(IF([.D3]=-1;0=0;INDIRECT(CONCATENATE(&quot;R&quot;;[.D3];&quot;C&quot;;COLUMN([.B3]));0)&lt;&gt;INDIRECT(CONCATENATE(&quot;R&quot;;[.D3]+1;&quot;C&quot;;COLUMN([.B3]));0));ROW([.B4]);-1)))" office:value-type="float" office:value="4">
            <text:p>4</text:p>
          </table:table-cell>
          <table:table-cell table:formula="of:=IF([.D3]=IF([.C3]=-1;[.D3];IF([.D3]=-1;[.C3];IF(INDIRECT(CONCATENATE(&quot;R&quot;;[.C3];&quot;C&quot;;COLUMN([.A3]));0)&lt;=INDIRECT(CONCATENATE(&quot;R&quot;;[.D3];&quot;C&quot;;COLUMN([.A3]));0);[.C3];[.D3])));IF(IF([.D3]=-1;0=0;INDIRECT(CONCATENATE(&quot;R&quot;;[.D3];&quot;C&quot;;COLUMN([.B3]));0)&lt;&gt;INDIRECT(CONCATENATE(&quot;R&quot;;[.D3]+1;&quot;C&quot;;COLUMN([.B3]));0));IF([.C3]&lt;&gt;-1;-1;IF(IF([.C3]=-1;0=0;INDIRECT(CONCATENATE(&quot;R&quot;;[.C3];&quot;C&quot;;COLUMN([.B3]));0)&lt;&gt;INDIRECT(CONCATENATE(&quot;R&quot;;[.C3]+1;&quot;C&quot;;COLUMN([.B3]));0));IF(ISERROR(1+MATCH([.B4]+1;[.B$2:.B$31];0));-1;1+MATCH([.B4]+1;[.B$2:.B$31];0));-1));[.D3]+1);IF([.D3]&lt;&gt;-1;[.D3];IF(IF([.C3]=-1;0=0;INDIRECT(CONCATENATE(&quot;R&quot;;[.C3];&quot;C&quot;;COLUMN([.B3]));0)&lt;&gt;INDIRECT(CONCATENATE(&quot;R&quot;;[.C3]+1;&quot;C&quot;;COLUMN([.B3]));0));IF(ISERROR(1+MATCH([.B4]+1;[.B$2:.B$31];0));-1;1+MATCH([.B4]+1;[.B$2:.B$31];0));[.D3])))" office:value-type="float" office:value="5">
            <text:p>5</text:p>
          </table:table-cell>
          <table:table-cell table:formula="of:=INDIRECT(CONCATENATE(&quot;R&quot;;IF([.C4]=-1;[.D4];IF([.D4]=-1;[.C4];IF(INDIRECT(CONCATENATE(&quot;R&quot;;[.C4];&quot;C&quot;;COLUMN([.A4]));0)&lt;=INDIRECT(CONCATENATE(&quot;R&quot;;[.D4];&quot;C&quot;;COLUMN([.A4]));0);[.C4];[.D4])));&quot;C&quot;;COLUMN([.A4]));0)" office:value-type="float" office:value="241">
            <text:p>241</text:p>
          </table:table-cell>
          <table:table-cell table:formula="of:=IF([.E4]&gt;=[.E3];[.F3];[.F3]+1)" office:value-type="float" office:value="1">
            <text:p>1</text:p>
          </table:table-cell>
          <table:table-cell table:formula="of:=IF([.G3]=IF([.G3]=-1;[.H3];IF([.H3]=-1;[.G3];IF(INDIRECT(CONCATENATE(&quot;R&quot;;[.G3];&quot;C&quot;;COLUMN([.E3]));0)&lt;=INDIRECT(CONCATENATE(&quot;R&quot;;[.H3];&quot;C&quot;;COLUMN([.E3]));0);[.G3];[.H3])));IF(IF([.G3]=-1;0=0;INDIRECT(CONCATENATE(&quot;R&quot;;[.G3];&quot;C&quot;;COLUMN([.F3]));0)&lt;&gt;INDIRECT(CONCATENATE(&quot;R&quot;;[.G3]+1;&quot;C&quot;;COLUMN([.F3]));0));IF([.H3]&lt;&gt;-1;-1;ROW([.F4]));[.G3]+1);IF([.G3]&lt;&gt;-1;[.G3];IF(IF([.H3]=-1;0=0;INDIRECT(CONCATENATE(&quot;R&quot;;[.H3];&quot;C&quot;;COLUMN([.F3]));0)&lt;&gt;INDIRECT(CONCATENATE(&quot;R&quot;;[.H3]+1;&quot;C&quot;;COLUMN([.F3]));0));ROW([.F4]);-1)))" office:value-type="float" office:value="4">
            <text:p>4</text:p>
          </table:table-cell>
          <table:table-cell table:formula="of:=IF([.H3]=IF([.G3]=-1;[.H3];IF([.H3]=-1;[.G3];IF(INDIRECT(CONCATENATE(&quot;R&quot;;[.G3];&quot;C&quot;;COLUMN([.E3]));0)&lt;=INDIRECT(CONCATENATE(&quot;R&quot;;[.H3];&quot;C&quot;;COLUMN([.E3]));0);[.G3];[.H3])));IF(IF([.H3]=-1;0=0;INDIRECT(CONCATENATE(&quot;R&quot;;[.H3];&quot;C&quot;;COLUMN([.F3]));0)&lt;&gt;INDIRECT(CONCATENATE(&quot;R&quot;;[.H3]+1;&quot;C&quot;;COLUMN([.F3]));0));IF([.G3]&lt;&gt;-1;-1;IF(IF([.G3]=-1;0=0;INDIRECT(CONCATENATE(&quot;R&quot;;[.G3];&quot;C&quot;;COLUMN([.F3]));0)&lt;&gt;INDIRECT(CONCATENATE(&quot;R&quot;;[.G3]+1;&quot;C&quot;;COLUMN([.F3]));0));IF(ISERROR(1+MATCH([.F4]+1;[.F$2:.F$31];0));-1;1+MATCH([.F4]+1;[.F$2:.F$31];0));-1));[.H3]+1);IF([.H3]&lt;&gt;-1;[.H3];IF(IF([.G3]=-1;0=0;INDIRECT(CONCATENATE(&quot;R&quot;;[.G3];&quot;C&quot;;COLUMN([.F3]));0)&lt;&gt;INDIRECT(CONCATENATE(&quot;R&quot;;[.G3]+1;&quot;C&quot;;COLUMN([.F3]));0));IF(ISERROR(1+MATCH([.F4]+1;[.F$2:.F$31];0));-1;1+MATCH([.F4]+1;[.F$2:.F$31];0));[.H3])))" office:value-type="float" office:value="7">
            <text:p>7</text:p>
          </table:table-cell>
          <table:table-cell table:formula="of:=INDIRECT(CONCATENATE(&quot;R&quot;;IF([.G4]=-1;[.H4];IF([.H4]=-1;[.G4];IF(INDIRECT(CONCATENATE(&quot;R&quot;;[.G4];&quot;C&quot;;COLUMN([.E4]));0)&lt;=INDIRECT(CONCATENATE(&quot;R&quot;;[.H4];&quot;C&quot;;COLUMN([.E4]));0);[.G4];[.H4])));&quot;C&quot;;COLUMN([.E4]));0)" office:value-type="float" office:value="237">
            <text:p>237</text:p>
          </table:table-cell>
          <table:table-cell table:formula="of:=IF([.I4]&gt;=[.I3];[.J3];[.J3]+1)" office:value-type="float" office:value="1">
            <text:p>1</text:p>
          </table:table-cell>
          <table:table-cell table:formula="of:=IF([.K3]=IF([.K3]=-1;[.L3];IF([.L3]=-1;[.K3];IF(INDIRECT(CONCATENATE(&quot;R&quot;;[.K3];&quot;C&quot;;COLUMN([.I3]));0)&lt;=INDIRECT(CONCATENATE(&quot;R&quot;;[.L3];&quot;C&quot;;COLUMN([.I3]));0);[.K3];[.L3])));IF(IF([.K3]=-1;0=0;INDIRECT(CONCATENATE(&quot;R&quot;;[.K3];&quot;C&quot;;COLUMN([.J3]));0)&lt;&gt;INDIRECT(CONCATENATE(&quot;R&quot;;[.K3]+1;&quot;C&quot;;COLUMN([.J3]));0));IF([.L3]&lt;&gt;-1;-1;ROW([.J4]));[.K3]+1);IF([.K3]&lt;&gt;-1;[.K3];IF(IF([.L3]=-1;0=0;INDIRECT(CONCATENATE(&quot;R&quot;;[.L3];&quot;C&quot;;COLUMN([.J3]));0)&lt;&gt;INDIRECT(CONCATENATE(&quot;R&quot;;[.L3]+1;&quot;C&quot;;COLUMN([.J3]));0));ROW([.J4]);-1)))" office:value-type="float" office:value="3">
            <text:p>3</text:p>
          </table:table-cell>
          <table:table-cell table:formula="of:=IF([.L3]=IF([.K3]=-1;[.L3];IF([.L3]=-1;[.K3];IF(INDIRECT(CONCATENATE(&quot;R&quot;;[.K3];&quot;C&quot;;COLUMN([.I3]));0)&lt;=INDIRECT(CONCATENATE(&quot;R&quot;;[.L3];&quot;C&quot;;COLUMN([.I3]));0);[.K3];[.L3])));IF(IF([.L3]=-1;0=0;INDIRECT(CONCATENATE(&quot;R&quot;;[.L3];&quot;C&quot;;COLUMN([.J3]));0)&lt;&gt;INDIRECT(CONCATENATE(&quot;R&quot;;[.L3]+1;&quot;C&quot;;COLUMN([.J3]));0));IF([.K3]&lt;&gt;-1;-1;IF(IF([.K3]=-1;0=0;INDIRECT(CONCATENATE(&quot;R&quot;;[.K3];&quot;C&quot;;COLUMN([.J3]));0)&lt;&gt;INDIRECT(CONCATENATE(&quot;R&quot;;[.K3]+1;&quot;C&quot;;COLUMN([.J3]));0));IF(ISERROR(1+MATCH([.J4]+1;[.J$2:.J$31];0));-1;1+MATCH([.J4]+1;[.J$2:.J$31];0));-1));[.L3]+1);IF([.L3]&lt;&gt;-1;[.L3];IF(IF([.K3]=-1;0=0;INDIRECT(CONCATENATE(&quot;R&quot;;[.K3];&quot;C&quot;;COLUMN([.J3]));0)&lt;&gt;INDIRECT(CONCATENATE(&quot;R&quot;;[.K3]+1;&quot;C&quot;;COLUMN([.J3]));0));IF(ISERROR(1+MATCH([.J4]+1;[.J$2:.J$31];0));-1;1+MATCH([.J4]+1;[.J$2:.J$31];0));[.L3])))" office:value-type="float" office:value="12">
            <text:p>12</text:p>
          </table:table-cell>
          <table:table-cell table:formula="of:=INDIRECT(CONCATENATE(&quot;R&quot;;IF([.K4]=-1;[.L4];IF([.L4]=-1;[.K4];IF(INDIRECT(CONCATENATE(&quot;R&quot;;[.K4];&quot;C&quot;;COLUMN([.I4]));0)&lt;=INDIRECT(CONCATENATE(&quot;R&quot;;[.L4];&quot;C&quot;;COLUMN([.I4]));0);[.K4];[.L4])));&quot;C&quot;;COLUMN([.I4]));0)" office:value-type="float" office:value="193">
            <text:p>193</text:p>
          </table:table-cell>
          <table:table-cell table:formula="of:=IF([.M4]&gt;=[.M3];[.N3];[.N3]+1)" office:value-type="float" office:value="1">
            <text:p>1</text:p>
          </table:table-cell>
          <table:table-cell table:formula="of:=IF([.O3]=IF([.O3]=-1;[.P3];IF([.P3]=-1;[.O3];IF(INDIRECT(CONCATENATE(&quot;R&quot;;[.O3];&quot;C&quot;;COLUMN([.M3]));0)&lt;=INDIRECT(CONCATENATE(&quot;R&quot;;[.P3];&quot;C&quot;;COLUMN([.M3]));0);[.O3];[.P3])));IF(IF([.O3]=-1;0=0;INDIRECT(CONCATENATE(&quot;R&quot;;[.O3];&quot;C&quot;;COLUMN([.N3]));0)&lt;&gt;INDIRECT(CONCATENATE(&quot;R&quot;;[.O3]+1;&quot;C&quot;;COLUMN([.N3]));0));IF([.P3]&lt;&gt;-1;-1;ROW([.N4]));[.O3]+1);IF([.O3]&lt;&gt;-1;[.O3];IF(IF([.P3]=-1;0=0;INDIRECT(CONCATENATE(&quot;R&quot;;[.P3];&quot;C&quot;;COLUMN([.N3]));0)&lt;&gt;INDIRECT(CONCATENATE(&quot;R&quot;;[.P3]+1;&quot;C&quot;;COLUMN([.N3]));0));ROW([.N4]);-1)))" office:value-type="float" office:value="3">
            <text:p>3</text:p>
          </table:table-cell>
          <table:table-cell table:formula="of:=IF([.P3]=IF([.O3]=-1;[.P3];IF([.P3]=-1;[.O3];IF(INDIRECT(CONCATENATE(&quot;R&quot;;[.O3];&quot;C&quot;;COLUMN([.M3]));0)&lt;=INDIRECT(CONCATENATE(&quot;R&quot;;[.P3];&quot;C&quot;;COLUMN([.M3]));0);[.O3];[.P3])));IF(IF([.P3]=-1;0=0;INDIRECT(CONCATENATE(&quot;R&quot;;[.P3];&quot;C&quot;;COLUMN([.N3]));0)&lt;&gt;INDIRECT(CONCATENATE(&quot;R&quot;;[.P3]+1;&quot;C&quot;;COLUMN([.N3]));0));IF([.O3]&lt;&gt;-1;-1;IF(IF([.O3]=-1;0=0;INDIRECT(CONCATENATE(&quot;R&quot;;[.O3];&quot;C&quot;;COLUMN([.N3]));0)&lt;&gt;INDIRECT(CONCATENATE(&quot;R&quot;;[.O3]+1;&quot;C&quot;;COLUMN([.N3]));0));IF(ISERROR(1+MATCH([.N4]+1;[.N$2:.N$31];0));-1;1+MATCH([.N4]+1;[.N$2:.N$31];0));-1));[.P3]+1);IF([.P3]&lt;&gt;-1;[.P3];IF(IF([.O3]=-1;0=0;INDIRECT(CONCATENATE(&quot;R&quot;;[.O3];&quot;C&quot;;COLUMN([.N3]));0)&lt;&gt;INDIRECT(CONCATENATE(&quot;R&quot;;[.O3]+1;&quot;C&quot;;COLUMN([.N3]));0));IF(ISERROR(1+MATCH([.N4]+1;[.N$2:.N$31];0));-1;1+MATCH([.N4]+1;[.N$2:.N$31];0));[.P3])))" office:value-type="float" office:value="21">
            <text:p>21</text:p>
          </table:table-cell>
          <table:table-cell table:formula="of:=INDIRECT(CONCATENATE(&quot;R&quot;;IF([.O4]=-1;[.P4];IF([.P4]=-1;[.O4];IF(INDIRECT(CONCATENATE(&quot;R&quot;;[.O4];&quot;C&quot;;COLUMN([.M4]));0)&lt;=INDIRECT(CONCATENATE(&quot;R&quot;;[.P4];&quot;C&quot;;COLUMN([.M4]));0);[.O4];[.P4])));&quot;C&quot;;COLUMN([.M4]));0)" office:value-type="float" office:value="90">
            <text:p>90</text:p>
          </table:table-cell>
          <table:table-cell table:formula="of:=IF([.Q4]&gt;=[.Q3];[.R3];[.R3]+1)" office:value-type="float" office:value="1">
            <text:p>1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table:formula="of:=IF([.A5]&gt;=[.A4];[.B4];[.B4]+1)" office:value-type="float" office:value="2">
            <text:p>2</text:p>
          </table:table-cell>
          <table:table-cell table:formula="of:=IF([.C4]=IF([.C4]=-1;[.D4];IF([.D4]=-1;[.C4];IF(INDIRECT(CONCATENATE(&quot;R&quot;;[.C4];&quot;C&quot;;COLUMN([.A4]));0)&lt;=INDIRECT(CONCATENATE(&quot;R&quot;;[.D4];&quot;C&quot;;COLUMN([.A4]));0);[.C4];[.D4])));IF(IF([.C4]=-1;0=0;INDIRECT(CONCATENATE(&quot;R&quot;;[.C4];&quot;C&quot;;COLUMN([.B4]));0)&lt;&gt;INDIRECT(CONCATENATE(&quot;R&quot;;[.C4]+1;&quot;C&quot;;COLUMN([.B4]));0));IF([.D4]&lt;&gt;-1;-1;ROW([.B5]));[.C4]+1);IF([.C4]&lt;&gt;-1;[.C4];IF(IF([.D4]=-1;0=0;INDIRECT(CONCATENATE(&quot;R&quot;;[.D4];&quot;C&quot;;COLUMN([.B4]));0)&lt;&gt;INDIRECT(CONCATENATE(&quot;R&quot;;[.D4]+1;&quot;C&quot;;COLUMN([.B4]));0));ROW([.B5]);-1)))" office:value-type="float" office:value="4">
            <text:p>4</text:p>
          </table:table-cell>
          <table:table-cell table:formula="of:=IF([.D4]=IF([.C4]=-1;[.D4];IF([.D4]=-1;[.C4];IF(INDIRECT(CONCATENATE(&quot;R&quot;;[.C4];&quot;C&quot;;COLUMN([.A4]));0)&lt;=INDIRECT(CONCATENATE(&quot;R&quot;;[.D4];&quot;C&quot;;COLUMN([.A4]));0);[.C4];[.D4])));IF(IF([.D4]=-1;0=0;INDIRECT(CONCATENATE(&quot;R&quot;;[.D4];&quot;C&quot;;COLUMN([.B4]));0)&lt;&gt;INDIRECT(CONCATENATE(&quot;R&quot;;[.D4]+1;&quot;C&quot;;COLUMN([.B4]));0));IF([.C4]&lt;&gt;-1;-1;IF(IF([.C4]=-1;0=0;INDIRECT(CONCATENATE(&quot;R&quot;;[.C4];&quot;C&quot;;COLUMN([.B4]));0)&lt;&gt;INDIRECT(CONCATENATE(&quot;R&quot;;[.C4]+1;&quot;C&quot;;COLUMN([.B4]));0));IF(ISERROR(1+MATCH([.B5]+1;[.B$2:.B$31];0));-1;1+MATCH([.B5]+1;[.B$2:.B$31];0));-1));[.D4]+1);IF([.D4]&lt;&gt;-1;[.D4];IF(IF([.C4]=-1;0=0;INDIRECT(CONCATENATE(&quot;R&quot;;[.C4];&quot;C&quot;;COLUMN([.B4]));0)&lt;&gt;INDIRECT(CONCATENATE(&quot;R&quot;;[.C4]+1;&quot;C&quot;;COLUMN([.B4]));0));IF(ISERROR(1+MATCH([.B5]+1;[.B$2:.B$31];0));-1;1+MATCH([.B5]+1;[.B$2:.B$31];0));[.D4])))" office:value-type="float" office:value="6">
            <text:p>6</text:p>
          </table:table-cell>
          <table:table-cell table:formula="of:=INDIRECT(CONCATENATE(&quot;R&quot;;IF([.C5]=-1;[.D5];IF([.D5]=-1;[.C5];IF(INDIRECT(CONCATENATE(&quot;R&quot;;[.C5];&quot;C&quot;;COLUMN([.A5]));0)&lt;=INDIRECT(CONCATENATE(&quot;R&quot;;[.D5];&quot;C&quot;;COLUMN([.A5]));0);[.C5];[.D5])));&quot;C&quot;;COLUMN([.A5]));0)" office:value-type="float" office:value="372">
            <text:p>372</text:p>
          </table:table-cell>
          <table:table-cell table:formula="of:=IF([.E5]&gt;=[.E4];[.F4];[.F4]+1)" office:value-type="float" office:value="1">
            <text:p>1</text:p>
          </table:table-cell>
          <table:table-cell table:formula="of:=IF([.G4]=IF([.G4]=-1;[.H4];IF([.H4]=-1;[.G4];IF(INDIRECT(CONCATENATE(&quot;R&quot;;[.G4];&quot;C&quot;;COLUMN([.E4]));0)&lt;=INDIRECT(CONCATENATE(&quot;R&quot;;[.H4];&quot;C&quot;;COLUMN([.E4]));0);[.G4];[.H4])));IF(IF([.G4]=-1;0=0;INDIRECT(CONCATENATE(&quot;R&quot;;[.G4];&quot;C&quot;;COLUMN([.F4]));0)&lt;&gt;INDIRECT(CONCATENATE(&quot;R&quot;;[.G4]+1;&quot;C&quot;;COLUMN([.F4]));0));IF([.H4]&lt;&gt;-1;-1;ROW([.F5]));[.G4]+1);IF([.G4]&lt;&gt;-1;[.G4];IF(IF([.H4]=-1;0=0;INDIRECT(CONCATENATE(&quot;R&quot;;[.H4];&quot;C&quot;;COLUMN([.F4]));0)&lt;&gt;INDIRECT(CONCATENATE(&quot;R&quot;;[.H4]+1;&quot;C&quot;;COLUMN([.F4]));0));ROW([.F5]);-1)))" office:value-type="float" office:value="4">
            <text:p>4</text:p>
          </table:table-cell>
          <table:table-cell table:formula="of:=IF([.H4]=IF([.G4]=-1;[.H4];IF([.H4]=-1;[.G4];IF(INDIRECT(CONCATENATE(&quot;R&quot;;[.G4];&quot;C&quot;;COLUMN([.E4]));0)&lt;=INDIRECT(CONCATENATE(&quot;R&quot;;[.H4];&quot;C&quot;;COLUMN([.E4]));0);[.G4];[.H4])));IF(IF([.H4]=-1;0=0;INDIRECT(CONCATENATE(&quot;R&quot;;[.H4];&quot;C&quot;;COLUMN([.F4]));0)&lt;&gt;INDIRECT(CONCATENATE(&quot;R&quot;;[.H4]+1;&quot;C&quot;;COLUMN([.F4]));0));IF([.G4]&lt;&gt;-1;-1;IF(IF([.G4]=-1;0=0;INDIRECT(CONCATENATE(&quot;R&quot;;[.G4];&quot;C&quot;;COLUMN([.F4]));0)&lt;&gt;INDIRECT(CONCATENATE(&quot;R&quot;;[.G4]+1;&quot;C&quot;;COLUMN([.F4]));0));IF(ISERROR(1+MATCH([.F5]+1;[.F$2:.F$31];0));-1;1+MATCH([.F5]+1;[.F$2:.F$31];0));-1));[.H4]+1);IF([.H4]&lt;&gt;-1;[.H4];IF(IF([.G4]=-1;0=0;INDIRECT(CONCATENATE(&quot;R&quot;;[.G4];&quot;C&quot;;COLUMN([.F4]));0)&lt;&gt;INDIRECT(CONCATENATE(&quot;R&quot;;[.G4]+1;&quot;C&quot;;COLUMN([.F4]));0));IF(ISERROR(1+MATCH([.F5]+1;[.F$2:.F$31];0));-1;1+MATCH([.F5]+1;[.F$2:.F$31];0));[.H4])))" office:value-type="float" office:value="8">
            <text:p>8</text:p>
          </table:table-cell>
          <table:table-cell table:formula="of:=INDIRECT(CONCATENATE(&quot;R&quot;;IF([.G5]=-1;[.H5];IF([.H5]=-1;[.G5];IF(INDIRECT(CONCATENATE(&quot;R&quot;;[.G5];&quot;C&quot;;COLUMN([.E5]));0)&lt;=INDIRECT(CONCATENATE(&quot;R&quot;;[.H5];&quot;C&quot;;COLUMN([.E5]));0);[.G5];[.H5])));&quot;C&quot;;COLUMN([.E5]));0)" office:value-type="float" office:value="241">
            <text:p>241</text:p>
          </table:table-cell>
          <table:table-cell table:formula="of:=IF([.I5]&gt;=[.I4];[.J4];[.J4]+1)" office:value-type="float" office:value="1">
            <text:p>1</text:p>
          </table:table-cell>
          <table:table-cell table:formula="of:=IF([.K4]=IF([.K4]=-1;[.L4];IF([.L4]=-1;[.K4];IF(INDIRECT(CONCATENATE(&quot;R&quot;;[.K4];&quot;C&quot;;COLUMN([.I4]));0)&lt;=INDIRECT(CONCATENATE(&quot;R&quot;;[.L4];&quot;C&quot;;COLUMN([.I4]));0);[.K4];[.L4])));IF(IF([.K4]=-1;0=0;INDIRECT(CONCATENATE(&quot;R&quot;;[.K4];&quot;C&quot;;COLUMN([.J4]));0)&lt;&gt;INDIRECT(CONCATENATE(&quot;R&quot;;[.K4]+1;&quot;C&quot;;COLUMN([.J4]));0));IF([.L4]&lt;&gt;-1;-1;ROW([.J5]));[.K4]+1);IF([.K4]&lt;&gt;-1;[.K4];IF(IF([.L4]=-1;0=0;INDIRECT(CONCATENATE(&quot;R&quot;;[.L4];&quot;C&quot;;COLUMN([.J4]));0)&lt;&gt;INDIRECT(CONCATENATE(&quot;R&quot;;[.L4]+1;&quot;C&quot;;COLUMN([.J4]));0));ROW([.J5]);-1)))" office:value-type="float" office:value="4">
            <text:p>4</text:p>
          </table:table-cell>
          <table:table-cell table:formula="of:=IF([.L4]=IF([.K4]=-1;[.L4];IF([.L4]=-1;[.K4];IF(INDIRECT(CONCATENATE(&quot;R&quot;;[.K4];&quot;C&quot;;COLUMN([.I4]));0)&lt;=INDIRECT(CONCATENATE(&quot;R&quot;;[.L4];&quot;C&quot;;COLUMN([.I4]));0);[.K4];[.L4])));IF(IF([.L4]=-1;0=0;INDIRECT(CONCATENATE(&quot;R&quot;;[.L4];&quot;C&quot;;COLUMN([.J4]));0)&lt;&gt;INDIRECT(CONCATENATE(&quot;R&quot;;[.L4]+1;&quot;C&quot;;COLUMN([.J4]));0));IF([.K4]&lt;&gt;-1;-1;IF(IF([.K4]=-1;0=0;INDIRECT(CONCATENATE(&quot;R&quot;;[.K4];&quot;C&quot;;COLUMN([.J4]));0)&lt;&gt;INDIRECT(CONCATENATE(&quot;R&quot;;[.K4]+1;&quot;C&quot;;COLUMN([.J4]));0));IF(ISERROR(1+MATCH([.J5]+1;[.J$2:.J$31];0));-1;1+MATCH([.J5]+1;[.J$2:.J$31];0));-1));[.L4]+1);IF([.L4]&lt;&gt;-1;[.L4];IF(IF([.K4]=-1;0=0;INDIRECT(CONCATENATE(&quot;R&quot;;[.K4];&quot;C&quot;;COLUMN([.J4]));0)&lt;&gt;INDIRECT(CONCATENATE(&quot;R&quot;;[.K4]+1;&quot;C&quot;;COLUMN([.J4]));0));IF(ISERROR(1+MATCH([.J5]+1;[.J$2:.J$31];0));-1;1+MATCH([.J5]+1;[.J$2:.J$31];0));[.L4])))" office:value-type="float" office:value="12">
            <text:p>12</text:p>
          </table:table-cell>
          <table:table-cell table:formula="of:=INDIRECT(CONCATENATE(&quot;R&quot;;IF([.K5]=-1;[.L5];IF([.L5]=-1;[.K5];IF(INDIRECT(CONCATENATE(&quot;R&quot;;[.K5];&quot;C&quot;;COLUMN([.I5]));0)&lt;=INDIRECT(CONCATENATE(&quot;R&quot;;[.L5];&quot;C&quot;;COLUMN([.I5]));0);[.K5];[.L5])));&quot;C&quot;;COLUMN([.I5]));0)" office:value-type="float" office:value="237">
            <text:p>237</text:p>
          </table:table-cell>
          <table:table-cell table:formula="of:=IF([.M5]&gt;=[.M4];[.N4];[.N4]+1)" office:value-type="float" office:value="1">
            <text:p>1</text:p>
          </table:table-cell>
          <table:table-cell table:formula="of:=IF([.O4]=IF([.O4]=-1;[.P4];IF([.P4]=-1;[.O4];IF(INDIRECT(CONCATENATE(&quot;R&quot;;[.O4];&quot;C&quot;;COLUMN([.M4]));0)&lt;=INDIRECT(CONCATENATE(&quot;R&quot;;[.P4];&quot;C&quot;;COLUMN([.M4]));0);[.O4];[.P4])));IF(IF([.O4]=-1;0=0;INDIRECT(CONCATENATE(&quot;R&quot;;[.O4];&quot;C&quot;;COLUMN([.N4]));0)&lt;&gt;INDIRECT(CONCATENATE(&quot;R&quot;;[.O4]+1;&quot;C&quot;;COLUMN([.N4]));0));IF([.P4]&lt;&gt;-1;-1;ROW([.N5]));[.O4]+1);IF([.O4]&lt;&gt;-1;[.O4];IF(IF([.P4]=-1;0=0;INDIRECT(CONCATENATE(&quot;R&quot;;[.P4];&quot;C&quot;;COLUMN([.N4]));0)&lt;&gt;INDIRECT(CONCATENATE(&quot;R&quot;;[.P4]+1;&quot;C&quot;;COLUMN([.N4]));0));ROW([.N5]);-1)))" office:value-type="float" office:value="4">
            <text:p>4</text:p>
          </table:table-cell>
          <table:table-cell table:formula="of:=IF([.P4]=IF([.O4]=-1;[.P4];IF([.P4]=-1;[.O4];IF(INDIRECT(CONCATENATE(&quot;R&quot;;[.O4];&quot;C&quot;;COLUMN([.M4]));0)&lt;=INDIRECT(CONCATENATE(&quot;R&quot;;[.P4];&quot;C&quot;;COLUMN([.M4]));0);[.O4];[.P4])));IF(IF([.P4]=-1;0=0;INDIRECT(CONCATENATE(&quot;R&quot;;[.P4];&quot;C&quot;;COLUMN([.N4]));0)&lt;&gt;INDIRECT(CONCATENATE(&quot;R&quot;;[.P4]+1;&quot;C&quot;;COLUMN([.N4]));0));IF([.O4]&lt;&gt;-1;-1;IF(IF([.O4]=-1;0=0;INDIRECT(CONCATENATE(&quot;R&quot;;[.O4];&quot;C&quot;;COLUMN([.N4]));0)&lt;&gt;INDIRECT(CONCATENATE(&quot;R&quot;;[.O4]+1;&quot;C&quot;;COLUMN([.N4]));0));IF(ISERROR(1+MATCH([.N5]+1;[.N$2:.N$31];0));-1;1+MATCH([.N5]+1;[.N$2:.N$31];0));-1));[.P4]+1);IF([.P4]&lt;&gt;-1;[.P4];IF(IF([.O4]=-1;0=0;INDIRECT(CONCATENATE(&quot;R&quot;;[.O4];&quot;C&quot;;COLUMN([.N4]));0)&lt;&gt;INDIRECT(CONCATENATE(&quot;R&quot;;[.O4]+1;&quot;C&quot;;COLUMN([.N4]));0));IF(ISERROR(1+MATCH([.N5]+1;[.N$2:.N$31];0));-1;1+MATCH([.N5]+1;[.N$2:.N$31];0));[.P4])))" office:value-type="float" office:value="21">
            <text:p>21</text:p>
          </table:table-cell>
          <table:table-cell table:formula="of:=INDIRECT(CONCATENATE(&quot;R&quot;;IF([.O5]=-1;[.P5];IF([.P5]=-1;[.O5];IF(INDIRECT(CONCATENATE(&quot;R&quot;;[.O5];&quot;C&quot;;COLUMN([.M5]));0)&lt;=INDIRECT(CONCATENATE(&quot;R&quot;;[.P5];&quot;C&quot;;COLUMN([.M5]));0);[.O5];[.P5])));&quot;C&quot;;COLUMN([.M5]));0)" office:value-type="float" office:value="184">
            <text:p>184</text:p>
          </table:table-cell>
          <table:table-cell table:formula="of:=IF([.Q5]&gt;=[.Q4];[.R4];[.R4]+1)" office:value-type="float" office:value="1">
            <text:p>1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table:formula="of:=IF([.A6]&gt;=[.A5];[.B5];[.B5]+1)" office:value-type="float" office:value="2">
            <text:p>2</text:p>
          </table:table-cell>
          <table:table-cell table:formula="of:=IF([.C5]=IF([.C5]=-1;[.D5];IF([.D5]=-1;[.C5];IF(INDIRECT(CONCATENATE(&quot;R&quot;;[.C5];&quot;C&quot;;COLUMN([.A5]));0)&lt;=INDIRECT(CONCATENATE(&quot;R&quot;;[.D5];&quot;C&quot;;COLUMN([.A5]));0);[.C5];[.D5])));IF(IF([.C5]=-1;0=0;INDIRECT(CONCATENATE(&quot;R&quot;;[.C5];&quot;C&quot;;COLUMN([.B5]));0)&lt;&gt;INDIRECT(CONCATENATE(&quot;R&quot;;[.C5]+1;&quot;C&quot;;COLUMN([.B5]));0));IF([.D5]&lt;&gt;-1;-1;ROW([.B6]));[.C5]+1);IF([.C5]&lt;&gt;-1;[.C5];IF(IF([.D5]=-1;0=0;INDIRECT(CONCATENATE(&quot;R&quot;;[.D5];&quot;C&quot;;COLUMN([.B5]));0)&lt;&gt;INDIRECT(CONCATENATE(&quot;R&quot;;[.D5]+1;&quot;C&quot;;COLUMN([.B5]));0));ROW([.B6]);-1)))" office:value-type="float" office:value="4">
            <text:p>4</text:p>
          </table:table-cell>
          <table:table-cell table:formula="of:=IF([.D5]=IF([.C5]=-1;[.D5];IF([.D5]=-1;[.C5];IF(INDIRECT(CONCATENATE(&quot;R&quot;;[.C5];&quot;C&quot;;COLUMN([.A5]));0)&lt;=INDIRECT(CONCATENATE(&quot;R&quot;;[.D5];&quot;C&quot;;COLUMN([.A5]));0);[.C5];[.D5])));IF(IF([.D5]=-1;0=0;INDIRECT(CONCATENATE(&quot;R&quot;;[.D5];&quot;C&quot;;COLUMN([.B5]));0)&lt;&gt;INDIRECT(CONCATENATE(&quot;R&quot;;[.D5]+1;&quot;C&quot;;COLUMN([.B5]));0));IF([.C5]&lt;&gt;-1;-1;IF(IF([.C5]=-1;0=0;INDIRECT(CONCATENATE(&quot;R&quot;;[.C5];&quot;C&quot;;COLUMN([.B5]));0)&lt;&gt;INDIRECT(CONCATENATE(&quot;R&quot;;[.C5]+1;&quot;C&quot;;COLUMN([.B5]));0));IF(ISERROR(1+MATCH([.B6]+1;[.B$2:.B$31];0));-1;1+MATCH([.B6]+1;[.B$2:.B$31];0));-1));[.D5]+1);IF([.D5]&lt;&gt;-1;[.D5];IF(IF([.C5]=-1;0=0;INDIRECT(CONCATENATE(&quot;R&quot;;[.C5];&quot;C&quot;;COLUMN([.B5]));0)&lt;&gt;INDIRECT(CONCATENATE(&quot;R&quot;;[.C5]+1;&quot;C&quot;;COLUMN([.B5]));0));IF(ISERROR(1+MATCH([.B6]+1;[.B$2:.B$31];0));-1;1+MATCH([.B6]+1;[.B$2:.B$31];0));[.D5])))" office:value-type="float" office:value="-1">
            <text:p>-1</text:p>
          </table:table-cell>
          <table:table-cell table:formula="of:=INDIRECT(CONCATENATE(&quot;R&quot;;IF([.C6]=-1;[.D6];IF([.D6]=-1;[.C6];IF(INDIRECT(CONCATENATE(&quot;R&quot;;[.C6];&quot;C&quot;;COLUMN([.A6]));0)&lt;=INDIRECT(CONCATENATE(&quot;R&quot;;[.D6];&quot;C&quot;;COLUMN([.A6]));0);[.C6];[.D6])));&quot;C&quot;;COLUMN([.A6]));0)" office:value-type="float" office:value="438">
            <text:p>438</text:p>
          </table:table-cell>
          <table:table-cell table:formula="of:=IF([.E6]&gt;=[.E5];[.F5];[.F5]+1)" office:value-type="float" office:value="1">
            <text:p>1</text:p>
          </table:table-cell>
          <table:table-cell table:formula="of:=IF([.G5]=IF([.G5]=-1;[.H5];IF([.H5]=-1;[.G5];IF(INDIRECT(CONCATENATE(&quot;R&quot;;[.G5];&quot;C&quot;;COLUMN([.E5]));0)&lt;=INDIRECT(CONCATENATE(&quot;R&quot;;[.H5];&quot;C&quot;;COLUMN([.E5]));0);[.G5];[.H5])));IF(IF([.G5]=-1;0=0;INDIRECT(CONCATENATE(&quot;R&quot;;[.G5];&quot;C&quot;;COLUMN([.F5]));0)&lt;&gt;INDIRECT(CONCATENATE(&quot;R&quot;;[.G5]+1;&quot;C&quot;;COLUMN([.F5]));0));IF([.H5]&lt;&gt;-1;-1;ROW([.F6]));[.G5]+1);IF([.G5]&lt;&gt;-1;[.G5];IF(IF([.H5]=-1;0=0;INDIRECT(CONCATENATE(&quot;R&quot;;[.H5];&quot;C&quot;;COLUMN([.F5]));0)&lt;&gt;INDIRECT(CONCATENATE(&quot;R&quot;;[.H5]+1;&quot;C&quot;;COLUMN([.F5]));0));ROW([.F6]);-1)))" office:value-type="float" office:value="5">
            <text:p>5</text:p>
          </table:table-cell>
          <table:table-cell table:formula="of:=IF([.H5]=IF([.G5]=-1;[.H5];IF([.H5]=-1;[.G5];IF(INDIRECT(CONCATENATE(&quot;R&quot;;[.G5];&quot;C&quot;;COLUMN([.E5]));0)&lt;=INDIRECT(CONCATENATE(&quot;R&quot;;[.H5];&quot;C&quot;;COLUMN([.E5]));0);[.G5];[.H5])));IF(IF([.H5]=-1;0=0;INDIRECT(CONCATENATE(&quot;R&quot;;[.H5];&quot;C&quot;;COLUMN([.F5]));0)&lt;&gt;INDIRECT(CONCATENATE(&quot;R&quot;;[.H5]+1;&quot;C&quot;;COLUMN([.F5]));0));IF([.G5]&lt;&gt;-1;-1;IF(IF([.G5]=-1;0=0;INDIRECT(CONCATENATE(&quot;R&quot;;[.G5];&quot;C&quot;;COLUMN([.F5]));0)&lt;&gt;INDIRECT(CONCATENATE(&quot;R&quot;;[.G5]+1;&quot;C&quot;;COLUMN([.F5]));0));IF(ISERROR(1+MATCH([.F6]+1;[.F$2:.F$31];0));-1;1+MATCH([.F6]+1;[.F$2:.F$31];0));-1));[.H5]+1);IF([.H5]&lt;&gt;-1;[.H5];IF(IF([.G5]=-1;0=0;INDIRECT(CONCATENATE(&quot;R&quot;;[.G5];&quot;C&quot;;COLUMN([.F5]));0)&lt;&gt;INDIRECT(CONCATENATE(&quot;R&quot;;[.G5]+1;&quot;C&quot;;COLUMN([.F5]));0));IF(ISERROR(1+MATCH([.F6]+1;[.F$2:.F$31];0));-1;1+MATCH([.F6]+1;[.F$2:.F$31];0));[.H5])))" office:value-type="float" office:value="8">
            <text:p>8</text:p>
          </table:table-cell>
          <table:table-cell table:formula="of:=INDIRECT(CONCATENATE(&quot;R&quot;;IF([.G6]=-1;[.H6];IF([.H6]=-1;[.G6];IF(INDIRECT(CONCATENATE(&quot;R&quot;;[.G6];&quot;C&quot;;COLUMN([.E6]));0)&lt;=INDIRECT(CONCATENATE(&quot;R&quot;;[.H6];&quot;C&quot;;COLUMN([.E6]));0);[.G6];[.H6])));&quot;C&quot;;COLUMN([.E6]));0)" office:value-type="float" office:value="372">
            <text:p>372</text:p>
          </table:table-cell>
          <table:table-cell table:formula="of:=IF([.I6]&gt;=[.I5];[.J5];[.J5]+1)" office:value-type="float" office:value="1">
            <text:p>1</text:p>
          </table:table-cell>
          <table:table-cell table:formula="of:=IF([.K5]=IF([.K5]=-1;[.L5];IF([.L5]=-1;[.K5];IF(INDIRECT(CONCATENATE(&quot;R&quot;;[.K5];&quot;C&quot;;COLUMN([.I5]));0)&lt;=INDIRECT(CONCATENATE(&quot;R&quot;;[.L5];&quot;C&quot;;COLUMN([.I5]));0);[.K5];[.L5])));IF(IF([.K5]=-1;0=0;INDIRECT(CONCATENATE(&quot;R&quot;;[.K5];&quot;C&quot;;COLUMN([.J5]));0)&lt;&gt;INDIRECT(CONCATENATE(&quot;R&quot;;[.K5]+1;&quot;C&quot;;COLUMN([.J5]));0));IF([.L5]&lt;&gt;-1;-1;ROW([.J6]));[.K5]+1);IF([.K5]&lt;&gt;-1;[.K5];IF(IF([.L5]=-1;0=0;INDIRECT(CONCATENATE(&quot;R&quot;;[.L5];&quot;C&quot;;COLUMN([.J5]));0)&lt;&gt;INDIRECT(CONCATENATE(&quot;R&quot;;[.L5]+1;&quot;C&quot;;COLUMN([.J5]));0));ROW([.J6]);-1)))" office:value-type="float" office:value="5">
            <text:p>5</text:p>
          </table:table-cell>
          <table:table-cell table:formula="of:=IF([.L5]=IF([.K5]=-1;[.L5];IF([.L5]=-1;[.K5];IF(INDIRECT(CONCATENATE(&quot;R&quot;;[.K5];&quot;C&quot;;COLUMN([.I5]));0)&lt;=INDIRECT(CONCATENATE(&quot;R&quot;;[.L5];&quot;C&quot;;COLUMN([.I5]));0);[.K5];[.L5])));IF(IF([.L5]=-1;0=0;INDIRECT(CONCATENATE(&quot;R&quot;;[.L5];&quot;C&quot;;COLUMN([.J5]));0)&lt;&gt;INDIRECT(CONCATENATE(&quot;R&quot;;[.L5]+1;&quot;C&quot;;COLUMN([.J5]));0));IF([.K5]&lt;&gt;-1;-1;IF(IF([.K5]=-1;0=0;INDIRECT(CONCATENATE(&quot;R&quot;;[.K5];&quot;C&quot;;COLUMN([.J5]));0)&lt;&gt;INDIRECT(CONCATENATE(&quot;R&quot;;[.K5]+1;&quot;C&quot;;COLUMN([.J5]));0));IF(ISERROR(1+MATCH([.J6]+1;[.J$2:.J$31];0));-1;1+MATCH([.J6]+1;[.J$2:.J$31];0));-1));[.L5]+1);IF([.L5]&lt;&gt;-1;[.L5];IF(IF([.K5]=-1;0=0;INDIRECT(CONCATENATE(&quot;R&quot;;[.K5];&quot;C&quot;;COLUMN([.J5]));0)&lt;&gt;INDIRECT(CONCATENATE(&quot;R&quot;;[.K5]+1;&quot;C&quot;;COLUMN([.J5]));0));IF(ISERROR(1+MATCH([.J6]+1;[.J$2:.J$31];0));-1;1+MATCH([.J6]+1;[.J$2:.J$31];0));[.L5])))" office:value-type="float" office:value="12">
            <text:p>12</text:p>
          </table:table-cell>
          <table:table-cell table:formula="of:=INDIRECT(CONCATENATE(&quot;R&quot;;IF([.K6]=-1;[.L6];IF([.L6]=-1;[.K6];IF(INDIRECT(CONCATENATE(&quot;R&quot;;[.K6];&quot;C&quot;;COLUMN([.I6]));0)&lt;=INDIRECT(CONCATENATE(&quot;R&quot;;[.L6];&quot;C&quot;;COLUMN([.I6]));0);[.K6];[.L6])));&quot;C&quot;;COLUMN([.I6]));0)" office:value-type="float" office:value="241">
            <text:p>241</text:p>
          </table:table-cell>
          <table:table-cell table:formula="of:=IF([.M6]&gt;=[.M5];[.N5];[.N5]+1)" office:value-type="float" office:value="1">
            <text:p>1</text:p>
          </table:table-cell>
          <table:table-cell table:formula="of:=IF([.O5]=IF([.O5]=-1;[.P5];IF([.P5]=-1;[.O5];IF(INDIRECT(CONCATENATE(&quot;R&quot;;[.O5];&quot;C&quot;;COLUMN([.M5]));0)&lt;=INDIRECT(CONCATENATE(&quot;R&quot;;[.P5];&quot;C&quot;;COLUMN([.M5]));0);[.O5];[.P5])));IF(IF([.O5]=-1;0=0;INDIRECT(CONCATENATE(&quot;R&quot;;[.O5];&quot;C&quot;;COLUMN([.N5]));0)&lt;&gt;INDIRECT(CONCATENATE(&quot;R&quot;;[.O5]+1;&quot;C&quot;;COLUMN([.N5]));0));IF([.P5]&lt;&gt;-1;-1;ROW([.N6]));[.O5]+1);IF([.O5]&lt;&gt;-1;[.O5];IF(IF([.P5]=-1;0=0;INDIRECT(CONCATENATE(&quot;R&quot;;[.P5];&quot;C&quot;;COLUMN([.N5]));0)&lt;&gt;INDIRECT(CONCATENATE(&quot;R&quot;;[.P5]+1;&quot;C&quot;;COLUMN([.N5]));0));ROW([.N6]);-1)))" office:value-type="float" office:value="4">
            <text:p>4</text:p>
          </table:table-cell>
          <table:table-cell table:formula="of:=IF([.P5]=IF([.O5]=-1;[.P5];IF([.P5]=-1;[.O5];IF(INDIRECT(CONCATENATE(&quot;R&quot;;[.O5];&quot;C&quot;;COLUMN([.M5]));0)&lt;=INDIRECT(CONCATENATE(&quot;R&quot;;[.P5];&quot;C&quot;;COLUMN([.M5]));0);[.O5];[.P5])));IF(IF([.P5]=-1;0=0;INDIRECT(CONCATENATE(&quot;R&quot;;[.P5];&quot;C&quot;;COLUMN([.N5]));0)&lt;&gt;INDIRECT(CONCATENATE(&quot;R&quot;;[.P5]+1;&quot;C&quot;;COLUMN([.N5]));0));IF([.O5]&lt;&gt;-1;-1;IF(IF([.O5]=-1;0=0;INDIRECT(CONCATENATE(&quot;R&quot;;[.O5];&quot;C&quot;;COLUMN([.N5]));0)&lt;&gt;INDIRECT(CONCATENATE(&quot;R&quot;;[.O5]+1;&quot;C&quot;;COLUMN([.N5]));0));IF(ISERROR(1+MATCH([.N6]+1;[.N$2:.N$31];0));-1;1+MATCH([.N6]+1;[.N$2:.N$31];0));-1));[.P5]+1);IF([.P5]&lt;&gt;-1;[.P5];IF(IF([.O5]=-1;0=0;INDIRECT(CONCATENATE(&quot;R&quot;;[.O5];&quot;C&quot;;COLUMN([.N5]));0)&lt;&gt;INDIRECT(CONCATENATE(&quot;R&quot;;[.O5]+1;&quot;C&quot;;COLUMN([.N5]));0));IF(ISERROR(1+MATCH([.N6]+1;[.N$2:.N$31];0));-1;1+MATCH([.N6]+1;[.N$2:.N$31];0));[.P5])))" office:value-type="float" office:value="22">
            <text:p>22</text:p>
          </table:table-cell>
          <table:table-cell table:formula="of:=INDIRECT(CONCATENATE(&quot;R&quot;;IF([.O6]=-1;[.P6];IF([.P6]=-1;[.O6];IF(INDIRECT(CONCATENATE(&quot;R&quot;;[.O6];&quot;C&quot;;COLUMN([.M6]));0)&lt;=INDIRECT(CONCATENATE(&quot;R&quot;;[.P6];&quot;C&quot;;COLUMN([.M6]));0);[.O6];[.P6])));&quot;C&quot;;COLUMN([.M6]));0)" office:value-type="float" office:value="193">
            <text:p>193</text:p>
          </table:table-cell>
          <table:table-cell table:formula="of:=IF([.Q6]&gt;=[.Q5];[.R5];[.R5]+1)" office:value-type="float" office:value="1">
            <text:p>1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formula="of:=IF([.A7]&gt;=[.A6];[.B6];[.B6]+1)" office:value-type="float" office:value="3">
            <text:p>3</text:p>
          </table:table-cell>
          <table:table-cell table:formula="of:=IF([.C6]=IF([.C6]=-1;[.D6];IF([.D6]=-1;[.C6];IF(INDIRECT(CONCATENATE(&quot;R&quot;;[.C6];&quot;C&quot;;COLUMN([.A6]));0)&lt;=INDIRECT(CONCATENATE(&quot;R&quot;;[.D6];&quot;C&quot;;COLUMN([.A6]));0);[.C6];[.D6])));IF(IF([.C6]=-1;0=0;INDIRECT(CONCATENATE(&quot;R&quot;;[.C6];&quot;C&quot;;COLUMN([.B6]));0)&lt;&gt;INDIRECT(CONCATENATE(&quot;R&quot;;[.C6]+1;&quot;C&quot;;COLUMN([.B6]));0));IF([.D6]&lt;&gt;-1;-1;ROW([.B7]));[.C6]+1);IF([.C6]&lt;&gt;-1;[.C6];IF(IF([.D6]=-1;0=0;INDIRECT(CONCATENATE(&quot;R&quot;;[.D6];&quot;C&quot;;COLUMN([.B6]));0)&lt;&gt;INDIRECT(CONCATENATE(&quot;R&quot;;[.D6]+1;&quot;C&quot;;COLUMN([.B6]));0));ROW([.B7]);-1)))" office:value-type="float" office:value="7">
            <text:p>7</text:p>
          </table:table-cell>
          <table:table-cell table:formula="of:=IF([.D6]=IF([.C6]=-1;[.D6];IF([.D6]=-1;[.C6];IF(INDIRECT(CONCATENATE(&quot;R&quot;;[.C6];&quot;C&quot;;COLUMN([.A6]));0)&lt;=INDIRECT(CONCATENATE(&quot;R&quot;;[.D6];&quot;C&quot;;COLUMN([.A6]));0);[.C6];[.D6])));IF(IF([.D6]=-1;0=0;INDIRECT(CONCATENATE(&quot;R&quot;;[.D6];&quot;C&quot;;COLUMN([.B6]));0)&lt;&gt;INDIRECT(CONCATENATE(&quot;R&quot;;[.D6]+1;&quot;C&quot;;COLUMN([.B6]));0));IF([.C6]&lt;&gt;-1;-1;IF(IF([.C6]=-1;0=0;INDIRECT(CONCATENATE(&quot;R&quot;;[.C6];&quot;C&quot;;COLUMN([.B6]));0)&lt;&gt;INDIRECT(CONCATENATE(&quot;R&quot;;[.C6]+1;&quot;C&quot;;COLUMN([.B6]));0));IF(ISERROR(1+MATCH([.B7]+1;[.B$2:.B$31];0));-1;1+MATCH([.B7]+1;[.B$2:.B$31];0));-1));[.D6]+1);IF([.D6]&lt;&gt;-1;[.D6];IF(IF([.C6]=-1;0=0;INDIRECT(CONCATENATE(&quot;R&quot;;[.C6];&quot;C&quot;;COLUMN([.B6]));0)&lt;&gt;INDIRECT(CONCATENATE(&quot;R&quot;;[.C6]+1;&quot;C&quot;;COLUMN([.B6]));0));IF(ISERROR(1+MATCH([.B7]+1;[.B$2:.B$31];0));-1;1+MATCH([.B7]+1;[.B$2:.B$31];0));[.D6])))" office:value-type="float" office:value="9">
            <text:p>9</text:p>
          </table:table-cell>
          <table:table-cell table:formula="of:=INDIRECT(CONCATENATE(&quot;R&quot;;IF([.C7]=-1;[.D7];IF([.D7]=-1;[.C7];IF(INDIRECT(CONCATENATE(&quot;R&quot;;[.C7];&quot;C&quot;;COLUMN([.A7]));0)&lt;=INDIRECT(CONCATENATE(&quot;R&quot;;[.D7];&quot;C&quot;;COLUMN([.A7]));0);[.C7];[.D7])));&quot;C&quot;;COLUMN([.A7]));0)" office:value-type="float" office:value="237">
            <text:p>237</text:p>
          </table:table-cell>
          <table:table-cell table:formula="of:=IF([.E7]&gt;=[.E6];[.F6];[.F6]+1)" office:value-type="float" office:value="2">
            <text:p>2</text:p>
          </table:table-cell>
          <table:table-cell table:formula="of:=IF([.G6]=IF([.G6]=-1;[.H6];IF([.H6]=-1;[.G6];IF(INDIRECT(CONCATENATE(&quot;R&quot;;[.G6];&quot;C&quot;;COLUMN([.E6]));0)&lt;=INDIRECT(CONCATENATE(&quot;R&quot;;[.H6];&quot;C&quot;;COLUMN([.E6]));0);[.G6];[.H6])));IF(IF([.G6]=-1;0=0;INDIRECT(CONCATENATE(&quot;R&quot;;[.G6];&quot;C&quot;;COLUMN([.F6]));0)&lt;&gt;INDIRECT(CONCATENATE(&quot;R&quot;;[.G6]+1;&quot;C&quot;;COLUMN([.F6]));0));IF([.H6]&lt;&gt;-1;-1;ROW([.F7]));[.G6]+1);IF([.G6]&lt;&gt;-1;[.G6];IF(IF([.H6]=-1;0=0;INDIRECT(CONCATENATE(&quot;R&quot;;[.H6];&quot;C&quot;;COLUMN([.F6]));0)&lt;&gt;INDIRECT(CONCATENATE(&quot;R&quot;;[.H6]+1;&quot;C&quot;;COLUMN([.F6]));0));ROW([.F7]);-1)))" office:value-type="float" office:value="6">
            <text:p>6</text:p>
          </table:table-cell>
          <table:table-cell table:formula="of:=IF([.H6]=IF([.G6]=-1;[.H6];IF([.H6]=-1;[.G6];IF(INDIRECT(CONCATENATE(&quot;R&quot;;[.G6];&quot;C&quot;;COLUMN([.E6]));0)&lt;=INDIRECT(CONCATENATE(&quot;R&quot;;[.H6];&quot;C&quot;;COLUMN([.E6]));0);[.G6];[.H6])));IF(IF([.H6]=-1;0=0;INDIRECT(CONCATENATE(&quot;R&quot;;[.H6];&quot;C&quot;;COLUMN([.F6]));0)&lt;&gt;INDIRECT(CONCATENATE(&quot;R&quot;;[.H6]+1;&quot;C&quot;;COLUMN([.F6]));0));IF([.G6]&lt;&gt;-1;-1;IF(IF([.G6]=-1;0=0;INDIRECT(CONCATENATE(&quot;R&quot;;[.G6];&quot;C&quot;;COLUMN([.F6]));0)&lt;&gt;INDIRECT(CONCATENATE(&quot;R&quot;;[.G6]+1;&quot;C&quot;;COLUMN([.F6]));0));IF(ISERROR(1+MATCH([.F7]+1;[.F$2:.F$31];0));-1;1+MATCH([.F7]+1;[.F$2:.F$31];0));-1));[.H6]+1);IF([.H6]&lt;&gt;-1;[.H6];IF(IF([.G6]=-1;0=0;INDIRECT(CONCATENATE(&quot;R&quot;;[.G6];&quot;C&quot;;COLUMN([.F6]));0)&lt;&gt;INDIRECT(CONCATENATE(&quot;R&quot;;[.G6]+1;&quot;C&quot;;COLUMN([.F6]));0));IF(ISERROR(1+MATCH([.F7]+1;[.F$2:.F$31];0));-1;1+MATCH([.F7]+1;[.F$2:.F$31];0));[.H6])))" office:value-type="float" office:value="8">
            <text:p>8</text:p>
          </table:table-cell>
          <table:table-cell table:formula="of:=INDIRECT(CONCATENATE(&quot;R&quot;;IF([.G7]=-1;[.H7];IF([.H7]=-1;[.G7];IF(INDIRECT(CONCATENATE(&quot;R&quot;;[.G7];&quot;C&quot;;COLUMN([.E7]));0)&lt;=INDIRECT(CONCATENATE(&quot;R&quot;;[.H7];&quot;C&quot;;COLUMN([.E7]));0);[.G7];[.H7])));&quot;C&quot;;COLUMN([.E7]));0)" office:value-type="float" office:value="438">
            <text:p>438</text:p>
          </table:table-cell>
          <table:table-cell table:formula="of:=IF([.I7]&gt;=[.I6];[.J6];[.J6]+1)" office:value-type="float" office:value="1">
            <text:p>1</text:p>
          </table:table-cell>
          <table:table-cell table:formula="of:=IF([.K6]=IF([.K6]=-1;[.L6];IF([.L6]=-1;[.K6];IF(INDIRECT(CONCATENATE(&quot;R&quot;;[.K6];&quot;C&quot;;COLUMN([.I6]));0)&lt;=INDIRECT(CONCATENATE(&quot;R&quot;;[.L6];&quot;C&quot;;COLUMN([.I6]));0);[.K6];[.L6])));IF(IF([.K6]=-1;0=0;INDIRECT(CONCATENATE(&quot;R&quot;;[.K6];&quot;C&quot;;COLUMN([.J6]));0)&lt;&gt;INDIRECT(CONCATENATE(&quot;R&quot;;[.K6]+1;&quot;C&quot;;COLUMN([.J6]));0));IF([.L6]&lt;&gt;-1;-1;ROW([.J7]));[.K6]+1);IF([.K6]&lt;&gt;-1;[.K6];IF(IF([.L6]=-1;0=0;INDIRECT(CONCATENATE(&quot;R&quot;;[.L6];&quot;C&quot;;COLUMN([.J6]));0)&lt;&gt;INDIRECT(CONCATENATE(&quot;R&quot;;[.L6]+1;&quot;C&quot;;COLUMN([.J6]));0));ROW([.J7]);-1)))" office:value-type="float" office:value="6">
            <text:p>6</text:p>
          </table:table-cell>
          <table:table-cell table:formula="of:=IF([.L6]=IF([.K6]=-1;[.L6];IF([.L6]=-1;[.K6];IF(INDIRECT(CONCATENATE(&quot;R&quot;;[.K6];&quot;C&quot;;COLUMN([.I6]));0)&lt;=INDIRECT(CONCATENATE(&quot;R&quot;;[.L6];&quot;C&quot;;COLUMN([.I6]));0);[.K6];[.L6])));IF(IF([.L6]=-1;0=0;INDIRECT(CONCATENATE(&quot;R&quot;;[.L6];&quot;C&quot;;COLUMN([.J6]));0)&lt;&gt;INDIRECT(CONCATENATE(&quot;R&quot;;[.L6]+1;&quot;C&quot;;COLUMN([.J6]));0));IF([.K6]&lt;&gt;-1;-1;IF(IF([.K6]=-1;0=0;INDIRECT(CONCATENATE(&quot;R&quot;;[.K6];&quot;C&quot;;COLUMN([.J6]));0)&lt;&gt;INDIRECT(CONCATENATE(&quot;R&quot;;[.K6]+1;&quot;C&quot;;COLUMN([.J6]));0));IF(ISERROR(1+MATCH([.J7]+1;[.J$2:.J$31];0));-1;1+MATCH([.J7]+1;[.J$2:.J$31];0));-1));[.L6]+1);IF([.L6]&lt;&gt;-1;[.L6];IF(IF([.K6]=-1;0=0;INDIRECT(CONCATENATE(&quot;R&quot;;[.K6];&quot;C&quot;;COLUMN([.J6]));0)&lt;&gt;INDIRECT(CONCATENATE(&quot;R&quot;;[.K6]+1;&quot;C&quot;;COLUMN([.J6]));0));IF(ISERROR(1+MATCH([.J7]+1;[.J$2:.J$31];0));-1;1+MATCH([.J7]+1;[.J$2:.J$31];0));[.L6])))" office:value-type="float" office:value="12">
            <text:p>12</text:p>
          </table:table-cell>
          <table:table-cell table:formula="of:=INDIRECT(CONCATENATE(&quot;R&quot;;IF([.K7]=-1;[.L7];IF([.L7]=-1;[.K7];IF(INDIRECT(CONCATENATE(&quot;R&quot;;[.K7];&quot;C&quot;;COLUMN([.I7]));0)&lt;=INDIRECT(CONCATENATE(&quot;R&quot;;[.L7];&quot;C&quot;;COLUMN([.I7]));0);[.K7];[.L7])));&quot;C&quot;;COLUMN([.I7]));0)" office:value-type="float" office:value="274">
            <text:p>274</text:p>
          </table:table-cell>
          <table:table-cell table:formula="of:=IF([.M7]&gt;=[.M6];[.N6];[.N6]+1)" office:value-type="float" office:value="1">
            <text:p>1</text:p>
          </table:table-cell>
          <table:table-cell table:formula="of:=IF([.O6]=IF([.O6]=-1;[.P6];IF([.P6]=-1;[.O6];IF(INDIRECT(CONCATENATE(&quot;R&quot;;[.O6];&quot;C&quot;;COLUMN([.M6]));0)&lt;=INDIRECT(CONCATENATE(&quot;R&quot;;[.P6];&quot;C&quot;;COLUMN([.M6]));0);[.O6];[.P6])));IF(IF([.O6]=-1;0=0;INDIRECT(CONCATENATE(&quot;R&quot;;[.O6];&quot;C&quot;;COLUMN([.N6]));0)&lt;&gt;INDIRECT(CONCATENATE(&quot;R&quot;;[.O6]+1;&quot;C&quot;;COLUMN([.N6]));0));IF([.P6]&lt;&gt;-1;-1;ROW([.N7]));[.O6]+1);IF([.O6]&lt;&gt;-1;[.O6];IF(IF([.P6]=-1;0=0;INDIRECT(CONCATENATE(&quot;R&quot;;[.P6];&quot;C&quot;;COLUMN([.N6]));0)&lt;&gt;INDIRECT(CONCATENATE(&quot;R&quot;;[.P6]+1;&quot;C&quot;;COLUMN([.N6]));0));ROW([.N7]);-1)))" office:value-type="float" office:value="5">
            <text:p>5</text:p>
          </table:table-cell>
          <table:table-cell table:formula="of:=IF([.P6]=IF([.O6]=-1;[.P6];IF([.P6]=-1;[.O6];IF(INDIRECT(CONCATENATE(&quot;R&quot;;[.O6];&quot;C&quot;;COLUMN([.M6]));0)&lt;=INDIRECT(CONCATENATE(&quot;R&quot;;[.P6];&quot;C&quot;;COLUMN([.M6]));0);[.O6];[.P6])));IF(IF([.P6]=-1;0=0;INDIRECT(CONCATENATE(&quot;R&quot;;[.P6];&quot;C&quot;;COLUMN([.N6]));0)&lt;&gt;INDIRECT(CONCATENATE(&quot;R&quot;;[.P6]+1;&quot;C&quot;;COLUMN([.N6]));0));IF([.O6]&lt;&gt;-1;-1;IF(IF([.O6]=-1;0=0;INDIRECT(CONCATENATE(&quot;R&quot;;[.O6];&quot;C&quot;;COLUMN([.N6]));0)&lt;&gt;INDIRECT(CONCATENATE(&quot;R&quot;;[.O6]+1;&quot;C&quot;;COLUMN([.N6]));0));IF(ISERROR(1+MATCH([.N7]+1;[.N$2:.N$31];0));-1;1+MATCH([.N7]+1;[.N$2:.N$31];0));-1));[.P6]+1);IF([.P6]&lt;&gt;-1;[.P6];IF(IF([.O6]=-1;0=0;INDIRECT(CONCATENATE(&quot;R&quot;;[.O6];&quot;C&quot;;COLUMN([.N6]));0)&lt;&gt;INDIRECT(CONCATENATE(&quot;R&quot;;[.O6]+1;&quot;C&quot;;COLUMN([.N6]));0));IF(ISERROR(1+MATCH([.N7]+1;[.N$2:.N$31];0));-1;1+MATCH([.N7]+1;[.N$2:.N$31];0));[.P6])))" office:value-type="float" office:value="22">
            <text:p>22</text:p>
          </table:table-cell>
          <table:table-cell table:formula="of:=INDIRECT(CONCATENATE(&quot;R&quot;;IF([.O7]=-1;[.P7];IF([.P7]=-1;[.O7];IF(INDIRECT(CONCATENATE(&quot;R&quot;;[.O7];&quot;C&quot;;COLUMN([.M7]));0)&lt;=INDIRECT(CONCATENATE(&quot;R&quot;;[.P7];&quot;C&quot;;COLUMN([.M7]));0);[.O7];[.P7])));&quot;C&quot;;COLUMN([.M7]));0)" office:value-type="float" office:value="219">
            <text:p>219</text:p>
          </table:table-cell>
          <table:table-cell table:formula="of:=IF([.Q7]&gt;=[.Q6];[.R6];[.R6]+1)" office:value-type="float" office:value="1">
            <text:p>1</text:p>
          </table:table-cell>
        </table:table-row>
        <table:table-row table:style-name="ro2">
          <table:table-cell office:value-type="float" office:value="942">
            <text:p>942</text:p>
          </table:table-cell>
          <table:table-cell table:formula="of:=IF([.A8]&gt;=[.A7];[.B7];[.B7]+1)" office:value-type="float" office:value="3">
            <text:p>3</text:p>
          </table:table-cell>
          <table:table-cell table:formula="of:=IF([.C7]=IF([.C7]=-1;[.D7];IF([.D7]=-1;[.C7];IF(INDIRECT(CONCATENATE(&quot;R&quot;;[.C7];&quot;C&quot;;COLUMN([.A7]));0)&lt;=INDIRECT(CONCATENATE(&quot;R&quot;;[.D7];&quot;C&quot;;COLUMN([.A7]));0);[.C7];[.D7])));IF(IF([.C7]=-1;0=0;INDIRECT(CONCATENATE(&quot;R&quot;;[.C7];&quot;C&quot;;COLUMN([.B7]));0)&lt;&gt;INDIRECT(CONCATENATE(&quot;R&quot;;[.C7]+1;&quot;C&quot;;COLUMN([.B7]));0));IF([.D7]&lt;&gt;-1;-1;ROW([.B8]));[.C7]+1);IF([.C7]&lt;&gt;-1;[.C7];IF(IF([.D7]=-1;0=0;INDIRECT(CONCATENATE(&quot;R&quot;;[.D7];&quot;C&quot;;COLUMN([.B7]));0)&lt;&gt;INDIRECT(CONCATENATE(&quot;R&quot;;[.D7]+1;&quot;C&quot;;COLUMN([.B7]));0));ROW([.B8]);-1)))" office:value-type="float" office:value="8">
            <text:p>8</text:p>
          </table:table-cell>
          <table:table-cell table:formula="of:=IF([.D7]=IF([.C7]=-1;[.D7];IF([.D7]=-1;[.C7];IF(INDIRECT(CONCATENATE(&quot;R&quot;;[.C7];&quot;C&quot;;COLUMN([.A7]));0)&lt;=INDIRECT(CONCATENATE(&quot;R&quot;;[.D7];&quot;C&quot;;COLUMN([.A7]));0);[.C7];[.D7])));IF(IF([.D7]=-1;0=0;INDIRECT(CONCATENATE(&quot;R&quot;;[.D7];&quot;C&quot;;COLUMN([.B7]));0)&lt;&gt;INDIRECT(CONCATENATE(&quot;R&quot;;[.D7]+1;&quot;C&quot;;COLUMN([.B7]));0));IF([.C7]&lt;&gt;-1;-1;IF(IF([.C7]=-1;0=0;INDIRECT(CONCATENATE(&quot;R&quot;;[.C7];&quot;C&quot;;COLUMN([.B7]));0)&lt;&gt;INDIRECT(CONCATENATE(&quot;R&quot;;[.C7]+1;&quot;C&quot;;COLUMN([.B7]));0));IF(ISERROR(1+MATCH([.B8]+1;[.B$2:.B$31];0));-1;1+MATCH([.B8]+1;[.B$2:.B$31];0));-1));[.D7]+1);IF([.D7]&lt;&gt;-1;[.D7];IF(IF([.C7]=-1;0=0;INDIRECT(CONCATENATE(&quot;R&quot;;[.C7];&quot;C&quot;;COLUMN([.B7]));0)&lt;&gt;INDIRECT(CONCATENATE(&quot;R&quot;;[.C7]+1;&quot;C&quot;;COLUMN([.B7]));0));IF(ISERROR(1+MATCH([.B8]+1;[.B$2:.B$31];0));-1;1+MATCH([.B8]+1;[.B$2:.B$31];0));[.D7])))" office:value-type="float" office:value="9">
            <text:p>9</text:p>
          </table:table-cell>
          <table:table-cell table:formula="of:=INDIRECT(CONCATENATE(&quot;R&quot;;IF([.C8]=-1;[.D8];IF([.D8]=-1;[.C8];IF(INDIRECT(CONCATENATE(&quot;R&quot;;[.C8];&quot;C&quot;;COLUMN([.A8]));0)&lt;=INDIRECT(CONCATENATE(&quot;R&quot;;[.D8];&quot;C&quot;;COLUMN([.A8]));0);[.C8];[.D8])));&quot;C&quot;;COLUMN([.A8]));0)" office:value-type="float" office:value="521">
            <text:p>521</text:p>
          </table:table-cell>
          <table:table-cell table:formula="of:=IF([.E8]&gt;=[.E7];[.F7];[.F7]+1)" office:value-type="float" office:value="2">
            <text:p>2</text:p>
          </table:table-cell>
          <table:table-cell table:formula="of:=IF([.G7]=IF([.G7]=-1;[.H7];IF([.H7]=-1;[.G7];IF(INDIRECT(CONCATENATE(&quot;R&quot;;[.G7];&quot;C&quot;;COLUMN([.E7]));0)&lt;=INDIRECT(CONCATENATE(&quot;R&quot;;[.H7];&quot;C&quot;;COLUMN([.E7]));0);[.G7];[.H7])));IF(IF([.G7]=-1;0=0;INDIRECT(CONCATENATE(&quot;R&quot;;[.G7];&quot;C&quot;;COLUMN([.F7]));0)&lt;&gt;INDIRECT(CONCATENATE(&quot;R&quot;;[.G7]+1;&quot;C&quot;;COLUMN([.F7]));0));IF([.H7]&lt;&gt;-1;-1;ROW([.F8]));[.G7]+1);IF([.G7]&lt;&gt;-1;[.G7];IF(IF([.H7]=-1;0=0;INDIRECT(CONCATENATE(&quot;R&quot;;[.H7];&quot;C&quot;;COLUMN([.F7]));0)&lt;&gt;INDIRECT(CONCATENATE(&quot;R&quot;;[.H7]+1;&quot;C&quot;;COLUMN([.F7]));0));ROW([.F8]);-1)))" office:value-type="float" office:value="-1">
            <text:p>-1</text:p>
          </table:table-cell>
          <table:table-cell table:formula="of:=IF([.H7]=IF([.G7]=-1;[.H7];IF([.H7]=-1;[.G7];IF(INDIRECT(CONCATENATE(&quot;R&quot;;[.G7];&quot;C&quot;;COLUMN([.E7]));0)&lt;=INDIRECT(CONCATENATE(&quot;R&quot;;[.H7];&quot;C&quot;;COLUMN([.E7]));0);[.G7];[.H7])));IF(IF([.H7]=-1;0=0;INDIRECT(CONCATENATE(&quot;R&quot;;[.H7];&quot;C&quot;;COLUMN([.F7]));0)&lt;&gt;INDIRECT(CONCATENATE(&quot;R&quot;;[.H7]+1;&quot;C&quot;;COLUMN([.F7]));0));IF([.G7]&lt;&gt;-1;-1;IF(IF([.G7]=-1;0=0;INDIRECT(CONCATENATE(&quot;R&quot;;[.G7];&quot;C&quot;;COLUMN([.F7]));0)&lt;&gt;INDIRECT(CONCATENATE(&quot;R&quot;;[.G7]+1;&quot;C&quot;;COLUMN([.F7]));0));IF(ISERROR(1+MATCH([.F8]+1;[.F$2:.F$31];0));-1;1+MATCH([.F8]+1;[.F$2:.F$31];0));-1));[.H7]+1);IF([.H7]&lt;&gt;-1;[.H7];IF(IF([.G7]=-1;0=0;INDIRECT(CONCATENATE(&quot;R&quot;;[.G7];&quot;C&quot;;COLUMN([.F7]));0)&lt;&gt;INDIRECT(CONCATENATE(&quot;R&quot;;[.G7]+1;&quot;C&quot;;COLUMN([.F7]));0));IF(ISERROR(1+MATCH([.F8]+1;[.F$2:.F$31];0));-1;1+MATCH([.F8]+1;[.F$2:.F$31];0));[.H7])))" office:value-type="float" office:value="8">
            <text:p>8</text:p>
          </table:table-cell>
          <table:table-cell table:formula="of:=INDIRECT(CONCATENATE(&quot;R&quot;;IF([.G8]=-1;[.H8];IF([.H8]=-1;[.G8];IF(INDIRECT(CONCATENATE(&quot;R&quot;;[.G8];&quot;C&quot;;COLUMN([.E8]));0)&lt;=INDIRECT(CONCATENATE(&quot;R&quot;;[.H8];&quot;C&quot;;COLUMN([.E8]));0);[.G8];[.H8])));&quot;C&quot;;COLUMN([.E8]));0)" office:value-type="float" office:value="521">
            <text:p>521</text:p>
          </table:table-cell>
          <table:table-cell table:formula="of:=IF([.I8]&gt;=[.I7];[.J7];[.J7]+1)" office:value-type="float" office:value="1">
            <text:p>1</text:p>
          </table:table-cell>
          <table:table-cell table:formula="of:=IF([.K7]=IF([.K7]=-1;[.L7];IF([.L7]=-1;[.K7];IF(INDIRECT(CONCATENATE(&quot;R&quot;;[.K7];&quot;C&quot;;COLUMN([.I7]));0)&lt;=INDIRECT(CONCATENATE(&quot;R&quot;;[.L7];&quot;C&quot;;COLUMN([.I7]));0);[.K7];[.L7])));IF(IF([.K7]=-1;0=0;INDIRECT(CONCATENATE(&quot;R&quot;;[.K7];&quot;C&quot;;COLUMN([.J7]));0)&lt;&gt;INDIRECT(CONCATENATE(&quot;R&quot;;[.K7]+1;&quot;C&quot;;COLUMN([.J7]));0));IF([.L7]&lt;&gt;-1;-1;ROW([.J8]));[.K7]+1);IF([.K7]&lt;&gt;-1;[.K7];IF(IF([.L7]=-1;0=0;INDIRECT(CONCATENATE(&quot;R&quot;;[.L7];&quot;C&quot;;COLUMN([.J7]));0)&lt;&gt;INDIRECT(CONCATENATE(&quot;R&quot;;[.L7]+1;&quot;C&quot;;COLUMN([.J7]));0));ROW([.J8]);-1)))" office:value-type="float" office:value="6">
            <text:p>6</text:p>
          </table:table-cell>
          <table:table-cell table:formula="of:=IF([.L7]=IF([.K7]=-1;[.L7];IF([.L7]=-1;[.K7];IF(INDIRECT(CONCATENATE(&quot;R&quot;;[.K7];&quot;C&quot;;COLUMN([.I7]));0)&lt;=INDIRECT(CONCATENATE(&quot;R&quot;;[.L7];&quot;C&quot;;COLUMN([.I7]));0);[.K7];[.L7])));IF(IF([.L7]=-1;0=0;INDIRECT(CONCATENATE(&quot;R&quot;;[.L7];&quot;C&quot;;COLUMN([.J7]));0)&lt;&gt;INDIRECT(CONCATENATE(&quot;R&quot;;[.L7]+1;&quot;C&quot;;COLUMN([.J7]));0));IF([.K7]&lt;&gt;-1;-1;IF(IF([.K7]=-1;0=0;INDIRECT(CONCATENATE(&quot;R&quot;;[.K7];&quot;C&quot;;COLUMN([.J7]));0)&lt;&gt;INDIRECT(CONCATENATE(&quot;R&quot;;[.K7]+1;&quot;C&quot;;COLUMN([.J7]));0));IF(ISERROR(1+MATCH([.J8]+1;[.J$2:.J$31];0));-1;1+MATCH([.J8]+1;[.J$2:.J$31];0));-1));[.L7]+1);IF([.L7]&lt;&gt;-1;[.L7];IF(IF([.K7]=-1;0=0;INDIRECT(CONCATENATE(&quot;R&quot;;[.K7];&quot;C&quot;;COLUMN([.J7]));0)&lt;&gt;INDIRECT(CONCATENATE(&quot;R&quot;;[.K7]+1;&quot;C&quot;;COLUMN([.J7]));0));IF(ISERROR(1+MATCH([.J8]+1;[.J$2:.J$31];0));-1;1+MATCH([.J8]+1;[.J$2:.J$31];0));[.L7])))" office:value-type="float" office:value="13">
            <text:p>13</text:p>
          </table:table-cell>
          <table:table-cell table:formula="of:=INDIRECT(CONCATENATE(&quot;R&quot;;IF([.K8]=-1;[.L8];IF([.L8]=-1;[.K8];IF(INDIRECT(CONCATENATE(&quot;R&quot;;[.K8];&quot;C&quot;;COLUMN([.I8]));0)&lt;=INDIRECT(CONCATENATE(&quot;R&quot;;[.L8];&quot;C&quot;;COLUMN([.I8]));0);[.K8];[.L8])));&quot;C&quot;;COLUMN([.I8]));0)" office:value-type="float" office:value="290">
            <text:p>290</text:p>
          </table:table-cell>
          <table:table-cell table:formula="of:=IF([.M8]&gt;=[.M7];[.N7];[.N7]+1)" office:value-type="float" office:value="1">
            <text:p>1</text:p>
          </table:table-cell>
          <table:table-cell table:formula="of:=IF([.O7]=IF([.O7]=-1;[.P7];IF([.P7]=-1;[.O7];IF(INDIRECT(CONCATENATE(&quot;R&quot;;[.O7];&quot;C&quot;;COLUMN([.M7]));0)&lt;=INDIRECT(CONCATENATE(&quot;R&quot;;[.P7];&quot;C&quot;;COLUMN([.M7]));0);[.O7];[.P7])));IF(IF([.O7]=-1;0=0;INDIRECT(CONCATENATE(&quot;R&quot;;[.O7];&quot;C&quot;;COLUMN([.N7]));0)&lt;&gt;INDIRECT(CONCATENATE(&quot;R&quot;;[.O7]+1;&quot;C&quot;;COLUMN([.N7]));0));IF([.P7]&lt;&gt;-1;-1;ROW([.N8]));[.O7]+1);IF([.O7]&lt;&gt;-1;[.O7];IF(IF([.P7]=-1;0=0;INDIRECT(CONCATENATE(&quot;R&quot;;[.P7];&quot;C&quot;;COLUMN([.N7]));0)&lt;&gt;INDIRECT(CONCATENATE(&quot;R&quot;;[.P7]+1;&quot;C&quot;;COLUMN([.N7]));0));ROW([.N8]);-1)))" office:value-type="float" office:value="5">
            <text:p>5</text:p>
          </table:table-cell>
          <table:table-cell table:formula="of:=IF([.P7]=IF([.O7]=-1;[.P7];IF([.P7]=-1;[.O7];IF(INDIRECT(CONCATENATE(&quot;R&quot;;[.O7];&quot;C&quot;;COLUMN([.M7]));0)&lt;=INDIRECT(CONCATENATE(&quot;R&quot;;[.P7];&quot;C&quot;;COLUMN([.M7]));0);[.O7];[.P7])));IF(IF([.P7]=-1;0=0;INDIRECT(CONCATENATE(&quot;R&quot;;[.P7];&quot;C&quot;;COLUMN([.N7]));0)&lt;&gt;INDIRECT(CONCATENATE(&quot;R&quot;;[.P7]+1;&quot;C&quot;;COLUMN([.N7]));0));IF([.O7]&lt;&gt;-1;-1;IF(IF([.O7]=-1;0=0;INDIRECT(CONCATENATE(&quot;R&quot;;[.O7];&quot;C&quot;;COLUMN([.N7]));0)&lt;&gt;INDIRECT(CONCATENATE(&quot;R&quot;;[.O7]+1;&quot;C&quot;;COLUMN([.N7]));0));IF(ISERROR(1+MATCH([.N8]+1;[.N$2:.N$31];0));-1;1+MATCH([.N8]+1;[.N$2:.N$31];0));-1));[.P7]+1);IF([.P7]&lt;&gt;-1;[.P7];IF(IF([.O7]=-1;0=0;INDIRECT(CONCATENATE(&quot;R&quot;;[.O7];&quot;C&quot;;COLUMN([.N7]));0)&lt;&gt;INDIRECT(CONCATENATE(&quot;R&quot;;[.O7]+1;&quot;C&quot;;COLUMN([.N7]));0));IF(ISERROR(1+MATCH([.N8]+1;[.N$2:.N$31];0));-1;1+MATCH([.N8]+1;[.N$2:.N$31];0));[.P7])))" office:value-type="float" office:value="23">
            <text:p>23</text:p>
          </table:table-cell>
          <table:table-cell table:formula="of:=INDIRECT(CONCATENATE(&quot;R&quot;;IF([.O8]=-1;[.P8];IF([.P8]=-1;[.O8];IF(INDIRECT(CONCATENATE(&quot;R&quot;;[.O8];&quot;C&quot;;COLUMN([.M8]));0)&lt;=INDIRECT(CONCATENATE(&quot;R&quot;;[.P8];&quot;C&quot;;COLUMN([.M8]));0);[.O8];[.P8])));&quot;C&quot;;COLUMN([.M8]));0)" office:value-type="float" office:value="237">
            <text:p>237</text:p>
          </table:table-cell>
          <table:table-cell table:formula="of:=IF([.Q8]&gt;=[.Q7];[.R7];[.R7]+1)" office:value-type="float" office:value="1">
            <text:p>1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table:formula="of:=IF([.A9]&gt;=[.A8];[.B8];[.B8]+1)" office:value-type="float" office:value="4">
            <text:p>4</text:p>
          </table:table-cell>
          <table:table-cell table:formula="of:=IF([.C8]=IF([.C8]=-1;[.D8];IF([.D8]=-1;[.C8];IF(INDIRECT(CONCATENATE(&quot;R&quot;;[.C8];&quot;C&quot;;COLUMN([.A8]));0)&lt;=INDIRECT(CONCATENATE(&quot;R&quot;;[.D8];&quot;C&quot;;COLUMN([.A8]));0);[.C8];[.D8])));IF(IF([.C8]=-1;0=0;INDIRECT(CONCATENATE(&quot;R&quot;;[.C8];&quot;C&quot;;COLUMN([.B8]));0)&lt;&gt;INDIRECT(CONCATENATE(&quot;R&quot;;[.C8]+1;&quot;C&quot;;COLUMN([.B8]));0));IF([.D8]&lt;&gt;-1;-1;ROW([.B9]));[.C8]+1);IF([.C8]&lt;&gt;-1;[.C8];IF(IF([.D8]=-1;0=0;INDIRECT(CONCATENATE(&quot;R&quot;;[.D8];&quot;C&quot;;COLUMN([.B8]));0)&lt;&gt;INDIRECT(CONCATENATE(&quot;R&quot;;[.D8]+1;&quot;C&quot;;COLUMN([.B8]));0));ROW([.B9]);-1)))" office:value-type="float" office:value="8">
            <text:p>8</text:p>
          </table:table-cell>
          <table:table-cell table:formula="of:=IF([.D8]=IF([.C8]=-1;[.D8];IF([.D8]=-1;[.C8];IF(INDIRECT(CONCATENATE(&quot;R&quot;;[.C8];&quot;C&quot;;COLUMN([.A8]));0)&lt;=INDIRECT(CONCATENATE(&quot;R&quot;;[.D8];&quot;C&quot;;COLUMN([.A8]));0);[.C8];[.D8])));IF(IF([.D8]=-1;0=0;INDIRECT(CONCATENATE(&quot;R&quot;;[.D8];&quot;C&quot;;COLUMN([.B8]));0)&lt;&gt;INDIRECT(CONCATENATE(&quot;R&quot;;[.D8]+1;&quot;C&quot;;COLUMN([.B8]));0));IF([.C8]&lt;&gt;-1;-1;IF(IF([.C8]=-1;0=0;INDIRECT(CONCATENATE(&quot;R&quot;;[.C8];&quot;C&quot;;COLUMN([.B8]));0)&lt;&gt;INDIRECT(CONCATENATE(&quot;R&quot;;[.C8]+1;&quot;C&quot;;COLUMN([.B8]));0));IF(ISERROR(1+MATCH([.B9]+1;[.B$2:.B$31];0));-1;1+MATCH([.B9]+1;[.B$2:.B$31];0));-1));[.D8]+1);IF([.D8]&lt;&gt;-1;[.D8];IF(IF([.C8]=-1;0=0;INDIRECT(CONCATENATE(&quot;R&quot;;[.C8];&quot;C&quot;;COLUMN([.B8]));0)&lt;&gt;INDIRECT(CONCATENATE(&quot;R&quot;;[.C8]+1;&quot;C&quot;;COLUMN([.B8]));0));IF(ISERROR(1+MATCH([.B9]+1;[.B$2:.B$31];0));-1;1+MATCH([.B9]+1;[.B$2:.B$31];0));[.D8])))" office:value-type="float" office:value="10">
            <text:p>10</text:p>
          </table:table-cell>
          <table:table-cell table:formula="of:=INDIRECT(CONCATENATE(&quot;R&quot;;IF([.C9]=-1;[.D9];IF([.D9]=-1;[.C9];IF(INDIRECT(CONCATENATE(&quot;R&quot;;[.C9];&quot;C&quot;;COLUMN([.A9]));0)&lt;=INDIRECT(CONCATENATE(&quot;R&quot;;[.D9];&quot;C&quot;;COLUMN([.A9]));0);[.C9];[.D9])));&quot;C&quot;;COLUMN([.A9]));0)" office:value-type="float" office:value="574">
            <text:p>574</text:p>
          </table:table-cell>
          <table:table-cell table:formula="of:=IF([.E9]&gt;=[.E8];[.F8];[.F8]+1)" office:value-type="float" office:value="2">
            <text:p>2</text:p>
          </table:table-cell>
          <table:table-cell table:formula="of:=IF([.G8]=IF([.G8]=-1;[.H8];IF([.H8]=-1;[.G8];IF(INDIRECT(CONCATENATE(&quot;R&quot;;[.G8];&quot;C&quot;;COLUMN([.E8]));0)&lt;=INDIRECT(CONCATENATE(&quot;R&quot;;[.H8];&quot;C&quot;;COLUMN([.E8]));0);[.G8];[.H8])));IF(IF([.G8]=-1;0=0;INDIRECT(CONCATENATE(&quot;R&quot;;[.G8];&quot;C&quot;;COLUMN([.F8]));0)&lt;&gt;INDIRECT(CONCATENATE(&quot;R&quot;;[.G8]+1;&quot;C&quot;;COLUMN([.F8]));0));IF([.H8]&lt;&gt;-1;-1;ROW([.F9]));[.G8]+1);IF([.G8]&lt;&gt;-1;[.G8];IF(IF([.H8]=-1;0=0;INDIRECT(CONCATENATE(&quot;R&quot;;[.H8];&quot;C&quot;;COLUMN([.F8]));0)&lt;&gt;INDIRECT(CONCATENATE(&quot;R&quot;;[.H8]+1;&quot;C&quot;;COLUMN([.F8]));0));ROW([.F9]);-1)))" office:value-type="float" office:value="-1">
            <text:p>-1</text:p>
          </table:table-cell>
          <table:table-cell table:formula="of:=IF([.H8]=IF([.G8]=-1;[.H8];IF([.H8]=-1;[.G8];IF(INDIRECT(CONCATENATE(&quot;R&quot;;[.G8];&quot;C&quot;;COLUMN([.E8]));0)&lt;=INDIRECT(CONCATENATE(&quot;R&quot;;[.H8];&quot;C&quot;;COLUMN([.E8]));0);[.G8];[.H8])));IF(IF([.H8]=-1;0=0;INDIRECT(CONCATENATE(&quot;R&quot;;[.H8];&quot;C&quot;;COLUMN([.F8]));0)&lt;&gt;INDIRECT(CONCATENATE(&quot;R&quot;;[.H8]+1;&quot;C&quot;;COLUMN([.F8]));0));IF([.G8]&lt;&gt;-1;-1;IF(IF([.G8]=-1;0=0;INDIRECT(CONCATENATE(&quot;R&quot;;[.G8];&quot;C&quot;;COLUMN([.F8]));0)&lt;&gt;INDIRECT(CONCATENATE(&quot;R&quot;;[.G8]+1;&quot;C&quot;;COLUMN([.F8]));0));IF(ISERROR(1+MATCH([.F9]+1;[.F$2:.F$31];0));-1;1+MATCH([.F9]+1;[.F$2:.F$31];0));-1));[.H8]+1);IF([.H8]&lt;&gt;-1;[.H8];IF(IF([.G8]=-1;0=0;INDIRECT(CONCATENATE(&quot;R&quot;;[.G8];&quot;C&quot;;COLUMN([.F8]));0)&lt;&gt;INDIRECT(CONCATENATE(&quot;R&quot;;[.G8]+1;&quot;C&quot;;COLUMN([.F8]));0));IF(ISERROR(1+MATCH([.F9]+1;[.F$2:.F$31];0));-1;1+MATCH([.F9]+1;[.F$2:.F$31];0));[.H8])))" office:value-type="float" office:value="9">
            <text:p>9</text:p>
          </table:table-cell>
          <table:table-cell table:formula="of:=INDIRECT(CONCATENATE(&quot;R&quot;;IF([.G9]=-1;[.H9];IF([.H9]=-1;[.G9];IF(INDIRECT(CONCATENATE(&quot;R&quot;;[.G9];&quot;C&quot;;COLUMN([.E9]));0)&lt;=INDIRECT(CONCATENATE(&quot;R&quot;;[.H9];&quot;C&quot;;COLUMN([.E9]));0);[.G9];[.H9])));&quot;C&quot;;COLUMN([.E9]));0)" office:value-type="float" office:value="574">
            <text:p>574</text:p>
          </table:table-cell>
          <table:table-cell table:formula="of:=IF([.I9]&gt;=[.I8];[.J8];[.J8]+1)" office:value-type="float" office:value="1">
            <text:p>1</text:p>
          </table:table-cell>
          <table:table-cell table:formula="of:=IF([.K8]=IF([.K8]=-1;[.L8];IF([.L8]=-1;[.K8];IF(INDIRECT(CONCATENATE(&quot;R&quot;;[.K8];&quot;C&quot;;COLUMN([.I8]));0)&lt;=INDIRECT(CONCATENATE(&quot;R&quot;;[.L8];&quot;C&quot;;COLUMN([.I8]));0);[.K8];[.L8])));IF(IF([.K8]=-1;0=0;INDIRECT(CONCATENATE(&quot;R&quot;;[.K8];&quot;C&quot;;COLUMN([.J8]));0)&lt;&gt;INDIRECT(CONCATENATE(&quot;R&quot;;[.K8]+1;&quot;C&quot;;COLUMN([.J8]));0));IF([.L8]&lt;&gt;-1;-1;ROW([.J9]));[.K8]+1);IF([.K8]&lt;&gt;-1;[.K8];IF(IF([.L8]=-1;0=0;INDIRECT(CONCATENATE(&quot;R&quot;;[.L8];&quot;C&quot;;COLUMN([.J8]));0)&lt;&gt;INDIRECT(CONCATENATE(&quot;R&quot;;[.L8]+1;&quot;C&quot;;COLUMN([.J8]));0));ROW([.J9]);-1)))" office:value-type="float" office:value="6">
            <text:p>6</text:p>
          </table:table-cell>
          <table:table-cell table:formula="of:=IF([.L8]=IF([.K8]=-1;[.L8];IF([.L8]=-1;[.K8];IF(INDIRECT(CONCATENATE(&quot;R&quot;;[.K8];&quot;C&quot;;COLUMN([.I8]));0)&lt;=INDIRECT(CONCATENATE(&quot;R&quot;;[.L8];&quot;C&quot;;COLUMN([.I8]));0);[.K8];[.L8])));IF(IF([.L8]=-1;0=0;INDIRECT(CONCATENATE(&quot;R&quot;;[.L8];&quot;C&quot;;COLUMN([.J8]));0)&lt;&gt;INDIRECT(CONCATENATE(&quot;R&quot;;[.L8]+1;&quot;C&quot;;COLUMN([.J8]));0));IF([.K8]&lt;&gt;-1;-1;IF(IF([.K8]=-1;0=0;INDIRECT(CONCATENATE(&quot;R&quot;;[.K8];&quot;C&quot;;COLUMN([.J8]));0)&lt;&gt;INDIRECT(CONCATENATE(&quot;R&quot;;[.K8]+1;&quot;C&quot;;COLUMN([.J8]));0));IF(ISERROR(1+MATCH([.J9]+1;[.J$2:.J$31];0));-1;1+MATCH([.J9]+1;[.J$2:.J$31];0));-1));[.L8]+1);IF([.L8]&lt;&gt;-1;[.L8];IF(IF([.K8]=-1;0=0;INDIRECT(CONCATENATE(&quot;R&quot;;[.K8];&quot;C&quot;;COLUMN([.J8]));0)&lt;&gt;INDIRECT(CONCATENATE(&quot;R&quot;;[.K8]+1;&quot;C&quot;;COLUMN([.J8]));0));IF(ISERROR(1+MATCH([.J9]+1;[.J$2:.J$31];0));-1;1+MATCH([.J9]+1;[.J$2:.J$31];0));[.L8])))" office:value-type="float" office:value="14">
            <text:p>14</text:p>
          </table:table-cell>
          <table:table-cell table:formula="of:=INDIRECT(CONCATENATE(&quot;R&quot;;IF([.K9]=-1;[.L9];IF([.L9]=-1;[.K9];IF(INDIRECT(CONCATENATE(&quot;R&quot;;[.K9];&quot;C&quot;;COLUMN([.I9]));0)&lt;=INDIRECT(CONCATENATE(&quot;R&quot;;[.L9];&quot;C&quot;;COLUMN([.I9]));0);[.K9];[.L9])));&quot;C&quot;;COLUMN([.I9]));0)" office:value-type="float" office:value="372">
            <text:p>372</text:p>
          </table:table-cell>
          <table:table-cell table:formula="of:=IF([.M9]&gt;=[.M8];[.N8];[.N8]+1)" office:value-type="float" office:value="1">
            <text:p>1</text:p>
          </table:table-cell>
          <table:table-cell table:formula="of:=IF([.O8]=IF([.O8]=-1;[.P8];IF([.P8]=-1;[.O8];IF(INDIRECT(CONCATENATE(&quot;R&quot;;[.O8];&quot;C&quot;;COLUMN([.M8]));0)&lt;=INDIRECT(CONCATENATE(&quot;R&quot;;[.P8];&quot;C&quot;;COLUMN([.M8]));0);[.O8];[.P8])));IF(IF([.O8]=-1;0=0;INDIRECT(CONCATENATE(&quot;R&quot;;[.O8];&quot;C&quot;;COLUMN([.N8]));0)&lt;&gt;INDIRECT(CONCATENATE(&quot;R&quot;;[.O8]+1;&quot;C&quot;;COLUMN([.N8]));0));IF([.P8]&lt;&gt;-1;-1;ROW([.N9]));[.O8]+1);IF([.O8]&lt;&gt;-1;[.O8];IF(IF([.P8]=-1;0=0;INDIRECT(CONCATENATE(&quot;R&quot;;[.P8];&quot;C&quot;;COLUMN([.N8]));0)&lt;&gt;INDIRECT(CONCATENATE(&quot;R&quot;;[.P8]+1;&quot;C&quot;;COLUMN([.N8]));0));ROW([.N9]);-1)))" office:value-type="float" office:value="6">
            <text:p>6</text:p>
          </table:table-cell>
          <table:table-cell table:formula="of:=IF([.P8]=IF([.O8]=-1;[.P8];IF([.P8]=-1;[.O8];IF(INDIRECT(CONCATENATE(&quot;R&quot;;[.O8];&quot;C&quot;;COLUMN([.M8]));0)&lt;=INDIRECT(CONCATENATE(&quot;R&quot;;[.P8];&quot;C&quot;;COLUMN([.M8]));0);[.O8];[.P8])));IF(IF([.P8]=-1;0=0;INDIRECT(CONCATENATE(&quot;R&quot;;[.P8];&quot;C&quot;;COLUMN([.N8]));0)&lt;&gt;INDIRECT(CONCATENATE(&quot;R&quot;;[.P8]+1;&quot;C&quot;;COLUMN([.N8]));0));IF([.O8]&lt;&gt;-1;-1;IF(IF([.O8]=-1;0=0;INDIRECT(CONCATENATE(&quot;R&quot;;[.O8];&quot;C&quot;;COLUMN([.N8]));0)&lt;&gt;INDIRECT(CONCATENATE(&quot;R&quot;;[.O8]+1;&quot;C&quot;;COLUMN([.N8]));0));IF(ISERROR(1+MATCH([.N9]+1;[.N$2:.N$31];0));-1;1+MATCH([.N9]+1;[.N$2:.N$31];0));-1));[.P8]+1);IF([.P8]&lt;&gt;-1;[.P8];IF(IF([.O8]=-1;0=0;INDIRECT(CONCATENATE(&quot;R&quot;;[.O8];&quot;C&quot;;COLUMN([.N8]));0)&lt;&gt;INDIRECT(CONCATENATE(&quot;R&quot;;[.O8]+1;&quot;C&quot;;COLUMN([.N8]));0));IF(ISERROR(1+MATCH([.N9]+1;[.N$2:.N$31];0));-1;1+MATCH([.N9]+1;[.N$2:.N$31];0));[.P8])))" office:value-type="float" office:value="23">
            <text:p>23</text:p>
          </table:table-cell>
          <table:table-cell table:formula="of:=INDIRECT(CONCATENATE(&quot;R&quot;;IF([.O9]=-1;[.P9];IF([.P9]=-1;[.O9];IF(INDIRECT(CONCATENATE(&quot;R&quot;;[.O9];&quot;C&quot;;COLUMN([.M9]));0)&lt;=INDIRECT(CONCATENATE(&quot;R&quot;;[.P9];&quot;C&quot;;COLUMN([.M9]));0);[.O9];[.P9])));&quot;C&quot;;COLUMN([.M9]));0)" office:value-type="float" office:value="241">
            <text:p>241</text:p>
          </table:table-cell>
          <table:table-cell table:formula="of:=IF([.Q9]&gt;=[.Q8];[.R8];[.R8]+1)" office:value-type="float" office:value="1">
            <text:p>1</text:p>
          </table:table-cell>
        </table:table-row>
        <table:table-row table:style-name="ro2">
          <table:table-cell office:value-type="float" office:value="574">
            <text:p>574</text:p>
          </table:table-cell>
          <table:table-cell table:formula="of:=IF([.A10]&gt;=[.A9];[.B9];[.B9]+1)" office:value-type="float" office:value="4">
            <text:p>4</text:p>
          </table:table-cell>
          <table:table-cell table:formula="of:=IF([.C9]=IF([.C9]=-1;[.D9];IF([.D9]=-1;[.C9];IF(INDIRECT(CONCATENATE(&quot;R&quot;;[.C9];&quot;C&quot;;COLUMN([.A9]));0)&lt;=INDIRECT(CONCATENATE(&quot;R&quot;;[.D9];&quot;C&quot;;COLUMN([.A9]));0);[.C9];[.D9])));IF(IF([.C9]=-1;0=0;INDIRECT(CONCATENATE(&quot;R&quot;;[.C9];&quot;C&quot;;COLUMN([.B9]));0)&lt;&gt;INDIRECT(CONCATENATE(&quot;R&quot;;[.C9]+1;&quot;C&quot;;COLUMN([.B9]));0));IF([.D9]&lt;&gt;-1;-1;ROW([.B10]));[.C9]+1);IF([.C9]&lt;&gt;-1;[.C9];IF(IF([.D9]=-1;0=0;INDIRECT(CONCATENATE(&quot;R&quot;;[.D9];&quot;C&quot;;COLUMN([.B9]));0)&lt;&gt;INDIRECT(CONCATENATE(&quot;R&quot;;[.D9]+1;&quot;C&quot;;COLUMN([.B9]));0));ROW([.B10]);-1)))" office:value-type="float" office:value="8">
            <text:p>8</text:p>
          </table:table-cell>
          <table:table-cell table:formula="of:=IF([.D9]=IF([.C9]=-1;[.D9];IF([.D9]=-1;[.C9];IF(INDIRECT(CONCATENATE(&quot;R&quot;;[.C9];&quot;C&quot;;COLUMN([.A9]));0)&lt;=INDIRECT(CONCATENATE(&quot;R&quot;;[.D9];&quot;C&quot;;COLUMN([.A9]));0);[.C9];[.D9])));IF(IF([.D9]=-1;0=0;INDIRECT(CONCATENATE(&quot;R&quot;;[.D9];&quot;C&quot;;COLUMN([.B9]));0)&lt;&gt;INDIRECT(CONCATENATE(&quot;R&quot;;[.D9]+1;&quot;C&quot;;COLUMN([.B9]));0));IF([.C9]&lt;&gt;-1;-1;IF(IF([.C9]=-1;0=0;INDIRECT(CONCATENATE(&quot;R&quot;;[.C9];&quot;C&quot;;COLUMN([.B9]));0)&lt;&gt;INDIRECT(CONCATENATE(&quot;R&quot;;[.C9]+1;&quot;C&quot;;COLUMN([.B9]));0));IF(ISERROR(1+MATCH([.B10]+1;[.B$2:.B$31];0));-1;1+MATCH([.B10]+1;[.B$2:.B$31];0));-1));[.D9]+1);IF([.D9]&lt;&gt;-1;[.D9];IF(IF([.C9]=-1;0=0;INDIRECT(CONCATENATE(&quot;R&quot;;[.C9];&quot;C&quot;;COLUMN([.B9]));0)&lt;&gt;INDIRECT(CONCATENATE(&quot;R&quot;;[.C9]+1;&quot;C&quot;;COLUMN([.B9]));0));IF(ISERROR(1+MATCH([.B10]+1;[.B$2:.B$31];0));-1;1+MATCH([.B10]+1;[.B$2:.B$31];0));[.D9])))" office:value-type="float" office:value="-1">
            <text:p>-1</text:p>
          </table:table-cell>
          <table:table-cell table:formula="of:=INDIRECT(CONCATENATE(&quot;R&quot;;IF([.C10]=-1;[.D10];IF([.D10]=-1;[.C10];IF(INDIRECT(CONCATENATE(&quot;R&quot;;[.C10];&quot;C&quot;;COLUMN([.A10]));0)&lt;=INDIRECT(CONCATENATE(&quot;R&quot;;[.D10];&quot;C&quot;;COLUMN([.A10]));0);[.C10];[.D10])));&quot;C&quot;;COLUMN([.A10]));0)" office:value-type="float" office:value="942">
            <text:p>942</text:p>
          </table:table-cell>
          <table:table-cell table:formula="of:=IF([.E10]&gt;=[.E9];[.F9];[.F9]+1)" office:value-type="float" office:value="2">
            <text:p>2</text:p>
          </table:table-cell>
          <table:table-cell table:formula="of:=IF([.G9]=IF([.G9]=-1;[.H9];IF([.H9]=-1;[.G9];IF(INDIRECT(CONCATENATE(&quot;R&quot;;[.G9];&quot;C&quot;;COLUMN([.E9]));0)&lt;=INDIRECT(CONCATENATE(&quot;R&quot;;[.H9];&quot;C&quot;;COLUMN([.E9]));0);[.G9];[.H9])));IF(IF([.G9]=-1;0=0;INDIRECT(CONCATENATE(&quot;R&quot;;[.G9];&quot;C&quot;;COLUMN([.F9]));0)&lt;&gt;INDIRECT(CONCATENATE(&quot;R&quot;;[.G9]+1;&quot;C&quot;;COLUMN([.F9]));0));IF([.H9]&lt;&gt;-1;-1;ROW([.F10]));[.G9]+1);IF([.G9]&lt;&gt;-1;[.G9];IF(IF([.H9]=-1;0=0;INDIRECT(CONCATENATE(&quot;R&quot;;[.H9];&quot;C&quot;;COLUMN([.F9]));0)&lt;&gt;INDIRECT(CONCATENATE(&quot;R&quot;;[.H9]+1;&quot;C&quot;;COLUMN([.F9]));0));ROW([.F10]);-1)))" office:value-type="float" office:value="-1">
            <text:p>-1</text:p>
          </table:table-cell>
          <table:table-cell table:formula="of:=IF([.H9]=IF([.G9]=-1;[.H9];IF([.H9]=-1;[.G9];IF(INDIRECT(CONCATENATE(&quot;R&quot;;[.G9];&quot;C&quot;;COLUMN([.E9]));0)&lt;=INDIRECT(CONCATENATE(&quot;R&quot;;[.H9];&quot;C&quot;;COLUMN([.E9]));0);[.G9];[.H9])));IF(IF([.H9]=-1;0=0;INDIRECT(CONCATENATE(&quot;R&quot;;[.H9];&quot;C&quot;;COLUMN([.F9]));0)&lt;&gt;INDIRECT(CONCATENATE(&quot;R&quot;;[.H9]+1;&quot;C&quot;;COLUMN([.F9]));0));IF([.G9]&lt;&gt;-1;-1;IF(IF([.G9]=-1;0=0;INDIRECT(CONCATENATE(&quot;R&quot;;[.G9];&quot;C&quot;;COLUMN([.F9]));0)&lt;&gt;INDIRECT(CONCATENATE(&quot;R&quot;;[.G9]+1;&quot;C&quot;;COLUMN([.F9]));0));IF(ISERROR(1+MATCH([.F10]+1;[.F$2:.F$31];0));-1;1+MATCH([.F10]+1;[.F$2:.F$31];0));-1));[.H9]+1);IF([.H9]&lt;&gt;-1;[.H9];IF(IF([.G9]=-1;0=0;INDIRECT(CONCATENATE(&quot;R&quot;;[.G9];&quot;C&quot;;COLUMN([.F9]));0)&lt;&gt;INDIRECT(CONCATENATE(&quot;R&quot;;[.G9]+1;&quot;C&quot;;COLUMN([.F9]));0));IF(ISERROR(1+MATCH([.F10]+1;[.F$2:.F$31];0));-1;1+MATCH([.F10]+1;[.F$2:.F$31];0));[.H9])))" office:value-type="float" office:value="10">
            <text:p>10</text:p>
          </table:table-cell>
          <table:table-cell table:formula="of:=INDIRECT(CONCATENATE(&quot;R&quot;;IF([.G10]=-1;[.H10];IF([.H10]=-1;[.G10];IF(INDIRECT(CONCATENATE(&quot;R&quot;;[.G10];&quot;C&quot;;COLUMN([.E10]));0)&lt;=INDIRECT(CONCATENATE(&quot;R&quot;;[.H10];&quot;C&quot;;COLUMN([.E10]));0);[.G10];[.H10])));&quot;C&quot;;COLUMN([.E10]));0)" office:value-type="float" office:value="942">
            <text:p>942</text:p>
          </table:table-cell>
          <table:table-cell table:formula="of:=IF([.I10]&gt;=[.I9];[.J9];[.J9]+1)" office:value-type="float" office:value="1">
            <text:p>1</text:p>
          </table:table-cell>
          <table:table-cell table:formula="of:=IF([.K9]=IF([.K9]=-1;[.L9];IF([.L9]=-1;[.K9];IF(INDIRECT(CONCATENATE(&quot;R&quot;;[.K9];&quot;C&quot;;COLUMN([.I9]));0)&lt;=INDIRECT(CONCATENATE(&quot;R&quot;;[.L9];&quot;C&quot;;COLUMN([.I9]));0);[.K9];[.L9])));IF(IF([.K9]=-1;0=0;INDIRECT(CONCATENATE(&quot;R&quot;;[.K9];&quot;C&quot;;COLUMN([.J9]));0)&lt;&gt;INDIRECT(CONCATENATE(&quot;R&quot;;[.K9]+1;&quot;C&quot;;COLUMN([.J9]));0));IF([.L9]&lt;&gt;-1;-1;ROW([.J10]));[.K9]+1);IF([.K9]&lt;&gt;-1;[.K9];IF(IF([.L9]=-1;0=0;INDIRECT(CONCATENATE(&quot;R&quot;;[.L9];&quot;C&quot;;COLUMN([.J9]));0)&lt;&gt;INDIRECT(CONCATENATE(&quot;R&quot;;[.L9]+1;&quot;C&quot;;COLUMN([.J9]));0));ROW([.J10]);-1)))" office:value-type="float" office:value="7">
            <text:p>7</text:p>
          </table:table-cell>
          <table:table-cell table:formula="of:=IF([.L9]=IF([.K9]=-1;[.L9];IF([.L9]=-1;[.K9];IF(INDIRECT(CONCATENATE(&quot;R&quot;;[.K9];&quot;C&quot;;COLUMN([.I9]));0)&lt;=INDIRECT(CONCATENATE(&quot;R&quot;;[.L9];&quot;C&quot;;COLUMN([.I9]));0);[.K9];[.L9])));IF(IF([.L9]=-1;0=0;INDIRECT(CONCATENATE(&quot;R&quot;;[.L9];&quot;C&quot;;COLUMN([.J9]));0)&lt;&gt;INDIRECT(CONCATENATE(&quot;R&quot;;[.L9]+1;&quot;C&quot;;COLUMN([.J9]));0));IF([.K9]&lt;&gt;-1;-1;IF(IF([.K9]=-1;0=0;INDIRECT(CONCATENATE(&quot;R&quot;;[.K9];&quot;C&quot;;COLUMN([.J9]));0)&lt;&gt;INDIRECT(CONCATENATE(&quot;R&quot;;[.K9]+1;&quot;C&quot;;COLUMN([.J9]));0));IF(ISERROR(1+MATCH([.J10]+1;[.J$2:.J$31];0));-1;1+MATCH([.J10]+1;[.J$2:.J$31];0));-1));[.L9]+1);IF([.L9]&lt;&gt;-1;[.L9];IF(IF([.K9]=-1;0=0;INDIRECT(CONCATENATE(&quot;R&quot;;[.K9];&quot;C&quot;;COLUMN([.J9]));0)&lt;&gt;INDIRECT(CONCATENATE(&quot;R&quot;;[.K9]+1;&quot;C&quot;;COLUMN([.J9]));0));IF(ISERROR(1+MATCH([.J10]+1;[.J$2:.J$31];0));-1;1+MATCH([.J10]+1;[.J$2:.J$31];0));[.L9])))" office:value-type="float" office:value="14">
            <text:p>14</text:p>
          </table:table-cell>
          <table:table-cell table:formula="of:=INDIRECT(CONCATENATE(&quot;R&quot;;IF([.K10]=-1;[.L10];IF([.L10]=-1;[.K10];IF(INDIRECT(CONCATENATE(&quot;R&quot;;[.K10];&quot;C&quot;;COLUMN([.I10]));0)&lt;=INDIRECT(CONCATENATE(&quot;R&quot;;[.L10];&quot;C&quot;;COLUMN([.I10]));0);[.K10];[.L10])));&quot;C&quot;;COLUMN([.I10]));0)" office:value-type="float" office:value="438">
            <text:p>438</text:p>
          </table:table-cell>
          <table:table-cell table:formula="of:=IF([.M10]&gt;=[.M9];[.N9];[.N9]+1)" office:value-type="float" office:value="1">
            <text:p>1</text:p>
          </table:table-cell>
          <table:table-cell table:formula="of:=IF([.O9]=IF([.O9]=-1;[.P9];IF([.P9]=-1;[.O9];IF(INDIRECT(CONCATENATE(&quot;R&quot;;[.O9];&quot;C&quot;;COLUMN([.M9]));0)&lt;=INDIRECT(CONCATENATE(&quot;R&quot;;[.P9];&quot;C&quot;;COLUMN([.M9]));0);[.O9];[.P9])));IF(IF([.O9]=-1;0=0;INDIRECT(CONCATENATE(&quot;R&quot;;[.O9];&quot;C&quot;;COLUMN([.N9]));0)&lt;&gt;INDIRECT(CONCATENATE(&quot;R&quot;;[.O9]+1;&quot;C&quot;;COLUMN([.N9]));0));IF([.P9]&lt;&gt;-1;-1;ROW([.N10]));[.O9]+1);IF([.O9]&lt;&gt;-1;[.O9];IF(IF([.P9]=-1;0=0;INDIRECT(CONCATENATE(&quot;R&quot;;[.P9];&quot;C&quot;;COLUMN([.N9]));0)&lt;&gt;INDIRECT(CONCATENATE(&quot;R&quot;;[.P9]+1;&quot;C&quot;;COLUMN([.N9]));0));ROW([.N10]);-1)))" office:value-type="float" office:value="7">
            <text:p>7</text:p>
          </table:table-cell>
          <table:table-cell table:formula="of:=IF([.P9]=IF([.O9]=-1;[.P9];IF([.P9]=-1;[.O9];IF(INDIRECT(CONCATENATE(&quot;R&quot;;[.O9];&quot;C&quot;;COLUMN([.M9]));0)&lt;=INDIRECT(CONCATENATE(&quot;R&quot;;[.P9];&quot;C&quot;;COLUMN([.M9]));0);[.O9];[.P9])));IF(IF([.P9]=-1;0=0;INDIRECT(CONCATENATE(&quot;R&quot;;[.P9];&quot;C&quot;;COLUMN([.N9]));0)&lt;&gt;INDIRECT(CONCATENATE(&quot;R&quot;;[.P9]+1;&quot;C&quot;;COLUMN([.N9]));0));IF([.O9]&lt;&gt;-1;-1;IF(IF([.O9]=-1;0=0;INDIRECT(CONCATENATE(&quot;R&quot;;[.O9];&quot;C&quot;;COLUMN([.N9]));0)&lt;&gt;INDIRECT(CONCATENATE(&quot;R&quot;;[.O9]+1;&quot;C&quot;;COLUMN([.N9]));0));IF(ISERROR(1+MATCH([.N10]+1;[.N$2:.N$31];0));-1;1+MATCH([.N10]+1;[.N$2:.N$31];0));-1));[.P9]+1);IF([.P9]&lt;&gt;-1;[.P9];IF(IF([.O9]=-1;0=0;INDIRECT(CONCATENATE(&quot;R&quot;;[.O9];&quot;C&quot;;COLUMN([.N9]));0)&lt;&gt;INDIRECT(CONCATENATE(&quot;R&quot;;[.O9]+1;&quot;C&quot;;COLUMN([.N9]));0));IF(ISERROR(1+MATCH([.N10]+1;[.N$2:.N$31];0));-1;1+MATCH([.N10]+1;[.N$2:.N$31];0));[.P9])))" office:value-type="float" office:value="23">
            <text:p>23</text:p>
          </table:table-cell>
          <table:table-cell table:formula="of:=INDIRECT(CONCATENATE(&quot;R&quot;;IF([.O10]=-1;[.P10];IF([.P10]=-1;[.O10];IF(INDIRECT(CONCATENATE(&quot;R&quot;;[.O10];&quot;C&quot;;COLUMN([.M10]));0)&lt;=INDIRECT(CONCATENATE(&quot;R&quot;;[.P10];&quot;C&quot;;COLUMN([.M10]));0);[.O10];[.P10])));&quot;C&quot;;COLUMN([.M10]));0)" office:value-type="float" office:value="274">
            <text:p>274</text:p>
          </table:table-cell>
          <table:table-cell table:formula="of:=IF([.Q10]&gt;=[.Q9];[.R9];[.R9]+1)" office:value-type="float" office:value="1">
            <text:p>1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table:formula="of:=IF([.A11]&gt;=[.A10];[.B10];[.B10]+1)" office:value-type="float" office:value="5">
            <text:p>5</text:p>
          </table:table-cell>
          <table:table-cell table:formula="of:=IF([.C10]=IF([.C10]=-1;[.D10];IF([.D10]=-1;[.C10];IF(INDIRECT(CONCATENATE(&quot;R&quot;;[.C10];&quot;C&quot;;COLUMN([.A10]));0)&lt;=INDIRECT(CONCATENATE(&quot;R&quot;;[.D10];&quot;C&quot;;COLUMN([.A10]));0);[.C10];[.D10])));IF(IF([.C10]=-1;0=0;INDIRECT(CONCATENATE(&quot;R&quot;;[.C10];&quot;C&quot;;COLUMN([.B10]));0)&lt;&gt;INDIRECT(CONCATENATE(&quot;R&quot;;[.C10]+1;&quot;C&quot;;COLUMN([.B10]));0));IF([.D10]&lt;&gt;-1;-1;ROW([.B11]));[.C10]+1);IF([.C10]&lt;&gt;-1;[.C10];IF(IF([.D10]=-1;0=0;INDIRECT(CONCATENATE(&quot;R&quot;;[.D10];&quot;C&quot;;COLUMN([.B10]));0)&lt;&gt;INDIRECT(CONCATENATE(&quot;R&quot;;[.D10]+1;&quot;C&quot;;COLUMN([.B10]));0));ROW([.B11]);-1)))" office:value-type="float" office:value="11">
            <text:p>11</text:p>
          </table:table-cell>
          <table:table-cell table:formula="of:=IF([.D10]=IF([.C10]=-1;[.D10];IF([.D10]=-1;[.C10];IF(INDIRECT(CONCATENATE(&quot;R&quot;;[.C10];&quot;C&quot;;COLUMN([.A10]));0)&lt;=INDIRECT(CONCATENATE(&quot;R&quot;;[.D10];&quot;C&quot;;COLUMN([.A10]));0);[.C10];[.D10])));IF(IF([.D10]=-1;0=0;INDIRECT(CONCATENATE(&quot;R&quot;;[.D10];&quot;C&quot;;COLUMN([.B10]));0)&lt;&gt;INDIRECT(CONCATENATE(&quot;R&quot;;[.D10]+1;&quot;C&quot;;COLUMN([.B10]));0));IF([.C10]&lt;&gt;-1;-1;IF(IF([.C10]=-1;0=0;INDIRECT(CONCATENATE(&quot;R&quot;;[.C10];&quot;C&quot;;COLUMN([.B10]));0)&lt;&gt;INDIRECT(CONCATENATE(&quot;R&quot;;[.C10]+1;&quot;C&quot;;COLUMN([.B10]));0));IF(ISERROR(1+MATCH([.B11]+1;[.B$2:.B$31];0));-1;1+MATCH([.B11]+1;[.B$2:.B$31];0));-1));[.D10]+1);IF([.D10]&lt;&gt;-1;[.D10];IF(IF([.C10]=-1;0=0;INDIRECT(CONCATENATE(&quot;R&quot;;[.C10];&quot;C&quot;;COLUMN([.B10]));0)&lt;&gt;INDIRECT(CONCATENATE(&quot;R&quot;;[.C10]+1;&quot;C&quot;;COLUMN([.B10]));0));IF(ISERROR(1+MATCH([.B11]+1;[.B$2:.B$31];0));-1;1+MATCH([.B11]+1;[.B$2:.B$31];0));[.D10])))" office:value-type="float" office:value="13">
            <text:p>13</text:p>
          </table:table-cell>
          <table:table-cell table:formula="of:=INDIRECT(CONCATENATE(&quot;R&quot;;IF([.C11]=-1;[.D11];IF([.D11]=-1;[.C11];IF(INDIRECT(CONCATENATE(&quot;R&quot;;[.C11];&quot;C&quot;;COLUMN([.A11]));0)&lt;=INDIRECT(CONCATENATE(&quot;R&quot;;[.D11];&quot;C&quot;;COLUMN([.A11]));0);[.C11];[.D11])));&quot;C&quot;;COLUMN([.A11]));0)" office:value-type="float" office:value="456">
            <text:p>456</text:p>
          </table:table-cell>
          <table:table-cell table:formula="of:=IF([.E11]&gt;=[.E10];[.F10];[.F10]+1)" office:value-type="float" office:value="3">
            <text:p>3</text:p>
          </table:table-cell>
          <table:table-cell table:formula="of:=IF([.G10]=IF([.G10]=-1;[.H10];IF([.H10]=-1;[.G10];IF(INDIRECT(CONCATENATE(&quot;R&quot;;[.G10];&quot;C&quot;;COLUMN([.E10]));0)&lt;=INDIRECT(CONCATENATE(&quot;R&quot;;[.H10];&quot;C&quot;;COLUMN([.E10]));0);[.G10];[.H10])));IF(IF([.G10]=-1;0=0;INDIRECT(CONCATENATE(&quot;R&quot;;[.G10];&quot;C&quot;;COLUMN([.F10]));0)&lt;&gt;INDIRECT(CONCATENATE(&quot;R&quot;;[.G10]+1;&quot;C&quot;;COLUMN([.F10]));0));IF([.H10]&lt;&gt;-1;-1;ROW([.F11]));[.G10]+1);IF([.G10]&lt;&gt;-1;[.G10];IF(IF([.H10]=-1;0=0;INDIRECT(CONCATENATE(&quot;R&quot;;[.H10];&quot;C&quot;;COLUMN([.F10]));0)&lt;&gt;INDIRECT(CONCATENATE(&quot;R&quot;;[.H10]+1;&quot;C&quot;;COLUMN([.F10]));0));ROW([.F11]);-1)))" office:value-type="float" office:value="11">
            <text:p>11</text:p>
          </table:table-cell>
          <table:table-cell table:formula="of:=IF([.H10]=IF([.G10]=-1;[.H10];IF([.H10]=-1;[.G10];IF(INDIRECT(CONCATENATE(&quot;R&quot;;[.G10];&quot;C&quot;;COLUMN([.E10]));0)&lt;=INDIRECT(CONCATENATE(&quot;R&quot;;[.H10];&quot;C&quot;;COLUMN([.E10]));0);[.G10];[.H10])));IF(IF([.H10]=-1;0=0;INDIRECT(CONCATENATE(&quot;R&quot;;[.H10];&quot;C&quot;;COLUMN([.F10]));0)&lt;&gt;INDIRECT(CONCATENATE(&quot;R&quot;;[.H10]+1;&quot;C&quot;;COLUMN([.F10]));0));IF([.G10]&lt;&gt;-1;-1;IF(IF([.G10]=-1;0=0;INDIRECT(CONCATENATE(&quot;R&quot;;[.G10];&quot;C&quot;;COLUMN([.F10]));0)&lt;&gt;INDIRECT(CONCATENATE(&quot;R&quot;;[.G10]+1;&quot;C&quot;;COLUMN([.F10]));0));IF(ISERROR(1+MATCH([.F11]+1;[.F$2:.F$31];0));-1;1+MATCH([.F11]+1;[.F$2:.F$31];0));-1));[.H10]+1);IF([.H10]&lt;&gt;-1;[.H10];IF(IF([.G10]=-1;0=0;INDIRECT(CONCATENATE(&quot;R&quot;;[.G10];&quot;C&quot;;COLUMN([.F10]));0)&lt;&gt;INDIRECT(CONCATENATE(&quot;R&quot;;[.G10]+1;&quot;C&quot;;COLUMN([.F10]));0));IF(ISERROR(1+MATCH([.F11]+1;[.F$2:.F$31];0));-1;1+MATCH([.F11]+1;[.F$2:.F$31];0));[.H10])))" office:value-type="float" office:value="15">
            <text:p>15</text:p>
          </table:table-cell>
          <table:table-cell table:formula="of:=INDIRECT(CONCATENATE(&quot;R&quot;;IF([.G11]=-1;[.H11];IF([.H11]=-1;[.G11];IF(INDIRECT(CONCATENATE(&quot;R&quot;;[.G11];&quot;C&quot;;COLUMN([.E11]));0)&lt;=INDIRECT(CONCATENATE(&quot;R&quot;;[.H11];&quot;C&quot;;COLUMN([.E11]));0);[.G11];[.H11])));&quot;C&quot;;COLUMN([.E11]));0)" office:value-type="float" office:value="90">
            <text:p>90</text:p>
          </table:table-cell>
          <table:table-cell table:formula="of:=IF([.I11]&gt;=[.I10];[.J10];[.J10]+1)" office:value-type="float" office:value="2">
            <text:p>2</text:p>
          </table:table-cell>
          <table:table-cell table:formula="of:=IF([.K10]=IF([.K10]=-1;[.L10];IF([.L10]=-1;[.K10];IF(INDIRECT(CONCATENATE(&quot;R&quot;;[.K10];&quot;C&quot;;COLUMN([.I10]));0)&lt;=INDIRECT(CONCATENATE(&quot;R&quot;;[.L10];&quot;C&quot;;COLUMN([.I10]));0);[.K10];[.L10])));IF(IF([.K10]=-1;0=0;INDIRECT(CONCATENATE(&quot;R&quot;;[.K10];&quot;C&quot;;COLUMN([.J10]));0)&lt;&gt;INDIRECT(CONCATENATE(&quot;R&quot;;[.K10]+1;&quot;C&quot;;COLUMN([.J10]));0));IF([.L10]&lt;&gt;-1;-1;ROW([.J11]));[.K10]+1);IF([.K10]&lt;&gt;-1;[.K10];IF(IF([.L10]=-1;0=0;INDIRECT(CONCATENATE(&quot;R&quot;;[.L10];&quot;C&quot;;COLUMN([.J10]));0)&lt;&gt;INDIRECT(CONCATENATE(&quot;R&quot;;[.L10]+1;&quot;C&quot;;COLUMN([.J10]));0));ROW([.J11]);-1)))" office:value-type="float" office:value="8">
            <text:p>8</text:p>
          </table:table-cell>
          <table:table-cell table:formula="of:=IF([.L10]=IF([.K10]=-1;[.L10];IF([.L10]=-1;[.K10];IF(INDIRECT(CONCATENATE(&quot;R&quot;;[.K10];&quot;C&quot;;COLUMN([.I10]));0)&lt;=INDIRECT(CONCATENATE(&quot;R&quot;;[.L10];&quot;C&quot;;COLUMN([.I10]));0);[.K10];[.L10])));IF(IF([.L10]=-1;0=0;INDIRECT(CONCATENATE(&quot;R&quot;;[.L10];&quot;C&quot;;COLUMN([.J10]));0)&lt;&gt;INDIRECT(CONCATENATE(&quot;R&quot;;[.L10]+1;&quot;C&quot;;COLUMN([.J10]));0));IF([.K10]&lt;&gt;-1;-1;IF(IF([.K10]=-1;0=0;INDIRECT(CONCATENATE(&quot;R&quot;;[.K10];&quot;C&quot;;COLUMN([.J10]));0)&lt;&gt;INDIRECT(CONCATENATE(&quot;R&quot;;[.K10]+1;&quot;C&quot;;COLUMN([.J10]));0));IF(ISERROR(1+MATCH([.J11]+1;[.J$2:.J$31];0));-1;1+MATCH([.J11]+1;[.J$2:.J$31];0));-1));[.L10]+1);IF([.L10]&lt;&gt;-1;[.L10];IF(IF([.K10]=-1;0=0;INDIRECT(CONCATENATE(&quot;R&quot;;[.K10];&quot;C&quot;;COLUMN([.J10]));0)&lt;&gt;INDIRECT(CONCATENATE(&quot;R&quot;;[.K10]+1;&quot;C&quot;;COLUMN([.J10]));0));IF(ISERROR(1+MATCH([.J11]+1;[.J$2:.J$31];0));-1;1+MATCH([.J11]+1;[.J$2:.J$31];0));[.L10])))" office:value-type="float" office:value="14">
            <text:p>14</text:p>
          </table:table-cell>
          <table:table-cell table:formula="of:=INDIRECT(CONCATENATE(&quot;R&quot;;IF([.K11]=-1;[.L11];IF([.L11]=-1;[.K11];IF(INDIRECT(CONCATENATE(&quot;R&quot;;[.K11];&quot;C&quot;;COLUMN([.I11]));0)&lt;=INDIRECT(CONCATENATE(&quot;R&quot;;[.L11];&quot;C&quot;;COLUMN([.I11]));0);[.K11];[.L11])));&quot;C&quot;;COLUMN([.I11]));0)" office:value-type="float" office:value="456">
            <text:p>456</text:p>
          </table:table-cell>
          <table:table-cell table:formula="of:=IF([.M11]&gt;=[.M10];[.N10];[.N10]+1)" office:value-type="float" office:value="1">
            <text:p>1</text:p>
          </table:table-cell>
          <table:table-cell table:formula="of:=IF([.O10]=IF([.O10]=-1;[.P10];IF([.P10]=-1;[.O10];IF(INDIRECT(CONCATENATE(&quot;R&quot;;[.O10];&quot;C&quot;;COLUMN([.M10]));0)&lt;=INDIRECT(CONCATENATE(&quot;R&quot;;[.P10];&quot;C&quot;;COLUMN([.M10]));0);[.O10];[.P10])));IF(IF([.O10]=-1;0=0;INDIRECT(CONCATENATE(&quot;R&quot;;[.O10];&quot;C&quot;;COLUMN([.N10]));0)&lt;&gt;INDIRECT(CONCATENATE(&quot;R&quot;;[.O10]+1;&quot;C&quot;;COLUMN([.N10]));0));IF([.P10]&lt;&gt;-1;-1;ROW([.N11]));[.O10]+1);IF([.O10]&lt;&gt;-1;[.O10];IF(IF([.P10]=-1;0=0;INDIRECT(CONCATENATE(&quot;R&quot;;[.P10];&quot;C&quot;;COLUMN([.N10]));0)&lt;&gt;INDIRECT(CONCATENATE(&quot;R&quot;;[.P10]+1;&quot;C&quot;;COLUMN([.N10]));0));ROW([.N11]);-1)))" office:value-type="float" office:value="8">
            <text:p>8</text:p>
          </table:table-cell>
          <table:table-cell table:formula="of:=IF([.P10]=IF([.O10]=-1;[.P10];IF([.P10]=-1;[.O10];IF(INDIRECT(CONCATENATE(&quot;R&quot;;[.O10];&quot;C&quot;;COLUMN([.M10]));0)&lt;=INDIRECT(CONCATENATE(&quot;R&quot;;[.P10];&quot;C&quot;;COLUMN([.M10]));0);[.O10];[.P10])));IF(IF([.P10]=-1;0=0;INDIRECT(CONCATENATE(&quot;R&quot;;[.P10];&quot;C&quot;;COLUMN([.N10]));0)&lt;&gt;INDIRECT(CONCATENATE(&quot;R&quot;;[.P10]+1;&quot;C&quot;;COLUMN([.N10]));0));IF([.O10]&lt;&gt;-1;-1;IF(IF([.O10]=-1;0=0;INDIRECT(CONCATENATE(&quot;R&quot;;[.O10];&quot;C&quot;;COLUMN([.N10]));0)&lt;&gt;INDIRECT(CONCATENATE(&quot;R&quot;;[.O10]+1;&quot;C&quot;;COLUMN([.N10]));0));IF(ISERROR(1+MATCH([.N11]+1;[.N$2:.N$31];0));-1;1+MATCH([.N11]+1;[.N$2:.N$31];0));-1));[.P10]+1);IF([.P10]&lt;&gt;-1;[.P10];IF(IF([.O10]=-1;0=0;INDIRECT(CONCATENATE(&quot;R&quot;;[.O10];&quot;C&quot;;COLUMN([.N10]));0)&lt;&gt;INDIRECT(CONCATENATE(&quot;R&quot;;[.O10]+1;&quot;C&quot;;COLUMN([.N10]));0));IF(ISERROR(1+MATCH([.N11]+1;[.N$2:.N$31];0));-1;1+MATCH([.N11]+1;[.N$2:.N$31];0));[.P10])))" office:value-type="float" office:value="23">
            <text:p>23</text:p>
          </table:table-cell>
          <table:table-cell table:formula="of:=INDIRECT(CONCATENATE(&quot;R&quot;;IF([.O11]=-1;[.P11];IF([.P11]=-1;[.O11];IF(INDIRECT(CONCATENATE(&quot;R&quot;;[.O11];&quot;C&quot;;COLUMN([.M11]));0)&lt;=INDIRECT(CONCATENATE(&quot;R&quot;;[.P11];&quot;C&quot;;COLUMN([.M11]));0);[.O11];[.P11])));&quot;C&quot;;COLUMN([.M11]));0)" office:value-type="float" office:value="290">
            <text:p>290</text:p>
          </table:table-cell>
          <table:table-cell table:formula="of:=IF([.Q11]&gt;=[.Q10];[.R10];[.R10]+1)" office:value-type="float" office:value="1">
            <text:p>1</text:p>
          </table:table-cell>
        </table:table-row>
        <table:table-row table:style-name="ro2">
          <table:table-cell office:value-type="float" office:value="829">
            <text:p>829</text:p>
          </table:table-cell>
          <table:table-cell table:formula="of:=IF([.A12]&gt;=[.A11];[.B11];[.B11]+1)" office:value-type="float" office:value="5">
            <text:p>5</text:p>
          </table:table-cell>
          <table:table-cell table:formula="of:=IF([.C11]=IF([.C11]=-1;[.D11];IF([.D11]=-1;[.C11];IF(INDIRECT(CONCATENATE(&quot;R&quot;;[.C11];&quot;C&quot;;COLUMN([.A11]));0)&lt;=INDIRECT(CONCATENATE(&quot;R&quot;;[.D11];&quot;C&quot;;COLUMN([.A11]));0);[.C11];[.D11])));IF(IF([.C11]=-1;0=0;INDIRECT(CONCATENATE(&quot;R&quot;;[.C11];&quot;C&quot;;COLUMN([.B11]));0)&lt;&gt;INDIRECT(CONCATENATE(&quot;R&quot;;[.C11]+1;&quot;C&quot;;COLUMN([.B11]));0));IF([.D11]&lt;&gt;-1;-1;ROW([.B12]));[.C11]+1);IF([.C11]&lt;&gt;-1;[.C11];IF(IF([.D11]=-1;0=0;INDIRECT(CONCATENATE(&quot;R&quot;;[.D11];&quot;C&quot;;COLUMN([.B11]));0)&lt;&gt;INDIRECT(CONCATENATE(&quot;R&quot;;[.D11]+1;&quot;C&quot;;COLUMN([.B11]));0));ROW([.B12]);-1)))" office:value-type="float" office:value="12">
            <text:p>12</text:p>
          </table:table-cell>
          <table:table-cell table:formula="of:=IF([.D11]=IF([.C11]=-1;[.D11];IF([.D11]=-1;[.C11];IF(INDIRECT(CONCATENATE(&quot;R&quot;;[.C11];&quot;C&quot;;COLUMN([.A11]));0)&lt;=INDIRECT(CONCATENATE(&quot;R&quot;;[.D11];&quot;C&quot;;COLUMN([.A11]));0);[.C11];[.D11])));IF(IF([.D11]=-1;0=0;INDIRECT(CONCATENATE(&quot;R&quot;;[.D11];&quot;C&quot;;COLUMN([.B11]));0)&lt;&gt;INDIRECT(CONCATENATE(&quot;R&quot;;[.D11]+1;&quot;C&quot;;COLUMN([.B11]));0));IF([.C11]&lt;&gt;-1;-1;IF(IF([.C11]=-1;0=0;INDIRECT(CONCATENATE(&quot;R&quot;;[.C11];&quot;C&quot;;COLUMN([.B11]));0)&lt;&gt;INDIRECT(CONCATENATE(&quot;R&quot;;[.C11]+1;&quot;C&quot;;COLUMN([.B11]));0));IF(ISERROR(1+MATCH([.B12]+1;[.B$2:.B$31];0));-1;1+MATCH([.B12]+1;[.B$2:.B$31];0));-1));[.D11]+1);IF([.D11]&lt;&gt;-1;[.D11];IF(IF([.C11]=-1;0=0;INDIRECT(CONCATENATE(&quot;R&quot;;[.C11];&quot;C&quot;;COLUMN([.B11]));0)&lt;&gt;INDIRECT(CONCATENATE(&quot;R&quot;;[.C11]+1;&quot;C&quot;;COLUMN([.B11]));0));IF(ISERROR(1+MATCH([.B12]+1;[.B$2:.B$31];0));-1;1+MATCH([.B12]+1;[.B$2:.B$31];0));[.D11])))" office:value-type="float" office:value="13">
            <text:p>13</text:p>
          </table:table-cell>
          <table:table-cell table:formula="of:=INDIRECT(CONCATENATE(&quot;R&quot;;IF([.C12]=-1;[.D12];IF([.D12]=-1;[.C12];IF(INDIRECT(CONCATENATE(&quot;R&quot;;[.C12];&quot;C&quot;;COLUMN([.A12]));0)&lt;=INDIRECT(CONCATENATE(&quot;R&quot;;[.D12];&quot;C&quot;;COLUMN([.A12]));0);[.C12];[.D12])));&quot;C&quot;;COLUMN([.A12]));0)" office:value-type="float" office:value="588">
            <text:p>588</text:p>
          </table:table-cell>
          <table:table-cell table:formula="of:=IF([.E12]&gt;=[.E11];[.F11];[.F11]+1)" office:value-type="float" office:value="3">
            <text:p>3</text:p>
          </table:table-cell>
          <table:table-cell table:formula="of:=IF([.G11]=IF([.G11]=-1;[.H11];IF([.H11]=-1;[.G11];IF(INDIRECT(CONCATENATE(&quot;R&quot;;[.G11];&quot;C&quot;;COLUMN([.E11]));0)&lt;=INDIRECT(CONCATENATE(&quot;R&quot;;[.H11];&quot;C&quot;;COLUMN([.E11]));0);[.G11];[.H11])));IF(IF([.G11]=-1;0=0;INDIRECT(CONCATENATE(&quot;R&quot;;[.G11];&quot;C&quot;;COLUMN([.F11]));0)&lt;&gt;INDIRECT(CONCATENATE(&quot;R&quot;;[.G11]+1;&quot;C&quot;;COLUMN([.F11]));0));IF([.H11]&lt;&gt;-1;-1;ROW([.F12]));[.G11]+1);IF([.G11]&lt;&gt;-1;[.G11];IF(IF([.H11]=-1;0=0;INDIRECT(CONCATENATE(&quot;R&quot;;[.H11];&quot;C&quot;;COLUMN([.F11]));0)&lt;&gt;INDIRECT(CONCATENATE(&quot;R&quot;;[.H11]+1;&quot;C&quot;;COLUMN([.F11]));0));ROW([.F12]);-1)))" office:value-type="float" office:value="11">
            <text:p>11</text:p>
          </table:table-cell>
          <table:table-cell table:formula="of:=IF([.H11]=IF([.G11]=-1;[.H11];IF([.H11]=-1;[.G11];IF(INDIRECT(CONCATENATE(&quot;R&quot;;[.G11];&quot;C&quot;;COLUMN([.E11]));0)&lt;=INDIRECT(CONCATENATE(&quot;R&quot;;[.H11];&quot;C&quot;;COLUMN([.E11]));0);[.G11];[.H11])));IF(IF([.H11]=-1;0=0;INDIRECT(CONCATENATE(&quot;R&quot;;[.H11];&quot;C&quot;;COLUMN([.F11]));0)&lt;&gt;INDIRECT(CONCATENATE(&quot;R&quot;;[.H11]+1;&quot;C&quot;;COLUMN([.F11]));0));IF([.G11]&lt;&gt;-1;-1;IF(IF([.G11]=-1;0=0;INDIRECT(CONCATENATE(&quot;R&quot;;[.G11];&quot;C&quot;;COLUMN([.F11]));0)&lt;&gt;INDIRECT(CONCATENATE(&quot;R&quot;;[.G11]+1;&quot;C&quot;;COLUMN([.F11]));0));IF(ISERROR(1+MATCH([.F12]+1;[.F$2:.F$31];0));-1;1+MATCH([.F12]+1;[.F$2:.F$31];0));-1));[.H11]+1);IF([.H11]&lt;&gt;-1;[.H11];IF(IF([.G11]=-1;0=0;INDIRECT(CONCATENATE(&quot;R&quot;;[.G11];&quot;C&quot;;COLUMN([.F11]));0)&lt;&gt;INDIRECT(CONCATENATE(&quot;R&quot;;[.G11]+1;&quot;C&quot;;COLUMN([.F11]));0));IF(ISERROR(1+MATCH([.F12]+1;[.F$2:.F$31];0));-1;1+MATCH([.F12]+1;[.F$2:.F$31];0));[.H11])))" office:value-type="float" office:value="16">
            <text:p>16</text:p>
          </table:table-cell>
          <table:table-cell table:formula="of:=INDIRECT(CONCATENATE(&quot;R&quot;;IF([.G12]=-1;[.H12];IF([.H12]=-1;[.G12];IF(INDIRECT(CONCATENATE(&quot;R&quot;;[.G12];&quot;C&quot;;COLUMN([.E12]));0)&lt;=INDIRECT(CONCATENATE(&quot;R&quot;;[.H12];&quot;C&quot;;COLUMN([.E12]));0);[.G12];[.H12])));&quot;C&quot;;COLUMN([.E12]));0)" office:value-type="float" office:value="274">
            <text:p>274</text:p>
          </table:table-cell>
          <table:table-cell table:formula="of:=IF([.I12]&gt;=[.I11];[.J11];[.J11]+1)" office:value-type="float" office:value="2">
            <text:p>2</text:p>
          </table:table-cell>
          <table:table-cell table:formula="of:=IF([.K11]=IF([.K11]=-1;[.L11];IF([.L11]=-1;[.K11];IF(INDIRECT(CONCATENATE(&quot;R&quot;;[.K11];&quot;C&quot;;COLUMN([.I11]));0)&lt;=INDIRECT(CONCATENATE(&quot;R&quot;;[.L11];&quot;C&quot;;COLUMN([.I11]));0);[.K11];[.L11])));IF(IF([.K11]=-1;0=0;INDIRECT(CONCATENATE(&quot;R&quot;;[.K11];&quot;C&quot;;COLUMN([.J11]));0)&lt;&gt;INDIRECT(CONCATENATE(&quot;R&quot;;[.K11]+1;&quot;C&quot;;COLUMN([.J11]));0));IF([.L11]&lt;&gt;-1;-1;ROW([.J12]));[.K11]+1);IF([.K11]&lt;&gt;-1;[.K11];IF(IF([.L11]=-1;0=0;INDIRECT(CONCATENATE(&quot;R&quot;;[.L11];&quot;C&quot;;COLUMN([.J11]));0)&lt;&gt;INDIRECT(CONCATENATE(&quot;R&quot;;[.L11]+1;&quot;C&quot;;COLUMN([.J11]));0));ROW([.J12]);-1)))" office:value-type="float" office:value="8">
            <text:p>8</text:p>
          </table:table-cell>
          <table:table-cell table:formula="of:=IF([.L11]=IF([.K11]=-1;[.L11];IF([.L11]=-1;[.K11];IF(INDIRECT(CONCATENATE(&quot;R&quot;;[.K11];&quot;C&quot;;COLUMN([.I11]));0)&lt;=INDIRECT(CONCATENATE(&quot;R&quot;;[.L11];&quot;C&quot;;COLUMN([.I11]));0);[.K11];[.L11])));IF(IF([.L11]=-1;0=0;INDIRECT(CONCATENATE(&quot;R&quot;;[.L11];&quot;C&quot;;COLUMN([.J11]));0)&lt;&gt;INDIRECT(CONCATENATE(&quot;R&quot;;[.L11]+1;&quot;C&quot;;COLUMN([.J11]));0));IF([.K11]&lt;&gt;-1;-1;IF(IF([.K11]=-1;0=0;INDIRECT(CONCATENATE(&quot;R&quot;;[.K11];&quot;C&quot;;COLUMN([.J11]));0)&lt;&gt;INDIRECT(CONCATENATE(&quot;R&quot;;[.K11]+1;&quot;C&quot;;COLUMN([.J11]));0));IF(ISERROR(1+MATCH([.J12]+1;[.J$2:.J$31];0));-1;1+MATCH([.J12]+1;[.J$2:.J$31];0));-1));[.L11]+1);IF([.L11]&lt;&gt;-1;[.L11];IF(IF([.K11]=-1;0=0;INDIRECT(CONCATENATE(&quot;R&quot;;[.K11];&quot;C&quot;;COLUMN([.J11]));0)&lt;&gt;INDIRECT(CONCATENATE(&quot;R&quot;;[.K11]+1;&quot;C&quot;;COLUMN([.J11]));0));IF(ISERROR(1+MATCH([.J12]+1;[.J$2:.J$31];0));-1;1+MATCH([.J12]+1;[.J$2:.J$31];0));[.L11])))" office:value-type="float" office:value="15">
            <text:p>15</text:p>
          </table:table-cell>
          <table:table-cell table:formula="of:=INDIRECT(CONCATENATE(&quot;R&quot;;IF([.K12]=-1;[.L12];IF([.L12]=-1;[.K12];IF(INDIRECT(CONCATENATE(&quot;R&quot;;[.K12];&quot;C&quot;;COLUMN([.I12]));0)&lt;=INDIRECT(CONCATENATE(&quot;R&quot;;[.L12];&quot;C&quot;;COLUMN([.I12]));0);[.K12];[.L12])));&quot;C&quot;;COLUMN([.I12]));0)" office:value-type="float" office:value="521">
            <text:p>521</text:p>
          </table:table-cell>
          <table:table-cell table:formula="of:=IF([.M12]&gt;=[.M11];[.N11];[.N11]+1)" office:value-type="float" office:value="1">
            <text:p>1</text:p>
          </table:table-cell>
          <table:table-cell table:formula="of:=IF([.O11]=IF([.O11]=-1;[.P11];IF([.P11]=-1;[.O11];IF(INDIRECT(CONCATENATE(&quot;R&quot;;[.O11];&quot;C&quot;;COLUMN([.M11]));0)&lt;=INDIRECT(CONCATENATE(&quot;R&quot;;[.P11];&quot;C&quot;;COLUMN([.M11]));0);[.O11];[.P11])));IF(IF([.O11]=-1;0=0;INDIRECT(CONCATENATE(&quot;R&quot;;[.O11];&quot;C&quot;;COLUMN([.N11]));0)&lt;&gt;INDIRECT(CONCATENATE(&quot;R&quot;;[.O11]+1;&quot;C&quot;;COLUMN([.N11]));0));IF([.P11]&lt;&gt;-1;-1;ROW([.N12]));[.O11]+1);IF([.O11]&lt;&gt;-1;[.O11];IF(IF([.P11]=-1;0=0;INDIRECT(CONCATENATE(&quot;R&quot;;[.P11];&quot;C&quot;;COLUMN([.N11]));0)&lt;&gt;INDIRECT(CONCATENATE(&quot;R&quot;;[.P11]+1;&quot;C&quot;;COLUMN([.N11]));0));ROW([.N12]);-1)))" office:value-type="float" office:value="9">
            <text:p>9</text:p>
          </table:table-cell>
          <table:table-cell table:formula="of:=IF([.P11]=IF([.O11]=-1;[.P11];IF([.P11]=-1;[.O11];IF(INDIRECT(CONCATENATE(&quot;R&quot;;[.O11];&quot;C&quot;;COLUMN([.M11]));0)&lt;=INDIRECT(CONCATENATE(&quot;R&quot;;[.P11];&quot;C&quot;;COLUMN([.M11]));0);[.O11];[.P11])));IF(IF([.P11]=-1;0=0;INDIRECT(CONCATENATE(&quot;R&quot;;[.P11];&quot;C&quot;;COLUMN([.N11]));0)&lt;&gt;INDIRECT(CONCATENATE(&quot;R&quot;;[.P11]+1;&quot;C&quot;;COLUMN([.N11]));0));IF([.O11]&lt;&gt;-1;-1;IF(IF([.O11]=-1;0=0;INDIRECT(CONCATENATE(&quot;R&quot;;[.O11];&quot;C&quot;;COLUMN([.N11]));0)&lt;&gt;INDIRECT(CONCATENATE(&quot;R&quot;;[.O11]+1;&quot;C&quot;;COLUMN([.N11]));0));IF(ISERROR(1+MATCH([.N12]+1;[.N$2:.N$31];0));-1;1+MATCH([.N12]+1;[.N$2:.N$31];0));-1));[.P11]+1);IF([.P11]&lt;&gt;-1;[.P11];IF(IF([.O11]=-1;0=0;INDIRECT(CONCATENATE(&quot;R&quot;;[.O11];&quot;C&quot;;COLUMN([.N11]));0)&lt;&gt;INDIRECT(CONCATENATE(&quot;R&quot;;[.O11]+1;&quot;C&quot;;COLUMN([.N11]));0));IF(ISERROR(1+MATCH([.N12]+1;[.N$2:.N$31];0));-1;1+MATCH([.N12]+1;[.N$2:.N$31];0));[.P11])))" office:value-type="float" office:value="23">
            <text:p>23</text:p>
          </table:table-cell>
          <table:table-cell table:formula="of:=INDIRECT(CONCATENATE(&quot;R&quot;;IF([.O12]=-1;[.P12];IF([.P12]=-1;[.O12];IF(INDIRECT(CONCATENATE(&quot;R&quot;;[.O12];&quot;C&quot;;COLUMN([.M12]));0)&lt;=INDIRECT(CONCATENATE(&quot;R&quot;;[.P12];&quot;C&quot;;COLUMN([.M12]));0);[.O12];[.P12])));&quot;C&quot;;COLUMN([.M12]));0)" office:value-type="float" office:value="354">
            <text:p>354</text:p>
          </table:table-cell>
          <table:table-cell table:formula="of:=IF([.Q12]&gt;=[.Q11];[.R11];[.R11]+1)" office:value-type="float" office:value="1">
            <text:p>1</text:p>
          </table:table-cell>
        </table:table-row>
        <table:table-row table:style-name="ro2">
          <table:table-cell office:value-type="float" office:value="588">
            <text:p>588</text:p>
          </table:table-cell>
          <table:table-cell table:formula="of:=IF([.A13]&gt;=[.A12];[.B12];[.B12]+1)" office:value-type="float" office:value="6">
            <text:p>6</text:p>
          </table:table-cell>
          <table:table-cell table:formula="of:=IF([.C12]=IF([.C12]=-1;[.D12];IF([.D12]=-1;[.C12];IF(INDIRECT(CONCATENATE(&quot;R&quot;;[.C12];&quot;C&quot;;COLUMN([.A12]));0)&lt;=INDIRECT(CONCATENATE(&quot;R&quot;;[.D12];&quot;C&quot;;COLUMN([.A12]));0);[.C12];[.D12])));IF(IF([.C12]=-1;0=0;INDIRECT(CONCATENATE(&quot;R&quot;;[.C12];&quot;C&quot;;COLUMN([.B12]));0)&lt;&gt;INDIRECT(CONCATENATE(&quot;R&quot;;[.C12]+1;&quot;C&quot;;COLUMN([.B12]));0));IF([.D12]&lt;&gt;-1;-1;ROW([.B13]));[.C12]+1);IF([.C12]&lt;&gt;-1;[.C12];IF(IF([.D12]=-1;0=0;INDIRECT(CONCATENATE(&quot;R&quot;;[.D12];&quot;C&quot;;COLUMN([.B12]));0)&lt;&gt;INDIRECT(CONCATENATE(&quot;R&quot;;[.D12]+1;&quot;C&quot;;COLUMN([.B12]));0));ROW([.B13]);-1)))" office:value-type="float" office:value="12">
            <text:p>12</text:p>
          </table:table-cell>
          <table:table-cell table:formula="of:=IF([.D12]=IF([.C12]=-1;[.D12];IF([.D12]=-1;[.C12];IF(INDIRECT(CONCATENATE(&quot;R&quot;;[.C12];&quot;C&quot;;COLUMN([.A12]));0)&lt;=INDIRECT(CONCATENATE(&quot;R&quot;;[.D12];&quot;C&quot;;COLUMN([.A12]));0);[.C12];[.D12])));IF(IF([.D12]=-1;0=0;INDIRECT(CONCATENATE(&quot;R&quot;;[.D12];&quot;C&quot;;COLUMN([.B12]));0)&lt;&gt;INDIRECT(CONCATENATE(&quot;R&quot;;[.D12]+1;&quot;C&quot;;COLUMN([.B12]));0));IF([.C12]&lt;&gt;-1;-1;IF(IF([.C12]=-1;0=0;INDIRECT(CONCATENATE(&quot;R&quot;;[.C12];&quot;C&quot;;COLUMN([.B12]));0)&lt;&gt;INDIRECT(CONCATENATE(&quot;R&quot;;[.C12]+1;&quot;C&quot;;COLUMN([.B12]));0));IF(ISERROR(1+MATCH([.B13]+1;[.B$2:.B$31];0));-1;1+MATCH([.B13]+1;[.B$2:.B$31];0));-1));[.D12]+1);IF([.D12]&lt;&gt;-1;[.D12];IF(IF([.C12]=-1;0=0;INDIRECT(CONCATENATE(&quot;R&quot;;[.C12];&quot;C&quot;;COLUMN([.B12]));0)&lt;&gt;INDIRECT(CONCATENATE(&quot;R&quot;;[.C12]+1;&quot;C&quot;;COLUMN([.B12]));0));IF(ISERROR(1+MATCH([.B13]+1;[.B$2:.B$31];0));-1;1+MATCH([.B13]+1;[.B$2:.B$31];0));[.D12])))" office:value-type="float" office:value="14">
            <text:p>14</text:p>
          </table:table-cell>
          <table:table-cell table:formula="of:=INDIRECT(CONCATENATE(&quot;R&quot;;IF([.C13]=-1;[.D13];IF([.D13]=-1;[.C13];IF(INDIRECT(CONCATENATE(&quot;R&quot;;[.C13];&quot;C&quot;;COLUMN([.A13]));0)&lt;=INDIRECT(CONCATENATE(&quot;R&quot;;[.D13];&quot;C&quot;;COLUMN([.A13]));0);[.C13];[.D13])));&quot;C&quot;;COLUMN([.A13]));0)" office:value-type="float" office:value="659">
            <text:p>659</text:p>
          </table:table-cell>
          <table:table-cell table:formula="of:=IF([.E13]&gt;=[.E12];[.F12];[.F12]+1)" office:value-type="float" office:value="3">
            <text:p>3</text:p>
          </table:table-cell>
          <table:table-cell table:formula="of:=IF([.G12]=IF([.G12]=-1;[.H12];IF([.H12]=-1;[.G12];IF(INDIRECT(CONCATENATE(&quot;R&quot;;[.G12];&quot;C&quot;;COLUMN([.E12]));0)&lt;=INDIRECT(CONCATENATE(&quot;R&quot;;[.H12];&quot;C&quot;;COLUMN([.E12]));0);[.G12];[.H12])));IF(IF([.G12]=-1;0=0;INDIRECT(CONCATENATE(&quot;R&quot;;[.G12];&quot;C&quot;;COLUMN([.F12]));0)&lt;&gt;INDIRECT(CONCATENATE(&quot;R&quot;;[.G12]+1;&quot;C&quot;;COLUMN([.F12]));0));IF([.H12]&lt;&gt;-1;-1;ROW([.F13]));[.G12]+1);IF([.G12]&lt;&gt;-1;[.G12];IF(IF([.H12]=-1;0=0;INDIRECT(CONCATENATE(&quot;R&quot;;[.H12];&quot;C&quot;;COLUMN([.F12]));0)&lt;&gt;INDIRECT(CONCATENATE(&quot;R&quot;;[.H12]+1;&quot;C&quot;;COLUMN([.F12]));0));ROW([.F13]);-1)))" office:value-type="float" office:value="11">
            <text:p>11</text:p>
          </table:table-cell>
          <table:table-cell table:formula="of:=IF([.H12]=IF([.G12]=-1;[.H12];IF([.H12]=-1;[.G12];IF(INDIRECT(CONCATENATE(&quot;R&quot;;[.G12];&quot;C&quot;;COLUMN([.E12]));0)&lt;=INDIRECT(CONCATENATE(&quot;R&quot;;[.H12];&quot;C&quot;;COLUMN([.E12]));0);[.G12];[.H12])));IF(IF([.H12]=-1;0=0;INDIRECT(CONCATENATE(&quot;R&quot;;[.H12];&quot;C&quot;;COLUMN([.F12]));0)&lt;&gt;INDIRECT(CONCATENATE(&quot;R&quot;;[.H12]+1;&quot;C&quot;;COLUMN([.F12]));0));IF([.G12]&lt;&gt;-1;-1;IF(IF([.G12]=-1;0=0;INDIRECT(CONCATENATE(&quot;R&quot;;[.G12];&quot;C&quot;;COLUMN([.F12]));0)&lt;&gt;INDIRECT(CONCATENATE(&quot;R&quot;;[.G12]+1;&quot;C&quot;;COLUMN([.F12]));0));IF(ISERROR(1+MATCH([.F13]+1;[.F$2:.F$31];0));-1;1+MATCH([.F13]+1;[.F$2:.F$31];0));-1));[.H12]+1);IF([.H12]&lt;&gt;-1;[.H12];IF(IF([.G12]=-1;0=0;INDIRECT(CONCATENATE(&quot;R&quot;;[.G12];&quot;C&quot;;COLUMN([.F12]));0)&lt;&gt;INDIRECT(CONCATENATE(&quot;R&quot;;[.G12]+1;&quot;C&quot;;COLUMN([.F12]));0));IF(ISERROR(1+MATCH([.F13]+1;[.F$2:.F$31];0));-1;1+MATCH([.F13]+1;[.F$2:.F$31];0));[.H12])))" office:value-type="float" office:value="17">
            <text:p>17</text:p>
          </table:table-cell>
          <table:table-cell table:formula="of:=INDIRECT(CONCATENATE(&quot;R&quot;;IF([.G13]=-1;[.H13];IF([.H13]=-1;[.G13];IF(INDIRECT(CONCATENATE(&quot;R&quot;;[.G13];&quot;C&quot;;COLUMN([.E13]));0)&lt;=INDIRECT(CONCATENATE(&quot;R&quot;;[.H13];&quot;C&quot;;COLUMN([.E13]));0);[.G13];[.H13])));&quot;C&quot;;COLUMN([.E13]));0)" office:value-type="float" office:value="290">
            <text:p>290</text:p>
          </table:table-cell>
          <table:table-cell table:formula="of:=IF([.I13]&gt;=[.I12];[.J12];[.J12]+1)" office:value-type="float" office:value="2">
            <text:p>2</text:p>
          </table:table-cell>
          <table:table-cell table:formula="of:=IF([.K12]=IF([.K12]=-1;[.L12];IF([.L12]=-1;[.K12];IF(INDIRECT(CONCATENATE(&quot;R&quot;;[.K12];&quot;C&quot;;COLUMN([.I12]));0)&lt;=INDIRECT(CONCATENATE(&quot;R&quot;;[.L12];&quot;C&quot;;COLUMN([.I12]));0);[.K12];[.L12])));IF(IF([.K12]=-1;0=0;INDIRECT(CONCATENATE(&quot;R&quot;;[.K12];&quot;C&quot;;COLUMN([.J12]));0)&lt;&gt;INDIRECT(CONCATENATE(&quot;R&quot;;[.K12]+1;&quot;C&quot;;COLUMN([.J12]));0));IF([.L12]&lt;&gt;-1;-1;ROW([.J13]));[.K12]+1);IF([.K12]&lt;&gt;-1;[.K12];IF(IF([.L12]=-1;0=0;INDIRECT(CONCATENATE(&quot;R&quot;;[.L12];&quot;C&quot;;COLUMN([.J12]));0)&lt;&gt;INDIRECT(CONCATENATE(&quot;R&quot;;[.L12]+1;&quot;C&quot;;COLUMN([.J12]));0));ROW([.J13]);-1)))" office:value-type="float" office:value="9">
            <text:p>9</text:p>
          </table:table-cell>
          <table:table-cell table:formula="of:=IF([.L12]=IF([.K12]=-1;[.L12];IF([.L12]=-1;[.K12];IF(INDIRECT(CONCATENATE(&quot;R&quot;;[.K12];&quot;C&quot;;COLUMN([.I12]));0)&lt;=INDIRECT(CONCATENATE(&quot;R&quot;;[.L12];&quot;C&quot;;COLUMN([.I12]));0);[.K12];[.L12])));IF(IF([.L12]=-1;0=0;INDIRECT(CONCATENATE(&quot;R&quot;;[.L12];&quot;C&quot;;COLUMN([.J12]));0)&lt;&gt;INDIRECT(CONCATENATE(&quot;R&quot;;[.L12]+1;&quot;C&quot;;COLUMN([.J12]));0));IF([.K12]&lt;&gt;-1;-1;IF(IF([.K12]=-1;0=0;INDIRECT(CONCATENATE(&quot;R&quot;;[.K12];&quot;C&quot;;COLUMN([.J12]));0)&lt;&gt;INDIRECT(CONCATENATE(&quot;R&quot;;[.K12]+1;&quot;C&quot;;COLUMN([.J12]));0));IF(ISERROR(1+MATCH([.J13]+1;[.J$2:.J$31];0));-1;1+MATCH([.J13]+1;[.J$2:.J$31];0));-1));[.L12]+1);IF([.L12]&lt;&gt;-1;[.L12];IF(IF([.K12]=-1;0=0;INDIRECT(CONCATENATE(&quot;R&quot;;[.K12];&quot;C&quot;;COLUMN([.J12]));0)&lt;&gt;INDIRECT(CONCATENATE(&quot;R&quot;;[.K12]+1;&quot;C&quot;;COLUMN([.J12]));0));IF(ISERROR(1+MATCH([.J13]+1;[.J$2:.J$31];0));-1;1+MATCH([.J13]+1;[.J$2:.J$31];0));[.L12])))" office:value-type="float" office:value="15">
            <text:p>15</text:p>
          </table:table-cell>
          <table:table-cell table:formula="of:=INDIRECT(CONCATENATE(&quot;R&quot;;IF([.K13]=-1;[.L13];IF([.L13]=-1;[.K13];IF(INDIRECT(CONCATENATE(&quot;R&quot;;[.K13];&quot;C&quot;;COLUMN([.I13]));0)&lt;=INDIRECT(CONCATENATE(&quot;R&quot;;[.L13];&quot;C&quot;;COLUMN([.I13]));0);[.K13];[.L13])));&quot;C&quot;;COLUMN([.I13]));0)" office:value-type="float" office:value="574">
            <text:p>574</text:p>
          </table:table-cell>
          <table:table-cell table:formula="of:=IF([.M13]&gt;=[.M12];[.N12];[.N12]+1)" office:value-type="float" office:value="1">
            <text:p>1</text:p>
          </table:table-cell>
          <table:table-cell table:formula="of:=IF([.O12]=IF([.O12]=-1;[.P12];IF([.P12]=-1;[.O12];IF(INDIRECT(CONCATENATE(&quot;R&quot;;[.O12];&quot;C&quot;;COLUMN([.M12]));0)&lt;=INDIRECT(CONCATENATE(&quot;R&quot;;[.P12];&quot;C&quot;;COLUMN([.M12]));0);[.O12];[.P12])));IF(IF([.O12]=-1;0=0;INDIRECT(CONCATENATE(&quot;R&quot;;[.O12];&quot;C&quot;;COLUMN([.N12]));0)&lt;&gt;INDIRECT(CONCATENATE(&quot;R&quot;;[.O12]+1;&quot;C&quot;;COLUMN([.N12]));0));IF([.P12]&lt;&gt;-1;-1;ROW([.N13]));[.O12]+1);IF([.O12]&lt;&gt;-1;[.O12];IF(IF([.P12]=-1;0=0;INDIRECT(CONCATENATE(&quot;R&quot;;[.P12];&quot;C&quot;;COLUMN([.N12]));0)&lt;&gt;INDIRECT(CONCATENATE(&quot;R&quot;;[.P12]+1;&quot;C&quot;;COLUMN([.N12]));0));ROW([.N13]);-1)))" office:value-type="float" office:value="9">
            <text:p>9</text:p>
          </table:table-cell>
          <table:table-cell table:formula="of:=IF([.P12]=IF([.O12]=-1;[.P12];IF([.P12]=-1;[.O12];IF(INDIRECT(CONCATENATE(&quot;R&quot;;[.O12];&quot;C&quot;;COLUMN([.M12]));0)&lt;=INDIRECT(CONCATENATE(&quot;R&quot;;[.P12];&quot;C&quot;;COLUMN([.M12]));0);[.O12];[.P12])));IF(IF([.P12]=-1;0=0;INDIRECT(CONCATENATE(&quot;R&quot;;[.P12];&quot;C&quot;;COLUMN([.N12]));0)&lt;&gt;INDIRECT(CONCATENATE(&quot;R&quot;;[.P12]+1;&quot;C&quot;;COLUMN([.N12]));0));IF([.O12]&lt;&gt;-1;-1;IF(IF([.O12]=-1;0=0;INDIRECT(CONCATENATE(&quot;R&quot;;[.O12];&quot;C&quot;;COLUMN([.N12]));0)&lt;&gt;INDIRECT(CONCATENATE(&quot;R&quot;;[.O12]+1;&quot;C&quot;;COLUMN([.N12]));0));IF(ISERROR(1+MATCH([.N13]+1;[.N$2:.N$31];0));-1;1+MATCH([.N13]+1;[.N$2:.N$31];0));-1));[.P12]+1);IF([.P12]&lt;&gt;-1;[.P12];IF(IF([.O12]=-1;0=0;INDIRECT(CONCATENATE(&quot;R&quot;;[.O12];&quot;C&quot;;COLUMN([.N12]));0)&lt;&gt;INDIRECT(CONCATENATE(&quot;R&quot;;[.O12]+1;&quot;C&quot;;COLUMN([.N12]));0));IF(ISERROR(1+MATCH([.N13]+1;[.N$2:.N$31];0));-1;1+MATCH([.N13]+1;[.N$2:.N$31];0));[.P12])))" office:value-type="float" office:value="24">
            <text:p>24</text:p>
          </table:table-cell>
          <table:table-cell table:formula="of:=INDIRECT(CONCATENATE(&quot;R&quot;;IF([.O13]=-1;[.P13];IF([.P13]=-1;[.O13];IF(INDIRECT(CONCATENATE(&quot;R&quot;;[.O13];&quot;C&quot;;COLUMN([.M13]));0)&lt;=INDIRECT(CONCATENATE(&quot;R&quot;;[.P13];&quot;C&quot;;COLUMN([.M13]));0);[.O13];[.P13])));&quot;C&quot;;COLUMN([.M13]));0)" office:value-type="float" office:value="357">
            <text:p>357</text:p>
          </table:table-cell>
          <table:table-cell table:formula="of:=IF([.Q13]&gt;=[.Q12];[.R12];[.R12]+1)" office:value-type="float" office:value="1">
            <text:p>1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table:formula="of:=IF([.A14]&gt;=[.A13];[.B13];[.B13]+1)" office:value-type="float" office:value="6">
            <text:p>6</text:p>
          </table:table-cell>
          <table:table-cell table:formula="of:=IF([.C13]=IF([.C13]=-1;[.D13];IF([.D13]=-1;[.C13];IF(INDIRECT(CONCATENATE(&quot;R&quot;;[.C13];&quot;C&quot;;COLUMN([.A13]));0)&lt;=INDIRECT(CONCATENATE(&quot;R&quot;;[.D13];&quot;C&quot;;COLUMN([.A13]));0);[.C13];[.D13])));IF(IF([.C13]=-1;0=0;INDIRECT(CONCATENATE(&quot;R&quot;;[.C13];&quot;C&quot;;COLUMN([.B13]));0)&lt;&gt;INDIRECT(CONCATENATE(&quot;R&quot;;[.C13]+1;&quot;C&quot;;COLUMN([.B13]));0));IF([.D13]&lt;&gt;-1;-1;ROW([.B14]));[.C13]+1);IF([.C13]&lt;&gt;-1;[.C13];IF(IF([.D13]=-1;0=0;INDIRECT(CONCATENATE(&quot;R&quot;;[.D13];&quot;C&quot;;COLUMN([.B13]));0)&lt;&gt;INDIRECT(CONCATENATE(&quot;R&quot;;[.D13]+1;&quot;C&quot;;COLUMN([.B13]));0));ROW([.B14]);-1)))" office:value-type="float" office:value="12">
            <text:p>12</text:p>
          </table:table-cell>
          <table:table-cell table:formula="of:=IF([.D13]=IF([.C13]=-1;[.D13];IF([.D13]=-1;[.C13];IF(INDIRECT(CONCATENATE(&quot;R&quot;;[.C13];&quot;C&quot;;COLUMN([.A13]));0)&lt;=INDIRECT(CONCATENATE(&quot;R&quot;;[.D13];&quot;C&quot;;COLUMN([.A13]));0);[.C13];[.D13])));IF(IF([.D13]=-1;0=0;INDIRECT(CONCATENATE(&quot;R&quot;;[.D13];&quot;C&quot;;COLUMN([.B13]));0)&lt;&gt;INDIRECT(CONCATENATE(&quot;R&quot;;[.D13]+1;&quot;C&quot;;COLUMN([.B13]));0));IF([.C13]&lt;&gt;-1;-1;IF(IF([.C13]=-1;0=0;INDIRECT(CONCATENATE(&quot;R&quot;;[.C13];&quot;C&quot;;COLUMN([.B13]));0)&lt;&gt;INDIRECT(CONCATENATE(&quot;R&quot;;[.C13]+1;&quot;C&quot;;COLUMN([.B13]));0));IF(ISERROR(1+MATCH([.B14]+1;[.B$2:.B$31];0));-1;1+MATCH([.B14]+1;[.B$2:.B$31];0));-1));[.D13]+1);IF([.D13]&lt;&gt;-1;[.D13];IF(IF([.C13]=-1;0=0;INDIRECT(CONCATENATE(&quot;R&quot;;[.C13];&quot;C&quot;;COLUMN([.B13]));0)&lt;&gt;INDIRECT(CONCATENATE(&quot;R&quot;;[.C13]+1;&quot;C&quot;;COLUMN([.B13]));0));IF(ISERROR(1+MATCH([.B14]+1;[.B$2:.B$31];0));-1;1+MATCH([.B14]+1;[.B$2:.B$31];0));[.D13])))" office:value-type="float" office:value="-1">
            <text:p>-1</text:p>
          </table:table-cell>
          <table:table-cell table:formula="of:=INDIRECT(CONCATENATE(&quot;R&quot;;IF([.C14]=-1;[.D14];IF([.D14]=-1;[.C14];IF(INDIRECT(CONCATENATE(&quot;R&quot;;[.C14];&quot;C&quot;;COLUMN([.A14]));0)&lt;=INDIRECT(CONCATENATE(&quot;R&quot;;[.D14];&quot;C&quot;;COLUMN([.A14]));0);[.C14];[.D14])));&quot;C&quot;;COLUMN([.A14]));0)" office:value-type="float" office:value="829">
            <text:p>829</text:p>
          </table:table-cell>
          <table:table-cell table:formula="of:=IF([.E14]&gt;=[.E13];[.F13];[.F13]+1)" office:value-type="float" office:value="3">
            <text:p>3</text:p>
          </table:table-cell>
          <table:table-cell table:formula="of:=IF([.G13]=IF([.G13]=-1;[.H13];IF([.H13]=-1;[.G13];IF(INDIRECT(CONCATENATE(&quot;R&quot;;[.G13];&quot;C&quot;;COLUMN([.E13]));0)&lt;=INDIRECT(CONCATENATE(&quot;R&quot;;[.H13];&quot;C&quot;;COLUMN([.E13]));0);[.G13];[.H13])));IF(IF([.G13]=-1;0=0;INDIRECT(CONCATENATE(&quot;R&quot;;[.G13];&quot;C&quot;;COLUMN([.F13]));0)&lt;&gt;INDIRECT(CONCATENATE(&quot;R&quot;;[.G13]+1;&quot;C&quot;;COLUMN([.F13]));0));IF([.H13]&lt;&gt;-1;-1;ROW([.F14]));[.G13]+1);IF([.G13]&lt;&gt;-1;[.G13];IF(IF([.H13]=-1;0=0;INDIRECT(CONCATENATE(&quot;R&quot;;[.H13];&quot;C&quot;;COLUMN([.F13]));0)&lt;&gt;INDIRECT(CONCATENATE(&quot;R&quot;;[.H13]+1;&quot;C&quot;;COLUMN([.F13]));0));ROW([.F14]);-1)))" office:value-type="float" office:value="11">
            <text:p>11</text:p>
          </table:table-cell>
          <table:table-cell table:formula="of:=IF([.H13]=IF([.G13]=-1;[.H13];IF([.H13]=-1;[.G13];IF(INDIRECT(CONCATENATE(&quot;R&quot;;[.G13];&quot;C&quot;;COLUMN([.E13]));0)&lt;=INDIRECT(CONCATENATE(&quot;R&quot;;[.H13];&quot;C&quot;;COLUMN([.E13]));0);[.G13];[.H13])));IF(IF([.H13]=-1;0=0;INDIRECT(CONCATENATE(&quot;R&quot;;[.H13];&quot;C&quot;;COLUMN([.F13]));0)&lt;&gt;INDIRECT(CONCATENATE(&quot;R&quot;;[.H13]+1;&quot;C&quot;;COLUMN([.F13]));0));IF([.G13]&lt;&gt;-1;-1;IF(IF([.G13]=-1;0=0;INDIRECT(CONCATENATE(&quot;R&quot;;[.G13];&quot;C&quot;;COLUMN([.F13]));0)&lt;&gt;INDIRECT(CONCATENATE(&quot;R&quot;;[.G13]+1;&quot;C&quot;;COLUMN([.F13]));0));IF(ISERROR(1+MATCH([.F14]+1;[.F$2:.F$31];0));-1;1+MATCH([.F14]+1;[.F$2:.F$31];0));-1));[.H13]+1);IF([.H13]&lt;&gt;-1;[.H13];IF(IF([.G13]=-1;0=0;INDIRECT(CONCATENATE(&quot;R&quot;;[.G13];&quot;C&quot;;COLUMN([.F13]));0)&lt;&gt;INDIRECT(CONCATENATE(&quot;R&quot;;[.G13]+1;&quot;C&quot;;COLUMN([.F13]));0));IF(ISERROR(1+MATCH([.F14]+1;[.F$2:.F$31];0));-1;1+MATCH([.F14]+1;[.F$2:.F$31];0));[.H13])))" office:value-type="float" office:value="18">
            <text:p>18</text:p>
          </table:table-cell>
          <table:table-cell table:formula="of:=INDIRECT(CONCATENATE(&quot;R&quot;;IF([.G14]=-1;[.H14];IF([.H14]=-1;[.G14];IF(INDIRECT(CONCATENATE(&quot;R&quot;;[.G14];&quot;C&quot;;COLUMN([.E14]));0)&lt;=INDIRECT(CONCATENATE(&quot;R&quot;;[.H14];&quot;C&quot;;COLUMN([.E14]));0);[.G14];[.H14])));&quot;C&quot;;COLUMN([.E14]));0)" office:value-type="float" office:value="456">
            <text:p>456</text:p>
          </table:table-cell>
          <table:table-cell table:formula="of:=IF([.I14]&gt;=[.I13];[.J13];[.J13]+1)" office:value-type="float" office:value="2">
            <text:p>2</text:p>
          </table:table-cell>
          <table:table-cell table:formula="of:=IF([.K13]=IF([.K13]=-1;[.L13];IF([.L13]=-1;[.K13];IF(INDIRECT(CONCATENATE(&quot;R&quot;;[.K13];&quot;C&quot;;COLUMN([.I13]));0)&lt;=INDIRECT(CONCATENATE(&quot;R&quot;;[.L13];&quot;C&quot;;COLUMN([.I13]));0);[.K13];[.L13])));IF(IF([.K13]=-1;0=0;INDIRECT(CONCATENATE(&quot;R&quot;;[.K13];&quot;C&quot;;COLUMN([.J13]));0)&lt;&gt;INDIRECT(CONCATENATE(&quot;R&quot;;[.K13]+1;&quot;C&quot;;COLUMN([.J13]));0));IF([.L13]&lt;&gt;-1;-1;ROW([.J14]));[.K13]+1);IF([.K13]&lt;&gt;-1;[.K13];IF(IF([.L13]=-1;0=0;INDIRECT(CONCATENATE(&quot;R&quot;;[.L13];&quot;C&quot;;COLUMN([.J13]));0)&lt;&gt;INDIRECT(CONCATENATE(&quot;R&quot;;[.L13]+1;&quot;C&quot;;COLUMN([.J13]));0));ROW([.J14]);-1)))" office:value-type="float" office:value="10">
            <text:p>10</text:p>
          </table:table-cell>
          <table:table-cell table:formula="of:=IF([.L13]=IF([.K13]=-1;[.L13];IF([.L13]=-1;[.K13];IF(INDIRECT(CONCATENATE(&quot;R&quot;;[.K13];&quot;C&quot;;COLUMN([.I13]));0)&lt;=INDIRECT(CONCATENATE(&quot;R&quot;;[.L13];&quot;C&quot;;COLUMN([.I13]));0);[.K13];[.L13])));IF(IF([.L13]=-1;0=0;INDIRECT(CONCATENATE(&quot;R&quot;;[.L13];&quot;C&quot;;COLUMN([.J13]));0)&lt;&gt;INDIRECT(CONCATENATE(&quot;R&quot;;[.L13]+1;&quot;C&quot;;COLUMN([.J13]));0));IF([.K13]&lt;&gt;-1;-1;IF(IF([.K13]=-1;0=0;INDIRECT(CONCATENATE(&quot;R&quot;;[.K13];&quot;C&quot;;COLUMN([.J13]));0)&lt;&gt;INDIRECT(CONCATENATE(&quot;R&quot;;[.K13]+1;&quot;C&quot;;COLUMN([.J13]));0));IF(ISERROR(1+MATCH([.J14]+1;[.J$2:.J$31];0));-1;1+MATCH([.J14]+1;[.J$2:.J$31];0));-1));[.L13]+1);IF([.L13]&lt;&gt;-1;[.L13];IF(IF([.K13]=-1;0=0;INDIRECT(CONCATENATE(&quot;R&quot;;[.K13];&quot;C&quot;;COLUMN([.J13]));0)&lt;&gt;INDIRECT(CONCATENATE(&quot;R&quot;;[.K13]+1;&quot;C&quot;;COLUMN([.J13]));0));IF(ISERROR(1+MATCH([.J14]+1;[.J$2:.J$31];0));-1;1+MATCH([.J14]+1;[.J$2:.J$31];0));[.L13])))" office:value-type="float" office:value="15">
            <text:p>15</text:p>
          </table:table-cell>
          <table:table-cell table:formula="of:=INDIRECT(CONCATENATE(&quot;R&quot;;IF([.K14]=-1;[.L14];IF([.L14]=-1;[.K14];IF(INDIRECT(CONCATENATE(&quot;R&quot;;[.K14];&quot;C&quot;;COLUMN([.I14]));0)&lt;=INDIRECT(CONCATENATE(&quot;R&quot;;[.L14];&quot;C&quot;;COLUMN([.I14]));0);[.K14];[.L14])));&quot;C&quot;;COLUMN([.I14]));0)" office:value-type="float" office:value="588">
            <text:p>588</text:p>
          </table:table-cell>
          <table:table-cell table:formula="of:=IF([.M14]&gt;=[.M13];[.N13];[.N13]+1)" office:value-type="float" office:value="1">
            <text:p>1</text:p>
          </table:table-cell>
          <table:table-cell table:formula="of:=IF([.O13]=IF([.O13]=-1;[.P13];IF([.P13]=-1;[.O13];IF(INDIRECT(CONCATENATE(&quot;R&quot;;[.O13];&quot;C&quot;;COLUMN([.M13]));0)&lt;=INDIRECT(CONCATENATE(&quot;R&quot;;[.P13];&quot;C&quot;;COLUMN([.M13]));0);[.O13];[.P13])));IF(IF([.O13]=-1;0=0;INDIRECT(CONCATENATE(&quot;R&quot;;[.O13];&quot;C&quot;;COLUMN([.N13]));0)&lt;&gt;INDIRECT(CONCATENATE(&quot;R&quot;;[.O13]+1;&quot;C&quot;;COLUMN([.N13]));0));IF([.P13]&lt;&gt;-1;-1;ROW([.N14]));[.O13]+1);IF([.O13]&lt;&gt;-1;[.O13];IF(IF([.P13]=-1;0=0;INDIRECT(CONCATENATE(&quot;R&quot;;[.P13];&quot;C&quot;;COLUMN([.N13]));0)&lt;&gt;INDIRECT(CONCATENATE(&quot;R&quot;;[.P13]+1;&quot;C&quot;;COLUMN([.N13]));0));ROW([.N14]);-1)))" office:value-type="float" office:value="9">
            <text:p>9</text:p>
          </table:table-cell>
          <table:table-cell table:formula="of:=IF([.P13]=IF([.O13]=-1;[.P13];IF([.P13]=-1;[.O13];IF(INDIRECT(CONCATENATE(&quot;R&quot;;[.O13];&quot;C&quot;;COLUMN([.M13]));0)&lt;=INDIRECT(CONCATENATE(&quot;R&quot;;[.P13];&quot;C&quot;;COLUMN([.M13]));0);[.O13];[.P13])));IF(IF([.P13]=-1;0=0;INDIRECT(CONCATENATE(&quot;R&quot;;[.P13];&quot;C&quot;;COLUMN([.N13]));0)&lt;&gt;INDIRECT(CONCATENATE(&quot;R&quot;;[.P13]+1;&quot;C&quot;;COLUMN([.N13]));0));IF([.O13]&lt;&gt;-1;-1;IF(IF([.O13]=-1;0=0;INDIRECT(CONCATENATE(&quot;R&quot;;[.O13];&quot;C&quot;;COLUMN([.N13]));0)&lt;&gt;INDIRECT(CONCATENATE(&quot;R&quot;;[.O13]+1;&quot;C&quot;;COLUMN([.N13]));0));IF(ISERROR(1+MATCH([.N14]+1;[.N$2:.N$31];0));-1;1+MATCH([.N14]+1;[.N$2:.N$31];0));-1));[.P13]+1);IF([.P13]&lt;&gt;-1;[.P13];IF(IF([.O13]=-1;0=0;INDIRECT(CONCATENATE(&quot;R&quot;;[.O13];&quot;C&quot;;COLUMN([.N13]));0)&lt;&gt;INDIRECT(CONCATENATE(&quot;R&quot;;[.O13]+1;&quot;C&quot;;COLUMN([.N13]));0));IF(ISERROR(1+MATCH([.N14]+1;[.N$2:.N$31];0));-1;1+MATCH([.N14]+1;[.N$2:.N$31];0));[.P13])))" office:value-type="float" office:value="25">
            <text:p>25</text:p>
          </table:table-cell>
          <table:table-cell table:formula="of:=INDIRECT(CONCATENATE(&quot;R&quot;;IF([.O14]=-1;[.P14];IF([.P14]=-1;[.O14];IF(INDIRECT(CONCATENATE(&quot;R&quot;;[.O14];&quot;C&quot;;COLUMN([.M14]));0)&lt;=INDIRECT(CONCATENATE(&quot;R&quot;;[.P14];&quot;C&quot;;COLUMN([.M14]));0);[.O14];[.P14])));&quot;C&quot;;COLUMN([.M14]));0)" office:value-type="float" office:value="372">
            <text:p>372</text:p>
          </table:table-cell>
          <table:table-cell table:formula="of:=IF([.Q14]&gt;=[.Q13];[.R13];[.R13]+1)" office:value-type="float" office:value="1">
            <text:p>1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table:formula="of:=IF([.A15]&gt;=[.A14];[.B14];[.B14]+1)" office:value-type="float" office:value="7">
            <text:p>7</text:p>
          </table:table-cell>
          <table:table-cell table:formula="of:=IF([.C14]=IF([.C14]=-1;[.D14];IF([.D14]=-1;[.C14];IF(INDIRECT(CONCATENATE(&quot;R&quot;;[.C14];&quot;C&quot;;COLUMN([.A14]));0)&lt;=INDIRECT(CONCATENATE(&quot;R&quot;;[.D14];&quot;C&quot;;COLUMN([.A14]));0);[.C14];[.D14])));IF(IF([.C14]=-1;0=0;INDIRECT(CONCATENATE(&quot;R&quot;;[.C14];&quot;C&quot;;COLUMN([.B14]));0)&lt;&gt;INDIRECT(CONCATENATE(&quot;R&quot;;[.C14]+1;&quot;C&quot;;COLUMN([.B14]));0));IF([.D14]&lt;&gt;-1;-1;ROW([.B15]));[.C14]+1);IF([.C14]&lt;&gt;-1;[.C14];IF(IF([.D14]=-1;0=0;INDIRECT(CONCATENATE(&quot;R&quot;;[.D14];&quot;C&quot;;COLUMN([.B14]));0)&lt;&gt;INDIRECT(CONCATENATE(&quot;R&quot;;[.D14]+1;&quot;C&quot;;COLUMN([.B14]));0));ROW([.B15]);-1)))" office:value-type="float" office:value="15">
            <text:p>15</text:p>
          </table:table-cell>
          <table:table-cell table:formula="of:=IF([.D14]=IF([.C14]=-1;[.D14];IF([.D14]=-1;[.C14];IF(INDIRECT(CONCATENATE(&quot;R&quot;;[.C14];&quot;C&quot;;COLUMN([.A14]));0)&lt;=INDIRECT(CONCATENATE(&quot;R&quot;;[.D14];&quot;C&quot;;COLUMN([.A14]));0);[.C14];[.D14])));IF(IF([.D14]=-1;0=0;INDIRECT(CONCATENATE(&quot;R&quot;;[.D14];&quot;C&quot;;COLUMN([.B14]));0)&lt;&gt;INDIRECT(CONCATENATE(&quot;R&quot;;[.D14]+1;&quot;C&quot;;COLUMN([.B14]));0));IF([.C14]&lt;&gt;-1;-1;IF(IF([.C14]=-1;0=0;INDIRECT(CONCATENATE(&quot;R&quot;;[.C14];&quot;C&quot;;COLUMN([.B14]));0)&lt;&gt;INDIRECT(CONCATENATE(&quot;R&quot;;[.C14]+1;&quot;C&quot;;COLUMN([.B14]));0));IF(ISERROR(1+MATCH([.B15]+1;[.B$2:.B$31];0));-1;1+MATCH([.B15]+1;[.B$2:.B$31];0));-1));[.D14]+1);IF([.D14]&lt;&gt;-1;[.D14];IF(IF([.C14]=-1;0=0;INDIRECT(CONCATENATE(&quot;R&quot;;[.C14];&quot;C&quot;;COLUMN([.B14]));0)&lt;&gt;INDIRECT(CONCATENATE(&quot;R&quot;;[.C14]+1;&quot;C&quot;;COLUMN([.B14]));0));IF(ISERROR(1+MATCH([.B15]+1;[.B$2:.B$31];0));-1;1+MATCH([.B15]+1;[.B$2:.B$31];0));[.D14])))" office:value-type="float" office:value="17">
            <text:p>17</text:p>
          </table:table-cell>
          <table:table-cell table:formula="of:=INDIRECT(CONCATENATE(&quot;R&quot;;IF([.C15]=-1;[.D15];IF([.D15]=-1;[.C15];IF(INDIRECT(CONCATENATE(&quot;R&quot;;[.C15];&quot;C&quot;;COLUMN([.A15]));0)&lt;=INDIRECT(CONCATENATE(&quot;R&quot;;[.D15];&quot;C&quot;;COLUMN([.A15]));0);[.C15];[.D15])));&quot;C&quot;;COLUMN([.A15]));0)" office:value-type="float" office:value="90">
            <text:p>90</text:p>
          </table:table-cell>
          <table:table-cell table:formula="of:=IF([.E15]&gt;=[.E14];[.F14];[.F14]+1)" office:value-type="float" office:value="4">
            <text:p>4</text:p>
          </table:table-cell>
          <table:table-cell table:formula="of:=IF([.G14]=IF([.G14]=-1;[.H14];IF([.H14]=-1;[.G14];IF(INDIRECT(CONCATENATE(&quot;R&quot;;[.G14];&quot;C&quot;;COLUMN([.E14]));0)&lt;=INDIRECT(CONCATENATE(&quot;R&quot;;[.H14];&quot;C&quot;;COLUMN([.E14]));0);[.G14];[.H14])));IF(IF([.G14]=-1;0=0;INDIRECT(CONCATENATE(&quot;R&quot;;[.G14];&quot;C&quot;;COLUMN([.F14]));0)&lt;&gt;INDIRECT(CONCATENATE(&quot;R&quot;;[.G14]+1;&quot;C&quot;;COLUMN([.F14]));0));IF([.H14]&lt;&gt;-1;-1;ROW([.F15]));[.G14]+1);IF([.G14]&lt;&gt;-1;[.G14];IF(IF([.H14]=-1;0=0;INDIRECT(CONCATENATE(&quot;R&quot;;[.H14];&quot;C&quot;;COLUMN([.F14]));0)&lt;&gt;INDIRECT(CONCATENATE(&quot;R&quot;;[.H14]+1;&quot;C&quot;;COLUMN([.F14]));0));ROW([.F15]);-1)))" office:value-type="float" office:value="12">
            <text:p>12</text:p>
          </table:table-cell>
          <table:table-cell table:formula="of:=IF([.H14]=IF([.G14]=-1;[.H14];IF([.H14]=-1;[.G14];IF(INDIRECT(CONCATENATE(&quot;R&quot;;[.G14];&quot;C&quot;;COLUMN([.E14]));0)&lt;=INDIRECT(CONCATENATE(&quot;R&quot;;[.H14];&quot;C&quot;;COLUMN([.E14]));0);[.G14];[.H14])));IF(IF([.H14]=-1;0=0;INDIRECT(CONCATENATE(&quot;R&quot;;[.H14];&quot;C&quot;;COLUMN([.F14]));0)&lt;&gt;INDIRECT(CONCATENATE(&quot;R&quot;;[.H14]+1;&quot;C&quot;;COLUMN([.F14]));0));IF([.G14]&lt;&gt;-1;-1;IF(IF([.G14]=-1;0=0;INDIRECT(CONCATENATE(&quot;R&quot;;[.G14];&quot;C&quot;;COLUMN([.F14]));0)&lt;&gt;INDIRECT(CONCATENATE(&quot;R&quot;;[.G14]+1;&quot;C&quot;;COLUMN([.F14]));0));IF(ISERROR(1+MATCH([.F15]+1;[.F$2:.F$31];0));-1;1+MATCH([.F15]+1;[.F$2:.F$31];0));-1));[.H14]+1);IF([.H14]&lt;&gt;-1;[.H14];IF(IF([.G14]=-1;0=0;INDIRECT(CONCATENATE(&quot;R&quot;;[.G14];&quot;C&quot;;COLUMN([.F14]));0)&lt;&gt;INDIRECT(CONCATENATE(&quot;R&quot;;[.G14]+1;&quot;C&quot;;COLUMN([.F14]));0));IF(ISERROR(1+MATCH([.F15]+1;[.F$2:.F$31];0));-1;1+MATCH([.F15]+1;[.F$2:.F$31];0));[.H14])))" office:value-type="float" office:value="18">
            <text:p>18</text:p>
          </table:table-cell>
          <table:table-cell table:formula="of:=INDIRECT(CONCATENATE(&quot;R&quot;;IF([.G15]=-1;[.H15];IF([.H15]=-1;[.G15];IF(INDIRECT(CONCATENATE(&quot;R&quot;;[.G15];&quot;C&quot;;COLUMN([.E15]));0)&lt;=INDIRECT(CONCATENATE(&quot;R&quot;;[.H15];&quot;C&quot;;COLUMN([.E15]));0);[.G15];[.H15])));&quot;C&quot;;COLUMN([.E15]));0)" office:value-type="float" office:value="588">
            <text:p>588</text:p>
          </table:table-cell>
          <table:table-cell table:formula="of:=IF([.I15]&gt;=[.I14];[.J14];[.J14]+1)" office:value-type="float" office:value="2">
            <text:p>2</text:p>
          </table:table-cell>
          <table:table-cell table:formula="of:=IF([.K14]=IF([.K14]=-1;[.L14];IF([.L14]=-1;[.K14];IF(INDIRECT(CONCATENATE(&quot;R&quot;;[.K14];&quot;C&quot;;COLUMN([.I14]));0)&lt;=INDIRECT(CONCATENATE(&quot;R&quot;;[.L14];&quot;C&quot;;COLUMN([.I14]));0);[.K14];[.L14])));IF(IF([.K14]=-1;0=0;INDIRECT(CONCATENATE(&quot;R&quot;;[.K14];&quot;C&quot;;COLUMN([.J14]));0)&lt;&gt;INDIRECT(CONCATENATE(&quot;R&quot;;[.K14]+1;&quot;C&quot;;COLUMN([.J14]));0));IF([.L14]&lt;&gt;-1;-1;ROW([.J15]));[.K14]+1);IF([.K14]&lt;&gt;-1;[.K14];IF(IF([.L14]=-1;0=0;INDIRECT(CONCATENATE(&quot;R&quot;;[.L14];&quot;C&quot;;COLUMN([.J14]));0)&lt;&gt;INDIRECT(CONCATENATE(&quot;R&quot;;[.L14]+1;&quot;C&quot;;COLUMN([.J14]));0));ROW([.J15]);-1)))" office:value-type="float" office:value="10">
            <text:p>10</text:p>
          </table:table-cell>
          <table:table-cell table:formula="of:=IF([.L14]=IF([.K14]=-1;[.L14];IF([.L14]=-1;[.K14];IF(INDIRECT(CONCATENATE(&quot;R&quot;;[.K14];&quot;C&quot;;COLUMN([.I14]));0)&lt;=INDIRECT(CONCATENATE(&quot;R&quot;;[.L14];&quot;C&quot;;COLUMN([.I14]));0);[.K14];[.L14])));IF(IF([.L14]=-1;0=0;INDIRECT(CONCATENATE(&quot;R&quot;;[.L14];&quot;C&quot;;COLUMN([.J14]));0)&lt;&gt;INDIRECT(CONCATENATE(&quot;R&quot;;[.L14]+1;&quot;C&quot;;COLUMN([.J14]));0));IF([.K14]&lt;&gt;-1;-1;IF(IF([.K14]=-1;0=0;INDIRECT(CONCATENATE(&quot;R&quot;;[.K14];&quot;C&quot;;COLUMN([.J14]));0)&lt;&gt;INDIRECT(CONCATENATE(&quot;R&quot;;[.K14]+1;&quot;C&quot;;COLUMN([.J14]));0));IF(ISERROR(1+MATCH([.J15]+1;[.J$2:.J$31];0));-1;1+MATCH([.J15]+1;[.J$2:.J$31];0));-1));[.L14]+1);IF([.L14]&lt;&gt;-1;[.L14];IF(IF([.K14]=-1;0=0;INDIRECT(CONCATENATE(&quot;R&quot;;[.K14];&quot;C&quot;;COLUMN([.J14]));0)&lt;&gt;INDIRECT(CONCATENATE(&quot;R&quot;;[.K14]+1;&quot;C&quot;;COLUMN([.J14]));0));IF(ISERROR(1+MATCH([.J15]+1;[.J$2:.J$31];0));-1;1+MATCH([.J15]+1;[.J$2:.J$31];0));[.L14])))" office:value-type="float" office:value="16">
            <text:p>16</text:p>
          </table:table-cell>
          <table:table-cell table:formula="of:=INDIRECT(CONCATENATE(&quot;R&quot;;IF([.K15]=-1;[.L15];IF([.L15]=-1;[.K15];IF(INDIRECT(CONCATENATE(&quot;R&quot;;[.K15];&quot;C&quot;;COLUMN([.I15]));0)&lt;=INDIRECT(CONCATENATE(&quot;R&quot;;[.L15];&quot;C&quot;;COLUMN([.I15]));0);[.K15];[.L15])));&quot;C&quot;;COLUMN([.I15]));0)" office:value-type="float" office:value="659">
            <text:p>659</text:p>
          </table:table-cell>
          <table:table-cell table:formula="of:=IF([.M15]&gt;=[.M14];[.N14];[.N14]+1)" office:value-type="float" office:value="1">
            <text:p>1</text:p>
          </table:table-cell>
          <table:table-cell table:formula="of:=IF([.O14]=IF([.O14]=-1;[.P14];IF([.P14]=-1;[.O14];IF(INDIRECT(CONCATENATE(&quot;R&quot;;[.O14];&quot;C&quot;;COLUMN([.M14]));0)&lt;=INDIRECT(CONCATENATE(&quot;R&quot;;[.P14];&quot;C&quot;;COLUMN([.M14]));0);[.O14];[.P14])));IF(IF([.O14]=-1;0=0;INDIRECT(CONCATENATE(&quot;R&quot;;[.O14];&quot;C&quot;;COLUMN([.N14]));0)&lt;&gt;INDIRECT(CONCATENATE(&quot;R&quot;;[.O14]+1;&quot;C&quot;;COLUMN([.N14]));0));IF([.P14]&lt;&gt;-1;-1;ROW([.N15]));[.O14]+1);IF([.O14]&lt;&gt;-1;[.O14];IF(IF([.P14]=-1;0=0;INDIRECT(CONCATENATE(&quot;R&quot;;[.P14];&quot;C&quot;;COLUMN([.N14]));0)&lt;&gt;INDIRECT(CONCATENATE(&quot;R&quot;;[.P14]+1;&quot;C&quot;;COLUMN([.N14]));0));ROW([.N15]);-1)))" office:value-type="float" office:value="10">
            <text:p>10</text:p>
          </table:table-cell>
          <table:table-cell table:formula="of:=IF([.P14]=IF([.O14]=-1;[.P14];IF([.P14]=-1;[.O14];IF(INDIRECT(CONCATENATE(&quot;R&quot;;[.O14];&quot;C&quot;;COLUMN([.M14]));0)&lt;=INDIRECT(CONCATENATE(&quot;R&quot;;[.P14];&quot;C&quot;;COLUMN([.M14]));0);[.O14];[.P14])));IF(IF([.P14]=-1;0=0;INDIRECT(CONCATENATE(&quot;R&quot;;[.P14];&quot;C&quot;;COLUMN([.N14]));0)&lt;&gt;INDIRECT(CONCATENATE(&quot;R&quot;;[.P14]+1;&quot;C&quot;;COLUMN([.N14]));0));IF([.O14]&lt;&gt;-1;-1;IF(IF([.O14]=-1;0=0;INDIRECT(CONCATENATE(&quot;R&quot;;[.O14];&quot;C&quot;;COLUMN([.N14]));0)&lt;&gt;INDIRECT(CONCATENATE(&quot;R&quot;;[.O14]+1;&quot;C&quot;;COLUMN([.N14]));0));IF(ISERROR(1+MATCH([.N15]+1;[.N$2:.N$31];0));-1;1+MATCH([.N15]+1;[.N$2:.N$31];0));-1));[.P14]+1);IF([.P14]&lt;&gt;-1;[.P14];IF(IF([.O14]=-1;0=0;INDIRECT(CONCATENATE(&quot;R&quot;;[.O14];&quot;C&quot;;COLUMN([.N14]));0)&lt;&gt;INDIRECT(CONCATENATE(&quot;R&quot;;[.O14]+1;&quot;C&quot;;COLUMN([.N14]));0));IF(ISERROR(1+MATCH([.N15]+1;[.N$2:.N$31];0));-1;1+MATCH([.N15]+1;[.N$2:.N$31];0));[.P14])))" office:value-type="float" office:value="25">
            <text:p>25</text:p>
          </table:table-cell>
          <table:table-cell table:formula="of:=INDIRECT(CONCATENATE(&quot;R&quot;;IF([.O15]=-1;[.P15];IF([.P15]=-1;[.O15];IF(INDIRECT(CONCATENATE(&quot;R&quot;;[.O15];&quot;C&quot;;COLUMN([.M15]));0)&lt;=INDIRECT(CONCATENATE(&quot;R&quot;;[.P15];&quot;C&quot;;COLUMN([.M15]));0);[.O15];[.P15])));&quot;C&quot;;COLUMN([.M15]));0)" office:value-type="float" office:value="372">
            <text:p>372</text:p>
          </table:table-cell>
          <table:table-cell table:formula="of:=IF([.Q15]&gt;=[.Q14];[.R14];[.R14]+1)" office:value-type="float" office:value="1">
            <text:p>1</text:p>
          </table:table-cell>
        </table:table-row>
        <table:table-row table:style-name="ro2">
          <table:table-cell office:value-type="float" office:value="732">
            <text:p>732</text:p>
          </table:table-cell>
          <table:table-cell table:formula="of:=IF([.A16]&gt;=[.A15];[.B15];[.B15]+1)" office:value-type="float" office:value="7">
            <text:p>7</text:p>
          </table:table-cell>
          <table:table-cell table:formula="of:=IF([.C15]=IF([.C15]=-1;[.D15];IF([.D15]=-1;[.C15];IF(INDIRECT(CONCATENATE(&quot;R&quot;;[.C15];&quot;C&quot;;COLUMN([.A15]));0)&lt;=INDIRECT(CONCATENATE(&quot;R&quot;;[.D15];&quot;C&quot;;COLUMN([.A15]));0);[.C15];[.D15])));IF(IF([.C15]=-1;0=0;INDIRECT(CONCATENATE(&quot;R&quot;;[.C15];&quot;C&quot;;COLUMN([.B15]));0)&lt;&gt;INDIRECT(CONCATENATE(&quot;R&quot;;[.C15]+1;&quot;C&quot;;COLUMN([.B15]));0));IF([.D15]&lt;&gt;-1;-1;ROW([.B16]));[.C15]+1);IF([.C15]&lt;&gt;-1;[.C15];IF(IF([.D15]=-1;0=0;INDIRECT(CONCATENATE(&quot;R&quot;;[.D15];&quot;C&quot;;COLUMN([.B15]));0)&lt;&gt;INDIRECT(CONCATENATE(&quot;R&quot;;[.D15]+1;&quot;C&quot;;COLUMN([.B15]));0));ROW([.B16]);-1)))" office:value-type="float" office:value="15">
            <text:p>15</text:p>
          </table:table-cell>
          <table:table-cell table:formula="of:=IF([.D15]=IF([.C15]=-1;[.D15];IF([.D15]=-1;[.C15];IF(INDIRECT(CONCATENATE(&quot;R&quot;;[.C15];&quot;C&quot;;COLUMN([.A15]));0)&lt;=INDIRECT(CONCATENATE(&quot;R&quot;;[.D15];&quot;C&quot;;COLUMN([.A15]));0);[.C15];[.D15])));IF(IF([.D15]=-1;0=0;INDIRECT(CONCATENATE(&quot;R&quot;;[.D15];&quot;C&quot;;COLUMN([.B15]));0)&lt;&gt;INDIRECT(CONCATENATE(&quot;R&quot;;[.D15]+1;&quot;C&quot;;COLUMN([.B15]));0));IF([.C15]&lt;&gt;-1;-1;IF(IF([.C15]=-1;0=0;INDIRECT(CONCATENATE(&quot;R&quot;;[.C15];&quot;C&quot;;COLUMN([.B15]));0)&lt;&gt;INDIRECT(CONCATENATE(&quot;R&quot;;[.C15]+1;&quot;C&quot;;COLUMN([.B15]));0));IF(ISERROR(1+MATCH([.B16]+1;[.B$2:.B$31];0));-1;1+MATCH([.B16]+1;[.B$2:.B$31];0));-1));[.D15]+1);IF([.D15]&lt;&gt;-1;[.D15];IF(IF([.C15]=-1;0=0;INDIRECT(CONCATENATE(&quot;R&quot;;[.C15];&quot;C&quot;;COLUMN([.B15]));0)&lt;&gt;INDIRECT(CONCATENATE(&quot;R&quot;;[.C15]+1;&quot;C&quot;;COLUMN([.B15]));0));IF(ISERROR(1+MATCH([.B16]+1;[.B$2:.B$31];0));-1;1+MATCH([.B16]+1;[.B$2:.B$31];0));[.D15])))" office:value-type="float" office:value="18">
            <text:p>18</text:p>
          </table:table-cell>
          <table:table-cell table:formula="of:=INDIRECT(CONCATENATE(&quot;R&quot;;IF([.C16]=-1;[.D16];IF([.D16]=-1;[.C16];IF(INDIRECT(CONCATENATE(&quot;R&quot;;[.C16];&quot;C&quot;;COLUMN([.A16]));0)&lt;=INDIRECT(CONCATENATE(&quot;R&quot;;[.D16];&quot;C&quot;;COLUMN([.A16]));0);[.C16];[.D16])));&quot;C&quot;;COLUMN([.A16]));0)" office:value-type="float" office:value="274">
            <text:p>274</text:p>
          </table:table-cell>
          <table:table-cell table:formula="of:=IF([.E16]&gt;=[.E15];[.F15];[.F15]+1)" office:value-type="float" office:value="4">
            <text:p>4</text:p>
          </table:table-cell>
          <table:table-cell table:formula="of:=IF([.G15]=IF([.G15]=-1;[.H15];IF([.H15]=-1;[.G15];IF(INDIRECT(CONCATENATE(&quot;R&quot;;[.G15];&quot;C&quot;;COLUMN([.E15]));0)&lt;=INDIRECT(CONCATENATE(&quot;R&quot;;[.H15];&quot;C&quot;;COLUMN([.E15]));0);[.G15];[.H15])));IF(IF([.G15]=-1;0=0;INDIRECT(CONCATENATE(&quot;R&quot;;[.G15];&quot;C&quot;;COLUMN([.F15]));0)&lt;&gt;INDIRECT(CONCATENATE(&quot;R&quot;;[.G15]+1;&quot;C&quot;;COLUMN([.F15]));0));IF([.H15]&lt;&gt;-1;-1;ROW([.F16]));[.G15]+1);IF([.G15]&lt;&gt;-1;[.G15];IF(IF([.H15]=-1;0=0;INDIRECT(CONCATENATE(&quot;R&quot;;[.H15];&quot;C&quot;;COLUMN([.F15]));0)&lt;&gt;INDIRECT(CONCATENATE(&quot;R&quot;;[.H15]+1;&quot;C&quot;;COLUMN([.F15]));0));ROW([.F16]);-1)))" office:value-type="float" office:value="13">
            <text:p>13</text:p>
          </table:table-cell>
          <table:table-cell table:formula="of:=IF([.H15]=IF([.G15]=-1;[.H15];IF([.H15]=-1;[.G15];IF(INDIRECT(CONCATENATE(&quot;R&quot;;[.G15];&quot;C&quot;;COLUMN([.E15]));0)&lt;=INDIRECT(CONCATENATE(&quot;R&quot;;[.H15];&quot;C&quot;;COLUMN([.E15]));0);[.G15];[.H15])));IF(IF([.H15]=-1;0=0;INDIRECT(CONCATENATE(&quot;R&quot;;[.H15];&quot;C&quot;;COLUMN([.F15]));0)&lt;&gt;INDIRECT(CONCATENATE(&quot;R&quot;;[.H15]+1;&quot;C&quot;;COLUMN([.F15]));0));IF([.G15]&lt;&gt;-1;-1;IF(IF([.G15]=-1;0=0;INDIRECT(CONCATENATE(&quot;R&quot;;[.G15];&quot;C&quot;;COLUMN([.F15]));0)&lt;&gt;INDIRECT(CONCATENATE(&quot;R&quot;;[.G15]+1;&quot;C&quot;;COLUMN([.F15]));0));IF(ISERROR(1+MATCH([.F16]+1;[.F$2:.F$31];0));-1;1+MATCH([.F16]+1;[.F$2:.F$31];0));-1));[.H15]+1);IF([.H15]&lt;&gt;-1;[.H15];IF(IF([.G15]=-1;0=0;INDIRECT(CONCATENATE(&quot;R&quot;;[.G15];&quot;C&quot;;COLUMN([.F15]));0)&lt;&gt;INDIRECT(CONCATENATE(&quot;R&quot;;[.G15]+1;&quot;C&quot;;COLUMN([.F15]));0));IF(ISERROR(1+MATCH([.F16]+1;[.F$2:.F$31];0));-1;1+MATCH([.F16]+1;[.F$2:.F$31];0));[.H15])))" office:value-type="float" office:value="18">
            <text:p>18</text:p>
          </table:table-cell>
          <table:table-cell table:formula="of:=INDIRECT(CONCATENATE(&quot;R&quot;;IF([.G16]=-1;[.H16];IF([.H16]=-1;[.G16];IF(INDIRECT(CONCATENATE(&quot;R&quot;;[.G16];&quot;C&quot;;COLUMN([.E16]));0)&lt;=INDIRECT(CONCATENATE(&quot;R&quot;;[.H16];&quot;C&quot;;COLUMN([.E16]));0);[.G16];[.H16])));&quot;C&quot;;COLUMN([.E16]));0)" office:value-type="float" office:value="659">
            <text:p>659</text:p>
          </table:table-cell>
          <table:table-cell table:formula="of:=IF([.I16]&gt;=[.I15];[.J15];[.J15]+1)" office:value-type="float" office:value="2">
            <text:p>2</text:p>
          </table:table-cell>
          <table:table-cell table:formula="of:=IF([.K15]=IF([.K15]=-1;[.L15];IF([.L15]=-1;[.K15];IF(INDIRECT(CONCATENATE(&quot;R&quot;;[.K15];&quot;C&quot;;COLUMN([.I15]));0)&lt;=INDIRECT(CONCATENATE(&quot;R&quot;;[.L15];&quot;C&quot;;COLUMN([.I15]));0);[.K15];[.L15])));IF(IF([.K15]=-1;0=0;INDIRECT(CONCATENATE(&quot;R&quot;;[.K15];&quot;C&quot;;COLUMN([.J15]));0)&lt;&gt;INDIRECT(CONCATENATE(&quot;R&quot;;[.K15]+1;&quot;C&quot;;COLUMN([.J15]));0));IF([.L15]&lt;&gt;-1;-1;ROW([.J16]));[.K15]+1);IF([.K15]&lt;&gt;-1;[.K15];IF(IF([.L15]=-1;0=0;INDIRECT(CONCATENATE(&quot;R&quot;;[.L15];&quot;C&quot;;COLUMN([.J15]));0)&lt;&gt;INDIRECT(CONCATENATE(&quot;R&quot;;[.L15]+1;&quot;C&quot;;COLUMN([.J15]));0));ROW([.J16]);-1)))" office:value-type="float" office:value="10">
            <text:p>10</text:p>
          </table:table-cell>
          <table:table-cell table:formula="of:=IF([.L15]=IF([.K15]=-1;[.L15];IF([.L15]=-1;[.K15];IF(INDIRECT(CONCATENATE(&quot;R&quot;;[.K15];&quot;C&quot;;COLUMN([.I15]));0)&lt;=INDIRECT(CONCATENATE(&quot;R&quot;;[.L15];&quot;C&quot;;COLUMN([.I15]));0);[.K15];[.L15])));IF(IF([.L15]=-1;0=0;INDIRECT(CONCATENATE(&quot;R&quot;;[.L15];&quot;C&quot;;COLUMN([.J15]));0)&lt;&gt;INDIRECT(CONCATENATE(&quot;R&quot;;[.L15]+1;&quot;C&quot;;COLUMN([.J15]));0));IF([.K15]&lt;&gt;-1;-1;IF(IF([.K15]=-1;0=0;INDIRECT(CONCATENATE(&quot;R&quot;;[.K15];&quot;C&quot;;COLUMN([.J15]));0)&lt;&gt;INDIRECT(CONCATENATE(&quot;R&quot;;[.K15]+1;&quot;C&quot;;COLUMN([.J15]));0));IF(ISERROR(1+MATCH([.J16]+1;[.J$2:.J$31];0));-1;1+MATCH([.J16]+1;[.J$2:.J$31];0));-1));[.L15]+1);IF([.L15]&lt;&gt;-1;[.L15];IF(IF([.K15]=-1;0=0;INDIRECT(CONCATENATE(&quot;R&quot;;[.K15];&quot;C&quot;;COLUMN([.J15]));0)&lt;&gt;INDIRECT(CONCATENATE(&quot;R&quot;;[.K15]+1;&quot;C&quot;;COLUMN([.J15]));0));IF(ISERROR(1+MATCH([.J16]+1;[.J$2:.J$31];0));-1;1+MATCH([.J16]+1;[.J$2:.J$31];0));[.L15])))" office:value-type="float" office:value="17">
            <text:p>17</text:p>
          </table:table-cell>
          <table:table-cell table:formula="of:=INDIRECT(CONCATENATE(&quot;R&quot;;IF([.K16]=-1;[.L16];IF([.L16]=-1;[.K16];IF(INDIRECT(CONCATENATE(&quot;R&quot;;[.K16];&quot;C&quot;;COLUMN([.I16]));0)&lt;=INDIRECT(CONCATENATE(&quot;R&quot;;[.L16];&quot;C&quot;;COLUMN([.I16]));0);[.K16];[.L16])));&quot;C&quot;;COLUMN([.I16]));0)" office:value-type="float" office:value="732">
            <text:p>732</text:p>
          </table:table-cell>
          <table:table-cell table:formula="of:=IF([.M16]&gt;=[.M15];[.N15];[.N15]+1)" office:value-type="float" office:value="1">
            <text:p>1</text:p>
          </table:table-cell>
          <table:table-cell table:formula="of:=IF([.O15]=IF([.O15]=-1;[.P15];IF([.P15]=-1;[.O15];IF(INDIRECT(CONCATENATE(&quot;R&quot;;[.O15];&quot;C&quot;;COLUMN([.M15]));0)&lt;=INDIRECT(CONCATENATE(&quot;R&quot;;[.P15];&quot;C&quot;;COLUMN([.M15]));0);[.O15];[.P15])));IF(IF([.O15]=-1;0=0;INDIRECT(CONCATENATE(&quot;R&quot;;[.O15];&quot;C&quot;;COLUMN([.N15]));0)&lt;&gt;INDIRECT(CONCATENATE(&quot;R&quot;;[.O15]+1;&quot;C&quot;;COLUMN([.N15]));0));IF([.P15]&lt;&gt;-1;-1;ROW([.N16]));[.O15]+1);IF([.O15]&lt;&gt;-1;[.O15];IF(IF([.P15]=-1;0=0;INDIRECT(CONCATENATE(&quot;R&quot;;[.P15];&quot;C&quot;;COLUMN([.N15]));0)&lt;&gt;INDIRECT(CONCATENATE(&quot;R&quot;;[.P15]+1;&quot;C&quot;;COLUMN([.N15]));0));ROW([.N16]);-1)))" office:value-type="float" office:value="10">
            <text:p>10</text:p>
          </table:table-cell>
          <table:table-cell table:formula="of:=IF([.P15]=IF([.O15]=-1;[.P15];IF([.P15]=-1;[.O15];IF(INDIRECT(CONCATENATE(&quot;R&quot;;[.O15];&quot;C&quot;;COLUMN([.M15]));0)&lt;=INDIRECT(CONCATENATE(&quot;R&quot;;[.P15];&quot;C&quot;;COLUMN([.M15]));0);[.O15];[.P15])));IF(IF([.P15]=-1;0=0;INDIRECT(CONCATENATE(&quot;R&quot;;[.P15];&quot;C&quot;;COLUMN([.N15]));0)&lt;&gt;INDIRECT(CONCATENATE(&quot;R&quot;;[.P15]+1;&quot;C&quot;;COLUMN([.N15]));0));IF([.O15]&lt;&gt;-1;-1;IF(IF([.O15]=-1;0=0;INDIRECT(CONCATENATE(&quot;R&quot;;[.O15];&quot;C&quot;;COLUMN([.N15]));0)&lt;&gt;INDIRECT(CONCATENATE(&quot;R&quot;;[.O15]+1;&quot;C&quot;;COLUMN([.N15]));0));IF(ISERROR(1+MATCH([.N16]+1;[.N$2:.N$31];0));-1;1+MATCH([.N16]+1;[.N$2:.N$31];0));-1));[.P15]+1);IF([.P15]&lt;&gt;-1;[.P15];IF(IF([.O15]=-1;0=0;INDIRECT(CONCATENATE(&quot;R&quot;;[.O15];&quot;C&quot;;COLUMN([.N15]));0)&lt;&gt;INDIRECT(CONCATENATE(&quot;R&quot;;[.O15]+1;&quot;C&quot;;COLUMN([.N15]));0));IF(ISERROR(1+MATCH([.N16]+1;[.N$2:.N$31];0));-1;1+MATCH([.N16]+1;[.N$2:.N$31];0));[.P15])))" office:value-type="float" office:value="26">
            <text:p>26</text:p>
          </table:table-cell>
          <table:table-cell table:formula="of:=INDIRECT(CONCATENATE(&quot;R&quot;;IF([.O16]=-1;[.P16];IF([.P16]=-1;[.O16];IF(INDIRECT(CONCATENATE(&quot;R&quot;;[.O16];&quot;C&quot;;COLUMN([.M16]));0)&lt;=INDIRECT(CONCATENATE(&quot;R&quot;;[.P16];&quot;C&quot;;COLUMN([.M16]));0);[.O16];[.P16])));&quot;C&quot;;COLUMN([.M16]));0)" office:value-type="float" office:value="438">
            <text:p>438</text:p>
          </table:table-cell>
          <table:table-cell table:formula="of:=IF([.Q16]&gt;=[.Q15];[.R15];[.R15]+1)" office:value-type="float" office:value="1">
            <text:p>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IF([.A17]&gt;=[.A16];[.B16];[.B16]+1)" office:value-type="float" office:value="8">
            <text:p>8</text:p>
          </table:table-cell>
          <table:table-cell table:formula="of:=IF([.C16]=IF([.C16]=-1;[.D16];IF([.D16]=-1;[.C16];IF(INDIRECT(CONCATENATE(&quot;R&quot;;[.C16];&quot;C&quot;;COLUMN([.A16]));0)&lt;=INDIRECT(CONCATENATE(&quot;R&quot;;[.D16];&quot;C&quot;;COLUMN([.A16]));0);[.C16];[.D16])));IF(IF([.C16]=-1;0=0;INDIRECT(CONCATENATE(&quot;R&quot;;[.C16];&quot;C&quot;;COLUMN([.B16]));0)&lt;&gt;INDIRECT(CONCATENATE(&quot;R&quot;;[.C16]+1;&quot;C&quot;;COLUMN([.B16]));0));IF([.D16]&lt;&gt;-1;-1;ROW([.B17]));[.C16]+1);IF([.C16]&lt;&gt;-1;[.C16];IF(IF([.D16]=-1;0=0;INDIRECT(CONCATENATE(&quot;R&quot;;[.D16];&quot;C&quot;;COLUMN([.B16]));0)&lt;&gt;INDIRECT(CONCATENATE(&quot;R&quot;;[.D16]+1;&quot;C&quot;;COLUMN([.B16]));0));ROW([.B17]);-1)))" office:value-type="float" office:value="16">
            <text:p>16</text:p>
          </table:table-cell>
          <table:table-cell table:formula="of:=IF([.D16]=IF([.C16]=-1;[.D16];IF([.D16]=-1;[.C16];IF(INDIRECT(CONCATENATE(&quot;R&quot;;[.C16];&quot;C&quot;;COLUMN([.A16]));0)&lt;=INDIRECT(CONCATENATE(&quot;R&quot;;[.D16];&quot;C&quot;;COLUMN([.A16]));0);[.C16];[.D16])));IF(IF([.D16]=-1;0=0;INDIRECT(CONCATENATE(&quot;R&quot;;[.D16];&quot;C&quot;;COLUMN([.B16]));0)&lt;&gt;INDIRECT(CONCATENATE(&quot;R&quot;;[.D16]+1;&quot;C&quot;;COLUMN([.B16]));0));IF([.C16]&lt;&gt;-1;-1;IF(IF([.C16]=-1;0=0;INDIRECT(CONCATENATE(&quot;R&quot;;[.C16];&quot;C&quot;;COLUMN([.B16]));0)&lt;&gt;INDIRECT(CONCATENATE(&quot;R&quot;;[.C16]+1;&quot;C&quot;;COLUMN([.B16]));0));IF(ISERROR(1+MATCH([.B17]+1;[.B$2:.B$31];0));-1;1+MATCH([.B17]+1;[.B$2:.B$31];0));-1));[.D16]+1);IF([.D16]&lt;&gt;-1;[.D16];IF(IF([.C16]=-1;0=0;INDIRECT(CONCATENATE(&quot;R&quot;;[.C16];&quot;C&quot;;COLUMN([.B16]));0)&lt;&gt;INDIRECT(CONCATENATE(&quot;R&quot;;[.C16]+1;&quot;C&quot;;COLUMN([.B16]));0));IF(ISERROR(1+MATCH([.B17]+1;[.B$2:.B$31];0));-1;1+MATCH([.B17]+1;[.B$2:.B$31];0));[.D16])))" office:value-type="float" office:value="18">
            <text:p>18</text:p>
          </table:table-cell>
          <table:table-cell table:formula="of:=INDIRECT(CONCATENATE(&quot;R&quot;;IF([.C17]=-1;[.D17];IF([.D17]=-1;[.C17];IF(INDIRECT(CONCATENATE(&quot;R&quot;;[.C17];&quot;C&quot;;COLUMN([.A17]));0)&lt;=INDIRECT(CONCATENATE(&quot;R&quot;;[.D17];&quot;C&quot;;COLUMN([.A17]));0);[.C17];[.D17])));&quot;C&quot;;COLUMN([.A17]));0)" office:value-type="float" office:value="290">
            <text:p>290</text:p>
          </table:table-cell>
          <table:table-cell table:formula="of:=IF([.E17]&gt;=[.E16];[.F16];[.F16]+1)" office:value-type="float" office:value="4">
            <text:p>4</text:p>
          </table:table-cell>
          <table:table-cell table:formula="of:=IF([.G16]=IF([.G16]=-1;[.H16];IF([.H16]=-1;[.G16];IF(INDIRECT(CONCATENATE(&quot;R&quot;;[.G16];&quot;C&quot;;COLUMN([.E16]));0)&lt;=INDIRECT(CONCATENATE(&quot;R&quot;;[.H16];&quot;C&quot;;COLUMN([.E16]));0);[.G16];[.H16])));IF(IF([.G16]=-1;0=0;INDIRECT(CONCATENATE(&quot;R&quot;;[.G16];&quot;C&quot;;COLUMN([.F16]));0)&lt;&gt;INDIRECT(CONCATENATE(&quot;R&quot;;[.G16]+1;&quot;C&quot;;COLUMN([.F16]));0));IF([.H16]&lt;&gt;-1;-1;ROW([.F17]));[.G16]+1);IF([.G16]&lt;&gt;-1;[.G16];IF(IF([.H16]=-1;0=0;INDIRECT(CONCATENATE(&quot;R&quot;;[.H16];&quot;C&quot;;COLUMN([.F16]));0)&lt;&gt;INDIRECT(CONCATENATE(&quot;R&quot;;[.H16]+1;&quot;C&quot;;COLUMN([.F16]));0));ROW([.F17]);-1)))" office:value-type="float" office:value="14">
            <text:p>14</text:p>
          </table:table-cell>
          <table:table-cell table:formula="of:=IF([.H16]=IF([.G16]=-1;[.H16];IF([.H16]=-1;[.G16];IF(INDIRECT(CONCATENATE(&quot;R&quot;;[.G16];&quot;C&quot;;COLUMN([.E16]));0)&lt;=INDIRECT(CONCATENATE(&quot;R&quot;;[.H16];&quot;C&quot;;COLUMN([.E16]));0);[.G16];[.H16])));IF(IF([.H16]=-1;0=0;INDIRECT(CONCATENATE(&quot;R&quot;;[.H16];&quot;C&quot;;COLUMN([.F16]));0)&lt;&gt;INDIRECT(CONCATENATE(&quot;R&quot;;[.H16]+1;&quot;C&quot;;COLUMN([.F16]));0));IF([.G16]&lt;&gt;-1;-1;IF(IF([.G16]=-1;0=0;INDIRECT(CONCATENATE(&quot;R&quot;;[.G16];&quot;C&quot;;COLUMN([.F16]));0)&lt;&gt;INDIRECT(CONCATENATE(&quot;R&quot;;[.G16]+1;&quot;C&quot;;COLUMN([.F16]));0));IF(ISERROR(1+MATCH([.F17]+1;[.F$2:.F$31];0));-1;1+MATCH([.F17]+1;[.F$2:.F$31];0));-1));[.H16]+1);IF([.H16]&lt;&gt;-1;[.H16];IF(IF([.G16]=-1;0=0;INDIRECT(CONCATENATE(&quot;R&quot;;[.G16];&quot;C&quot;;COLUMN([.F16]));0)&lt;&gt;INDIRECT(CONCATENATE(&quot;R&quot;;[.G16]+1;&quot;C&quot;;COLUMN([.F16]));0));IF(ISERROR(1+MATCH([.F17]+1;[.F$2:.F$31];0));-1;1+MATCH([.F17]+1;[.F$2:.F$31];0));[.H16])))" office:value-type="float" office:value="18">
            <text:p>18</text:p>
          </table:table-cell>
          <table:table-cell table:formula="of:=INDIRECT(CONCATENATE(&quot;R&quot;;IF([.G17]=-1;[.H17];IF([.H17]=-1;[.G17];IF(INDIRECT(CONCATENATE(&quot;R&quot;;[.G17];&quot;C&quot;;COLUMN([.E17]));0)&lt;=INDIRECT(CONCATENATE(&quot;R&quot;;[.H17];&quot;C&quot;;COLUMN([.E17]));0);[.G17];[.H17])));&quot;C&quot;;COLUMN([.E17]));0)" office:value-type="float" office:value="732">
            <text:p>732</text:p>
          </table:table-cell>
          <table:table-cell table:formula="of:=IF([.I17]&gt;=[.I16];[.J16];[.J16]+1)" office:value-type="float" office:value="2">
            <text:p>2</text:p>
          </table:table-cell>
          <table:table-cell table:formula="of:=IF([.K16]=IF([.K16]=-1;[.L16];IF([.L16]=-1;[.K16];IF(INDIRECT(CONCATENATE(&quot;R&quot;;[.K16];&quot;C&quot;;COLUMN([.I16]));0)&lt;=INDIRECT(CONCATENATE(&quot;R&quot;;[.L16];&quot;C&quot;;COLUMN([.I16]));0);[.K16];[.L16])));IF(IF([.K16]=-1;0=0;INDIRECT(CONCATENATE(&quot;R&quot;;[.K16];&quot;C&quot;;COLUMN([.J16]));0)&lt;&gt;INDIRECT(CONCATENATE(&quot;R&quot;;[.K16]+1;&quot;C&quot;;COLUMN([.J16]));0));IF([.L16]&lt;&gt;-1;-1;ROW([.J17]));[.K16]+1);IF([.K16]&lt;&gt;-1;[.K16];IF(IF([.L16]=-1;0=0;INDIRECT(CONCATENATE(&quot;R&quot;;[.L16];&quot;C&quot;;COLUMN([.J16]));0)&lt;&gt;INDIRECT(CONCATENATE(&quot;R&quot;;[.L16]+1;&quot;C&quot;;COLUMN([.J16]));0));ROW([.J17]);-1)))" office:value-type="float" office:value="10">
            <text:p>10</text:p>
          </table:table-cell>
          <table:table-cell table:formula="of:=IF([.L16]=IF([.K16]=-1;[.L16];IF([.L16]=-1;[.K16];IF(INDIRECT(CONCATENATE(&quot;R&quot;;[.K16];&quot;C&quot;;COLUMN([.I16]));0)&lt;=INDIRECT(CONCATENATE(&quot;R&quot;;[.L16];&quot;C&quot;;COLUMN([.I16]));0);[.K16];[.L16])));IF(IF([.L16]=-1;0=0;INDIRECT(CONCATENATE(&quot;R&quot;;[.L16];&quot;C&quot;;COLUMN([.J16]));0)&lt;&gt;INDIRECT(CONCATENATE(&quot;R&quot;;[.L16]+1;&quot;C&quot;;COLUMN([.J16]));0));IF([.K16]&lt;&gt;-1;-1;IF(IF([.K16]=-1;0=0;INDIRECT(CONCATENATE(&quot;R&quot;;[.K16];&quot;C&quot;;COLUMN([.J16]));0)&lt;&gt;INDIRECT(CONCATENATE(&quot;R&quot;;[.K16]+1;&quot;C&quot;;COLUMN([.J16]));0));IF(ISERROR(1+MATCH([.J17]+1;[.J$2:.J$31];0));-1;1+MATCH([.J17]+1;[.J$2:.J$31];0));-1));[.L16]+1);IF([.L16]&lt;&gt;-1;[.L16];IF(IF([.K16]=-1;0=0;INDIRECT(CONCATENATE(&quot;R&quot;;[.K16];&quot;C&quot;;COLUMN([.J16]));0)&lt;&gt;INDIRECT(CONCATENATE(&quot;R&quot;;[.K16]+1;&quot;C&quot;;COLUMN([.J16]));0));IF(ISERROR(1+MATCH([.J17]+1;[.J$2:.J$31];0));-1;1+MATCH([.J17]+1;[.J$2:.J$31];0));[.L16])))" office:value-type="float" office:value="18">
            <text:p>18</text:p>
          </table:table-cell>
          <table:table-cell table:formula="of:=INDIRECT(CONCATENATE(&quot;R&quot;;IF([.K17]=-1;[.L17];IF([.L17]=-1;[.K17];IF(INDIRECT(CONCATENATE(&quot;R&quot;;[.K17];&quot;C&quot;;COLUMN([.I17]));0)&lt;=INDIRECT(CONCATENATE(&quot;R&quot;;[.L17];&quot;C&quot;;COLUMN([.I17]));0);[.K17];[.L17])));&quot;C&quot;;COLUMN([.I17]));0)" office:value-type="float" office:value="829">
            <text:p>829</text:p>
          </table:table-cell>
          <table:table-cell table:formula="of:=IF([.M17]&gt;=[.M16];[.N16];[.N16]+1)" office:value-type="float" office:value="1">
            <text:p>1</text:p>
          </table:table-cell>
          <table:table-cell table:formula="of:=IF([.O16]=IF([.O16]=-1;[.P16];IF([.P16]=-1;[.O16];IF(INDIRECT(CONCATENATE(&quot;R&quot;;[.O16];&quot;C&quot;;COLUMN([.M16]));0)&lt;=INDIRECT(CONCATENATE(&quot;R&quot;;[.P16];&quot;C&quot;;COLUMN([.M16]));0);[.O16];[.P16])));IF(IF([.O16]=-1;0=0;INDIRECT(CONCATENATE(&quot;R&quot;;[.O16];&quot;C&quot;;COLUMN([.N16]));0)&lt;&gt;INDIRECT(CONCATENATE(&quot;R&quot;;[.O16]+1;&quot;C&quot;;COLUMN([.N16]));0));IF([.P16]&lt;&gt;-1;-1;ROW([.N17]));[.O16]+1);IF([.O16]&lt;&gt;-1;[.O16];IF(IF([.P16]=-1;0=0;INDIRECT(CONCATENATE(&quot;R&quot;;[.P16];&quot;C&quot;;COLUMN([.N16]));0)&lt;&gt;INDIRECT(CONCATENATE(&quot;R&quot;;[.P16]+1;&quot;C&quot;;COLUMN([.N16]));0));ROW([.N17]);-1)))" office:value-type="float" office:value="11">
            <text:p>11</text:p>
          </table:table-cell>
          <table:table-cell table:formula="of:=IF([.P16]=IF([.O16]=-1;[.P16];IF([.P16]=-1;[.O16];IF(INDIRECT(CONCATENATE(&quot;R&quot;;[.O16];&quot;C&quot;;COLUMN([.M16]));0)&lt;=INDIRECT(CONCATENATE(&quot;R&quot;;[.P16];&quot;C&quot;;COLUMN([.M16]));0);[.O16];[.P16])));IF(IF([.P16]=-1;0=0;INDIRECT(CONCATENATE(&quot;R&quot;;[.P16];&quot;C&quot;;COLUMN([.N16]));0)&lt;&gt;INDIRECT(CONCATENATE(&quot;R&quot;;[.P16]+1;&quot;C&quot;;COLUMN([.N16]));0));IF([.O16]&lt;&gt;-1;-1;IF(IF([.O16]=-1;0=0;INDIRECT(CONCATENATE(&quot;R&quot;;[.O16];&quot;C&quot;;COLUMN([.N16]));0)&lt;&gt;INDIRECT(CONCATENATE(&quot;R&quot;;[.O16]+1;&quot;C&quot;;COLUMN([.N16]));0));IF(ISERROR(1+MATCH([.N17]+1;[.N$2:.N$31];0));-1;1+MATCH([.N17]+1;[.N$2:.N$31];0));-1));[.P16]+1);IF([.P16]&lt;&gt;-1;[.P16];IF(IF([.O16]=-1;0=0;INDIRECT(CONCATENATE(&quot;R&quot;;[.O16];&quot;C&quot;;COLUMN([.N16]));0)&lt;&gt;INDIRECT(CONCATENATE(&quot;R&quot;;[.O16]+1;&quot;C&quot;;COLUMN([.N16]));0));IF(ISERROR(1+MATCH([.N17]+1;[.N$2:.N$31];0));-1;1+MATCH([.N17]+1;[.N$2:.N$31];0));[.P16])))" office:value-type="float" office:value="26">
            <text:p>26</text:p>
          </table:table-cell>
          <table:table-cell table:formula="of:=INDIRECT(CONCATENATE(&quot;R&quot;;IF([.O17]=-1;[.P17];IF([.P17]=-1;[.O17];IF(INDIRECT(CONCATENATE(&quot;R&quot;;[.O17];&quot;C&quot;;COLUMN([.M17]));0)&lt;=INDIRECT(CONCATENATE(&quot;R&quot;;[.P17];&quot;C&quot;;COLUMN([.M17]));0);[.O17];[.P17])));&quot;C&quot;;COLUMN([.M17]));0)" office:value-type="float" office:value="456">
            <text:p>456</text:p>
          </table:table-cell>
          <table:table-cell table:formula="of:=IF([.Q17]&gt;=[.Q16];[.R16];[.R16]+1)" office:value-type="float" office:value="1">
            <text:p>1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table:formula="of:=IF([.A18]&gt;=[.A17];[.B17];[.B17]+1)" office:value-type="float" office:value="8">
            <text:p>8</text:p>
          </table:table-cell>
          <table:table-cell table:formula="of:=IF([.C17]=IF([.C17]=-1;[.D17];IF([.D17]=-1;[.C17];IF(INDIRECT(CONCATENATE(&quot;R&quot;;[.C17];&quot;C&quot;;COLUMN([.A17]));0)&lt;=INDIRECT(CONCATENATE(&quot;R&quot;;[.D17];&quot;C&quot;;COLUMN([.A17]));0);[.C17];[.D17])));IF(IF([.C17]=-1;0=0;INDIRECT(CONCATENATE(&quot;R&quot;;[.C17];&quot;C&quot;;COLUMN([.B17]));0)&lt;&gt;INDIRECT(CONCATENATE(&quot;R&quot;;[.C17]+1;&quot;C&quot;;COLUMN([.B17]));0));IF([.D17]&lt;&gt;-1;-1;ROW([.B18]));[.C17]+1);IF([.C17]&lt;&gt;-1;[.C17];IF(IF([.D17]=-1;0=0;INDIRECT(CONCATENATE(&quot;R&quot;;[.D17];&quot;C&quot;;COLUMN([.B17]));0)&lt;&gt;INDIRECT(CONCATENATE(&quot;R&quot;;[.D17]+1;&quot;C&quot;;COLUMN([.B17]));0));ROW([.B18]);-1)))" office:value-type="float" office:value="16">
            <text:p>16</text:p>
          </table:table-cell>
          <table:table-cell table:formula="of:=IF([.D17]=IF([.C17]=-1;[.D17];IF([.D17]=-1;[.C17];IF(INDIRECT(CONCATENATE(&quot;R&quot;;[.C17];&quot;C&quot;;COLUMN([.A17]));0)&lt;=INDIRECT(CONCATENATE(&quot;R&quot;;[.D17];&quot;C&quot;;COLUMN([.A17]));0);[.C17];[.D17])));IF(IF([.D17]=-1;0=0;INDIRECT(CONCATENATE(&quot;R&quot;;[.D17];&quot;C&quot;;COLUMN([.B17]));0)&lt;&gt;INDIRECT(CONCATENATE(&quot;R&quot;;[.D17]+1;&quot;C&quot;;COLUMN([.B17]));0));IF([.C17]&lt;&gt;-1;-1;IF(IF([.C17]=-1;0=0;INDIRECT(CONCATENATE(&quot;R&quot;;[.C17];&quot;C&quot;;COLUMN([.B17]));0)&lt;&gt;INDIRECT(CONCATENATE(&quot;R&quot;;[.C17]+1;&quot;C&quot;;COLUMN([.B17]));0));IF(ISERROR(1+MATCH([.B18]+1;[.B$2:.B$31];0));-1;1+MATCH([.B18]+1;[.B$2:.B$31];0));-1));[.D17]+1);IF([.D17]&lt;&gt;-1;[.D17];IF(IF([.C17]=-1;0=0;INDIRECT(CONCATENATE(&quot;R&quot;;[.C17];&quot;C&quot;;COLUMN([.B17]));0)&lt;&gt;INDIRECT(CONCATENATE(&quot;R&quot;;[.C17]+1;&quot;C&quot;;COLUMN([.B17]));0));IF(ISERROR(1+MATCH([.B18]+1;[.B$2:.B$31];0));-1;1+MATCH([.B18]+1;[.B$2:.B$31];0));[.D17])))" office:value-type="float" office:value="19">
            <text:p>19</text:p>
          </table:table-cell>
          <table:table-cell table:formula="of:=INDIRECT(CONCATENATE(&quot;R&quot;;IF([.C18]=-1;[.D18];IF([.D18]=-1;[.C18];IF(INDIRECT(CONCATENATE(&quot;R&quot;;[.C18];&quot;C&quot;;COLUMN([.A18]));0)&lt;=INDIRECT(CONCATENATE(&quot;R&quot;;[.D18];&quot;C&quot;;COLUMN([.A18]));0);[.C18];[.D18])));&quot;C&quot;;COLUMN([.A18]));0)" office:value-type="float" office:value="732">
            <text:p>732</text:p>
          </table:table-cell>
          <table:table-cell table:formula="of:=IF([.E18]&gt;=[.E17];[.F17];[.F17]+1)" office:value-type="float" office:value="4">
            <text:p>4</text:p>
          </table:table-cell>
          <table:table-cell table:formula="of:=IF([.G17]=IF([.G17]=-1;[.H17];IF([.H17]=-1;[.G17];IF(INDIRECT(CONCATENATE(&quot;R&quot;;[.G17];&quot;C&quot;;COLUMN([.E17]));0)&lt;=INDIRECT(CONCATENATE(&quot;R&quot;;[.H17];&quot;C&quot;;COLUMN([.E17]));0);[.G17];[.H17])));IF(IF([.G17]=-1;0=0;INDIRECT(CONCATENATE(&quot;R&quot;;[.G17];&quot;C&quot;;COLUMN([.F17]));0)&lt;&gt;INDIRECT(CONCATENATE(&quot;R&quot;;[.G17]+1;&quot;C&quot;;COLUMN([.F17]));0));IF([.H17]&lt;&gt;-1;-1;ROW([.F18]));[.G17]+1);IF([.G17]&lt;&gt;-1;[.G17];IF(IF([.H17]=-1;0=0;INDIRECT(CONCATENATE(&quot;R&quot;;[.H17];&quot;C&quot;;COLUMN([.F17]));0)&lt;&gt;INDIRECT(CONCATENATE(&quot;R&quot;;[.H17]+1;&quot;C&quot;;COLUMN([.F17]));0));ROW([.F18]);-1)))" office:value-type="float" office:value="14">
            <text:p>14</text:p>
          </table:table-cell>
          <table:table-cell table:formula="of:=IF([.H17]=IF([.G17]=-1;[.H17];IF([.H17]=-1;[.G17];IF(INDIRECT(CONCATENATE(&quot;R&quot;;[.G17];&quot;C&quot;;COLUMN([.E17]));0)&lt;=INDIRECT(CONCATENATE(&quot;R&quot;;[.H17];&quot;C&quot;;COLUMN([.E17]));0);[.G17];[.H17])));IF(IF([.H17]=-1;0=0;INDIRECT(CONCATENATE(&quot;R&quot;;[.H17];&quot;C&quot;;COLUMN([.F17]));0)&lt;&gt;INDIRECT(CONCATENATE(&quot;R&quot;;[.H17]+1;&quot;C&quot;;COLUMN([.F17]));0));IF([.G17]&lt;&gt;-1;-1;IF(IF([.G17]=-1;0=0;INDIRECT(CONCATENATE(&quot;R&quot;;[.G17];&quot;C&quot;;COLUMN([.F17]));0)&lt;&gt;INDIRECT(CONCATENATE(&quot;R&quot;;[.G17]+1;&quot;C&quot;;COLUMN([.F17]));0));IF(ISERROR(1+MATCH([.F18]+1;[.F$2:.F$31];0));-1;1+MATCH([.F18]+1;[.F$2:.F$31];0));-1));[.H17]+1);IF([.H17]&lt;&gt;-1;[.H17];IF(IF([.G17]=-1;0=0;INDIRECT(CONCATENATE(&quot;R&quot;;[.G17];&quot;C&quot;;COLUMN([.F17]));0)&lt;&gt;INDIRECT(CONCATENATE(&quot;R&quot;;[.G17]+1;&quot;C&quot;;COLUMN([.F17]));0));IF(ISERROR(1+MATCH([.F18]+1;[.F$2:.F$31];0));-1;1+MATCH([.F18]+1;[.F$2:.F$31];0));[.H17])))" office:value-type="float" office:value="19">
            <text:p>19</text:p>
          </table:table-cell>
          <table:table-cell table:formula="of:=INDIRECT(CONCATENATE(&quot;R&quot;;IF([.G18]=-1;[.H18];IF([.H18]=-1;[.G18];IF(INDIRECT(CONCATENATE(&quot;R&quot;;[.G18];&quot;C&quot;;COLUMN([.E18]));0)&lt;=INDIRECT(CONCATENATE(&quot;R&quot;;[.H18];&quot;C&quot;;COLUMN([.E18]));0);[.G18];[.H18])));&quot;C&quot;;COLUMN([.E18]));0)" office:value-type="float" office:value="829">
            <text:p>829</text:p>
          </table:table-cell>
          <table:table-cell table:formula="of:=IF([.I18]&gt;=[.I17];[.J17];[.J17]+1)" office:value-type="float" office:value="2">
            <text:p>2</text:p>
          </table:table-cell>
          <table:table-cell table:formula="of:=IF([.K17]=IF([.K17]=-1;[.L17];IF([.L17]=-1;[.K17];IF(INDIRECT(CONCATENATE(&quot;R&quot;;[.K17];&quot;C&quot;;COLUMN([.I17]));0)&lt;=INDIRECT(CONCATENATE(&quot;R&quot;;[.L17];&quot;C&quot;;COLUMN([.I17]));0);[.K17];[.L17])));IF(IF([.K17]=-1;0=0;INDIRECT(CONCATENATE(&quot;R&quot;;[.K17];&quot;C&quot;;COLUMN([.J17]));0)&lt;&gt;INDIRECT(CONCATENATE(&quot;R&quot;;[.K17]+1;&quot;C&quot;;COLUMN([.J17]));0));IF([.L17]&lt;&gt;-1;-1;ROW([.J18]));[.K17]+1);IF([.K17]&lt;&gt;-1;[.K17];IF(IF([.L17]=-1;0=0;INDIRECT(CONCATENATE(&quot;R&quot;;[.L17];&quot;C&quot;;COLUMN([.J17]));0)&lt;&gt;INDIRECT(CONCATENATE(&quot;R&quot;;[.L17]+1;&quot;C&quot;;COLUMN([.J17]));0));ROW([.J18]);-1)))" office:value-type="float" office:value="10">
            <text:p>10</text:p>
          </table:table-cell>
          <table:table-cell table:formula="of:=IF([.L17]=IF([.K17]=-1;[.L17];IF([.L17]=-1;[.K17];IF(INDIRECT(CONCATENATE(&quot;R&quot;;[.K17];&quot;C&quot;;COLUMN([.I17]));0)&lt;=INDIRECT(CONCATENATE(&quot;R&quot;;[.L17];&quot;C&quot;;COLUMN([.I17]));0);[.K17];[.L17])));IF(IF([.L17]=-1;0=0;INDIRECT(CONCATENATE(&quot;R&quot;;[.L17];&quot;C&quot;;COLUMN([.J17]));0)&lt;&gt;INDIRECT(CONCATENATE(&quot;R&quot;;[.L17]+1;&quot;C&quot;;COLUMN([.J17]));0));IF([.K17]&lt;&gt;-1;-1;IF(IF([.K17]=-1;0=0;INDIRECT(CONCATENATE(&quot;R&quot;;[.K17];&quot;C&quot;;COLUMN([.J17]));0)&lt;&gt;INDIRECT(CONCATENATE(&quot;R&quot;;[.K17]+1;&quot;C&quot;;COLUMN([.J17]));0));IF(ISERROR(1+MATCH([.J18]+1;[.J$2:.J$31];0));-1;1+MATCH([.J18]+1;[.J$2:.J$31];0));-1));[.L17]+1);IF([.L17]&lt;&gt;-1;[.L17];IF(IF([.K17]=-1;0=0;INDIRECT(CONCATENATE(&quot;R&quot;;[.K17];&quot;C&quot;;COLUMN([.J17]));0)&lt;&gt;INDIRECT(CONCATENATE(&quot;R&quot;;[.K17]+1;&quot;C&quot;;COLUMN([.J17]));0));IF(ISERROR(1+MATCH([.J18]+1;[.J$2:.J$31];0));-1;1+MATCH([.J18]+1;[.J$2:.J$31];0));[.L17])))" office:value-type="float" office:value="19">
            <text:p>19</text:p>
          </table:table-cell>
          <table:table-cell table:formula="of:=INDIRECT(CONCATENATE(&quot;R&quot;;IF([.K18]=-1;[.L18];IF([.L18]=-1;[.K18];IF(INDIRECT(CONCATENATE(&quot;R&quot;;[.K18];&quot;C&quot;;COLUMN([.I18]));0)&lt;=INDIRECT(CONCATENATE(&quot;R&quot;;[.L18];&quot;C&quot;;COLUMN([.I18]));0);[.K18];[.L18])));&quot;C&quot;;COLUMN([.I18]));0)" office:value-type="float" office:value="942">
            <text:p>942</text:p>
          </table:table-cell>
          <table:table-cell table:formula="of:=IF([.M18]&gt;=[.M17];[.N17];[.N17]+1)" office:value-type="float" office:value="1">
            <text:p>1</text:p>
          </table:table-cell>
          <table:table-cell table:formula="of:=IF([.O17]=IF([.O17]=-1;[.P17];IF([.P17]=-1;[.O17];IF(INDIRECT(CONCATENATE(&quot;R&quot;;[.O17];&quot;C&quot;;COLUMN([.M17]));0)&lt;=INDIRECT(CONCATENATE(&quot;R&quot;;[.P17];&quot;C&quot;;COLUMN([.M17]));0);[.O17];[.P17])));IF(IF([.O17]=-1;0=0;INDIRECT(CONCATENATE(&quot;R&quot;;[.O17];&quot;C&quot;;COLUMN([.N17]));0)&lt;&gt;INDIRECT(CONCATENATE(&quot;R&quot;;[.O17]+1;&quot;C&quot;;COLUMN([.N17]));0));IF([.P17]&lt;&gt;-1;-1;ROW([.N18]));[.O17]+1);IF([.O17]&lt;&gt;-1;[.O17];IF(IF([.P17]=-1;0=0;INDIRECT(CONCATENATE(&quot;R&quot;;[.P17];&quot;C&quot;;COLUMN([.N17]));0)&lt;&gt;INDIRECT(CONCATENATE(&quot;R&quot;;[.P17]+1;&quot;C&quot;;COLUMN([.N17]));0));ROW([.N18]);-1)))" office:value-type="float" office:value="12">
            <text:p>12</text:p>
          </table:table-cell>
          <table:table-cell table:formula="of:=IF([.P17]=IF([.O17]=-1;[.P17];IF([.P17]=-1;[.O17];IF(INDIRECT(CONCATENATE(&quot;R&quot;;[.O17];&quot;C&quot;;COLUMN([.M17]));0)&lt;=INDIRECT(CONCATENATE(&quot;R&quot;;[.P17];&quot;C&quot;;COLUMN([.M17]));0);[.O17];[.P17])));IF(IF([.P17]=-1;0=0;INDIRECT(CONCATENATE(&quot;R&quot;;[.P17];&quot;C&quot;;COLUMN([.N17]));0)&lt;&gt;INDIRECT(CONCATENATE(&quot;R&quot;;[.P17]+1;&quot;C&quot;;COLUMN([.N17]));0));IF([.O17]&lt;&gt;-1;-1;IF(IF([.O17]=-1;0=0;INDIRECT(CONCATENATE(&quot;R&quot;;[.O17];&quot;C&quot;;COLUMN([.N17]));0)&lt;&gt;INDIRECT(CONCATENATE(&quot;R&quot;;[.O17]+1;&quot;C&quot;;COLUMN([.N17]));0));IF(ISERROR(1+MATCH([.N18]+1;[.N$2:.N$31];0));-1;1+MATCH([.N18]+1;[.N$2:.N$31];0));-1));[.P17]+1);IF([.P17]&lt;&gt;-1;[.P17];IF(IF([.O17]=-1;0=0;INDIRECT(CONCATENATE(&quot;R&quot;;[.O17];&quot;C&quot;;COLUMN([.N17]));0)&lt;&gt;INDIRECT(CONCATENATE(&quot;R&quot;;[.O17]+1;&quot;C&quot;;COLUMN([.N17]));0));IF(ISERROR(1+MATCH([.N18]+1;[.N$2:.N$31];0));-1;1+MATCH([.N18]+1;[.N$2:.N$31];0));[.P17])))" office:value-type="float" office:value="26">
            <text:p>26</text:p>
          </table:table-cell>
          <table:table-cell table:formula="of:=INDIRECT(CONCATENATE(&quot;R&quot;;IF([.O18]=-1;[.P18];IF([.P18]=-1;[.O18];IF(INDIRECT(CONCATENATE(&quot;R&quot;;[.O18];&quot;C&quot;;COLUMN([.M18]));0)&lt;=INDIRECT(CONCATENATE(&quot;R&quot;;[.P18];&quot;C&quot;;COLUMN([.M18]));0);[.O18];[.P18])));&quot;C&quot;;COLUMN([.M18]));0)" office:value-type="float" office:value="521">
            <text:p>521</text:p>
          </table:table-cell>
          <table:table-cell table:formula="of:=IF([.Q18]&gt;=[.Q17];[.R17];[.R17]+1)" office:value-type="float" office:value="1">
            <text:p>1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table:formula="of:=IF([.A19]&gt;=[.A18];[.B18];[.B18]+1)" office:value-type="float" office:value="8">
            <text:p>8</text:p>
          </table:table-cell>
          <table:table-cell table:formula="of:=IF([.C18]=IF([.C18]=-1;[.D18];IF([.D18]=-1;[.C18];IF(INDIRECT(CONCATENATE(&quot;R&quot;;[.C18];&quot;C&quot;;COLUMN([.A18]));0)&lt;=INDIRECT(CONCATENATE(&quot;R&quot;;[.D18];&quot;C&quot;;COLUMN([.A18]));0);[.C18];[.D18])));IF(IF([.C18]=-1;0=0;INDIRECT(CONCATENATE(&quot;R&quot;;[.C18];&quot;C&quot;;COLUMN([.B18]));0)&lt;&gt;INDIRECT(CONCATENATE(&quot;R&quot;;[.C18]+1;&quot;C&quot;;COLUMN([.B18]));0));IF([.D18]&lt;&gt;-1;-1;ROW([.B19]));[.C18]+1);IF([.C18]&lt;&gt;-1;[.C18];IF(IF([.D18]=-1;0=0;INDIRECT(CONCATENATE(&quot;R&quot;;[.D18];&quot;C&quot;;COLUMN([.B18]));0)&lt;&gt;INDIRECT(CONCATENATE(&quot;R&quot;;[.D18]+1;&quot;C&quot;;COLUMN([.B18]));0));ROW([.B19]);-1)))" office:value-type="float" office:value="-1">
            <text:p>-1</text:p>
          </table:table-cell>
          <table:table-cell table:formula="of:=IF([.D18]=IF([.C18]=-1;[.D18];IF([.D18]=-1;[.C18];IF(INDIRECT(CONCATENATE(&quot;R&quot;;[.C18];&quot;C&quot;;COLUMN([.A18]));0)&lt;=INDIRECT(CONCATENATE(&quot;R&quot;;[.D18];&quot;C&quot;;COLUMN([.A18]));0);[.C18];[.D18])));IF(IF([.D18]=-1;0=0;INDIRECT(CONCATENATE(&quot;R&quot;;[.D18];&quot;C&quot;;COLUMN([.B18]));0)&lt;&gt;INDIRECT(CONCATENATE(&quot;R&quot;;[.D18]+1;&quot;C&quot;;COLUMN([.B18]));0));IF([.C18]&lt;&gt;-1;-1;IF(IF([.C18]=-1;0=0;INDIRECT(CONCATENATE(&quot;R&quot;;[.C18];&quot;C&quot;;COLUMN([.B18]));0)&lt;&gt;INDIRECT(CONCATENATE(&quot;R&quot;;[.C18]+1;&quot;C&quot;;COLUMN([.B18]));0));IF(ISERROR(1+MATCH([.B19]+1;[.B$2:.B$31];0));-1;1+MATCH([.B19]+1;[.B$2:.B$31];0));-1));[.D18]+1);IF([.D18]&lt;&gt;-1;[.D18];IF(IF([.C18]=-1;0=0;INDIRECT(CONCATENATE(&quot;R&quot;;[.C18];&quot;C&quot;;COLUMN([.B18]));0)&lt;&gt;INDIRECT(CONCATENATE(&quot;R&quot;;[.C18]+1;&quot;C&quot;;COLUMN([.B18]));0));IF(ISERROR(1+MATCH([.B19]+1;[.B$2:.B$31];0));-1;1+MATCH([.B19]+1;[.B$2:.B$31];0));[.D18])))" office:value-type="float" office:value="19">
            <text:p>19</text:p>
          </table:table-cell>
          <table:table-cell table:formula="of:=INDIRECT(CONCATENATE(&quot;R&quot;;IF([.C19]=-1;[.D19];IF([.D19]=-1;[.C19];IF(INDIRECT(CONCATENATE(&quot;R&quot;;[.C19];&quot;C&quot;;COLUMN([.A19]));0)&lt;=INDIRECT(CONCATENATE(&quot;R&quot;;[.D19];&quot;C&quot;;COLUMN([.A19]));0);[.C19];[.D19])));&quot;C&quot;;COLUMN([.A19]));0)" office:value-type="float" office:value="960">
            <text:p>960</text:p>
          </table:table-cell>
          <table:table-cell table:formula="of:=IF([.E19]&gt;=[.E18];[.F18];[.F18]+1)" office:value-type="float" office:value="4">
            <text:p>4</text:p>
          </table:table-cell>
          <table:table-cell table:formula="of:=IF([.G18]=IF([.G18]=-1;[.H18];IF([.H18]=-1;[.G18];IF(INDIRECT(CONCATENATE(&quot;R&quot;;[.G18];&quot;C&quot;;COLUMN([.E18]));0)&lt;=INDIRECT(CONCATENATE(&quot;R&quot;;[.H18];&quot;C&quot;;COLUMN([.E18]));0);[.G18];[.H18])));IF(IF([.G18]=-1;0=0;INDIRECT(CONCATENATE(&quot;R&quot;;[.G18];&quot;C&quot;;COLUMN([.F18]));0)&lt;&gt;INDIRECT(CONCATENATE(&quot;R&quot;;[.G18]+1;&quot;C&quot;;COLUMN([.F18]));0));IF([.H18]&lt;&gt;-1;-1;ROW([.F19]));[.G18]+1);IF([.G18]&lt;&gt;-1;[.G18];IF(IF([.H18]=-1;0=0;INDIRECT(CONCATENATE(&quot;R&quot;;[.H18];&quot;C&quot;;COLUMN([.F18]));0)&lt;&gt;INDIRECT(CONCATENATE(&quot;R&quot;;[.H18]+1;&quot;C&quot;;COLUMN([.F18]));0));ROW([.F19]);-1)))" office:value-type="float" office:value="-1">
            <text:p>-1</text:p>
          </table:table-cell>
          <table:table-cell table:formula="of:=IF([.H18]=IF([.G18]=-1;[.H18];IF([.H18]=-1;[.G18];IF(INDIRECT(CONCATENATE(&quot;R&quot;;[.G18];&quot;C&quot;;COLUMN([.E18]));0)&lt;=INDIRECT(CONCATENATE(&quot;R&quot;;[.H18];&quot;C&quot;;COLUMN([.E18]));0);[.G18];[.H18])));IF(IF([.H18]=-1;0=0;INDIRECT(CONCATENATE(&quot;R&quot;;[.H18];&quot;C&quot;;COLUMN([.F18]));0)&lt;&gt;INDIRECT(CONCATENATE(&quot;R&quot;;[.H18]+1;&quot;C&quot;;COLUMN([.F18]));0));IF([.G18]&lt;&gt;-1;-1;IF(IF([.G18]=-1;0=0;INDIRECT(CONCATENATE(&quot;R&quot;;[.G18];&quot;C&quot;;COLUMN([.F18]));0)&lt;&gt;INDIRECT(CONCATENATE(&quot;R&quot;;[.G18]+1;&quot;C&quot;;COLUMN([.F18]));0));IF(ISERROR(1+MATCH([.F19]+1;[.F$2:.F$31];0));-1;1+MATCH([.F19]+1;[.F$2:.F$31];0));-1));[.H18]+1);IF([.H18]&lt;&gt;-1;[.H18];IF(IF([.G18]=-1;0=0;INDIRECT(CONCATENATE(&quot;R&quot;;[.G18];&quot;C&quot;;COLUMN([.F18]));0)&lt;&gt;INDIRECT(CONCATENATE(&quot;R&quot;;[.G18]+1;&quot;C&quot;;COLUMN([.F18]));0));IF(ISERROR(1+MATCH([.F19]+1;[.F$2:.F$31];0));-1;1+MATCH([.F19]+1;[.F$2:.F$31];0));[.H18])))" office:value-type="float" office:value="19">
            <text:p>19</text:p>
          </table:table-cell>
          <table:table-cell table:formula="of:=INDIRECT(CONCATENATE(&quot;R&quot;;IF([.G19]=-1;[.H19];IF([.H19]=-1;[.G19];IF(INDIRECT(CONCATENATE(&quot;R&quot;;[.G19];&quot;C&quot;;COLUMN([.E19]));0)&lt;=INDIRECT(CONCATENATE(&quot;R&quot;;[.H19];&quot;C&quot;;COLUMN([.E19]));0);[.G19];[.H19])));&quot;C&quot;;COLUMN([.E19]));0)" office:value-type="float" office:value="960">
            <text:p>960</text:p>
          </table:table-cell>
          <table:table-cell table:formula="of:=IF([.I19]&gt;=[.I18];[.J18];[.J18]+1)" office:value-type="float" office:value="2">
            <text:p>2</text:p>
          </table:table-cell>
          <table:table-cell table:formula="of:=IF([.K18]=IF([.K18]=-1;[.L18];IF([.L18]=-1;[.K18];IF(INDIRECT(CONCATENATE(&quot;R&quot;;[.K18];&quot;C&quot;;COLUMN([.I18]));0)&lt;=INDIRECT(CONCATENATE(&quot;R&quot;;[.L18];&quot;C&quot;;COLUMN([.I18]));0);[.K18];[.L18])));IF(IF([.K18]=-1;0=0;INDIRECT(CONCATENATE(&quot;R&quot;;[.K18];&quot;C&quot;;COLUMN([.J18]));0)&lt;&gt;INDIRECT(CONCATENATE(&quot;R&quot;;[.K18]+1;&quot;C&quot;;COLUMN([.J18]));0));IF([.L18]&lt;&gt;-1;-1;ROW([.J19]));[.K18]+1);IF([.K18]&lt;&gt;-1;[.K18];IF(IF([.L18]=-1;0=0;INDIRECT(CONCATENATE(&quot;R&quot;;[.L18];&quot;C&quot;;COLUMN([.J18]));0)&lt;&gt;INDIRECT(CONCATENATE(&quot;R&quot;;[.L18]+1;&quot;C&quot;;COLUMN([.J18]));0));ROW([.J19]);-1)))" office:value-type="float" office:value="-1">
            <text:p>-1</text:p>
          </table:table-cell>
          <table:table-cell table:formula="of:=IF([.L18]=IF([.K18]=-1;[.L18];IF([.L18]=-1;[.K18];IF(INDIRECT(CONCATENATE(&quot;R&quot;;[.K18];&quot;C&quot;;COLUMN([.I18]));0)&lt;=INDIRECT(CONCATENATE(&quot;R&quot;;[.L18];&quot;C&quot;;COLUMN([.I18]));0);[.K18];[.L18])));IF(IF([.L18]=-1;0=0;INDIRECT(CONCATENATE(&quot;R&quot;;[.L18];&quot;C&quot;;COLUMN([.J18]));0)&lt;&gt;INDIRECT(CONCATENATE(&quot;R&quot;;[.L18]+1;&quot;C&quot;;COLUMN([.J18]));0));IF([.K18]&lt;&gt;-1;-1;IF(IF([.K18]=-1;0=0;INDIRECT(CONCATENATE(&quot;R&quot;;[.K18];&quot;C&quot;;COLUMN([.J18]));0)&lt;&gt;INDIRECT(CONCATENATE(&quot;R&quot;;[.K18]+1;&quot;C&quot;;COLUMN([.J18]));0));IF(ISERROR(1+MATCH([.J19]+1;[.J$2:.J$31];0));-1;1+MATCH([.J19]+1;[.J$2:.J$31];0));-1));[.L18]+1);IF([.L18]&lt;&gt;-1;[.L18];IF(IF([.K18]=-1;0=0;INDIRECT(CONCATENATE(&quot;R&quot;;[.K18];&quot;C&quot;;COLUMN([.J18]));0)&lt;&gt;INDIRECT(CONCATENATE(&quot;R&quot;;[.K18]+1;&quot;C&quot;;COLUMN([.J18]));0));IF(ISERROR(1+MATCH([.J19]+1;[.J$2:.J$31];0));-1;1+MATCH([.J19]+1;[.J$2:.J$31];0));[.L18])))" office:value-type="float" office:value="19">
            <text:p>19</text:p>
          </table:table-cell>
          <table:table-cell table:formula="of:=INDIRECT(CONCATENATE(&quot;R&quot;;IF([.K19]=-1;[.L19];IF([.L19]=-1;[.K19];IF(INDIRECT(CONCATENATE(&quot;R&quot;;[.K19];&quot;C&quot;;COLUMN([.I19]));0)&lt;=INDIRECT(CONCATENATE(&quot;R&quot;;[.L19];&quot;C&quot;;COLUMN([.I19]));0);[.K19];[.L19])));&quot;C&quot;;COLUMN([.I19]));0)" office:value-type="float" office:value="960">
            <text:p>960</text:p>
          </table:table-cell>
          <table:table-cell table:formula="of:=IF([.M19]&gt;=[.M18];[.N18];[.N18]+1)" office:value-type="float" office:value="1">
            <text:p>1</text:p>
          </table:table-cell>
          <table:table-cell table:formula="of:=IF([.O18]=IF([.O18]=-1;[.P18];IF([.P18]=-1;[.O18];IF(INDIRECT(CONCATENATE(&quot;R&quot;;[.O18];&quot;C&quot;;COLUMN([.M18]));0)&lt;=INDIRECT(CONCATENATE(&quot;R&quot;;[.P18];&quot;C&quot;;COLUMN([.M18]));0);[.O18];[.P18])));IF(IF([.O18]=-1;0=0;INDIRECT(CONCATENATE(&quot;R&quot;;[.O18];&quot;C&quot;;COLUMN([.N18]));0)&lt;&gt;INDIRECT(CONCATENATE(&quot;R&quot;;[.O18]+1;&quot;C&quot;;COLUMN([.N18]));0));IF([.P18]&lt;&gt;-1;-1;ROW([.N19]));[.O18]+1);IF([.O18]&lt;&gt;-1;[.O18];IF(IF([.P18]=-1;0=0;INDIRECT(CONCATENATE(&quot;R&quot;;[.P18];&quot;C&quot;;COLUMN([.N18]));0)&lt;&gt;INDIRECT(CONCATENATE(&quot;R&quot;;[.P18]+1;&quot;C&quot;;COLUMN([.N18]));0));ROW([.N19]);-1)))" office:value-type="float" office:value="13">
            <text:p>13</text:p>
          </table:table-cell>
          <table:table-cell table:formula="of:=IF([.P18]=IF([.O18]=-1;[.P18];IF([.P18]=-1;[.O18];IF(INDIRECT(CONCATENATE(&quot;R&quot;;[.O18];&quot;C&quot;;COLUMN([.M18]));0)&lt;=INDIRECT(CONCATENATE(&quot;R&quot;;[.P18];&quot;C&quot;;COLUMN([.M18]));0);[.O18];[.P18])));IF(IF([.P18]=-1;0=0;INDIRECT(CONCATENATE(&quot;R&quot;;[.P18];&quot;C&quot;;COLUMN([.N18]));0)&lt;&gt;INDIRECT(CONCATENATE(&quot;R&quot;;[.P18]+1;&quot;C&quot;;COLUMN([.N18]));0));IF([.O18]&lt;&gt;-1;-1;IF(IF([.O18]=-1;0=0;INDIRECT(CONCATENATE(&quot;R&quot;;[.O18];&quot;C&quot;;COLUMN([.N18]));0)&lt;&gt;INDIRECT(CONCATENATE(&quot;R&quot;;[.O18]+1;&quot;C&quot;;COLUMN([.N18]));0));IF(ISERROR(1+MATCH([.N19]+1;[.N$2:.N$31];0));-1;1+MATCH([.N19]+1;[.N$2:.N$31];0));-1));[.P18]+1);IF([.P18]&lt;&gt;-1;[.P18];IF(IF([.O18]=-1;0=0;INDIRECT(CONCATENATE(&quot;R&quot;;[.O18];&quot;C&quot;;COLUMN([.N18]));0)&lt;&gt;INDIRECT(CONCATENATE(&quot;R&quot;;[.O18]+1;&quot;C&quot;;COLUMN([.N18]));0));IF(ISERROR(1+MATCH([.N19]+1;[.N$2:.N$31];0));-1;1+MATCH([.N19]+1;[.N$2:.N$31];0));[.P18])))" office:value-type="float" office:value="26">
            <text:p>26</text:p>
          </table:table-cell>
          <table:table-cell table:formula="of:=INDIRECT(CONCATENATE(&quot;R&quot;;IF([.O19]=-1;[.P19];IF([.P19]=-1;[.O19];IF(INDIRECT(CONCATENATE(&quot;R&quot;;[.O19];&quot;C&quot;;COLUMN([.M19]));0)&lt;=INDIRECT(CONCATENATE(&quot;R&quot;;[.P19];&quot;C&quot;;COLUMN([.M19]));0);[.O19];[.P19])));&quot;C&quot;;COLUMN([.M19]));0)" office:value-type="float" office:value="533">
            <text:p>533</text:p>
          </table:table-cell>
          <table:table-cell table:formula="of:=IF([.Q19]&gt;=[.Q18];[.R18];[.R18]+1)" office:value-type="float" office:value="1">
            <text:p>1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table:formula="of:=IF([.A20]&gt;=[.A19];[.B19];[.B19]+1)" office:value-type="float" office:value="9">
            <text:p>9</text:p>
          </table:table-cell>
          <table:table-cell table:formula="of:=IF([.C19]=IF([.C19]=-1;[.D19];IF([.D19]=-1;[.C19];IF(INDIRECT(CONCATENATE(&quot;R&quot;;[.C19];&quot;C&quot;;COLUMN([.A19]));0)&lt;=INDIRECT(CONCATENATE(&quot;R&quot;;[.D19];&quot;C&quot;;COLUMN([.A19]));0);[.C19];[.D19])));IF(IF([.C19]=-1;0=0;INDIRECT(CONCATENATE(&quot;R&quot;;[.C19];&quot;C&quot;;COLUMN([.B19]));0)&lt;&gt;INDIRECT(CONCATENATE(&quot;R&quot;;[.C19]+1;&quot;C&quot;;COLUMN([.B19]));0));IF([.D19]&lt;&gt;-1;-1;ROW([.B20]));[.C19]+1);IF([.C19]&lt;&gt;-1;[.C19];IF(IF([.D19]=-1;0=0;INDIRECT(CONCATENATE(&quot;R&quot;;[.D19];&quot;C&quot;;COLUMN([.B19]));0)&lt;&gt;INDIRECT(CONCATENATE(&quot;R&quot;;[.D19]+1;&quot;C&quot;;COLUMN([.B19]));0));ROW([.B20]);-1)))" office:value-type="float" office:value="20">
            <text:p>20</text:p>
          </table:table-cell>
          <table:table-cell table:formula="of:=IF([.D19]=IF([.C19]=-1;[.D19];IF([.D19]=-1;[.C19];IF(INDIRECT(CONCATENATE(&quot;R&quot;;[.C19];&quot;C&quot;;COLUMN([.A19]));0)&lt;=INDIRECT(CONCATENATE(&quot;R&quot;;[.D19];&quot;C&quot;;COLUMN([.A19]));0);[.C19];[.D19])));IF(IF([.D19]=-1;0=0;INDIRECT(CONCATENATE(&quot;R&quot;;[.D19];&quot;C&quot;;COLUMN([.B19]));0)&lt;&gt;INDIRECT(CONCATENATE(&quot;R&quot;;[.D19]+1;&quot;C&quot;;COLUMN([.B19]));0));IF([.C19]&lt;&gt;-1;-1;IF(IF([.C19]=-1;0=0;INDIRECT(CONCATENATE(&quot;R&quot;;[.C19];&quot;C&quot;;COLUMN([.B19]));0)&lt;&gt;INDIRECT(CONCATENATE(&quot;R&quot;;[.C19]+1;&quot;C&quot;;COLUMN([.B19]));0));IF(ISERROR(1+MATCH([.B20]+1;[.B$2:.B$31];0));-1;1+MATCH([.B20]+1;[.B$2:.B$31];0));-1));[.D19]+1);IF([.D19]&lt;&gt;-1;[.D19];IF(IF([.C19]=-1;0=0;INDIRECT(CONCATENATE(&quot;R&quot;;[.C19];&quot;C&quot;;COLUMN([.B19]));0)&lt;&gt;INDIRECT(CONCATENATE(&quot;R&quot;;[.C19]+1;&quot;C&quot;;COLUMN([.B19]));0));IF(ISERROR(1+MATCH([.B20]+1;[.B$2:.B$31];0));-1;1+MATCH([.B20]+1;[.B$2:.B$31];0));[.D19])))" office:value-type="float" office:value="23">
            <text:p>23</text:p>
          </table:table-cell>
          <table:table-cell table:formula="of:=INDIRECT(CONCATENATE(&quot;R&quot;;IF([.C20]=-1;[.D20];IF([.D20]=-1;[.C20];IF(INDIRECT(CONCATENATE(&quot;R&quot;;[.C20];&quot;C&quot;;COLUMN([.A20]));0)&lt;=INDIRECT(CONCATENATE(&quot;R&quot;;[.D20];&quot;C&quot;;COLUMN([.A20]));0);[.C20];[.D20])));&quot;C&quot;;COLUMN([.A20]));0)" office:value-type="float" office:value="533">
            <text:p>533</text:p>
          </table:table-cell>
          <table:table-cell table:formula="of:=IF([.E20]&gt;=[.E19];[.F19];[.F19]+1)" office:value-type="float" office:value="5">
            <text:p>5</text:p>
          </table:table-cell>
          <table:table-cell table:formula="of:=IF([.G19]=IF([.G19]=-1;[.H19];IF([.H19]=-1;[.G19];IF(INDIRECT(CONCATENATE(&quot;R&quot;;[.G19];&quot;C&quot;;COLUMN([.E19]));0)&lt;=INDIRECT(CONCATENATE(&quot;R&quot;;[.H19];&quot;C&quot;;COLUMN([.E19]));0);[.G19];[.H19])));IF(IF([.G19]=-1;0=0;INDIRECT(CONCATENATE(&quot;R&quot;;[.G19];&quot;C&quot;;COLUMN([.F19]));0)&lt;&gt;INDIRECT(CONCATENATE(&quot;R&quot;;[.G19]+1;&quot;C&quot;;COLUMN([.F19]));0));IF([.H19]&lt;&gt;-1;-1;ROW([.F20]));[.G19]+1);IF([.G19]&lt;&gt;-1;[.G19];IF(IF([.H19]=-1;0=0;INDIRECT(CONCATENATE(&quot;R&quot;;[.H19];&quot;C&quot;;COLUMN([.F19]));0)&lt;&gt;INDIRECT(CONCATENATE(&quot;R&quot;;[.H19]+1;&quot;C&quot;;COLUMN([.F19]));0));ROW([.F20]);-1)))" office:value-type="float" office:value="20">
            <text:p>20</text:p>
          </table:table-cell>
          <table:table-cell table:formula="of:=IF([.H19]=IF([.G19]=-1;[.H19];IF([.H19]=-1;[.G19];IF(INDIRECT(CONCATENATE(&quot;R&quot;;[.G19];&quot;C&quot;;COLUMN([.E19]));0)&lt;=INDIRECT(CONCATENATE(&quot;R&quot;;[.H19];&quot;C&quot;;COLUMN([.E19]));0);[.G19];[.H19])));IF(IF([.H19]=-1;0=0;INDIRECT(CONCATENATE(&quot;R&quot;;[.H19];&quot;C&quot;;COLUMN([.F19]));0)&lt;&gt;INDIRECT(CONCATENATE(&quot;R&quot;;[.H19]+1;&quot;C&quot;;COLUMN([.F19]));0));IF([.G19]&lt;&gt;-1;-1;IF(IF([.G19]=-1;0=0;INDIRECT(CONCATENATE(&quot;R&quot;;[.G19];&quot;C&quot;;COLUMN([.F19]));0)&lt;&gt;INDIRECT(CONCATENATE(&quot;R&quot;;[.G19]+1;&quot;C&quot;;COLUMN([.F19]));0));IF(ISERROR(1+MATCH([.F20]+1;[.F$2:.F$31];0));-1;1+MATCH([.F20]+1;[.F$2:.F$31];0));-1));[.H19]+1);IF([.H19]&lt;&gt;-1;[.H19];IF(IF([.G19]=-1;0=0;INDIRECT(CONCATENATE(&quot;R&quot;;[.G19];&quot;C&quot;;COLUMN([.F19]));0)&lt;&gt;INDIRECT(CONCATENATE(&quot;R&quot;;[.G19]+1;&quot;C&quot;;COLUMN([.F19]));0));IF(ISERROR(1+MATCH([.F20]+1;[.F$2:.F$31];0));-1;1+MATCH([.F20]+1;[.F$2:.F$31];0));[.H19])))" office:value-type="float" office:value="26">
            <text:p>26</text:p>
          </table:table-cell>
          <table:table-cell table:formula="of:=INDIRECT(CONCATENATE(&quot;R&quot;;IF([.G20]=-1;[.H20];IF([.H20]=-1;[.G20];IF(INDIRECT(CONCATENATE(&quot;R&quot;;[.G20];&quot;C&quot;;COLUMN([.E20]));0)&lt;=INDIRECT(CONCATENATE(&quot;R&quot;;[.H20];&quot;C&quot;;COLUMN([.E20]));0);[.G20];[.H20])));&quot;C&quot;;COLUMN([.E20]));0)" office:value-type="float" office:value="184">
            <text:p>184</text:p>
          </table:table-cell>
          <table:table-cell table:formula="of:=IF([.I20]&gt;=[.I19];[.J19];[.J19]+1)" office:value-type="float" office:value="3">
            <text:p>3</text:p>
          </table:table-cell>
          <table:table-cell table:formula="of:=IF([.K19]=IF([.K19]=-1;[.L19];IF([.L19]=-1;[.K19];IF(INDIRECT(CONCATENATE(&quot;R&quot;;[.K19];&quot;C&quot;;COLUMN([.I19]));0)&lt;=INDIRECT(CONCATENATE(&quot;R&quot;;[.L19];&quot;C&quot;;COLUMN([.I19]));0);[.K19];[.L19])));IF(IF([.K19]=-1;0=0;INDIRECT(CONCATENATE(&quot;R&quot;;[.K19];&quot;C&quot;;COLUMN([.J19]));0)&lt;&gt;INDIRECT(CONCATENATE(&quot;R&quot;;[.K19]+1;&quot;C&quot;;COLUMN([.J19]));0));IF([.L19]&lt;&gt;-1;-1;ROW([.J20]));[.K19]+1);IF([.K19]&lt;&gt;-1;[.K19];IF(IF([.L19]=-1;0=0;INDIRECT(CONCATENATE(&quot;R&quot;;[.L19];&quot;C&quot;;COLUMN([.J19]));0)&lt;&gt;INDIRECT(CONCATENATE(&quot;R&quot;;[.L19]+1;&quot;C&quot;;COLUMN([.J19]));0));ROW([.J20]);-1)))" office:value-type="float" office:value="20">
            <text:p>20</text:p>
          </table:table-cell>
          <table:table-cell table:formula="of:=IF([.L19]=IF([.K19]=-1;[.L19];IF([.L19]=-1;[.K19];IF(INDIRECT(CONCATENATE(&quot;R&quot;;[.K19];&quot;C&quot;;COLUMN([.I19]));0)&lt;=INDIRECT(CONCATENATE(&quot;R&quot;;[.L19];&quot;C&quot;;COLUMN([.I19]));0);[.K19];[.L19])));IF(IF([.L19]=-1;0=0;INDIRECT(CONCATENATE(&quot;R&quot;;[.L19];&quot;C&quot;;COLUMN([.J19]));0)&lt;&gt;INDIRECT(CONCATENATE(&quot;R&quot;;[.L19]+1;&quot;C&quot;;COLUMN([.J19]));0));IF([.K19]&lt;&gt;-1;-1;IF(IF([.K19]=-1;0=0;INDIRECT(CONCATENATE(&quot;R&quot;;[.K19];&quot;C&quot;;COLUMN([.J19]));0)&lt;&gt;INDIRECT(CONCATENATE(&quot;R&quot;;[.K19]+1;&quot;C&quot;;COLUMN([.J19]));0));IF(ISERROR(1+MATCH([.J20]+1;[.J$2:.J$31];0));-1;1+MATCH([.J20]+1;[.J$2:.J$31];0));-1));[.L19]+1);IF([.L19]&lt;&gt;-1;[.L19];IF(IF([.K19]=-1;0=0;INDIRECT(CONCATENATE(&quot;R&quot;;[.K19];&quot;C&quot;;COLUMN([.J19]));0)&lt;&gt;INDIRECT(CONCATENATE(&quot;R&quot;;[.K19]+1;&quot;C&quot;;COLUMN([.J19]));0));IF(ISERROR(1+MATCH([.J20]+1;[.J$2:.J$31];0));-1;1+MATCH([.J20]+1;[.J$2:.J$31];0));[.L19])))" office:value-type="float" office:value="29">
            <text:p>29</text:p>
          </table:table-cell>
          <table:table-cell table:formula="of:=INDIRECT(CONCATENATE(&quot;R&quot;;IF([.K20]=-1;[.L20];IF([.L20]=-1;[.K20];IF(INDIRECT(CONCATENATE(&quot;R&quot;;[.K20];&quot;C&quot;;COLUMN([.I20]));0)&lt;=INDIRECT(CONCATENATE(&quot;R&quot;;[.L20];&quot;C&quot;;COLUMN([.I20]));0);[.K20];[.L20])));&quot;C&quot;;COLUMN([.I20]));0)" office:value-type="float" office:value="62">
            <text:p>62</text:p>
          </table:table-cell>
          <table:table-cell table:formula="of:=IF([.M20]&gt;=[.M19];[.N19];[.N19]+1)" office:value-type="float" office:value="2">
            <text:p>2</text:p>
          </table:table-cell>
          <table:table-cell table:formula="of:=IF([.O19]=IF([.O19]=-1;[.P19];IF([.P19]=-1;[.O19];IF(INDIRECT(CONCATENATE(&quot;R&quot;;[.O19];&quot;C&quot;;COLUMN([.M19]));0)&lt;=INDIRECT(CONCATENATE(&quot;R&quot;;[.P19];&quot;C&quot;;COLUMN([.M19]));0);[.O19];[.P19])));IF(IF([.O19]=-1;0=0;INDIRECT(CONCATENATE(&quot;R&quot;;[.O19];&quot;C&quot;;COLUMN([.N19]));0)&lt;&gt;INDIRECT(CONCATENATE(&quot;R&quot;;[.O19]+1;&quot;C&quot;;COLUMN([.N19]));0));IF([.P19]&lt;&gt;-1;-1;ROW([.N20]));[.O19]+1);IF([.O19]&lt;&gt;-1;[.O19];IF(IF([.P19]=-1;0=0;INDIRECT(CONCATENATE(&quot;R&quot;;[.P19];&quot;C&quot;;COLUMN([.N19]));0)&lt;&gt;INDIRECT(CONCATENATE(&quot;R&quot;;[.P19]+1;&quot;C&quot;;COLUMN([.N19]));0));ROW([.N20]);-1)))" office:value-type="float" office:value="13">
            <text:p>13</text:p>
          </table:table-cell>
          <table:table-cell table:formula="of:=IF([.P19]=IF([.O19]=-1;[.P19];IF([.P19]=-1;[.O19];IF(INDIRECT(CONCATENATE(&quot;R&quot;;[.O19];&quot;C&quot;;COLUMN([.M19]));0)&lt;=INDIRECT(CONCATENATE(&quot;R&quot;;[.P19];&quot;C&quot;;COLUMN([.M19]));0);[.O19];[.P19])));IF(IF([.P19]=-1;0=0;INDIRECT(CONCATENATE(&quot;R&quot;;[.P19];&quot;C&quot;;COLUMN([.N19]));0)&lt;&gt;INDIRECT(CONCATENATE(&quot;R&quot;;[.P19]+1;&quot;C&quot;;COLUMN([.N19]));0));IF([.O19]&lt;&gt;-1;-1;IF(IF([.O19]=-1;0=0;INDIRECT(CONCATENATE(&quot;R&quot;;[.O19];&quot;C&quot;;COLUMN([.N19]));0)&lt;&gt;INDIRECT(CONCATENATE(&quot;R&quot;;[.O19]+1;&quot;C&quot;;COLUMN([.N19]));0));IF(ISERROR(1+MATCH([.N20]+1;[.N$2:.N$31];0));-1;1+MATCH([.N20]+1;[.N$2:.N$31];0));-1));[.P19]+1);IF([.P19]&lt;&gt;-1;[.P19];IF(IF([.O19]=-1;0=0;INDIRECT(CONCATENATE(&quot;R&quot;;[.O19];&quot;C&quot;;COLUMN([.N19]));0)&lt;&gt;INDIRECT(CONCATENATE(&quot;R&quot;;[.O19]+1;&quot;C&quot;;COLUMN([.N19]));0));IF(ISERROR(1+MATCH([.N20]+1;[.N$2:.N$31];0));-1;1+MATCH([.N20]+1;[.N$2:.N$31];0));[.P19])))" office:value-type="float" office:value="27">
            <text:p>27</text:p>
          </table:table-cell>
          <table:table-cell table:formula="of:=INDIRECT(CONCATENATE(&quot;R&quot;;IF([.O20]=-1;[.P20];IF([.P20]=-1;[.O20];IF(INDIRECT(CONCATENATE(&quot;R&quot;;[.O20];&quot;C&quot;;COLUMN([.M20]));0)&lt;=INDIRECT(CONCATENATE(&quot;R&quot;;[.P20];&quot;C&quot;;COLUMN([.M20]));0);[.O20];[.P20])));&quot;C&quot;;COLUMN([.M20]));0)" office:value-type="float" office:value="574">
            <text:p>574</text:p>
          </table:table-cell>
          <table:table-cell table:formula="of:=IF([.Q20]&gt;=[.Q19];[.R19];[.R19]+1)" office:value-type="float" office:value="1">
            <text:p>1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table:formula="of:=IF([.A21]&gt;=[.A20];[.B20];[.B20]+1)" office:value-type="float" office:value="9">
            <text:p>9</text:p>
          </table:table-cell>
          <table:table-cell table:formula="of:=IF([.C20]=IF([.C20]=-1;[.D20];IF([.D20]=-1;[.C20];IF(INDIRECT(CONCATENATE(&quot;R&quot;;[.C20];&quot;C&quot;;COLUMN([.A20]));0)&lt;=INDIRECT(CONCATENATE(&quot;R&quot;;[.D20];&quot;C&quot;;COLUMN([.A20]));0);[.C20];[.D20])));IF(IF([.C20]=-1;0=0;INDIRECT(CONCATENATE(&quot;R&quot;;[.C20];&quot;C&quot;;COLUMN([.B20]));0)&lt;&gt;INDIRECT(CONCATENATE(&quot;R&quot;;[.C20]+1;&quot;C&quot;;COLUMN([.B20]));0));IF([.D20]&lt;&gt;-1;-1;ROW([.B21]));[.C20]+1);IF([.C20]&lt;&gt;-1;[.C20];IF(IF([.D20]=-1;0=0;INDIRECT(CONCATENATE(&quot;R&quot;;[.D20];&quot;C&quot;;COLUMN([.B20]));0)&lt;&gt;INDIRECT(CONCATENATE(&quot;R&quot;;[.D20]+1;&quot;C&quot;;COLUMN([.B20]));0));ROW([.B21]);-1)))" office:value-type="float" office:value="20">
            <text:p>20</text:p>
          </table:table-cell>
          <table:table-cell table:formula="of:=IF([.D20]=IF([.C20]=-1;[.D20];IF([.D20]=-1;[.C20];IF(INDIRECT(CONCATENATE(&quot;R&quot;;[.C20];&quot;C&quot;;COLUMN([.A20]));0)&lt;=INDIRECT(CONCATENATE(&quot;R&quot;;[.D20];&quot;C&quot;;COLUMN([.A20]));0);[.C20];[.D20])));IF(IF([.D20]=-1;0=0;INDIRECT(CONCATENATE(&quot;R&quot;;[.D20];&quot;C&quot;;COLUMN([.B20]));0)&lt;&gt;INDIRECT(CONCATENATE(&quot;R&quot;;[.D20]+1;&quot;C&quot;;COLUMN([.B20]));0));IF([.C20]&lt;&gt;-1;-1;IF(IF([.C20]=-1;0=0;INDIRECT(CONCATENATE(&quot;R&quot;;[.C20];&quot;C&quot;;COLUMN([.B20]));0)&lt;&gt;INDIRECT(CONCATENATE(&quot;R&quot;;[.C20]+1;&quot;C&quot;;COLUMN([.B20]));0));IF(ISERROR(1+MATCH([.B21]+1;[.B$2:.B$31];0));-1;1+MATCH([.B21]+1;[.B$2:.B$31];0));-1));[.D20]+1);IF([.D20]&lt;&gt;-1;[.D20];IF(IF([.C20]=-1;0=0;INDIRECT(CONCATENATE(&quot;R&quot;;[.C20];&quot;C&quot;;COLUMN([.B20]));0)&lt;&gt;INDIRECT(CONCATENATE(&quot;R&quot;;[.C20]+1;&quot;C&quot;;COLUMN([.B20]));0));IF(ISERROR(1+MATCH([.B21]+1;[.B$2:.B$31];0));-1;1+MATCH([.B21]+1;[.B$2:.B$31];0));[.D20])))" office:value-type="float" office:value="24">
            <text:p>24</text:p>
          </table:table-cell>
          <table:table-cell table:formula="of:=INDIRECT(CONCATENATE(&quot;R&quot;;IF([.C21]=-1;[.D21];IF([.D21]=-1;[.C21];IF(INDIRECT(CONCATENATE(&quot;R&quot;;[.C21];&quot;C&quot;;COLUMN([.A21]));0)&lt;=INDIRECT(CONCATENATE(&quot;R&quot;;[.D21];&quot;C&quot;;COLUMN([.A21]));0);[.C21];[.D21])));&quot;C&quot;;COLUMN([.A21]));0)" office:value-type="float" office:value="575">
            <text:p>575</text:p>
          </table:table-cell>
          <table:table-cell table:formula="of:=IF([.E21]&gt;=[.E20];[.F20];[.F20]+1)" office:value-type="float" office:value="5">
            <text:p>5</text:p>
          </table:table-cell>
          <table:table-cell table:formula="of:=IF([.G20]=IF([.G20]=-1;[.H20];IF([.H20]=-1;[.G20];IF(INDIRECT(CONCATENATE(&quot;R&quot;;[.G20];&quot;C&quot;;COLUMN([.E20]));0)&lt;=INDIRECT(CONCATENATE(&quot;R&quot;;[.H20];&quot;C&quot;;COLUMN([.E20]));0);[.G20];[.H20])));IF(IF([.G20]=-1;0=0;INDIRECT(CONCATENATE(&quot;R&quot;;[.G20];&quot;C&quot;;COLUMN([.F20]));0)&lt;&gt;INDIRECT(CONCATENATE(&quot;R&quot;;[.G20]+1;&quot;C&quot;;COLUMN([.F20]));0));IF([.H20]&lt;&gt;-1;-1;ROW([.F21]));[.G20]+1);IF([.G20]&lt;&gt;-1;[.G20];IF(IF([.H20]=-1;0=0;INDIRECT(CONCATENATE(&quot;R&quot;;[.H20];&quot;C&quot;;COLUMN([.F20]));0)&lt;&gt;INDIRECT(CONCATENATE(&quot;R&quot;;[.H20]+1;&quot;C&quot;;COLUMN([.F20]));0));ROW([.F21]);-1)))" office:value-type="float" office:value="20">
            <text:p>20</text:p>
          </table:table-cell>
          <table:table-cell table:formula="of:=IF([.H20]=IF([.G20]=-1;[.H20];IF([.H20]=-1;[.G20];IF(INDIRECT(CONCATENATE(&quot;R&quot;;[.G20];&quot;C&quot;;COLUMN([.E20]));0)&lt;=INDIRECT(CONCATENATE(&quot;R&quot;;[.H20];&quot;C&quot;;COLUMN([.E20]));0);[.G20];[.H20])));IF(IF([.H20]=-1;0=0;INDIRECT(CONCATENATE(&quot;R&quot;;[.H20];&quot;C&quot;;COLUMN([.F20]));0)&lt;&gt;INDIRECT(CONCATENATE(&quot;R&quot;;[.H20]+1;&quot;C&quot;;COLUMN([.F20]));0));IF([.G20]&lt;&gt;-1;-1;IF(IF([.G20]=-1;0=0;INDIRECT(CONCATENATE(&quot;R&quot;;[.G20];&quot;C&quot;;COLUMN([.F20]));0)&lt;&gt;INDIRECT(CONCATENATE(&quot;R&quot;;[.G20]+1;&quot;C&quot;;COLUMN([.F20]));0));IF(ISERROR(1+MATCH([.F21]+1;[.F$2:.F$31];0));-1;1+MATCH([.F21]+1;[.F$2:.F$31];0));-1));[.H20]+1);IF([.H20]&lt;&gt;-1;[.H20];IF(IF([.G20]=-1;0=0;INDIRECT(CONCATENATE(&quot;R&quot;;[.G20];&quot;C&quot;;COLUMN([.F20]));0)&lt;&gt;INDIRECT(CONCATENATE(&quot;R&quot;;[.G20]+1;&quot;C&quot;;COLUMN([.F20]));0));IF(ISERROR(1+MATCH([.F21]+1;[.F$2:.F$31];0));-1;1+MATCH([.F21]+1;[.F$2:.F$31];0));[.H20])))" office:value-type="float" office:value="27">
            <text:p>27</text:p>
          </table:table-cell>
          <table:table-cell table:formula="of:=INDIRECT(CONCATENATE(&quot;R&quot;;IF([.G21]=-1;[.H21];IF([.H21]=-1;[.G21];IF(INDIRECT(CONCATENATE(&quot;R&quot;;[.G21];&quot;C&quot;;COLUMN([.E21]));0)&lt;=INDIRECT(CONCATENATE(&quot;R&quot;;[.H21];&quot;C&quot;;COLUMN([.E21]));0);[.G21];[.H21])));&quot;C&quot;;COLUMN([.E21]));0)" office:value-type="float" office:value="357">
            <text:p>357</text:p>
          </table:table-cell>
          <table:table-cell table:formula="of:=IF([.I21]&gt;=[.I20];[.J20];[.J20]+1)" office:value-type="float" office:value="3">
            <text:p>3</text:p>
          </table:table-cell>
          <table:table-cell table:formula="of:=IF([.K20]=IF([.K20]=-1;[.L20];IF([.L20]=-1;[.K20];IF(INDIRECT(CONCATENATE(&quot;R&quot;;[.K20];&quot;C&quot;;COLUMN([.I20]));0)&lt;=INDIRECT(CONCATENATE(&quot;R&quot;;[.L20];&quot;C&quot;;COLUMN([.I20]));0);[.K20];[.L20])));IF(IF([.K20]=-1;0=0;INDIRECT(CONCATENATE(&quot;R&quot;;[.K20];&quot;C&quot;;COLUMN([.J20]));0)&lt;&gt;INDIRECT(CONCATENATE(&quot;R&quot;;[.K20]+1;&quot;C&quot;;COLUMN([.J20]));0));IF([.L20]&lt;&gt;-1;-1;ROW([.J21]));[.K20]+1);IF([.K20]&lt;&gt;-1;[.K20];IF(IF([.L20]=-1;0=0;INDIRECT(CONCATENATE(&quot;R&quot;;[.L20];&quot;C&quot;;COLUMN([.J20]));0)&lt;&gt;INDIRECT(CONCATENATE(&quot;R&quot;;[.L20]+1;&quot;C&quot;;COLUMN([.J20]));0));ROW([.J21]);-1)))" office:value-type="float" office:value="20">
            <text:p>20</text:p>
          </table:table-cell>
          <table:table-cell table:formula="of:=IF([.L20]=IF([.K20]=-1;[.L20];IF([.L20]=-1;[.K20];IF(INDIRECT(CONCATENATE(&quot;R&quot;;[.K20];&quot;C&quot;;COLUMN([.I20]));0)&lt;=INDIRECT(CONCATENATE(&quot;R&quot;;[.L20];&quot;C&quot;;COLUMN([.I20]));0);[.K20];[.L20])));IF(IF([.L20]=-1;0=0;INDIRECT(CONCATENATE(&quot;R&quot;;[.L20];&quot;C&quot;;COLUMN([.J20]));0)&lt;&gt;INDIRECT(CONCATENATE(&quot;R&quot;;[.L20]+1;&quot;C&quot;;COLUMN([.J20]));0));IF([.K20]&lt;&gt;-1;-1;IF(IF([.K20]=-1;0=0;INDIRECT(CONCATENATE(&quot;R&quot;;[.K20];&quot;C&quot;;COLUMN([.J20]));0)&lt;&gt;INDIRECT(CONCATENATE(&quot;R&quot;;[.K20]+1;&quot;C&quot;;COLUMN([.J20]));0));IF(ISERROR(1+MATCH([.J21]+1;[.J$2:.J$31];0));-1;1+MATCH([.J21]+1;[.J$2:.J$31];0));-1));[.L20]+1);IF([.L20]&lt;&gt;-1;[.L20];IF(IF([.K20]=-1;0=0;INDIRECT(CONCATENATE(&quot;R&quot;;[.K20];&quot;C&quot;;COLUMN([.J20]));0)&lt;&gt;INDIRECT(CONCATENATE(&quot;R&quot;;[.K20]+1;&quot;C&quot;;COLUMN([.J20]));0));IF(ISERROR(1+MATCH([.J21]+1;[.J$2:.J$31];0));-1;1+MATCH([.J21]+1;[.J$2:.J$31];0));[.L20])))" office:value-type="float" office:value="30">
            <text:p>30</text:p>
          </table:table-cell>
          <table:table-cell table:formula="of:=INDIRECT(CONCATENATE(&quot;R&quot;;IF([.K21]=-1;[.L21];IF([.L21]=-1;[.K21];IF(INDIRECT(CONCATENATE(&quot;R&quot;;[.K21];&quot;C&quot;;COLUMN([.I21]));0)&lt;=INDIRECT(CONCATENATE(&quot;R&quot;;[.L21];&quot;C&quot;;COLUMN([.I21]));0);[.K21];[.L21])));&quot;C&quot;;COLUMN([.I21]));0)" office:value-type="float" office:value="184">
            <text:p>184</text:p>
          </table:table-cell>
          <table:table-cell table:formula="of:=IF([.M21]&gt;=[.M20];[.N20];[.N20]+1)" office:value-type="float" office:value="2">
            <text:p>2</text:p>
          </table:table-cell>
          <table:table-cell table:formula="of:=IF([.O20]=IF([.O20]=-1;[.P20];IF([.P20]=-1;[.O20];IF(INDIRECT(CONCATENATE(&quot;R&quot;;[.O20];&quot;C&quot;;COLUMN([.M20]));0)&lt;=INDIRECT(CONCATENATE(&quot;R&quot;;[.P20];&quot;C&quot;;COLUMN([.M20]));0);[.O20];[.P20])));IF(IF([.O20]=-1;0=0;INDIRECT(CONCATENATE(&quot;R&quot;;[.O20];&quot;C&quot;;COLUMN([.N20]));0)&lt;&gt;INDIRECT(CONCATENATE(&quot;R&quot;;[.O20]+1;&quot;C&quot;;COLUMN([.N20]));0));IF([.P20]&lt;&gt;-1;-1;ROW([.N21]));[.O20]+1);IF([.O20]&lt;&gt;-1;[.O20];IF(IF([.P20]=-1;0=0;INDIRECT(CONCATENATE(&quot;R&quot;;[.P20];&quot;C&quot;;COLUMN([.N20]));0)&lt;&gt;INDIRECT(CONCATENATE(&quot;R&quot;;[.P20]+1;&quot;C&quot;;COLUMN([.N20]));0));ROW([.N21]);-1)))" office:value-type="float" office:value="14">
            <text:p>14</text:p>
          </table:table-cell>
          <table:table-cell table:formula="of:=IF([.P20]=IF([.O20]=-1;[.P20];IF([.P20]=-1;[.O20];IF(INDIRECT(CONCATENATE(&quot;R&quot;;[.O20];&quot;C&quot;;COLUMN([.M20]));0)&lt;=INDIRECT(CONCATENATE(&quot;R&quot;;[.P20];&quot;C&quot;;COLUMN([.M20]));0);[.O20];[.P20])));IF(IF([.P20]=-1;0=0;INDIRECT(CONCATENATE(&quot;R&quot;;[.P20];&quot;C&quot;;COLUMN([.N20]));0)&lt;&gt;INDIRECT(CONCATENATE(&quot;R&quot;;[.P20]+1;&quot;C&quot;;COLUMN([.N20]));0));IF([.O20]&lt;&gt;-1;-1;IF(IF([.O20]=-1;0=0;INDIRECT(CONCATENATE(&quot;R&quot;;[.O20];&quot;C&quot;;COLUMN([.N20]));0)&lt;&gt;INDIRECT(CONCATENATE(&quot;R&quot;;[.O20]+1;&quot;C&quot;;COLUMN([.N20]));0));IF(ISERROR(1+MATCH([.N21]+1;[.N$2:.N$31];0));-1;1+MATCH([.N21]+1;[.N$2:.N$31];0));-1));[.P20]+1);IF([.P20]&lt;&gt;-1;[.P20];IF(IF([.O20]=-1;0=0;INDIRECT(CONCATENATE(&quot;R&quot;;[.O20];&quot;C&quot;;COLUMN([.N20]));0)&lt;&gt;INDIRECT(CONCATENATE(&quot;R&quot;;[.O20]+1;&quot;C&quot;;COLUMN([.N20]));0));IF(ISERROR(1+MATCH([.N21]+1;[.N$2:.N$31];0));-1;1+MATCH([.N21]+1;[.N$2:.N$31];0));[.P20])))" office:value-type="float" office:value="27">
            <text:p>27</text:p>
          </table:table-cell>
          <table:table-cell table:formula="of:=INDIRECT(CONCATENATE(&quot;R&quot;;IF([.O21]=-1;[.P21];IF([.P21]=-1;[.O21];IF(INDIRECT(CONCATENATE(&quot;R&quot;;[.O21];&quot;C&quot;;COLUMN([.M21]));0)&lt;=INDIRECT(CONCATENATE(&quot;R&quot;;[.P21];&quot;C&quot;;COLUMN([.M21]));0);[.O21];[.P21])));&quot;C&quot;;COLUMN([.M21]));0)" office:value-type="float" office:value="575">
            <text:p>575</text:p>
          </table:table-cell>
          <table:table-cell table:formula="of:=IF([.Q21]&gt;=[.Q20];[.R20];[.R20]+1)" office:value-type="float" office:value="1">
            <text:p>1</text:p>
          </table:table-cell>
        </table:table-row>
        <table:table-row table:style-name="ro2">
          <table:table-cell office:value-type="float" office:value="773">
            <text:p>773</text:p>
          </table:table-cell>
          <table:table-cell table:formula="of:=IF([.A22]&gt;=[.A21];[.B21];[.B21]+1)" office:value-type="float" office:value="9">
            <text:p>9</text:p>
          </table:table-cell>
          <table:table-cell table:formula="of:=IF([.C21]=IF([.C21]=-1;[.D21];IF([.D21]=-1;[.C21];IF(INDIRECT(CONCATENATE(&quot;R&quot;;[.C21];&quot;C&quot;;COLUMN([.A21]));0)&lt;=INDIRECT(CONCATENATE(&quot;R&quot;;[.D21];&quot;C&quot;;COLUMN([.A21]));0);[.C21];[.D21])));IF(IF([.C21]=-1;0=0;INDIRECT(CONCATENATE(&quot;R&quot;;[.C21];&quot;C&quot;;COLUMN([.B21]));0)&lt;&gt;INDIRECT(CONCATENATE(&quot;R&quot;;[.C21]+1;&quot;C&quot;;COLUMN([.B21]));0));IF([.D21]&lt;&gt;-1;-1;ROW([.B22]));[.C21]+1);IF([.C21]&lt;&gt;-1;[.C21];IF(IF([.D21]=-1;0=0;INDIRECT(CONCATENATE(&quot;R&quot;;[.D21];&quot;C&quot;;COLUMN([.B21]));0)&lt;&gt;INDIRECT(CONCATENATE(&quot;R&quot;;[.D21]+1;&quot;C&quot;;COLUMN([.B21]));0));ROW([.B22]);-1)))" office:value-type="float" office:value="21">
            <text:p>21</text:p>
          </table:table-cell>
          <table:table-cell table:formula="of:=IF([.D21]=IF([.C21]=-1;[.D21];IF([.D21]=-1;[.C21];IF(INDIRECT(CONCATENATE(&quot;R&quot;;[.C21];&quot;C&quot;;COLUMN([.A21]));0)&lt;=INDIRECT(CONCATENATE(&quot;R&quot;;[.D21];&quot;C&quot;;COLUMN([.A21]));0);[.C21];[.D21])));IF(IF([.D21]=-1;0=0;INDIRECT(CONCATENATE(&quot;R&quot;;[.D21];&quot;C&quot;;COLUMN([.B21]));0)&lt;&gt;INDIRECT(CONCATENATE(&quot;R&quot;;[.D21]+1;&quot;C&quot;;COLUMN([.B21]));0));IF([.C21]&lt;&gt;-1;-1;IF(IF([.C21]=-1;0=0;INDIRECT(CONCATENATE(&quot;R&quot;;[.C21];&quot;C&quot;;COLUMN([.B21]));0)&lt;&gt;INDIRECT(CONCATENATE(&quot;R&quot;;[.C21]+1;&quot;C&quot;;COLUMN([.B21]));0));IF(ISERROR(1+MATCH([.B22]+1;[.B$2:.B$31];0));-1;1+MATCH([.B22]+1;[.B$2:.B$31];0));-1));[.D21]+1);IF([.D21]&lt;&gt;-1;[.D21];IF(IF([.C21]=-1;0=0;INDIRECT(CONCATENATE(&quot;R&quot;;[.C21];&quot;C&quot;;COLUMN([.B21]));0)&lt;&gt;INDIRECT(CONCATENATE(&quot;R&quot;;[.C21]+1;&quot;C&quot;;COLUMN([.B21]));0));IF(ISERROR(1+MATCH([.B22]+1;[.B$2:.B$31];0));-1;1+MATCH([.B22]+1;[.B$2:.B$31];0));[.D21])))" office:value-type="float" office:value="24">
            <text:p>24</text:p>
          </table:table-cell>
          <table:table-cell table:formula="of:=INDIRECT(CONCATENATE(&quot;R&quot;;IF([.C22]=-1;[.D22];IF([.D22]=-1;[.C22];IF(INDIRECT(CONCATENATE(&quot;R&quot;;[.C22];&quot;C&quot;;COLUMN([.A22]));0)&lt;=INDIRECT(CONCATENATE(&quot;R&quot;;[.D22];&quot;C&quot;;COLUMN([.A22]));0);[.C22];[.D22])));&quot;C&quot;;COLUMN([.A22]));0)" office:value-type="float" office:value="770">
            <text:p>770</text:p>
          </table:table-cell>
          <table:table-cell table:formula="of:=IF([.E22]&gt;=[.E21];[.F21];[.F21]+1)" office:value-type="float" office:value="5">
            <text:p>5</text:p>
          </table:table-cell>
          <table:table-cell table:formula="of:=IF([.G21]=IF([.G21]=-1;[.H21];IF([.H21]=-1;[.G21];IF(INDIRECT(CONCATENATE(&quot;R&quot;;[.G21];&quot;C&quot;;COLUMN([.E21]));0)&lt;=INDIRECT(CONCATENATE(&quot;R&quot;;[.H21];&quot;C&quot;;COLUMN([.E21]));0);[.G21];[.H21])));IF(IF([.G21]=-1;0=0;INDIRECT(CONCATENATE(&quot;R&quot;;[.G21];&quot;C&quot;;COLUMN([.F21]));0)&lt;&gt;INDIRECT(CONCATENATE(&quot;R&quot;;[.G21]+1;&quot;C&quot;;COLUMN([.F21]));0));IF([.H21]&lt;&gt;-1;-1;ROW([.F22]));[.G21]+1);IF([.G21]&lt;&gt;-1;[.G21];IF(IF([.H21]=-1;0=0;INDIRECT(CONCATENATE(&quot;R&quot;;[.H21];&quot;C&quot;;COLUMN([.F21]));0)&lt;&gt;INDIRECT(CONCATENATE(&quot;R&quot;;[.H21]+1;&quot;C&quot;;COLUMN([.F21]));0));ROW([.F22]);-1)))" office:value-type="float" office:value="20">
            <text:p>20</text:p>
          </table:table-cell>
          <table:table-cell table:formula="of:=IF([.H21]=IF([.G21]=-1;[.H21];IF([.H21]=-1;[.G21];IF(INDIRECT(CONCATENATE(&quot;R&quot;;[.G21];&quot;C&quot;;COLUMN([.E21]));0)&lt;=INDIRECT(CONCATENATE(&quot;R&quot;;[.H21];&quot;C&quot;;COLUMN([.E21]));0);[.G21];[.H21])));IF(IF([.H21]=-1;0=0;INDIRECT(CONCATENATE(&quot;R&quot;;[.H21];&quot;C&quot;;COLUMN([.F21]));0)&lt;&gt;INDIRECT(CONCATENATE(&quot;R&quot;;[.H21]+1;&quot;C&quot;;COLUMN([.F21]));0));IF([.G21]&lt;&gt;-1;-1;IF(IF([.G21]=-1;0=0;INDIRECT(CONCATENATE(&quot;R&quot;;[.G21];&quot;C&quot;;COLUMN([.F21]));0)&lt;&gt;INDIRECT(CONCATENATE(&quot;R&quot;;[.G21]+1;&quot;C&quot;;COLUMN([.F21]));0));IF(ISERROR(1+MATCH([.F22]+1;[.F$2:.F$31];0));-1;1+MATCH([.F22]+1;[.F$2:.F$31];0));-1));[.H21]+1);IF([.H21]&lt;&gt;-1;[.H21];IF(IF([.G21]=-1;0=0;INDIRECT(CONCATENATE(&quot;R&quot;;[.G21];&quot;C&quot;;COLUMN([.F21]));0)&lt;&gt;INDIRECT(CONCATENATE(&quot;R&quot;;[.G21]+1;&quot;C&quot;;COLUMN([.F21]));0));IF(ISERROR(1+MATCH([.F22]+1;[.F$2:.F$31];0));-1;1+MATCH([.F22]+1;[.F$2:.F$31];0));[.H21])))" office:value-type="float" office:value="28">
            <text:p>28</text:p>
          </table:table-cell>
          <table:table-cell table:formula="of:=INDIRECT(CONCATENATE(&quot;R&quot;;IF([.G22]=-1;[.H22];IF([.H22]=-1;[.G22];IF(INDIRECT(CONCATENATE(&quot;R&quot;;[.G22];&quot;C&quot;;COLUMN([.E22]));0)&lt;=INDIRECT(CONCATENATE(&quot;R&quot;;[.H22];&quot;C&quot;;COLUMN([.E22]));0);[.G22];[.H22])));&quot;C&quot;;COLUMN([.E22]));0)" office:value-type="float" office:value="372">
            <text:p>372</text:p>
          </table:table-cell>
          <table:table-cell table:formula="of:=IF([.I22]&gt;=[.I21];[.J21];[.J21]+1)" office:value-type="float" office:value="3">
            <text:p>3</text:p>
          </table:table-cell>
          <table:table-cell table:formula="of:=IF([.K21]=IF([.K21]=-1;[.L21];IF([.L21]=-1;[.K21];IF(INDIRECT(CONCATENATE(&quot;R&quot;;[.K21];&quot;C&quot;;COLUMN([.I21]));0)&lt;=INDIRECT(CONCATENATE(&quot;R&quot;;[.L21];&quot;C&quot;;COLUMN([.I21]));0);[.K21];[.L21])));IF(IF([.K21]=-1;0=0;INDIRECT(CONCATENATE(&quot;R&quot;;[.K21];&quot;C&quot;;COLUMN([.J21]));0)&lt;&gt;INDIRECT(CONCATENATE(&quot;R&quot;;[.K21]+1;&quot;C&quot;;COLUMN([.J21]));0));IF([.L21]&lt;&gt;-1;-1;ROW([.J22]));[.K21]+1);IF([.K21]&lt;&gt;-1;[.K21];IF(IF([.L21]=-1;0=0;INDIRECT(CONCATENATE(&quot;R&quot;;[.L21];&quot;C&quot;;COLUMN([.J21]));0)&lt;&gt;INDIRECT(CONCATENATE(&quot;R&quot;;[.L21]+1;&quot;C&quot;;COLUMN([.J21]));0));ROW([.J22]);-1)))" office:value-type="float" office:value="21">
            <text:p>21</text:p>
          </table:table-cell>
          <table:table-cell table:formula="of:=IF([.L21]=IF([.K21]=-1;[.L21];IF([.L21]=-1;[.K21];IF(INDIRECT(CONCATENATE(&quot;R&quot;;[.K21];&quot;C&quot;;COLUMN([.I21]));0)&lt;=INDIRECT(CONCATENATE(&quot;R&quot;;[.L21];&quot;C&quot;;COLUMN([.I21]));0);[.K21];[.L21])));IF(IF([.L21]=-1;0=0;INDIRECT(CONCATENATE(&quot;R&quot;;[.L21];&quot;C&quot;;COLUMN([.J21]));0)&lt;&gt;INDIRECT(CONCATENATE(&quot;R&quot;;[.L21]+1;&quot;C&quot;;COLUMN([.J21]));0));IF([.K21]&lt;&gt;-1;-1;IF(IF([.K21]=-1;0=0;INDIRECT(CONCATENATE(&quot;R&quot;;[.K21];&quot;C&quot;;COLUMN([.J21]));0)&lt;&gt;INDIRECT(CONCATENATE(&quot;R&quot;;[.K21]+1;&quot;C&quot;;COLUMN([.J21]));0));IF(ISERROR(1+MATCH([.J22]+1;[.J$2:.J$31];0));-1;1+MATCH([.J22]+1;[.J$2:.J$31];0));-1));[.L21]+1);IF([.L21]&lt;&gt;-1;[.L21];IF(IF([.K21]=-1;0=0;INDIRECT(CONCATENATE(&quot;R&quot;;[.K21];&quot;C&quot;;COLUMN([.J21]));0)&lt;&gt;INDIRECT(CONCATENATE(&quot;R&quot;;[.K21]+1;&quot;C&quot;;COLUMN([.J21]));0));IF(ISERROR(1+MATCH([.J22]+1;[.J$2:.J$31];0));-1;1+MATCH([.J22]+1;[.J$2:.J$31];0));[.L21])))" office:value-type="float" office:value="30">
            <text:p>30</text:p>
          </table:table-cell>
          <table:table-cell table:formula="of:=INDIRECT(CONCATENATE(&quot;R&quot;;IF([.K22]=-1;[.L22];IF([.L22]=-1;[.K22];IF(INDIRECT(CONCATENATE(&quot;R&quot;;[.K22];&quot;C&quot;;COLUMN([.I22]));0)&lt;=INDIRECT(CONCATENATE(&quot;R&quot;;[.L22];&quot;C&quot;;COLUMN([.I22]));0);[.K22];[.L22])));&quot;C&quot;;COLUMN([.I22]));0)" office:value-type="float" office:value="219">
            <text:p>219</text:p>
          </table:table-cell>
          <table:table-cell table:formula="of:=IF([.M22]&gt;=[.M21];[.N21];[.N21]+1)" office:value-type="float" office:value="2">
            <text:p>2</text:p>
          </table:table-cell>
          <table:table-cell table:formula="of:=IF([.O21]=IF([.O21]=-1;[.P21];IF([.P21]=-1;[.O21];IF(INDIRECT(CONCATENATE(&quot;R&quot;;[.O21];&quot;C&quot;;COLUMN([.M21]));0)&lt;=INDIRECT(CONCATENATE(&quot;R&quot;;[.P21];&quot;C&quot;;COLUMN([.M21]));0);[.O21];[.P21])));IF(IF([.O21]=-1;0=0;INDIRECT(CONCATENATE(&quot;R&quot;;[.O21];&quot;C&quot;;COLUMN([.N21]));0)&lt;&gt;INDIRECT(CONCATENATE(&quot;R&quot;;[.O21]+1;&quot;C&quot;;COLUMN([.N21]));0));IF([.P21]&lt;&gt;-1;-1;ROW([.N22]));[.O21]+1);IF([.O21]&lt;&gt;-1;[.O21];IF(IF([.P21]=-1;0=0;INDIRECT(CONCATENATE(&quot;R&quot;;[.P21];&quot;C&quot;;COLUMN([.N21]));0)&lt;&gt;INDIRECT(CONCATENATE(&quot;R&quot;;[.P21]+1;&quot;C&quot;;COLUMN([.N21]));0));ROW([.N22]);-1)))" office:value-type="float" office:value="14">
            <text:p>14</text:p>
          </table:table-cell>
          <table:table-cell table:formula="of:=IF([.P21]=IF([.O21]=-1;[.P21];IF([.P21]=-1;[.O21];IF(INDIRECT(CONCATENATE(&quot;R&quot;;[.O21];&quot;C&quot;;COLUMN([.M21]));0)&lt;=INDIRECT(CONCATENATE(&quot;R&quot;;[.P21];&quot;C&quot;;COLUMN([.M21]));0);[.O21];[.P21])));IF(IF([.P21]=-1;0=0;INDIRECT(CONCATENATE(&quot;R&quot;;[.P21];&quot;C&quot;;COLUMN([.N21]));0)&lt;&gt;INDIRECT(CONCATENATE(&quot;R&quot;;[.P21]+1;&quot;C&quot;;COLUMN([.N21]));0));IF([.O21]&lt;&gt;-1;-1;IF(IF([.O21]=-1;0=0;INDIRECT(CONCATENATE(&quot;R&quot;;[.O21];&quot;C&quot;;COLUMN([.N21]));0)&lt;&gt;INDIRECT(CONCATENATE(&quot;R&quot;;[.O21]+1;&quot;C&quot;;COLUMN([.N21]));0));IF(ISERROR(1+MATCH([.N22]+1;[.N$2:.N$31];0));-1;1+MATCH([.N22]+1;[.N$2:.N$31];0));-1));[.P21]+1);IF([.P21]&lt;&gt;-1;[.P21];IF(IF([.O21]=-1;0=0;INDIRECT(CONCATENATE(&quot;R&quot;;[.O21];&quot;C&quot;;COLUMN([.N21]));0)&lt;&gt;INDIRECT(CONCATENATE(&quot;R&quot;;[.O21]+1;&quot;C&quot;;COLUMN([.N21]));0));IF(ISERROR(1+MATCH([.N22]+1;[.N$2:.N$31];0));-1;1+MATCH([.N22]+1;[.N$2:.N$31];0));[.P21])))" office:value-type="float" office:value="28">
            <text:p>28</text:p>
          </table:table-cell>
          <table:table-cell table:formula="of:=INDIRECT(CONCATENATE(&quot;R&quot;;IF([.O22]=-1;[.P22];IF([.P22]=-1;[.O22];IF(INDIRECT(CONCATENATE(&quot;R&quot;;[.O22];&quot;C&quot;;COLUMN([.M22]));0)&lt;=INDIRECT(CONCATENATE(&quot;R&quot;;[.P22];&quot;C&quot;;COLUMN([.M22]));0);[.O22];[.P22])));&quot;C&quot;;COLUMN([.M22]));0)" office:value-type="float" office:value="588">
            <text:p>588</text:p>
          </table:table-cell>
          <table:table-cell table:formula="of:=IF([.Q22]&gt;=[.Q21];[.R21];[.R21]+1)" office:value-type="float" office:value="1">
            <text:p>1</text:p>
          </table:table-cell>
        </table:table-row>
        <table:table-row table:style-name="ro2">
          <table:table-cell office:value-type="float" office:value="533">
            <text:p>533</text:p>
          </table:table-cell>
          <table:table-cell table:formula="of:=IF([.A23]&gt;=[.A22];[.B22];[.B22]+1)" office:value-type="float" office:value="10">
            <text:p>10</text:p>
          </table:table-cell>
          <table:table-cell table:formula="of:=IF([.C22]=IF([.C22]=-1;[.D22];IF([.D22]=-1;[.C22];IF(INDIRECT(CONCATENATE(&quot;R&quot;;[.C22];&quot;C&quot;;COLUMN([.A22]));0)&lt;=INDIRECT(CONCATENATE(&quot;R&quot;;[.D22];&quot;C&quot;;COLUMN([.A22]));0);[.C22];[.D22])));IF(IF([.C22]=-1;0=0;INDIRECT(CONCATENATE(&quot;R&quot;;[.C22];&quot;C&quot;;COLUMN([.B22]));0)&lt;&gt;INDIRECT(CONCATENATE(&quot;R&quot;;[.C22]+1;&quot;C&quot;;COLUMN([.B22]));0));IF([.D22]&lt;&gt;-1;-1;ROW([.B23]));[.C22]+1);IF([.C22]&lt;&gt;-1;[.C22];IF(IF([.D22]=-1;0=0;INDIRECT(CONCATENATE(&quot;R&quot;;[.D22];&quot;C&quot;;COLUMN([.B22]));0)&lt;&gt;INDIRECT(CONCATENATE(&quot;R&quot;;[.D22]+1;&quot;C&quot;;COLUMN([.B22]));0));ROW([.B23]);-1)))" office:value-type="float" office:value="22">
            <text:p>22</text:p>
          </table:table-cell>
          <table:table-cell table:formula="of:=IF([.D22]=IF([.C22]=-1;[.D22];IF([.D22]=-1;[.C22];IF(INDIRECT(CONCATENATE(&quot;R&quot;;[.C22];&quot;C&quot;;COLUMN([.A22]));0)&lt;=INDIRECT(CONCATENATE(&quot;R&quot;;[.D22];&quot;C&quot;;COLUMN([.A22]));0);[.C22];[.D22])));IF(IF([.D22]=-1;0=0;INDIRECT(CONCATENATE(&quot;R&quot;;[.D22];&quot;C&quot;;COLUMN([.B22]));0)&lt;&gt;INDIRECT(CONCATENATE(&quot;R&quot;;[.D22]+1;&quot;C&quot;;COLUMN([.B22]));0));IF([.C22]&lt;&gt;-1;-1;IF(IF([.C22]=-1;0=0;INDIRECT(CONCATENATE(&quot;R&quot;;[.C22];&quot;C&quot;;COLUMN([.B22]));0)&lt;&gt;INDIRECT(CONCATENATE(&quot;R&quot;;[.C22]+1;&quot;C&quot;;COLUMN([.B22]));0));IF(ISERROR(1+MATCH([.B23]+1;[.B$2:.B$31];0));-1;1+MATCH([.B23]+1;[.B$2:.B$31];0));-1));[.D22]+1);IF([.D22]&lt;&gt;-1;[.D22];IF(IF([.C22]=-1;0=0;INDIRECT(CONCATENATE(&quot;R&quot;;[.C22];&quot;C&quot;;COLUMN([.B22]));0)&lt;&gt;INDIRECT(CONCATENATE(&quot;R&quot;;[.C22]+1;&quot;C&quot;;COLUMN([.B22]));0));IF(ISERROR(1+MATCH([.B23]+1;[.B$2:.B$31];0));-1;1+MATCH([.B23]+1;[.B$2:.B$31];0));[.D22])))" office:value-type="float" office:value="24">
            <text:p>24</text:p>
          </table:table-cell>
          <table:table-cell table:formula="of:=INDIRECT(CONCATENATE(&quot;R&quot;;IF([.C23]=-1;[.D23];IF([.D23]=-1;[.C23];IF(INDIRECT(CONCATENATE(&quot;R&quot;;[.C23];&quot;C&quot;;COLUMN([.A23]));0)&lt;=INDIRECT(CONCATENATE(&quot;R&quot;;[.D23];&quot;C&quot;;COLUMN([.A23]));0);[.C23];[.D23])));&quot;C&quot;;COLUMN([.A23]));0)" office:value-type="float" office:value="773">
            <text:p>773</text:p>
          </table:table-cell>
          <table:table-cell table:formula="of:=IF([.E23]&gt;=[.E22];[.F22];[.F22]+1)" office:value-type="float" office:value="5">
            <text:p>5</text:p>
          </table:table-cell>
          <table:table-cell table:formula="of:=IF([.G22]=IF([.G22]=-1;[.H22];IF([.H22]=-1;[.G22];IF(INDIRECT(CONCATENATE(&quot;R&quot;;[.G22];&quot;C&quot;;COLUMN([.E22]));0)&lt;=INDIRECT(CONCATENATE(&quot;R&quot;;[.H22];&quot;C&quot;;COLUMN([.E22]));0);[.G22];[.H22])));IF(IF([.G22]=-1;0=0;INDIRECT(CONCATENATE(&quot;R&quot;;[.G22];&quot;C&quot;;COLUMN([.F22]));0)&lt;&gt;INDIRECT(CONCATENATE(&quot;R&quot;;[.G22]+1;&quot;C&quot;;COLUMN([.F22]));0));IF([.H22]&lt;&gt;-1;-1;ROW([.F23]));[.G22]+1);IF([.G22]&lt;&gt;-1;[.G22];IF(IF([.H22]=-1;0=0;INDIRECT(CONCATENATE(&quot;R&quot;;[.H22];&quot;C&quot;;COLUMN([.F22]));0)&lt;&gt;INDIRECT(CONCATENATE(&quot;R&quot;;[.H22]+1;&quot;C&quot;;COLUMN([.F22]));0));ROW([.F23]);-1)))" office:value-type="float" office:value="20">
            <text:p>20</text:p>
          </table:table-cell>
          <table:table-cell table:formula="of:=IF([.H22]=IF([.G22]=-1;[.H22];IF([.H22]=-1;[.G22];IF(INDIRECT(CONCATENATE(&quot;R&quot;;[.G22];&quot;C&quot;;COLUMN([.E22]));0)&lt;=INDIRECT(CONCATENATE(&quot;R&quot;;[.H22];&quot;C&quot;;COLUMN([.E22]));0);[.G22];[.H22])));IF(IF([.H22]=-1;0=0;INDIRECT(CONCATENATE(&quot;R&quot;;[.H22];&quot;C&quot;;COLUMN([.F22]));0)&lt;&gt;INDIRECT(CONCATENATE(&quot;R&quot;;[.H22]+1;&quot;C&quot;;COLUMN([.F22]));0));IF([.G22]&lt;&gt;-1;-1;IF(IF([.G22]=-1;0=0;INDIRECT(CONCATENATE(&quot;R&quot;;[.G22];&quot;C&quot;;COLUMN([.F22]));0)&lt;&gt;INDIRECT(CONCATENATE(&quot;R&quot;;[.G22]+1;&quot;C&quot;;COLUMN([.F22]));0));IF(ISERROR(1+MATCH([.F23]+1;[.F$2:.F$31];0));-1;1+MATCH([.F23]+1;[.F$2:.F$31];0));-1));[.H22]+1);IF([.H22]&lt;&gt;-1;[.H22];IF(IF([.G22]=-1;0=0;INDIRECT(CONCATENATE(&quot;R&quot;;[.G22];&quot;C&quot;;COLUMN([.F22]));0)&lt;&gt;INDIRECT(CONCATENATE(&quot;R&quot;;[.G22]+1;&quot;C&quot;;COLUMN([.F22]));0));IF(ISERROR(1+MATCH([.F23]+1;[.F$2:.F$31];0));-1;1+MATCH([.F23]+1;[.F$2:.F$31];0));[.H22])))" office:value-type="float" office:value="-1">
            <text:p>-1</text:p>
          </table:table-cell>
          <table:table-cell table:formula="of:=INDIRECT(CONCATENATE(&quot;R&quot;;IF([.G23]=-1;[.H23];IF([.H23]=-1;[.G23];IF(INDIRECT(CONCATENATE(&quot;R&quot;;[.G23];&quot;C&quot;;COLUMN([.E23]));0)&lt;=INDIRECT(CONCATENATE(&quot;R&quot;;[.H23];&quot;C&quot;;COLUMN([.E23]));0);[.G23];[.H23])));&quot;C&quot;;COLUMN([.E23]));0)" office:value-type="float" office:value="533">
            <text:p>533</text:p>
          </table:table-cell>
          <table:table-cell table:formula="of:=IF([.I23]&gt;=[.I22];[.J22];[.J22]+1)" office:value-type="float" office:value="3">
            <text:p>3</text:p>
          </table:table-cell>
          <table:table-cell table:formula="of:=IF([.K22]=IF([.K22]=-1;[.L22];IF([.L22]=-1;[.K22];IF(INDIRECT(CONCATENATE(&quot;R&quot;;[.K22];&quot;C&quot;;COLUMN([.I22]));0)&lt;=INDIRECT(CONCATENATE(&quot;R&quot;;[.L22];&quot;C&quot;;COLUMN([.I22]));0);[.K22];[.L22])));IF(IF([.K22]=-1;0=0;INDIRECT(CONCATENATE(&quot;R&quot;;[.K22];&quot;C&quot;;COLUMN([.J22]));0)&lt;&gt;INDIRECT(CONCATENATE(&quot;R&quot;;[.K22]+1;&quot;C&quot;;COLUMN([.J22]));0));IF([.L22]&lt;&gt;-1;-1;ROW([.J23]));[.K22]+1);IF([.K22]&lt;&gt;-1;[.K22];IF(IF([.L22]=-1;0=0;INDIRECT(CONCATENATE(&quot;R&quot;;[.L22];&quot;C&quot;;COLUMN([.J22]));0)&lt;&gt;INDIRECT(CONCATENATE(&quot;R&quot;;[.L22]+1;&quot;C&quot;;COLUMN([.J22]));0));ROW([.J23]);-1)))" office:value-type="float" office:value="21">
            <text:p>21</text:p>
          </table:table-cell>
          <table:table-cell table:formula="of:=IF([.L22]=IF([.K22]=-1;[.L22];IF([.L22]=-1;[.K22];IF(INDIRECT(CONCATENATE(&quot;R&quot;;[.K22];&quot;C&quot;;COLUMN([.I22]));0)&lt;=INDIRECT(CONCATENATE(&quot;R&quot;;[.L22];&quot;C&quot;;COLUMN([.I22]));0);[.K22];[.L22])));IF(IF([.L22]=-1;0=0;INDIRECT(CONCATENATE(&quot;R&quot;;[.L22];&quot;C&quot;;COLUMN([.J22]));0)&lt;&gt;INDIRECT(CONCATENATE(&quot;R&quot;;[.L22]+1;&quot;C&quot;;COLUMN([.J22]));0));IF([.K22]&lt;&gt;-1;-1;IF(IF([.K22]=-1;0=0;INDIRECT(CONCATENATE(&quot;R&quot;;[.K22];&quot;C&quot;;COLUMN([.J22]));0)&lt;&gt;INDIRECT(CONCATENATE(&quot;R&quot;;[.K22]+1;&quot;C&quot;;COLUMN([.J22]));0));IF(ISERROR(1+MATCH([.J23]+1;[.J$2:.J$31];0));-1;1+MATCH([.J23]+1;[.J$2:.J$31];0));-1));[.L22]+1);IF([.L22]&lt;&gt;-1;[.L22];IF(IF([.K22]=-1;0=0;INDIRECT(CONCATENATE(&quot;R&quot;;[.K22];&quot;C&quot;;COLUMN([.J22]));0)&lt;&gt;INDIRECT(CONCATENATE(&quot;R&quot;;[.K22]+1;&quot;C&quot;;COLUMN([.J22]));0));IF(ISERROR(1+MATCH([.J23]+1;[.J$2:.J$31];0));-1;1+MATCH([.J23]+1;[.J$2:.J$31];0));[.L22])))" office:value-type="float" office:value="31">
            <text:p>31</text:p>
          </table:table-cell>
          <table:table-cell table:formula="of:=INDIRECT(CONCATENATE(&quot;R&quot;;IF([.K23]=-1;[.L23];IF([.L23]=-1;[.K23];IF(INDIRECT(CONCATENATE(&quot;R&quot;;[.K23];&quot;C&quot;;COLUMN([.I23]));0)&lt;=INDIRECT(CONCATENATE(&quot;R&quot;;[.L23];&quot;C&quot;;COLUMN([.I23]));0);[.K23];[.L23])));&quot;C&quot;;COLUMN([.I23]));0)" office:value-type="float" office:value="354">
            <text:p>354</text:p>
          </table:table-cell>
          <table:table-cell table:formula="of:=IF([.M23]&gt;=[.M22];[.N22];[.N22]+1)" office:value-type="float" office:value="2">
            <text:p>2</text:p>
          </table:table-cell>
          <table:table-cell table:formula="of:=IF([.O22]=IF([.O22]=-1;[.P22];IF([.P22]=-1;[.O22];IF(INDIRECT(CONCATENATE(&quot;R&quot;;[.O22];&quot;C&quot;;COLUMN([.M22]));0)&lt;=INDIRECT(CONCATENATE(&quot;R&quot;;[.P22];&quot;C&quot;;COLUMN([.M22]));0);[.O22];[.P22])));IF(IF([.O22]=-1;0=0;INDIRECT(CONCATENATE(&quot;R&quot;;[.O22];&quot;C&quot;;COLUMN([.N22]));0)&lt;&gt;INDIRECT(CONCATENATE(&quot;R&quot;;[.O22]+1;&quot;C&quot;;COLUMN([.N22]));0));IF([.P22]&lt;&gt;-1;-1;ROW([.N23]));[.O22]+1);IF([.O22]&lt;&gt;-1;[.O22];IF(IF([.P22]=-1;0=0;INDIRECT(CONCATENATE(&quot;R&quot;;[.P22];&quot;C&quot;;COLUMN([.N22]));0)&lt;&gt;INDIRECT(CONCATENATE(&quot;R&quot;;[.P22]+1;&quot;C&quot;;COLUMN([.N22]));0));ROW([.N23]);-1)))" office:value-type="float" office:value="15">
            <text:p>15</text:p>
          </table:table-cell>
          <table:table-cell table:formula="of:=IF([.P22]=IF([.O22]=-1;[.P22];IF([.P22]=-1;[.O22];IF(INDIRECT(CONCATENATE(&quot;R&quot;;[.O22];&quot;C&quot;;COLUMN([.M22]));0)&lt;=INDIRECT(CONCATENATE(&quot;R&quot;;[.P22];&quot;C&quot;;COLUMN([.M22]));0);[.O22];[.P22])));IF(IF([.P22]=-1;0=0;INDIRECT(CONCATENATE(&quot;R&quot;;[.P22];&quot;C&quot;;COLUMN([.N22]));0)&lt;&gt;INDIRECT(CONCATENATE(&quot;R&quot;;[.P22]+1;&quot;C&quot;;COLUMN([.N22]));0));IF([.O22]&lt;&gt;-1;-1;IF(IF([.O22]=-1;0=0;INDIRECT(CONCATENATE(&quot;R&quot;;[.O22];&quot;C&quot;;COLUMN([.N22]));0)&lt;&gt;INDIRECT(CONCATENATE(&quot;R&quot;;[.O22]+1;&quot;C&quot;;COLUMN([.N22]));0));IF(ISERROR(1+MATCH([.N23]+1;[.N$2:.N$31];0));-1;1+MATCH([.N23]+1;[.N$2:.N$31];0));-1));[.P22]+1);IF([.P22]&lt;&gt;-1;[.P22];IF(IF([.O22]=-1;0=0;INDIRECT(CONCATENATE(&quot;R&quot;;[.O22];&quot;C&quot;;COLUMN([.N22]));0)&lt;&gt;INDIRECT(CONCATENATE(&quot;R&quot;;[.O22]+1;&quot;C&quot;;COLUMN([.N22]));0));IF(ISERROR(1+MATCH([.N23]+1;[.N$2:.N$31];0));-1;1+MATCH([.N23]+1;[.N$2:.N$31];0));[.P22])))" office:value-type="float" office:value="28">
            <text:p>28</text:p>
          </table:table-cell>
          <table:table-cell table:formula="of:=INDIRECT(CONCATENATE(&quot;R&quot;;IF([.O23]=-1;[.P23];IF([.P23]=-1;[.O23];IF(INDIRECT(CONCATENATE(&quot;R&quot;;[.O23];&quot;C&quot;;COLUMN([.M23]));0)&lt;=INDIRECT(CONCATENATE(&quot;R&quot;;[.P23];&quot;C&quot;;COLUMN([.M23]));0);[.O23];[.P23])));&quot;C&quot;;COLUMN([.M23]));0)" office:value-type="float" office:value="659">
            <text:p>659</text:p>
          </table:table-cell>
          <table:table-cell table:formula="of:=IF([.Q23]&gt;=[.Q22];[.R22];[.R22]+1)" office:value-type="float" office:value="1">
            <text:p>1</text:p>
          </table:table-cell>
        </table:table-row>
        <table:table-row table:style-name="ro2">
          <table:table-cell office:value-type="float" office:value="972">
            <text:p>972</text:p>
          </table:table-cell>
          <table:table-cell table:formula="of:=IF([.A24]&gt;=[.A23];[.B23];[.B23]+1)" office:value-type="float" office:value="10">
            <text:p>10</text:p>
          </table:table-cell>
          <table:table-cell table:formula="of:=IF([.C23]=IF([.C23]=-1;[.D23];IF([.D23]=-1;[.C23];IF(INDIRECT(CONCATENATE(&quot;R&quot;;[.C23];&quot;C&quot;;COLUMN([.A23]));0)&lt;=INDIRECT(CONCATENATE(&quot;R&quot;;[.D23];&quot;C&quot;;COLUMN([.A23]));0);[.C23];[.D23])));IF(IF([.C23]=-1;0=0;INDIRECT(CONCATENATE(&quot;R&quot;;[.C23];&quot;C&quot;;COLUMN([.B23]));0)&lt;&gt;INDIRECT(CONCATENATE(&quot;R&quot;;[.C23]+1;&quot;C&quot;;COLUMN([.B23]));0));IF([.D23]&lt;&gt;-1;-1;ROW([.B24]));[.C23]+1);IF([.C23]&lt;&gt;-1;[.C23];IF(IF([.D23]=-1;0=0;INDIRECT(CONCATENATE(&quot;R&quot;;[.D23];&quot;C&quot;;COLUMN([.B23]));0)&lt;&gt;INDIRECT(CONCATENATE(&quot;R&quot;;[.D23]+1;&quot;C&quot;;COLUMN([.B23]));0));ROW([.B24]);-1)))" office:value-type="float" office:value="-1">
            <text:p>-1</text:p>
          </table:table-cell>
          <table:table-cell table:formula="of:=IF([.D23]=IF([.C23]=-1;[.D23];IF([.D23]=-1;[.C23];IF(INDIRECT(CONCATENATE(&quot;R&quot;;[.C23];&quot;C&quot;;COLUMN([.A23]));0)&lt;=INDIRECT(CONCATENATE(&quot;R&quot;;[.D23];&quot;C&quot;;COLUMN([.A23]));0);[.C23];[.D23])));IF(IF([.D23]=-1;0=0;INDIRECT(CONCATENATE(&quot;R&quot;;[.D23];&quot;C&quot;;COLUMN([.B23]));0)&lt;&gt;INDIRECT(CONCATENATE(&quot;R&quot;;[.D23]+1;&quot;C&quot;;COLUMN([.B23]));0));IF([.C23]&lt;&gt;-1;-1;IF(IF([.C23]=-1;0=0;INDIRECT(CONCATENATE(&quot;R&quot;;[.C23];&quot;C&quot;;COLUMN([.B23]));0)&lt;&gt;INDIRECT(CONCATENATE(&quot;R&quot;;[.C23]+1;&quot;C&quot;;COLUMN([.B23]));0));IF(ISERROR(1+MATCH([.B24]+1;[.B$2:.B$31];0));-1;1+MATCH([.B24]+1;[.B$2:.B$31];0));-1));[.D23]+1);IF([.D23]&lt;&gt;-1;[.D23];IF(IF([.C23]=-1;0=0;INDIRECT(CONCATENATE(&quot;R&quot;;[.C23];&quot;C&quot;;COLUMN([.B23]));0)&lt;&gt;INDIRECT(CONCATENATE(&quot;R&quot;;[.C23]+1;&quot;C&quot;;COLUMN([.B23]));0));IF(ISERROR(1+MATCH([.B24]+1;[.B$2:.B$31];0));-1;1+MATCH([.B24]+1;[.B$2:.B$31];0));[.D23])))" office:value-type="float" office:value="24">
            <text:p>24</text:p>
          </table:table-cell>
          <table:table-cell table:formula="of:=INDIRECT(CONCATENATE(&quot;R&quot;;IF([.C24]=-1;[.D24];IF([.D24]=-1;[.C24];IF(INDIRECT(CONCATENATE(&quot;R&quot;;[.C24];&quot;C&quot;;COLUMN([.A24]));0)&lt;=INDIRECT(CONCATENATE(&quot;R&quot;;[.D24];&quot;C&quot;;COLUMN([.A24]));0);[.C24];[.D24])));&quot;C&quot;;COLUMN([.A24]));0)" office:value-type="float" office:value="972">
            <text:p>972</text:p>
          </table:table-cell>
          <table:table-cell table:formula="of:=IF([.E24]&gt;=[.E23];[.F23];[.F23]+1)" office:value-type="float" office:value="5">
            <text:p>5</text:p>
          </table:table-cell>
          <table:table-cell table:formula="of:=IF([.G23]=IF([.G23]=-1;[.H23];IF([.H23]=-1;[.G23];IF(INDIRECT(CONCATENATE(&quot;R&quot;;[.G23];&quot;C&quot;;COLUMN([.E23]));0)&lt;=INDIRECT(CONCATENATE(&quot;R&quot;;[.H23];&quot;C&quot;;COLUMN([.E23]));0);[.G23];[.H23])));IF(IF([.G23]=-1;0=0;INDIRECT(CONCATENATE(&quot;R&quot;;[.G23];&quot;C&quot;;COLUMN([.F23]));0)&lt;&gt;INDIRECT(CONCATENATE(&quot;R&quot;;[.G23]+1;&quot;C&quot;;COLUMN([.F23]));0));IF([.H23]&lt;&gt;-1;-1;ROW([.F24]));[.G23]+1);IF([.G23]&lt;&gt;-1;[.G23];IF(IF([.H23]=-1;0=0;INDIRECT(CONCATENATE(&quot;R&quot;;[.H23];&quot;C&quot;;COLUMN([.F23]));0)&lt;&gt;INDIRECT(CONCATENATE(&quot;R&quot;;[.H23]+1;&quot;C&quot;;COLUMN([.F23]));0));ROW([.F24]);-1)))" office:value-type="float" office:value="21">
            <text:p>21</text:p>
          </table:table-cell>
          <table:table-cell table:formula="of:=IF([.H23]=IF([.G23]=-1;[.H23];IF([.H23]=-1;[.G23];IF(INDIRECT(CONCATENATE(&quot;R&quot;;[.G23];&quot;C&quot;;COLUMN([.E23]));0)&lt;=INDIRECT(CONCATENATE(&quot;R&quot;;[.H23];&quot;C&quot;;COLUMN([.E23]));0);[.G23];[.H23])));IF(IF([.H23]=-1;0=0;INDIRECT(CONCATENATE(&quot;R&quot;;[.H23];&quot;C&quot;;COLUMN([.F23]));0)&lt;&gt;INDIRECT(CONCATENATE(&quot;R&quot;;[.H23]+1;&quot;C&quot;;COLUMN([.F23]));0));IF([.G23]&lt;&gt;-1;-1;IF(IF([.G23]=-1;0=0;INDIRECT(CONCATENATE(&quot;R&quot;;[.G23];&quot;C&quot;;COLUMN([.F23]));0)&lt;&gt;INDIRECT(CONCATENATE(&quot;R&quot;;[.G23]+1;&quot;C&quot;;COLUMN([.F23]));0));IF(ISERROR(1+MATCH([.F24]+1;[.F$2:.F$31];0));-1;1+MATCH([.F24]+1;[.F$2:.F$31];0));-1));[.H23]+1);IF([.H23]&lt;&gt;-1;[.H23];IF(IF([.G23]=-1;0=0;INDIRECT(CONCATENATE(&quot;R&quot;;[.G23];&quot;C&quot;;COLUMN([.F23]));0)&lt;&gt;INDIRECT(CONCATENATE(&quot;R&quot;;[.G23]+1;&quot;C&quot;;COLUMN([.F23]));0));IF(ISERROR(1+MATCH([.F24]+1;[.F$2:.F$31];0));-1;1+MATCH([.F24]+1;[.F$2:.F$31];0));[.H23])))" office:value-type="float" office:value="-1">
            <text:p>-1</text:p>
          </table:table-cell>
          <table:table-cell table:formula="of:=INDIRECT(CONCATENATE(&quot;R&quot;;IF([.G24]=-1;[.H24];IF([.H24]=-1;[.G24];IF(INDIRECT(CONCATENATE(&quot;R&quot;;[.G24];&quot;C&quot;;COLUMN([.E24]));0)&lt;=INDIRECT(CONCATENATE(&quot;R&quot;;[.H24];&quot;C&quot;;COLUMN([.E24]));0);[.G24];[.H24])));&quot;C&quot;;COLUMN([.E24]));0)" office:value-type="float" office:value="575">
            <text:p>575</text:p>
          </table:table-cell>
          <table:table-cell table:formula="of:=IF([.I24]&gt;=[.I23];[.J23];[.J23]+1)" office:value-type="float" office:value="3">
            <text:p>3</text:p>
          </table:table-cell>
          <table:table-cell table:formula="of:=IF([.K23]=IF([.K23]=-1;[.L23];IF([.L23]=-1;[.K23];IF(INDIRECT(CONCATENATE(&quot;R&quot;;[.K23];&quot;C&quot;;COLUMN([.I23]));0)&lt;=INDIRECT(CONCATENATE(&quot;R&quot;;[.L23];&quot;C&quot;;COLUMN([.I23]));0);[.K23];[.L23])));IF(IF([.K23]=-1;0=0;INDIRECT(CONCATENATE(&quot;R&quot;;[.K23];&quot;C&quot;;COLUMN([.J23]));0)&lt;&gt;INDIRECT(CONCATENATE(&quot;R&quot;;[.K23]+1;&quot;C&quot;;COLUMN([.J23]));0));IF([.L23]&lt;&gt;-1;-1;ROW([.J24]));[.K23]+1);IF([.K23]&lt;&gt;-1;[.K23];IF(IF([.L23]=-1;0=0;INDIRECT(CONCATENATE(&quot;R&quot;;[.L23];&quot;C&quot;;COLUMN([.J23]));0)&lt;&gt;INDIRECT(CONCATENATE(&quot;R&quot;;[.L23]+1;&quot;C&quot;;COLUMN([.J23]));0));ROW([.J24]);-1)))" office:value-type="float" office:value="21">
            <text:p>21</text:p>
          </table:table-cell>
          <table:table-cell table:formula="of:=IF([.L23]=IF([.K23]=-1;[.L23];IF([.L23]=-1;[.K23];IF(INDIRECT(CONCATENATE(&quot;R&quot;;[.K23];&quot;C&quot;;COLUMN([.I23]));0)&lt;=INDIRECT(CONCATENATE(&quot;R&quot;;[.L23];&quot;C&quot;;COLUMN([.I23]));0);[.K23];[.L23])));IF(IF([.L23]=-1;0=0;INDIRECT(CONCATENATE(&quot;R&quot;;[.L23];&quot;C&quot;;COLUMN([.J23]));0)&lt;&gt;INDIRECT(CONCATENATE(&quot;R&quot;;[.L23]+1;&quot;C&quot;;COLUMN([.J23]));0));IF([.K23]&lt;&gt;-1;-1;IF(IF([.K23]=-1;0=0;INDIRECT(CONCATENATE(&quot;R&quot;;[.K23];&quot;C&quot;;COLUMN([.J23]));0)&lt;&gt;INDIRECT(CONCATENATE(&quot;R&quot;;[.K23]+1;&quot;C&quot;;COLUMN([.J23]));0));IF(ISERROR(1+MATCH([.J24]+1;[.J$2:.J$31];0));-1;1+MATCH([.J24]+1;[.J$2:.J$31];0));-1));[.L23]+1);IF([.L23]&lt;&gt;-1;[.L23];IF(IF([.K23]=-1;0=0;INDIRECT(CONCATENATE(&quot;R&quot;;[.K23];&quot;C&quot;;COLUMN([.J23]));0)&lt;&gt;INDIRECT(CONCATENATE(&quot;R&quot;;[.K23]+1;&quot;C&quot;;COLUMN([.J23]));0));IF(ISERROR(1+MATCH([.J24]+1;[.J$2:.J$31];0));-1;1+MATCH([.J24]+1;[.J$2:.J$31];0));[.L23])))" office:value-type="float" office:value="-1">
            <text:p>-1</text:p>
          </table:table-cell>
          <table:table-cell table:formula="of:=INDIRECT(CONCATENATE(&quot;R&quot;;IF([.K24]=-1;[.L24];IF([.L24]=-1;[.K24];IF(INDIRECT(CONCATENATE(&quot;R&quot;;[.K24];&quot;C&quot;;COLUMN([.I24]));0)&lt;=INDIRECT(CONCATENATE(&quot;R&quot;;[.L24];&quot;C&quot;;COLUMN([.I24]));0);[.K24];[.L24])));&quot;C&quot;;COLUMN([.I24]));0)" office:value-type="float" office:value="357">
            <text:p>357</text:p>
          </table:table-cell>
          <table:table-cell table:formula="of:=IF([.M24]&gt;=[.M23];[.N23];[.N23]+1)" office:value-type="float" office:value="2">
            <text:p>2</text:p>
          </table:table-cell>
          <table:table-cell table:formula="of:=IF([.O23]=IF([.O23]=-1;[.P23];IF([.P23]=-1;[.O23];IF(INDIRECT(CONCATENATE(&quot;R&quot;;[.O23];&quot;C&quot;;COLUMN([.M23]));0)&lt;=INDIRECT(CONCATENATE(&quot;R&quot;;[.P23];&quot;C&quot;;COLUMN([.M23]));0);[.O23];[.P23])));IF(IF([.O23]=-1;0=0;INDIRECT(CONCATENATE(&quot;R&quot;;[.O23];&quot;C&quot;;COLUMN([.N23]));0)&lt;&gt;INDIRECT(CONCATENATE(&quot;R&quot;;[.O23]+1;&quot;C&quot;;COLUMN([.N23]));0));IF([.P23]&lt;&gt;-1;-1;ROW([.N24]));[.O23]+1);IF([.O23]&lt;&gt;-1;[.O23];IF(IF([.P23]=-1;0=0;INDIRECT(CONCATENATE(&quot;R&quot;;[.P23];&quot;C&quot;;COLUMN([.N23]));0)&lt;&gt;INDIRECT(CONCATENATE(&quot;R&quot;;[.P23]+1;&quot;C&quot;;COLUMN([.N23]));0));ROW([.N24]);-1)))" office:value-type="float" office:value="16">
            <text:p>16</text:p>
          </table:table-cell>
          <table:table-cell table:formula="of:=IF([.P23]=IF([.O23]=-1;[.P23];IF([.P23]=-1;[.O23];IF(INDIRECT(CONCATENATE(&quot;R&quot;;[.O23];&quot;C&quot;;COLUMN([.M23]));0)&lt;=INDIRECT(CONCATENATE(&quot;R&quot;;[.P23];&quot;C&quot;;COLUMN([.M23]));0);[.O23];[.P23])));IF(IF([.P23]=-1;0=0;INDIRECT(CONCATENATE(&quot;R&quot;;[.P23];&quot;C&quot;;COLUMN([.N23]));0)&lt;&gt;INDIRECT(CONCATENATE(&quot;R&quot;;[.P23]+1;&quot;C&quot;;COLUMN([.N23]));0));IF([.O23]&lt;&gt;-1;-1;IF(IF([.O23]=-1;0=0;INDIRECT(CONCATENATE(&quot;R&quot;;[.O23];&quot;C&quot;;COLUMN([.N23]));0)&lt;&gt;INDIRECT(CONCATENATE(&quot;R&quot;;[.O23]+1;&quot;C&quot;;COLUMN([.N23]));0));IF(ISERROR(1+MATCH([.N24]+1;[.N$2:.N$31];0));-1;1+MATCH([.N24]+1;[.N$2:.N$31];0));-1));[.P23]+1);IF([.P23]&lt;&gt;-1;[.P23];IF(IF([.O23]=-1;0=0;INDIRECT(CONCATENATE(&quot;R&quot;;[.O23];&quot;C&quot;;COLUMN([.N23]));0)&lt;&gt;INDIRECT(CONCATENATE(&quot;R&quot;;[.O23]+1;&quot;C&quot;;COLUMN([.N23]));0));IF(ISERROR(1+MATCH([.N24]+1;[.N$2:.N$31];0));-1;1+MATCH([.N24]+1;[.N$2:.N$31];0));[.P23])))" office:value-type="float" office:value="28">
            <text:p>28</text:p>
          </table:table-cell>
          <table:table-cell table:formula="of:=INDIRECT(CONCATENATE(&quot;R&quot;;IF([.O24]=-1;[.P24];IF([.P24]=-1;[.O24];IF(INDIRECT(CONCATENATE(&quot;R&quot;;[.O24];&quot;C&quot;;COLUMN([.M24]));0)&lt;=INDIRECT(CONCATENATE(&quot;R&quot;;[.P24];&quot;C&quot;;COLUMN([.M24]));0);[.O24];[.P24])));&quot;C&quot;;COLUMN([.M24]));0)" office:value-type="float" office:value="732">
            <text:p>732</text:p>
          </table:table-cell>
          <table:table-cell table:formula="of:=IF([.Q24]&gt;=[.Q23];[.R23];[.R23]+1)" office:value-type="float" office:value="1">
            <text:p>1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table:formula="of:=IF([.A25]&gt;=[.A24];[.B24];[.B24]+1)" office:value-type="float" office:value="10">
            <text:p>10</text:p>
          </table:table-cell>
          <table:table-cell table:formula="of:=IF([.C24]=IF([.C24]=-1;[.D24];IF([.D24]=-1;[.C24];IF(INDIRECT(CONCATENATE(&quot;R&quot;;[.C24];&quot;C&quot;;COLUMN([.A24]));0)&lt;=INDIRECT(CONCATENATE(&quot;R&quot;;[.D24];&quot;C&quot;;COLUMN([.A24]));0);[.C24];[.D24])));IF(IF([.C24]=-1;0=0;INDIRECT(CONCATENATE(&quot;R&quot;;[.C24];&quot;C&quot;;COLUMN([.B24]));0)&lt;&gt;INDIRECT(CONCATENATE(&quot;R&quot;;[.C24]+1;&quot;C&quot;;COLUMN([.B24]));0));IF([.D24]&lt;&gt;-1;-1;ROW([.B25]));[.C24]+1);IF([.C24]&lt;&gt;-1;[.C24];IF(IF([.D24]=-1;0=0;INDIRECT(CONCATENATE(&quot;R&quot;;[.D24];&quot;C&quot;;COLUMN([.B24]));0)&lt;&gt;INDIRECT(CONCATENATE(&quot;R&quot;;[.D24]+1;&quot;C&quot;;COLUMN([.B24]));0));ROW([.B25]);-1)))" office:value-type="float" office:value="-1">
            <text:p>-1</text:p>
          </table:table-cell>
          <table:table-cell table:formula="of:=IF([.D24]=IF([.C24]=-1;[.D24];IF([.D24]=-1;[.C24];IF(INDIRECT(CONCATENATE(&quot;R&quot;;[.C24];&quot;C&quot;;COLUMN([.A24]));0)&lt;=INDIRECT(CONCATENATE(&quot;R&quot;;[.D24];&quot;C&quot;;COLUMN([.A24]));0);[.C24];[.D24])));IF(IF([.D24]=-1;0=0;INDIRECT(CONCATENATE(&quot;R&quot;;[.D24];&quot;C&quot;;COLUMN([.B24]));0)&lt;&gt;INDIRECT(CONCATENATE(&quot;R&quot;;[.D24]+1;&quot;C&quot;;COLUMN([.B24]));0));IF([.C24]&lt;&gt;-1;-1;IF(IF([.C24]=-1;0=0;INDIRECT(CONCATENATE(&quot;R&quot;;[.C24];&quot;C&quot;;COLUMN([.B24]));0)&lt;&gt;INDIRECT(CONCATENATE(&quot;R&quot;;[.C24]+1;&quot;C&quot;;COLUMN([.B24]));0));IF(ISERROR(1+MATCH([.B25]+1;[.B$2:.B$31];0));-1;1+MATCH([.B25]+1;[.B$2:.B$31];0));-1));[.D24]+1);IF([.D24]&lt;&gt;-1;[.D24];IF(IF([.C24]=-1;0=0;INDIRECT(CONCATENATE(&quot;R&quot;;[.C24];&quot;C&quot;;COLUMN([.B24]));0)&lt;&gt;INDIRECT(CONCATENATE(&quot;R&quot;;[.C24]+1;&quot;C&quot;;COLUMN([.B24]));0));IF(ISERROR(1+MATCH([.B25]+1;[.B$2:.B$31];0));-1;1+MATCH([.B25]+1;[.B$2:.B$31];0));[.D24])))" office:value-type="float" office:value="25">
            <text:p>25</text:p>
          </table:table-cell>
          <table:table-cell table:formula="of:=INDIRECT(CONCATENATE(&quot;R&quot;;IF([.C25]=-1;[.D25];IF([.D25]=-1;[.C25];IF(INDIRECT(CONCATENATE(&quot;R&quot;;[.C25];&quot;C&quot;;COLUMN([.A25]));0)&lt;=INDIRECT(CONCATENATE(&quot;R&quot;;[.D25];&quot;C&quot;;COLUMN([.A25]));0);[.C25];[.D25])));&quot;C&quot;;COLUMN([.A25]));0)" office:value-type="float" office:value="998">
            <text:p>998</text:p>
          </table:table-cell>
          <table:table-cell table:formula="of:=IF([.E25]&gt;=[.E24];[.F24];[.F24]+1)" office:value-type="float" office:value="5">
            <text:p>5</text:p>
          </table:table-cell>
          <table:table-cell table:formula="of:=IF([.G24]=IF([.G24]=-1;[.H24];IF([.H24]=-1;[.G24];IF(INDIRECT(CONCATENATE(&quot;R&quot;;[.G24];&quot;C&quot;;COLUMN([.E24]));0)&lt;=INDIRECT(CONCATENATE(&quot;R&quot;;[.H24];&quot;C&quot;;COLUMN([.E24]));0);[.G24];[.H24])));IF(IF([.G24]=-1;0=0;INDIRECT(CONCATENATE(&quot;R&quot;;[.G24];&quot;C&quot;;COLUMN([.F24]));0)&lt;&gt;INDIRECT(CONCATENATE(&quot;R&quot;;[.G24]+1;&quot;C&quot;;COLUMN([.F24]));0));IF([.H24]&lt;&gt;-1;-1;ROW([.F25]));[.G24]+1);IF([.G24]&lt;&gt;-1;[.G24];IF(IF([.H24]=-1;0=0;INDIRECT(CONCATENATE(&quot;R&quot;;[.H24];&quot;C&quot;;COLUMN([.F24]));0)&lt;&gt;INDIRECT(CONCATENATE(&quot;R&quot;;[.H24]+1;&quot;C&quot;;COLUMN([.F24]));0));ROW([.F25]);-1)))" office:value-type="float" office:value="22">
            <text:p>22</text:p>
          </table:table-cell>
          <table:table-cell table:formula="of:=IF([.H24]=IF([.G24]=-1;[.H24];IF([.H24]=-1;[.G24];IF(INDIRECT(CONCATENATE(&quot;R&quot;;[.G24];&quot;C&quot;;COLUMN([.E24]));0)&lt;=INDIRECT(CONCATENATE(&quot;R&quot;;[.H24];&quot;C&quot;;COLUMN([.E24]));0);[.G24];[.H24])));IF(IF([.H24]=-1;0=0;INDIRECT(CONCATENATE(&quot;R&quot;;[.H24];&quot;C&quot;;COLUMN([.F24]));0)&lt;&gt;INDIRECT(CONCATENATE(&quot;R&quot;;[.H24]+1;&quot;C&quot;;COLUMN([.F24]));0));IF([.G24]&lt;&gt;-1;-1;IF(IF([.G24]=-1;0=0;INDIRECT(CONCATENATE(&quot;R&quot;;[.G24];&quot;C&quot;;COLUMN([.F24]));0)&lt;&gt;INDIRECT(CONCATENATE(&quot;R&quot;;[.G24]+1;&quot;C&quot;;COLUMN([.F24]));0));IF(ISERROR(1+MATCH([.F25]+1;[.F$2:.F$31];0));-1;1+MATCH([.F25]+1;[.F$2:.F$31];0));-1));[.H24]+1);IF([.H24]&lt;&gt;-1;[.H24];IF(IF([.G24]=-1;0=0;INDIRECT(CONCATENATE(&quot;R&quot;;[.G24];&quot;C&quot;;COLUMN([.F24]));0)&lt;&gt;INDIRECT(CONCATENATE(&quot;R&quot;;[.G24]+1;&quot;C&quot;;COLUMN([.F24]));0));IF(ISERROR(1+MATCH([.F25]+1;[.F$2:.F$31];0));-1;1+MATCH([.F25]+1;[.F$2:.F$31];0));[.H24])))" office:value-type="float" office:value="-1">
            <text:p>-1</text:p>
          </table:table-cell>
          <table:table-cell table:formula="of:=INDIRECT(CONCATENATE(&quot;R&quot;;IF([.G25]=-1;[.H25];IF([.H25]=-1;[.G25];IF(INDIRECT(CONCATENATE(&quot;R&quot;;[.G25];&quot;C&quot;;COLUMN([.E25]));0)&lt;=INDIRECT(CONCATENATE(&quot;R&quot;;[.H25];&quot;C&quot;;COLUMN([.E25]));0);[.G25];[.H25])));&quot;C&quot;;COLUMN([.E25]));0)" office:value-type="float" office:value="770">
            <text:p>770</text:p>
          </table:table-cell>
          <table:table-cell table:formula="of:=IF([.I25]&gt;=[.I24];[.J24];[.J24]+1)" office:value-type="float" office:value="3">
            <text:p>3</text:p>
          </table:table-cell>
          <table:table-cell table:formula="of:=IF([.K24]=IF([.K24]=-1;[.L24];IF([.L24]=-1;[.K24];IF(INDIRECT(CONCATENATE(&quot;R&quot;;[.K24];&quot;C&quot;;COLUMN([.I24]));0)&lt;=INDIRECT(CONCATENATE(&quot;R&quot;;[.L24];&quot;C&quot;;COLUMN([.I24]));0);[.K24];[.L24])));IF(IF([.K24]=-1;0=0;INDIRECT(CONCATENATE(&quot;R&quot;;[.K24];&quot;C&quot;;COLUMN([.J24]));0)&lt;&gt;INDIRECT(CONCATENATE(&quot;R&quot;;[.K24]+1;&quot;C&quot;;COLUMN([.J24]));0));IF([.L24]&lt;&gt;-1;-1;ROW([.J25]));[.K24]+1);IF([.K24]&lt;&gt;-1;[.K24];IF(IF([.L24]=-1;0=0;INDIRECT(CONCATENATE(&quot;R&quot;;[.L24];&quot;C&quot;;COLUMN([.J24]));0)&lt;&gt;INDIRECT(CONCATENATE(&quot;R&quot;;[.L24]+1;&quot;C&quot;;COLUMN([.J24]));0));ROW([.J25]);-1)))" office:value-type="float" office:value="22">
            <text:p>22</text:p>
          </table:table-cell>
          <table:table-cell table:formula="of:=IF([.L24]=IF([.K24]=-1;[.L24];IF([.L24]=-1;[.K24];IF(INDIRECT(CONCATENATE(&quot;R&quot;;[.K24];&quot;C&quot;;COLUMN([.I24]));0)&lt;=INDIRECT(CONCATENATE(&quot;R&quot;;[.L24];&quot;C&quot;;COLUMN([.I24]));0);[.K24];[.L24])));IF(IF([.L24]=-1;0=0;INDIRECT(CONCATENATE(&quot;R&quot;;[.L24];&quot;C&quot;;COLUMN([.J24]));0)&lt;&gt;INDIRECT(CONCATENATE(&quot;R&quot;;[.L24]+1;&quot;C&quot;;COLUMN([.J24]));0));IF([.K24]&lt;&gt;-1;-1;IF(IF([.K24]=-1;0=0;INDIRECT(CONCATENATE(&quot;R&quot;;[.K24];&quot;C&quot;;COLUMN([.J24]));0)&lt;&gt;INDIRECT(CONCATENATE(&quot;R&quot;;[.K24]+1;&quot;C&quot;;COLUMN([.J24]));0));IF(ISERROR(1+MATCH([.J25]+1;[.J$2:.J$31];0));-1;1+MATCH([.J25]+1;[.J$2:.J$31];0));-1));[.L24]+1);IF([.L24]&lt;&gt;-1;[.L24];IF(IF([.K24]=-1;0=0;INDIRECT(CONCATENATE(&quot;R&quot;;[.K24];&quot;C&quot;;COLUMN([.J24]));0)&lt;&gt;INDIRECT(CONCATENATE(&quot;R&quot;;[.K24]+1;&quot;C&quot;;COLUMN([.J24]));0));IF(ISERROR(1+MATCH([.J25]+1;[.J$2:.J$31];0));-1;1+MATCH([.J25]+1;[.J$2:.J$31];0));[.L24])))" office:value-type="float" office:value="-1">
            <text:p>-1</text:p>
          </table:table-cell>
          <table:table-cell table:formula="of:=INDIRECT(CONCATENATE(&quot;R&quot;;IF([.K25]=-1;[.L25];IF([.L25]=-1;[.K25];IF(INDIRECT(CONCATENATE(&quot;R&quot;;[.K25];&quot;C&quot;;COLUMN([.I25]));0)&lt;=INDIRECT(CONCATENATE(&quot;R&quot;;[.L25];&quot;C&quot;;COLUMN([.I25]));0);[.K25];[.L25])));&quot;C&quot;;COLUMN([.I25]));0)" office:value-type="float" office:value="372">
            <text:p>372</text:p>
          </table:table-cell>
          <table:table-cell table:formula="of:=IF([.M25]&gt;=[.M24];[.N24];[.N24]+1)" office:value-type="float" office:value="2">
            <text:p>2</text:p>
          </table:table-cell>
          <table:table-cell table:formula="of:=IF([.O24]=IF([.O24]=-1;[.P24];IF([.P24]=-1;[.O24];IF(INDIRECT(CONCATENATE(&quot;R&quot;;[.O24];&quot;C&quot;;COLUMN([.M24]));0)&lt;=INDIRECT(CONCATENATE(&quot;R&quot;;[.P24];&quot;C&quot;;COLUMN([.M24]));0);[.O24];[.P24])));IF(IF([.O24]=-1;0=0;INDIRECT(CONCATENATE(&quot;R&quot;;[.O24];&quot;C&quot;;COLUMN([.N24]));0)&lt;&gt;INDIRECT(CONCATENATE(&quot;R&quot;;[.O24]+1;&quot;C&quot;;COLUMN([.N24]));0));IF([.P24]&lt;&gt;-1;-1;ROW([.N25]));[.O24]+1);IF([.O24]&lt;&gt;-1;[.O24];IF(IF([.P24]=-1;0=0;INDIRECT(CONCATENATE(&quot;R&quot;;[.P24];&quot;C&quot;;COLUMN([.N24]));0)&lt;&gt;INDIRECT(CONCATENATE(&quot;R&quot;;[.P24]+1;&quot;C&quot;;COLUMN([.N24]));0));ROW([.N25]);-1)))" office:value-type="float" office:value="17">
            <text:p>17</text:p>
          </table:table-cell>
          <table:table-cell table:formula="of:=IF([.P24]=IF([.O24]=-1;[.P24];IF([.P24]=-1;[.O24];IF(INDIRECT(CONCATENATE(&quot;R&quot;;[.O24];&quot;C&quot;;COLUMN([.M24]));0)&lt;=INDIRECT(CONCATENATE(&quot;R&quot;;[.P24];&quot;C&quot;;COLUMN([.M24]));0);[.O24];[.P24])));IF(IF([.P24]=-1;0=0;INDIRECT(CONCATENATE(&quot;R&quot;;[.P24];&quot;C&quot;;COLUMN([.N24]));0)&lt;&gt;INDIRECT(CONCATENATE(&quot;R&quot;;[.P24]+1;&quot;C&quot;;COLUMN([.N24]));0));IF([.O24]&lt;&gt;-1;-1;IF(IF([.O24]=-1;0=0;INDIRECT(CONCATENATE(&quot;R&quot;;[.O24];&quot;C&quot;;COLUMN([.N24]));0)&lt;&gt;INDIRECT(CONCATENATE(&quot;R&quot;;[.O24]+1;&quot;C&quot;;COLUMN([.N24]));0));IF(ISERROR(1+MATCH([.N25]+1;[.N$2:.N$31];0));-1;1+MATCH([.N25]+1;[.N$2:.N$31];0));-1));[.P24]+1);IF([.P24]&lt;&gt;-1;[.P24];IF(IF([.O24]=-1;0=0;INDIRECT(CONCATENATE(&quot;R&quot;;[.O24];&quot;C&quot;;COLUMN([.N24]));0)&lt;&gt;INDIRECT(CONCATENATE(&quot;R&quot;;[.O24]+1;&quot;C&quot;;COLUMN([.N24]));0));IF(ISERROR(1+MATCH([.N25]+1;[.N$2:.N$31];0));-1;1+MATCH([.N25]+1;[.N$2:.N$31];0));[.P24])))" office:value-type="float" office:value="28">
            <text:p>28</text:p>
          </table:table-cell>
          <table:table-cell table:formula="of:=INDIRECT(CONCATENATE(&quot;R&quot;;IF([.O25]=-1;[.P25];IF([.P25]=-1;[.O25];IF(INDIRECT(CONCATENATE(&quot;R&quot;;[.O25];&quot;C&quot;;COLUMN([.M25]));0)&lt;=INDIRECT(CONCATENATE(&quot;R&quot;;[.P25];&quot;C&quot;;COLUMN([.M25]));0);[.O25];[.P25])));&quot;C&quot;;COLUMN([.M25]));0)" office:value-type="float" office:value="770">
            <text:p>770</text:p>
          </table:table-cell>
          <table:table-cell table:formula="of:=IF([.Q25]&gt;=[.Q24];[.R24];[.R24]+1)" office:value-type="float" office:value="1">
            <text:p>1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table:formula="of:=IF([.A26]&gt;=[.A25];[.B25];[.B25]+1)" office:value-type="float" office:value="11">
            <text:p>11</text:p>
          </table:table-cell>
          <table:table-cell table:formula="of:=IF([.C25]=IF([.C25]=-1;[.D25];IF([.D25]=-1;[.C25];IF(INDIRECT(CONCATENATE(&quot;R&quot;;[.C25];&quot;C&quot;;COLUMN([.A25]));0)&lt;=INDIRECT(CONCATENATE(&quot;R&quot;;[.D25];&quot;C&quot;;COLUMN([.A25]));0);[.C25];[.D25])));IF(IF([.C25]=-1;0=0;INDIRECT(CONCATENATE(&quot;R&quot;;[.C25];&quot;C&quot;;COLUMN([.B25]));0)&lt;&gt;INDIRECT(CONCATENATE(&quot;R&quot;;[.C25]+1;&quot;C&quot;;COLUMN([.B25]));0));IF([.D25]&lt;&gt;-1;-1;ROW([.B26]));[.C25]+1);IF([.C25]&lt;&gt;-1;[.C25];IF(IF([.D25]=-1;0=0;INDIRECT(CONCATENATE(&quot;R&quot;;[.D25];&quot;C&quot;;COLUMN([.B25]));0)&lt;&gt;INDIRECT(CONCATENATE(&quot;R&quot;;[.D25]+1;&quot;C&quot;;COLUMN([.B25]));0));ROW([.B26]);-1)))" office:value-type="float" office:value="26">
            <text:p>26</text:p>
          </table:table-cell>
          <table:table-cell table:formula="of:=IF([.D25]=IF([.C25]=-1;[.D25];IF([.D25]=-1;[.C25];IF(INDIRECT(CONCATENATE(&quot;R&quot;;[.C25];&quot;C&quot;;COLUMN([.A25]));0)&lt;=INDIRECT(CONCATENATE(&quot;R&quot;;[.D25];&quot;C&quot;;COLUMN([.A25]));0);[.C25];[.D25])));IF(IF([.D25]=-1;0=0;INDIRECT(CONCATENATE(&quot;R&quot;;[.D25];&quot;C&quot;;COLUMN([.B25]));0)&lt;&gt;INDIRECT(CONCATENATE(&quot;R&quot;;[.D25]+1;&quot;C&quot;;COLUMN([.B25]));0));IF([.C25]&lt;&gt;-1;-1;IF(IF([.C25]=-1;0=0;INDIRECT(CONCATENATE(&quot;R&quot;;[.C25];&quot;C&quot;;COLUMN([.B25]));0)&lt;&gt;INDIRECT(CONCATENATE(&quot;R&quot;;[.C25]+1;&quot;C&quot;;COLUMN([.B25]));0));IF(ISERROR(1+MATCH([.B26]+1;[.B$2:.B$31];0));-1;1+MATCH([.B26]+1;[.B$2:.B$31];0));-1));[.D25]+1);IF([.D25]&lt;&gt;-1;[.D25];IF(IF([.C25]=-1;0=0;INDIRECT(CONCATENATE(&quot;R&quot;;[.C25];&quot;C&quot;;COLUMN([.B25]));0)&lt;&gt;INDIRECT(CONCATENATE(&quot;R&quot;;[.C25]+1;&quot;C&quot;;COLUMN([.B25]));0));IF(ISERROR(1+MATCH([.B26]+1;[.B$2:.B$31];0));-1;1+MATCH([.B26]+1;[.B$2:.B$31];0));[.D25])))" office:value-type="float" office:value="27">
            <text:p>27</text:p>
          </table:table-cell>
          <table:table-cell table:formula="of:=INDIRECT(CONCATENATE(&quot;R&quot;;IF([.C26]=-1;[.D26];IF([.D26]=-1;[.C26];IF(INDIRECT(CONCATENATE(&quot;R&quot;;[.C26];&quot;C&quot;;COLUMN([.A26]));0)&lt;=INDIRECT(CONCATENATE(&quot;R&quot;;[.D26];&quot;C&quot;;COLUMN([.A26]));0);[.C26];[.D26])));&quot;C&quot;;COLUMN([.A26]));0)" office:value-type="float" office:value="184">
            <text:p>184</text:p>
          </table:table-cell>
          <table:table-cell table:formula="of:=IF([.E26]&gt;=[.E25];[.F25];[.F25]+1)" office:value-type="float" office:value="6">
            <text:p>6</text:p>
          </table:table-cell>
          <table:table-cell table:formula="of:=IF([.G25]=IF([.G25]=-1;[.H25];IF([.H25]=-1;[.G25];IF(INDIRECT(CONCATENATE(&quot;R&quot;;[.G25];&quot;C&quot;;COLUMN([.E25]));0)&lt;=INDIRECT(CONCATENATE(&quot;R&quot;;[.H25];&quot;C&quot;;COLUMN([.E25]));0);[.G25];[.H25])));IF(IF([.G25]=-1;0=0;INDIRECT(CONCATENATE(&quot;R&quot;;[.G25];&quot;C&quot;;COLUMN([.F25]));0)&lt;&gt;INDIRECT(CONCATENATE(&quot;R&quot;;[.G25]+1;&quot;C&quot;;COLUMN([.F25]));0));IF([.H25]&lt;&gt;-1;-1;ROW([.F26]));[.G25]+1);IF([.G25]&lt;&gt;-1;[.G25];IF(IF([.H25]=-1;0=0;INDIRECT(CONCATENATE(&quot;R&quot;;[.H25];&quot;C&quot;;COLUMN([.F25]));0)&lt;&gt;INDIRECT(CONCATENATE(&quot;R&quot;;[.H25]+1;&quot;C&quot;;COLUMN([.F25]));0));ROW([.F26]);-1)))" office:value-type="float" office:value="23">
            <text:p>23</text:p>
          </table:table-cell>
          <table:table-cell table:formula="of:=IF([.H25]=IF([.G25]=-1;[.H25];IF([.H25]=-1;[.G25];IF(INDIRECT(CONCATENATE(&quot;R&quot;;[.G25];&quot;C&quot;;COLUMN([.E25]));0)&lt;=INDIRECT(CONCATENATE(&quot;R&quot;;[.H25];&quot;C&quot;;COLUMN([.E25]));0);[.G25];[.H25])));IF(IF([.H25]=-1;0=0;INDIRECT(CONCATENATE(&quot;R&quot;;[.H25];&quot;C&quot;;COLUMN([.F25]));0)&lt;&gt;INDIRECT(CONCATENATE(&quot;R&quot;;[.H25]+1;&quot;C&quot;;COLUMN([.F25]));0));IF([.G25]&lt;&gt;-1;-1;IF(IF([.G25]=-1;0=0;INDIRECT(CONCATENATE(&quot;R&quot;;[.G25];&quot;C&quot;;COLUMN([.F25]));0)&lt;&gt;INDIRECT(CONCATENATE(&quot;R&quot;;[.G25]+1;&quot;C&quot;;COLUMN([.F25]));0));IF(ISERROR(1+MATCH([.F26]+1;[.F$2:.F$31];0));-1;1+MATCH([.F26]+1;[.F$2:.F$31];0));-1));[.H25]+1);IF([.H25]&lt;&gt;-1;[.H25];IF(IF([.G25]=-1;0=0;INDIRECT(CONCATENATE(&quot;R&quot;;[.G25];&quot;C&quot;;COLUMN([.F25]));0)&lt;&gt;INDIRECT(CONCATENATE(&quot;R&quot;;[.G25]+1;&quot;C&quot;;COLUMN([.F25]));0));IF(ISERROR(1+MATCH([.F26]+1;[.F$2:.F$31];0));-1;1+MATCH([.F26]+1;[.F$2:.F$31];0));[.H25])))" office:value-type="float" office:value="-1">
            <text:p>-1</text:p>
          </table:table-cell>
          <table:table-cell table:formula="of:=INDIRECT(CONCATENATE(&quot;R&quot;;IF([.G26]=-1;[.H26];IF([.H26]=-1;[.G26];IF(INDIRECT(CONCATENATE(&quot;R&quot;;[.G26];&quot;C&quot;;COLUMN([.E26]));0)&lt;=INDIRECT(CONCATENATE(&quot;R&quot;;[.H26];&quot;C&quot;;COLUMN([.E26]));0);[.G26];[.H26])));&quot;C&quot;;COLUMN([.E26]));0)" office:value-type="float" office:value="773">
            <text:p>773</text:p>
          </table:table-cell>
          <table:table-cell table:formula="of:=IF([.I26]&gt;=[.I25];[.J25];[.J25]+1)" office:value-type="float" office:value="3">
            <text:p>3</text:p>
          </table:table-cell>
          <table:table-cell table:formula="of:=IF([.K25]=IF([.K25]=-1;[.L25];IF([.L25]=-1;[.K25];IF(INDIRECT(CONCATENATE(&quot;R&quot;;[.K25];&quot;C&quot;;COLUMN([.I25]));0)&lt;=INDIRECT(CONCATENATE(&quot;R&quot;;[.L25];&quot;C&quot;;COLUMN([.I25]));0);[.K25];[.L25])));IF(IF([.K25]=-1;0=0;INDIRECT(CONCATENATE(&quot;R&quot;;[.K25];&quot;C&quot;;COLUMN([.J25]));0)&lt;&gt;INDIRECT(CONCATENATE(&quot;R&quot;;[.K25]+1;&quot;C&quot;;COLUMN([.J25]));0));IF([.L25]&lt;&gt;-1;-1;ROW([.J26]));[.K25]+1);IF([.K25]&lt;&gt;-1;[.K25];IF(IF([.L25]=-1;0=0;INDIRECT(CONCATENATE(&quot;R&quot;;[.L25];&quot;C&quot;;COLUMN([.J25]));0)&lt;&gt;INDIRECT(CONCATENATE(&quot;R&quot;;[.L25]+1;&quot;C&quot;;COLUMN([.J25]));0));ROW([.J26]);-1)))" office:value-type="float" office:value="23">
            <text:p>23</text:p>
          </table:table-cell>
          <table:table-cell table:formula="of:=IF([.L25]=IF([.K25]=-1;[.L25];IF([.L25]=-1;[.K25];IF(INDIRECT(CONCATENATE(&quot;R&quot;;[.K25];&quot;C&quot;;COLUMN([.I25]));0)&lt;=INDIRECT(CONCATENATE(&quot;R&quot;;[.L25];&quot;C&quot;;COLUMN([.I25]));0);[.K25];[.L25])));IF(IF([.L25]=-1;0=0;INDIRECT(CONCATENATE(&quot;R&quot;;[.L25];&quot;C&quot;;COLUMN([.J25]));0)&lt;&gt;INDIRECT(CONCATENATE(&quot;R&quot;;[.L25]+1;&quot;C&quot;;COLUMN([.J25]));0));IF([.K25]&lt;&gt;-1;-1;IF(IF([.K25]=-1;0=0;INDIRECT(CONCATENATE(&quot;R&quot;;[.K25];&quot;C&quot;;COLUMN([.J25]));0)&lt;&gt;INDIRECT(CONCATENATE(&quot;R&quot;;[.K25]+1;&quot;C&quot;;COLUMN([.J25]));0));IF(ISERROR(1+MATCH([.J26]+1;[.J$2:.J$31];0));-1;1+MATCH([.J26]+1;[.J$2:.J$31];0));-1));[.L25]+1);IF([.L25]&lt;&gt;-1;[.L25];IF(IF([.K25]=-1;0=0;INDIRECT(CONCATENATE(&quot;R&quot;;[.K25];&quot;C&quot;;COLUMN([.J25]));0)&lt;&gt;INDIRECT(CONCATENATE(&quot;R&quot;;[.K25]+1;&quot;C&quot;;COLUMN([.J25]));0));IF(ISERROR(1+MATCH([.J26]+1;[.J$2:.J$31];0));-1;1+MATCH([.J26]+1;[.J$2:.J$31];0));[.L25])))" office:value-type="float" office:value="-1">
            <text:p>-1</text:p>
          </table:table-cell>
          <table:table-cell table:formula="of:=INDIRECT(CONCATENATE(&quot;R&quot;;IF([.K26]=-1;[.L26];IF([.L26]=-1;[.K26];IF(INDIRECT(CONCATENATE(&quot;R&quot;;[.K26];&quot;C&quot;;COLUMN([.I26]));0)&lt;=INDIRECT(CONCATENATE(&quot;R&quot;;[.L26];&quot;C&quot;;COLUMN([.I26]));0);[.K26];[.L26])));&quot;C&quot;;COLUMN([.I26]));0)" office:value-type="float" office:value="533">
            <text:p>533</text:p>
          </table:table-cell>
          <table:table-cell table:formula="of:=IF([.M26]&gt;=[.M25];[.N25];[.N25]+1)" office:value-type="float" office:value="2">
            <text:p>2</text:p>
          </table:table-cell>
          <table:table-cell table:formula="of:=IF([.O25]=IF([.O25]=-1;[.P25];IF([.P25]=-1;[.O25];IF(INDIRECT(CONCATENATE(&quot;R&quot;;[.O25];&quot;C&quot;;COLUMN([.M25]));0)&lt;=INDIRECT(CONCATENATE(&quot;R&quot;;[.P25];&quot;C&quot;;COLUMN([.M25]));0);[.O25];[.P25])));IF(IF([.O25]=-1;0=0;INDIRECT(CONCATENATE(&quot;R&quot;;[.O25];&quot;C&quot;;COLUMN([.N25]));0)&lt;&gt;INDIRECT(CONCATENATE(&quot;R&quot;;[.O25]+1;&quot;C&quot;;COLUMN([.N25]));0));IF([.P25]&lt;&gt;-1;-1;ROW([.N26]));[.O25]+1);IF([.O25]&lt;&gt;-1;[.O25];IF(IF([.P25]=-1;0=0;INDIRECT(CONCATENATE(&quot;R&quot;;[.P25];&quot;C&quot;;COLUMN([.N25]));0)&lt;&gt;INDIRECT(CONCATENATE(&quot;R&quot;;[.P25]+1;&quot;C&quot;;COLUMN([.N25]));0));ROW([.N26]);-1)))" office:value-type="float" office:value="17">
            <text:p>17</text:p>
          </table:table-cell>
          <table:table-cell table:formula="of:=IF([.P25]=IF([.O25]=-1;[.P25];IF([.P25]=-1;[.O25];IF(INDIRECT(CONCATENATE(&quot;R&quot;;[.O25];&quot;C&quot;;COLUMN([.M25]));0)&lt;=INDIRECT(CONCATENATE(&quot;R&quot;;[.P25];&quot;C&quot;;COLUMN([.M25]));0);[.O25];[.P25])));IF(IF([.P25]=-1;0=0;INDIRECT(CONCATENATE(&quot;R&quot;;[.P25];&quot;C&quot;;COLUMN([.N25]));0)&lt;&gt;INDIRECT(CONCATENATE(&quot;R&quot;;[.P25]+1;&quot;C&quot;;COLUMN([.N25]));0));IF([.O25]&lt;&gt;-1;-1;IF(IF([.O25]=-1;0=0;INDIRECT(CONCATENATE(&quot;R&quot;;[.O25];&quot;C&quot;;COLUMN([.N25]));0)&lt;&gt;INDIRECT(CONCATENATE(&quot;R&quot;;[.O25]+1;&quot;C&quot;;COLUMN([.N25]));0));IF(ISERROR(1+MATCH([.N26]+1;[.N$2:.N$31];0));-1;1+MATCH([.N26]+1;[.N$2:.N$31];0));-1));[.P25]+1);IF([.P25]&lt;&gt;-1;[.P25];IF(IF([.O25]=-1;0=0;INDIRECT(CONCATENATE(&quot;R&quot;;[.O25];&quot;C&quot;;COLUMN([.N25]));0)&lt;&gt;INDIRECT(CONCATENATE(&quot;R&quot;;[.O25]+1;&quot;C&quot;;COLUMN([.N25]));0));IF(ISERROR(1+MATCH([.N26]+1;[.N$2:.N$31];0));-1;1+MATCH([.N26]+1;[.N$2:.N$31];0));[.P25])))" office:value-type="float" office:value="29">
            <text:p>29</text:p>
          </table:table-cell>
          <table:table-cell table:formula="of:=INDIRECT(CONCATENATE(&quot;R&quot;;IF([.O26]=-1;[.P26];IF([.P26]=-1;[.O26];IF(INDIRECT(CONCATENATE(&quot;R&quot;;[.O26];&quot;C&quot;;COLUMN([.M26]));0)&lt;=INDIRECT(CONCATENATE(&quot;R&quot;;[.P26];&quot;C&quot;;COLUMN([.M26]));0);[.O26];[.P26])));&quot;C&quot;;COLUMN([.M26]));0)" office:value-type="float" office:value="773">
            <text:p>773</text:p>
          </table:table-cell>
          <table:table-cell table:formula="of:=IF([.Q26]&gt;=[.Q25];[.R25];[.R25]+1)" office:value-type="float" office:value="1">
            <text:p>1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formula="of:=IF([.A27]&gt;=[.A26];[.B26];[.B26]+1)" office:value-type="float" office:value="12">
            <text:p>12</text:p>
          </table:table-cell>
          <table:table-cell table:formula="of:=IF([.C26]=IF([.C26]=-1;[.D26];IF([.D26]=-1;[.C26];IF(INDIRECT(CONCATENATE(&quot;R&quot;;[.C26];&quot;C&quot;;COLUMN([.A26]));0)&lt;=INDIRECT(CONCATENATE(&quot;R&quot;;[.D26];&quot;C&quot;;COLUMN([.A26]));0);[.C26];[.D26])));IF(IF([.C26]=-1;0=0;INDIRECT(CONCATENATE(&quot;R&quot;;[.C26];&quot;C&quot;;COLUMN([.B26]));0)&lt;&gt;INDIRECT(CONCATENATE(&quot;R&quot;;[.C26]+1;&quot;C&quot;;COLUMN([.B26]));0));IF([.D26]&lt;&gt;-1;-1;ROW([.B27]));[.C26]+1);IF([.C26]&lt;&gt;-1;[.C26];IF(IF([.D26]=-1;0=0;INDIRECT(CONCATENATE(&quot;R&quot;;[.D26];&quot;C&quot;;COLUMN([.B26]));0)&lt;&gt;INDIRECT(CONCATENATE(&quot;R&quot;;[.D26]+1;&quot;C&quot;;COLUMN([.B26]));0));ROW([.B27]);-1)))" office:value-type="float" office:value="26">
            <text:p>26</text:p>
          </table:table-cell>
          <table:table-cell table:formula="of:=IF([.D26]=IF([.C26]=-1;[.D26];IF([.D26]=-1;[.C26];IF(INDIRECT(CONCATENATE(&quot;R&quot;;[.C26];&quot;C&quot;;COLUMN([.A26]));0)&lt;=INDIRECT(CONCATENATE(&quot;R&quot;;[.D26];&quot;C&quot;;COLUMN([.A26]));0);[.C26];[.D26])));IF(IF([.D26]=-1;0=0;INDIRECT(CONCATENATE(&quot;R&quot;;[.D26];&quot;C&quot;;COLUMN([.B26]));0)&lt;&gt;INDIRECT(CONCATENATE(&quot;R&quot;;[.D26]+1;&quot;C&quot;;COLUMN([.B26]));0));IF([.C26]&lt;&gt;-1;-1;IF(IF([.C26]=-1;0=0;INDIRECT(CONCATENATE(&quot;R&quot;;[.C26];&quot;C&quot;;COLUMN([.B26]));0)&lt;&gt;INDIRECT(CONCATENATE(&quot;R&quot;;[.C26]+1;&quot;C&quot;;COLUMN([.B26]));0));IF(ISERROR(1+MATCH([.B27]+1;[.B$2:.B$31];0));-1;1+MATCH([.B27]+1;[.B$2:.B$31];0));-1));[.D26]+1);IF([.D26]&lt;&gt;-1;[.D26];IF(IF([.C26]=-1;0=0;INDIRECT(CONCATENATE(&quot;R&quot;;[.C26];&quot;C&quot;;COLUMN([.B26]));0)&lt;&gt;INDIRECT(CONCATENATE(&quot;R&quot;;[.C26]+1;&quot;C&quot;;COLUMN([.B26]));0));IF(ISERROR(1+MATCH([.B27]+1;[.B$2:.B$31];0));-1;1+MATCH([.B27]+1;[.B$2:.B$31];0));[.D26])))" office:value-type="float" office:value="28">
            <text:p>28</text:p>
          </table:table-cell>
          <table:table-cell table:formula="of:=INDIRECT(CONCATENATE(&quot;R&quot;;IF([.C27]=-1;[.D27];IF([.D27]=-1;[.C27];IF(INDIRECT(CONCATENATE(&quot;R&quot;;[.C27];&quot;C&quot;;COLUMN([.A27]));0)&lt;=INDIRECT(CONCATENATE(&quot;R&quot;;[.D27];&quot;C&quot;;COLUMN([.A27]));0);[.C27];[.D27])));&quot;C&quot;;COLUMN([.A27]));0)" office:value-type="float" office:value="357">
            <text:p>357</text:p>
          </table:table-cell>
          <table:table-cell table:formula="of:=IF([.E27]&gt;=[.E26];[.F26];[.F26]+1)" office:value-type="float" office:value="6">
            <text:p>6</text:p>
          </table:table-cell>
          <table:table-cell table:formula="of:=IF([.G26]=IF([.G26]=-1;[.H26];IF([.H26]=-1;[.G26];IF(INDIRECT(CONCATENATE(&quot;R&quot;;[.G26];&quot;C&quot;;COLUMN([.E26]));0)&lt;=INDIRECT(CONCATENATE(&quot;R&quot;;[.H26];&quot;C&quot;;COLUMN([.E26]));0);[.G26];[.H26])));IF(IF([.G26]=-1;0=0;INDIRECT(CONCATENATE(&quot;R&quot;;[.G26];&quot;C&quot;;COLUMN([.F26]));0)&lt;&gt;INDIRECT(CONCATENATE(&quot;R&quot;;[.G26]+1;&quot;C&quot;;COLUMN([.F26]));0));IF([.H26]&lt;&gt;-1;-1;ROW([.F27]));[.G26]+1);IF([.G26]&lt;&gt;-1;[.G26];IF(IF([.H26]=-1;0=0;INDIRECT(CONCATENATE(&quot;R&quot;;[.H26];&quot;C&quot;;COLUMN([.F26]));0)&lt;&gt;INDIRECT(CONCATENATE(&quot;R&quot;;[.H26]+1;&quot;C&quot;;COLUMN([.F26]));0));ROW([.F27]);-1)))" office:value-type="float" office:value="24">
            <text:p>24</text:p>
          </table:table-cell>
          <table:table-cell table:formula="of:=IF([.H26]=IF([.G26]=-1;[.H26];IF([.H26]=-1;[.G26];IF(INDIRECT(CONCATENATE(&quot;R&quot;;[.G26];&quot;C&quot;;COLUMN([.E26]));0)&lt;=INDIRECT(CONCATENATE(&quot;R&quot;;[.H26];&quot;C&quot;;COLUMN([.E26]));0);[.G26];[.H26])));IF(IF([.H26]=-1;0=0;INDIRECT(CONCATENATE(&quot;R&quot;;[.H26];&quot;C&quot;;COLUMN([.F26]));0)&lt;&gt;INDIRECT(CONCATENATE(&quot;R&quot;;[.H26]+1;&quot;C&quot;;COLUMN([.F26]));0));IF([.G26]&lt;&gt;-1;-1;IF(IF([.G26]=-1;0=0;INDIRECT(CONCATENATE(&quot;R&quot;;[.G26];&quot;C&quot;;COLUMN([.F26]));0)&lt;&gt;INDIRECT(CONCATENATE(&quot;R&quot;;[.G26]+1;&quot;C&quot;;COLUMN([.F26]));0));IF(ISERROR(1+MATCH([.F27]+1;[.F$2:.F$31];0));-1;1+MATCH([.F27]+1;[.F$2:.F$31];0));-1));[.H26]+1);IF([.H26]&lt;&gt;-1;[.H26];IF(IF([.G26]=-1;0=0;INDIRECT(CONCATENATE(&quot;R&quot;;[.G26];&quot;C&quot;;COLUMN([.F26]));0)&lt;&gt;INDIRECT(CONCATENATE(&quot;R&quot;;[.G26]+1;&quot;C&quot;;COLUMN([.F26]));0));IF(ISERROR(1+MATCH([.F27]+1;[.F$2:.F$31];0));-1;1+MATCH([.F27]+1;[.F$2:.F$31];0));[.H26])))" office:value-type="float" office:value="-1">
            <text:p>-1</text:p>
          </table:table-cell>
          <table:table-cell table:formula="of:=INDIRECT(CONCATENATE(&quot;R&quot;;IF([.G27]=-1;[.H27];IF([.H27]=-1;[.G27];IF(INDIRECT(CONCATENATE(&quot;R&quot;;[.G27];&quot;C&quot;;COLUMN([.E27]));0)&lt;=INDIRECT(CONCATENATE(&quot;R&quot;;[.H27];&quot;C&quot;;COLUMN([.E27]));0);[.G27];[.H27])));&quot;C&quot;;COLUMN([.E27]));0)" office:value-type="float" office:value="972">
            <text:p>972</text:p>
          </table:table-cell>
          <table:table-cell table:formula="of:=IF([.I27]&gt;=[.I26];[.J26];[.J26]+1)" office:value-type="float" office:value="3">
            <text:p>3</text:p>
          </table:table-cell>
          <table:table-cell table:formula="of:=IF([.K26]=IF([.K26]=-1;[.L26];IF([.L26]=-1;[.K26];IF(INDIRECT(CONCATENATE(&quot;R&quot;;[.K26];&quot;C&quot;;COLUMN([.I26]));0)&lt;=INDIRECT(CONCATENATE(&quot;R&quot;;[.L26];&quot;C&quot;;COLUMN([.I26]));0);[.K26];[.L26])));IF(IF([.K26]=-1;0=0;INDIRECT(CONCATENATE(&quot;R&quot;;[.K26];&quot;C&quot;;COLUMN([.J26]));0)&lt;&gt;INDIRECT(CONCATENATE(&quot;R&quot;;[.K26]+1;&quot;C&quot;;COLUMN([.J26]));0));IF([.L26]&lt;&gt;-1;-1;ROW([.J27]));[.K26]+1);IF([.K26]&lt;&gt;-1;[.K26];IF(IF([.L26]=-1;0=0;INDIRECT(CONCATENATE(&quot;R&quot;;[.L26];&quot;C&quot;;COLUMN([.J26]));0)&lt;&gt;INDIRECT(CONCATENATE(&quot;R&quot;;[.L26]+1;&quot;C&quot;;COLUMN([.J26]));0));ROW([.J27]);-1)))" office:value-type="float" office:value="24">
            <text:p>24</text:p>
          </table:table-cell>
          <table:table-cell table:formula="of:=IF([.L26]=IF([.K26]=-1;[.L26];IF([.L26]=-1;[.K26];IF(INDIRECT(CONCATENATE(&quot;R&quot;;[.K26];&quot;C&quot;;COLUMN([.I26]));0)&lt;=INDIRECT(CONCATENATE(&quot;R&quot;;[.L26];&quot;C&quot;;COLUMN([.I26]));0);[.K26];[.L26])));IF(IF([.L26]=-1;0=0;INDIRECT(CONCATENATE(&quot;R&quot;;[.L26];&quot;C&quot;;COLUMN([.J26]));0)&lt;&gt;INDIRECT(CONCATENATE(&quot;R&quot;;[.L26]+1;&quot;C&quot;;COLUMN([.J26]));0));IF([.K26]&lt;&gt;-1;-1;IF(IF([.K26]=-1;0=0;INDIRECT(CONCATENATE(&quot;R&quot;;[.K26];&quot;C&quot;;COLUMN([.J26]));0)&lt;&gt;INDIRECT(CONCATENATE(&quot;R&quot;;[.K26]+1;&quot;C&quot;;COLUMN([.J26]));0));IF(ISERROR(1+MATCH([.J27]+1;[.J$2:.J$31];0));-1;1+MATCH([.J27]+1;[.J$2:.J$31];0));-1));[.L26]+1);IF([.L26]&lt;&gt;-1;[.L26];IF(IF([.K26]=-1;0=0;INDIRECT(CONCATENATE(&quot;R&quot;;[.K26];&quot;C&quot;;COLUMN([.J26]));0)&lt;&gt;INDIRECT(CONCATENATE(&quot;R&quot;;[.K26]+1;&quot;C&quot;;COLUMN([.J26]));0));IF(ISERROR(1+MATCH([.J27]+1;[.J$2:.J$31];0));-1;1+MATCH([.J27]+1;[.J$2:.J$31];0));[.L26])))" office:value-type="float" office:value="-1">
            <text:p>-1</text:p>
          </table:table-cell>
          <table:table-cell table:formula="of:=INDIRECT(CONCATENATE(&quot;R&quot;;IF([.K27]=-1;[.L27];IF([.L27]=-1;[.K27];IF(INDIRECT(CONCATENATE(&quot;R&quot;;[.K27];&quot;C&quot;;COLUMN([.I27]));0)&lt;=INDIRECT(CONCATENATE(&quot;R&quot;;[.L27];&quot;C&quot;;COLUMN([.I27]));0);[.K27];[.L27])));&quot;C&quot;;COLUMN([.I27]));0)" office:value-type="float" office:value="575">
            <text:p>575</text:p>
          </table:table-cell>
          <table:table-cell table:formula="of:=IF([.M27]&gt;=[.M26];[.N26];[.N26]+1)" office:value-type="float" office:value="2">
            <text:p>2</text:p>
          </table:table-cell>
          <table:table-cell table:formula="of:=IF([.O26]=IF([.O26]=-1;[.P26];IF([.P26]=-1;[.O26];IF(INDIRECT(CONCATENATE(&quot;R&quot;;[.O26];&quot;C&quot;;COLUMN([.M26]));0)&lt;=INDIRECT(CONCATENATE(&quot;R&quot;;[.P26];&quot;C&quot;;COLUMN([.M26]));0);[.O26];[.P26])));IF(IF([.O26]=-1;0=0;INDIRECT(CONCATENATE(&quot;R&quot;;[.O26];&quot;C&quot;;COLUMN([.N26]));0)&lt;&gt;INDIRECT(CONCATENATE(&quot;R&quot;;[.O26]+1;&quot;C&quot;;COLUMN([.N26]));0));IF([.P26]&lt;&gt;-1;-1;ROW([.N27]));[.O26]+1);IF([.O26]&lt;&gt;-1;[.O26];IF(IF([.P26]=-1;0=0;INDIRECT(CONCATENATE(&quot;R&quot;;[.P26];&quot;C&quot;;COLUMN([.N26]));0)&lt;&gt;INDIRECT(CONCATENATE(&quot;R&quot;;[.P26]+1;&quot;C&quot;;COLUMN([.N26]));0));ROW([.N27]);-1)))" office:value-type="float" office:value="17">
            <text:p>17</text:p>
          </table:table-cell>
          <table:table-cell table:formula="of:=IF([.P26]=IF([.O26]=-1;[.P26];IF([.P26]=-1;[.O26];IF(INDIRECT(CONCATENATE(&quot;R&quot;;[.O26];&quot;C&quot;;COLUMN([.M26]));0)&lt;=INDIRECT(CONCATENATE(&quot;R&quot;;[.P26];&quot;C&quot;;COLUMN([.M26]));0);[.O26];[.P26])));IF(IF([.P26]=-1;0=0;INDIRECT(CONCATENATE(&quot;R&quot;;[.P26];&quot;C&quot;;COLUMN([.N26]));0)&lt;&gt;INDIRECT(CONCATENATE(&quot;R&quot;;[.P26]+1;&quot;C&quot;;COLUMN([.N26]));0));IF([.O26]&lt;&gt;-1;-1;IF(IF([.O26]=-1;0=0;INDIRECT(CONCATENATE(&quot;R&quot;;[.O26];&quot;C&quot;;COLUMN([.N26]));0)&lt;&gt;INDIRECT(CONCATENATE(&quot;R&quot;;[.O26]+1;&quot;C&quot;;COLUMN([.N26]));0));IF(ISERROR(1+MATCH([.N27]+1;[.N$2:.N$31];0));-1;1+MATCH([.N27]+1;[.N$2:.N$31];0));-1));[.P26]+1);IF([.P26]&lt;&gt;-1;[.P26];IF(IF([.O26]=-1;0=0;INDIRECT(CONCATENATE(&quot;R&quot;;[.O26];&quot;C&quot;;COLUMN([.N26]));0)&lt;&gt;INDIRECT(CONCATENATE(&quot;R&quot;;[.O26]+1;&quot;C&quot;;COLUMN([.N26]));0));IF(ISERROR(1+MATCH([.N27]+1;[.N$2:.N$31];0));-1;1+MATCH([.N27]+1;[.N$2:.N$31];0));[.P26])))" office:value-type="float" office:value="30">
            <text:p>30</text:p>
          </table:table-cell>
          <table:table-cell table:formula="of:=INDIRECT(CONCATENATE(&quot;R&quot;;IF([.O27]=-1;[.P27];IF([.P27]=-1;[.O27];IF(INDIRECT(CONCATENATE(&quot;R&quot;;[.O27];&quot;C&quot;;COLUMN([.M27]));0)&lt;=INDIRECT(CONCATENATE(&quot;R&quot;;[.P27];&quot;C&quot;;COLUMN([.M27]));0);[.O27];[.P27])));&quot;C&quot;;COLUMN([.M27]));0)" office:value-type="float" office:value="829">
            <text:p>829</text:p>
          </table:table-cell>
          <table:table-cell table:formula="of:=IF([.Q27]&gt;=[.Q26];[.R26];[.R26]+1)" office:value-type="float" office:value="1">
            <text:p>1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table:formula="of:=IF([.A28]&gt;=[.A27];[.B27];[.B27]+1)" office:value-type="float" office:value="12">
            <text:p>12</text:p>
          </table:table-cell>
          <table:table-cell table:formula="of:=IF([.C27]=IF([.C27]=-1;[.D27];IF([.D27]=-1;[.C27];IF(INDIRECT(CONCATENATE(&quot;R&quot;;[.C27];&quot;C&quot;;COLUMN([.A27]));0)&lt;=INDIRECT(CONCATENATE(&quot;R&quot;;[.D27];&quot;C&quot;;COLUMN([.A27]));0);[.C27];[.D27])));IF(IF([.C27]=-1;0=0;INDIRECT(CONCATENATE(&quot;R&quot;;[.C27];&quot;C&quot;;COLUMN([.B27]));0)&lt;&gt;INDIRECT(CONCATENATE(&quot;R&quot;;[.C27]+1;&quot;C&quot;;COLUMN([.B27]));0));IF([.D27]&lt;&gt;-1;-1;ROW([.B28]));[.C27]+1);IF([.C27]&lt;&gt;-1;[.C27];IF(IF([.D27]=-1;0=0;INDIRECT(CONCATENATE(&quot;R&quot;;[.D27];&quot;C&quot;;COLUMN([.B27]));0)&lt;&gt;INDIRECT(CONCATENATE(&quot;R&quot;;[.D27]+1;&quot;C&quot;;COLUMN([.B27]));0));ROW([.B28]);-1)))" office:value-type="float" office:value="-1">
            <text:p>-1</text:p>
          </table:table-cell>
          <table:table-cell table:formula="of:=IF([.D27]=IF([.C27]=-1;[.D27];IF([.D27]=-1;[.C27];IF(INDIRECT(CONCATENATE(&quot;R&quot;;[.C27];&quot;C&quot;;COLUMN([.A27]));0)&lt;=INDIRECT(CONCATENATE(&quot;R&quot;;[.D27];&quot;C&quot;;COLUMN([.A27]));0);[.C27];[.D27])));IF(IF([.D27]=-1;0=0;INDIRECT(CONCATENATE(&quot;R&quot;;[.D27];&quot;C&quot;;COLUMN([.B27]));0)&lt;&gt;INDIRECT(CONCATENATE(&quot;R&quot;;[.D27]+1;&quot;C&quot;;COLUMN([.B27]));0));IF([.C27]&lt;&gt;-1;-1;IF(IF([.C27]=-1;0=0;INDIRECT(CONCATENATE(&quot;R&quot;;[.C27];&quot;C&quot;;COLUMN([.B27]));0)&lt;&gt;INDIRECT(CONCATENATE(&quot;R&quot;;[.C27]+1;&quot;C&quot;;COLUMN([.B27]));0));IF(ISERROR(1+MATCH([.B28]+1;[.B$2:.B$31];0));-1;1+MATCH([.B28]+1;[.B$2:.B$31];0));-1));[.D27]+1);IF([.D27]&lt;&gt;-1;[.D27];IF(IF([.C27]=-1;0=0;INDIRECT(CONCATENATE(&quot;R&quot;;[.C27];&quot;C&quot;;COLUMN([.B27]));0)&lt;&gt;INDIRECT(CONCATENATE(&quot;R&quot;;[.C27]+1;&quot;C&quot;;COLUMN([.B27]));0));IF(ISERROR(1+MATCH([.B28]+1;[.B$2:.B$31];0));-1;1+MATCH([.B28]+1;[.B$2:.B$31];0));[.D27])))" office:value-type="float" office:value="28">
            <text:p>28</text:p>
          </table:table-cell>
          <table:table-cell table:formula="of:=INDIRECT(CONCATENATE(&quot;R&quot;;IF([.C28]=-1;[.D28];IF([.D28]=-1;[.C28];IF(INDIRECT(CONCATENATE(&quot;R&quot;;[.C28];&quot;C&quot;;COLUMN([.A28]));0)&lt;=INDIRECT(CONCATENATE(&quot;R&quot;;[.D28];&quot;C&quot;;COLUMN([.A28]));0);[.C28];[.D28])));&quot;C&quot;;COLUMN([.A28]));0)" office:value-type="float" office:value="372">
            <text:p>372</text:p>
          </table:table-cell>
          <table:table-cell table:formula="of:=IF([.E28]&gt;=[.E27];[.F27];[.F27]+1)" office:value-type="float" office:value="6">
            <text:p>6</text:p>
          </table:table-cell>
          <table:table-cell table:formula="of:=IF([.G27]=IF([.G27]=-1;[.H27];IF([.H27]=-1;[.G27];IF(INDIRECT(CONCATENATE(&quot;R&quot;;[.G27];&quot;C&quot;;COLUMN([.E27]));0)&lt;=INDIRECT(CONCATENATE(&quot;R&quot;;[.H27];&quot;C&quot;;COLUMN([.E27]));0);[.G27];[.H27])));IF(IF([.G27]=-1;0=0;INDIRECT(CONCATENATE(&quot;R&quot;;[.G27];&quot;C&quot;;COLUMN([.F27]));0)&lt;&gt;INDIRECT(CONCATENATE(&quot;R&quot;;[.G27]+1;&quot;C&quot;;COLUMN([.F27]));0));IF([.H27]&lt;&gt;-1;-1;ROW([.F28]));[.G27]+1);IF([.G27]&lt;&gt;-1;[.G27];IF(IF([.H27]=-1;0=0;INDIRECT(CONCATENATE(&quot;R&quot;;[.H27];&quot;C&quot;;COLUMN([.F27]));0)&lt;&gt;INDIRECT(CONCATENATE(&quot;R&quot;;[.H27]+1;&quot;C&quot;;COLUMN([.F27]));0));ROW([.F28]);-1)))" office:value-type="float" office:value="25">
            <text:p>25</text:p>
          </table:table-cell>
          <table:table-cell table:formula="of:=IF([.H27]=IF([.G27]=-1;[.H27];IF([.H27]=-1;[.G27];IF(INDIRECT(CONCATENATE(&quot;R&quot;;[.G27];&quot;C&quot;;COLUMN([.E27]));0)&lt;=INDIRECT(CONCATENATE(&quot;R&quot;;[.H27];&quot;C&quot;;COLUMN([.E27]));0);[.G27];[.H27])));IF(IF([.H27]=-1;0=0;INDIRECT(CONCATENATE(&quot;R&quot;;[.H27];&quot;C&quot;;COLUMN([.F27]));0)&lt;&gt;INDIRECT(CONCATENATE(&quot;R&quot;;[.H27]+1;&quot;C&quot;;COLUMN([.F27]));0));IF([.G27]&lt;&gt;-1;-1;IF(IF([.G27]=-1;0=0;INDIRECT(CONCATENATE(&quot;R&quot;;[.G27];&quot;C&quot;;COLUMN([.F27]));0)&lt;&gt;INDIRECT(CONCATENATE(&quot;R&quot;;[.G27]+1;&quot;C&quot;;COLUMN([.F27]));0));IF(ISERROR(1+MATCH([.F28]+1;[.F$2:.F$31];0));-1;1+MATCH([.F28]+1;[.F$2:.F$31];0));-1));[.H27]+1);IF([.H27]&lt;&gt;-1;[.H27];IF(IF([.G27]=-1;0=0;INDIRECT(CONCATENATE(&quot;R&quot;;[.G27];&quot;C&quot;;COLUMN([.F27]));0)&lt;&gt;INDIRECT(CONCATENATE(&quot;R&quot;;[.G27]+1;&quot;C&quot;;COLUMN([.F27]));0));IF(ISERROR(1+MATCH([.F28]+1;[.F$2:.F$31];0));-1;1+MATCH([.F28]+1;[.F$2:.F$31];0));[.H27])))" office:value-type="float" office:value="-1">
            <text:p>-1</text:p>
          </table:table-cell>
          <table:table-cell table:formula="of:=INDIRECT(CONCATENATE(&quot;R&quot;;IF([.G28]=-1;[.H28];IF([.H28]=-1;[.G28];IF(INDIRECT(CONCATENATE(&quot;R&quot;;[.G28];&quot;C&quot;;COLUMN([.E28]));0)&lt;=INDIRECT(CONCATENATE(&quot;R&quot;;[.H28];&quot;C&quot;;COLUMN([.E28]));0);[.G28];[.H28])));&quot;C&quot;;COLUMN([.E28]));0)" office:value-type="float" office:value="998">
            <text:p>998</text:p>
          </table:table-cell>
          <table:table-cell table:formula="of:=IF([.I28]&gt;=[.I27];[.J27];[.J27]+1)" office:value-type="float" office:value="3">
            <text:p>3</text:p>
          </table:table-cell>
          <table:table-cell table:formula="of:=IF([.K27]=IF([.K27]=-1;[.L27];IF([.L27]=-1;[.K27];IF(INDIRECT(CONCATENATE(&quot;R&quot;;[.K27];&quot;C&quot;;COLUMN([.I27]));0)&lt;=INDIRECT(CONCATENATE(&quot;R&quot;;[.L27];&quot;C&quot;;COLUMN([.I27]));0);[.K27];[.L27])));IF(IF([.K27]=-1;0=0;INDIRECT(CONCATENATE(&quot;R&quot;;[.K27];&quot;C&quot;;COLUMN([.J27]));0)&lt;&gt;INDIRECT(CONCATENATE(&quot;R&quot;;[.K27]+1;&quot;C&quot;;COLUMN([.J27]));0));IF([.L27]&lt;&gt;-1;-1;ROW([.J28]));[.K27]+1);IF([.K27]&lt;&gt;-1;[.K27];IF(IF([.L27]=-1;0=0;INDIRECT(CONCATENATE(&quot;R&quot;;[.L27];&quot;C&quot;;COLUMN([.J27]));0)&lt;&gt;INDIRECT(CONCATENATE(&quot;R&quot;;[.L27]+1;&quot;C&quot;;COLUMN([.J27]));0));ROW([.J28]);-1)))" office:value-type="float" office:value="25">
            <text:p>25</text:p>
          </table:table-cell>
          <table:table-cell table:formula="of:=IF([.L27]=IF([.K27]=-1;[.L27];IF([.L27]=-1;[.K27];IF(INDIRECT(CONCATENATE(&quot;R&quot;;[.K27];&quot;C&quot;;COLUMN([.I27]));0)&lt;=INDIRECT(CONCATENATE(&quot;R&quot;;[.L27];&quot;C&quot;;COLUMN([.I27]));0);[.K27];[.L27])));IF(IF([.L27]=-1;0=0;INDIRECT(CONCATENATE(&quot;R&quot;;[.L27];&quot;C&quot;;COLUMN([.J27]));0)&lt;&gt;INDIRECT(CONCATENATE(&quot;R&quot;;[.L27]+1;&quot;C&quot;;COLUMN([.J27]));0));IF([.K27]&lt;&gt;-1;-1;IF(IF([.K27]=-1;0=0;INDIRECT(CONCATENATE(&quot;R&quot;;[.K27];&quot;C&quot;;COLUMN([.J27]));0)&lt;&gt;INDIRECT(CONCATENATE(&quot;R&quot;;[.K27]+1;&quot;C&quot;;COLUMN([.J27]));0));IF(ISERROR(1+MATCH([.J28]+1;[.J$2:.J$31];0));-1;1+MATCH([.J28]+1;[.J$2:.J$31];0));-1));[.L27]+1);IF([.L27]&lt;&gt;-1;[.L27];IF(IF([.K27]=-1;0=0;INDIRECT(CONCATENATE(&quot;R&quot;;[.K27];&quot;C&quot;;COLUMN([.J27]));0)&lt;&gt;INDIRECT(CONCATENATE(&quot;R&quot;;[.K27]+1;&quot;C&quot;;COLUMN([.J27]));0));IF(ISERROR(1+MATCH([.J28]+1;[.J$2:.J$31];0));-1;1+MATCH([.J28]+1;[.J$2:.J$31];0));[.L27])))" office:value-type="float" office:value="-1">
            <text:p>-1</text:p>
          </table:table-cell>
          <table:table-cell table:formula="of:=INDIRECT(CONCATENATE(&quot;R&quot;;IF([.K28]=-1;[.L28];IF([.L28]=-1;[.K28];IF(INDIRECT(CONCATENATE(&quot;R&quot;;[.K28];&quot;C&quot;;COLUMN([.I28]));0)&lt;=INDIRECT(CONCATENATE(&quot;R&quot;;[.L28];&quot;C&quot;;COLUMN([.I28]));0);[.K28];[.L28])));&quot;C&quot;;COLUMN([.I28]));0)" office:value-type="float" office:value="770">
            <text:p>770</text:p>
          </table:table-cell>
          <table:table-cell table:formula="of:=IF([.M28]&gt;=[.M27];[.N27];[.N27]+1)" office:value-type="float" office:value="2">
            <text:p>2</text:p>
          </table:table-cell>
          <table:table-cell table:formula="of:=IF([.O27]=IF([.O27]=-1;[.P27];IF([.P27]=-1;[.O27];IF(INDIRECT(CONCATENATE(&quot;R&quot;;[.O27];&quot;C&quot;;COLUMN([.M27]));0)&lt;=INDIRECT(CONCATENATE(&quot;R&quot;;[.P27];&quot;C&quot;;COLUMN([.M27]));0);[.O27];[.P27])));IF(IF([.O27]=-1;0=0;INDIRECT(CONCATENATE(&quot;R&quot;;[.O27];&quot;C&quot;;COLUMN([.N27]));0)&lt;&gt;INDIRECT(CONCATENATE(&quot;R&quot;;[.O27]+1;&quot;C&quot;;COLUMN([.N27]));0));IF([.P27]&lt;&gt;-1;-1;ROW([.N28]));[.O27]+1);IF([.O27]&lt;&gt;-1;[.O27];IF(IF([.P27]=-1;0=0;INDIRECT(CONCATENATE(&quot;R&quot;;[.P27];&quot;C&quot;;COLUMN([.N27]));0)&lt;&gt;INDIRECT(CONCATENATE(&quot;R&quot;;[.P27]+1;&quot;C&quot;;COLUMN([.N27]));0));ROW([.N28]);-1)))" office:value-type="float" office:value="18">
            <text:p>18</text:p>
          </table:table-cell>
          <table:table-cell table:formula="of:=IF([.P27]=IF([.O27]=-1;[.P27];IF([.P27]=-1;[.O27];IF(INDIRECT(CONCATENATE(&quot;R&quot;;[.O27];&quot;C&quot;;COLUMN([.M27]));0)&lt;=INDIRECT(CONCATENATE(&quot;R&quot;;[.P27];&quot;C&quot;;COLUMN([.M27]));0);[.O27];[.P27])));IF(IF([.P27]=-1;0=0;INDIRECT(CONCATENATE(&quot;R&quot;;[.P27];&quot;C&quot;;COLUMN([.N27]));0)&lt;&gt;INDIRECT(CONCATENATE(&quot;R&quot;;[.P27]+1;&quot;C&quot;;COLUMN([.N27]));0));IF([.O27]&lt;&gt;-1;-1;IF(IF([.O27]=-1;0=0;INDIRECT(CONCATENATE(&quot;R&quot;;[.O27];&quot;C&quot;;COLUMN([.N27]));0)&lt;&gt;INDIRECT(CONCATENATE(&quot;R&quot;;[.O27]+1;&quot;C&quot;;COLUMN([.N27]));0));IF(ISERROR(1+MATCH([.N28]+1;[.N$2:.N$31];0));-1;1+MATCH([.N28]+1;[.N$2:.N$31];0));-1));[.P27]+1);IF([.P27]&lt;&gt;-1;[.P27];IF(IF([.O27]=-1;0=0;INDIRECT(CONCATENATE(&quot;R&quot;;[.O27];&quot;C&quot;;COLUMN([.N27]));0)&lt;&gt;INDIRECT(CONCATENATE(&quot;R&quot;;[.O27]+1;&quot;C&quot;;COLUMN([.N27]));0));IF(ISERROR(1+MATCH([.N28]+1;[.N$2:.N$31];0));-1;1+MATCH([.N28]+1;[.N$2:.N$31];0));[.P27])))" office:value-type="float" office:value="30">
            <text:p>30</text:p>
          </table:table-cell>
          <table:table-cell table:formula="of:=INDIRECT(CONCATENATE(&quot;R&quot;;IF([.O28]=-1;[.P28];IF([.P28]=-1;[.O28];IF(INDIRECT(CONCATENATE(&quot;R&quot;;[.O28];&quot;C&quot;;COLUMN([.M28]));0)&lt;=INDIRECT(CONCATENATE(&quot;R&quot;;[.P28];&quot;C&quot;;COLUMN([.M28]));0);[.O28];[.P28])));&quot;C&quot;;COLUMN([.M28]));0)" office:value-type="float" office:value="942">
            <text:p>942</text:p>
          </table:table-cell>
          <table:table-cell table:formula="of:=IF([.Q28]&gt;=[.Q27];[.R27];[.R27]+1)" office:value-type="float" office:value="1">
            <text:p>1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table:formula="of:=IF([.A29]&gt;=[.A28];[.B28];[.B28]+1)" office:value-type="float" office:value="13">
            <text:p>13</text:p>
          </table:table-cell>
          <table:table-cell table:formula="of:=IF([.C28]=IF([.C28]=-1;[.D28];IF([.D28]=-1;[.C28];IF(INDIRECT(CONCATENATE(&quot;R&quot;;[.C28];&quot;C&quot;;COLUMN([.A28]));0)&lt;=INDIRECT(CONCATENATE(&quot;R&quot;;[.D28];&quot;C&quot;;COLUMN([.A28]));0);[.C28];[.D28])));IF(IF([.C28]=-1;0=0;INDIRECT(CONCATENATE(&quot;R&quot;;[.C28];&quot;C&quot;;COLUMN([.B28]));0)&lt;&gt;INDIRECT(CONCATENATE(&quot;R&quot;;[.C28]+1;&quot;C&quot;;COLUMN([.B28]));0));IF([.D28]&lt;&gt;-1;-1;ROW([.B29]));[.C28]+1);IF([.C28]&lt;&gt;-1;[.C28];IF(IF([.D28]=-1;0=0;INDIRECT(CONCATENATE(&quot;R&quot;;[.D28];&quot;C&quot;;COLUMN([.B28]));0)&lt;&gt;INDIRECT(CONCATENATE(&quot;R&quot;;[.D28]+1;&quot;C&quot;;COLUMN([.B28]));0));ROW([.B29]);-1)))" office:value-type="float" office:value="29">
            <text:p>29</text:p>
          </table:table-cell>
          <table:table-cell table:formula="of:=IF([.D28]=IF([.C28]=-1;[.D28];IF([.D28]=-1;[.C28];IF(INDIRECT(CONCATENATE(&quot;R&quot;;[.C28];&quot;C&quot;;COLUMN([.A28]));0)&lt;=INDIRECT(CONCATENATE(&quot;R&quot;;[.D28];&quot;C&quot;;COLUMN([.A28]));0);[.C28];[.D28])));IF(IF([.D28]=-1;0=0;INDIRECT(CONCATENATE(&quot;R&quot;;[.D28];&quot;C&quot;;COLUMN([.B28]));0)&lt;&gt;INDIRECT(CONCATENATE(&quot;R&quot;;[.D28]+1;&quot;C&quot;;COLUMN([.B28]));0));IF([.C28]&lt;&gt;-1;-1;IF(IF([.C28]=-1;0=0;INDIRECT(CONCATENATE(&quot;R&quot;;[.C28];&quot;C&quot;;COLUMN([.B28]));0)&lt;&gt;INDIRECT(CONCATENATE(&quot;R&quot;;[.C28]+1;&quot;C&quot;;COLUMN([.B28]));0));IF(ISERROR(1+MATCH([.B29]+1;[.B$2:.B$31];0));-1;1+MATCH([.B29]+1;[.B$2:.B$31];0));-1));[.D28]+1);IF([.D28]&lt;&gt;-1;[.D28];IF(IF([.C28]=-1;0=0;INDIRECT(CONCATENATE(&quot;R&quot;;[.C28];&quot;C&quot;;COLUMN([.B28]));0)&lt;&gt;INDIRECT(CONCATENATE(&quot;R&quot;;[.C28]+1;&quot;C&quot;;COLUMN([.B28]));0));IF(ISERROR(1+MATCH([.B29]+1;[.B$2:.B$31];0));-1;1+MATCH([.B29]+1;[.B$2:.B$31];0));[.D28])))" office:value-type="float" office:value="30">
            <text:p>30</text:p>
          </table:table-cell>
          <table:table-cell table:formula="of:=INDIRECT(CONCATENATE(&quot;R&quot;;IF([.C29]=-1;[.D29];IF([.D29]=-1;[.C29];IF(INDIRECT(CONCATENATE(&quot;R&quot;;[.C29];&quot;C&quot;;COLUMN([.A29]));0)&lt;=INDIRECT(CONCATENATE(&quot;R&quot;;[.D29];&quot;C&quot;;COLUMN([.A29]));0);[.C29];[.D29])));&quot;C&quot;;COLUMN([.A29]));0)" office:value-type="float" office:value="62">
            <text:p>62</text:p>
          </table:table-cell>
          <table:table-cell table:formula="of:=IF([.E29]&gt;=[.E28];[.F28];[.F28]+1)" office:value-type="float" office:value="7">
            <text:p>7</text:p>
          </table:table-cell>
          <table:table-cell table:formula="of:=IF([.G28]=IF([.G28]=-1;[.H28];IF([.H28]=-1;[.G28];IF(INDIRECT(CONCATENATE(&quot;R&quot;;[.G28];&quot;C&quot;;COLUMN([.E28]));0)&lt;=INDIRECT(CONCATENATE(&quot;R&quot;;[.H28];&quot;C&quot;;COLUMN([.E28]));0);[.G28];[.H28])));IF(IF([.G28]=-1;0=0;INDIRECT(CONCATENATE(&quot;R&quot;;[.G28];&quot;C&quot;;COLUMN([.F28]));0)&lt;&gt;INDIRECT(CONCATENATE(&quot;R&quot;;[.G28]+1;&quot;C&quot;;COLUMN([.F28]));0));IF([.H28]&lt;&gt;-1;-1;ROW([.F29]));[.G28]+1);IF([.G28]&lt;&gt;-1;[.G28];IF(IF([.H28]=-1;0=0;INDIRECT(CONCATENATE(&quot;R&quot;;[.H28];&quot;C&quot;;COLUMN([.F28]));0)&lt;&gt;INDIRECT(CONCATENATE(&quot;R&quot;;[.H28]+1;&quot;C&quot;;COLUMN([.F28]));0));ROW([.F29]);-1)))" office:value-type="float" office:value="29">
            <text:p>29</text:p>
          </table:table-cell>
          <table:table-cell table:formula="of:=IF([.H28]=IF([.G28]=-1;[.H28];IF([.H28]=-1;[.G28];IF(INDIRECT(CONCATENATE(&quot;R&quot;;[.G28];&quot;C&quot;;COLUMN([.E28]));0)&lt;=INDIRECT(CONCATENATE(&quot;R&quot;;[.H28];&quot;C&quot;;COLUMN([.E28]));0);[.G28];[.H28])));IF(IF([.H28]=-1;0=0;INDIRECT(CONCATENATE(&quot;R&quot;;[.H28];&quot;C&quot;;COLUMN([.F28]));0)&lt;&gt;INDIRECT(CONCATENATE(&quot;R&quot;;[.H28]+1;&quot;C&quot;;COLUMN([.F28]));0));IF([.G28]&lt;&gt;-1;-1;IF(IF([.G28]=-1;0=0;INDIRECT(CONCATENATE(&quot;R&quot;;[.G28];&quot;C&quot;;COLUMN([.F28]));0)&lt;&gt;INDIRECT(CONCATENATE(&quot;R&quot;;[.G28]+1;&quot;C&quot;;COLUMN([.F28]));0));IF(ISERROR(1+MATCH([.F29]+1;[.F$2:.F$31];0));-1;1+MATCH([.F29]+1;[.F$2:.F$31];0));-1));[.H28]+1);IF([.H28]&lt;&gt;-1;[.H28];IF(IF([.G28]=-1;0=0;INDIRECT(CONCATENATE(&quot;R&quot;;[.G28];&quot;C&quot;;COLUMN([.F28]));0)&lt;&gt;INDIRECT(CONCATENATE(&quot;R&quot;;[.G28]+1;&quot;C&quot;;COLUMN([.F28]));0));IF(ISERROR(1+MATCH([.F29]+1;[.F$2:.F$31];0));-1;1+MATCH([.F29]+1;[.F$2:.F$31];0));[.H28])))" office:value-type="float" office:value="-1">
            <text:p>-1</text:p>
          </table:table-cell>
          <table:table-cell table:formula="of:=INDIRECT(CONCATENATE(&quot;R&quot;;IF([.G29]=-1;[.H29];IF([.H29]=-1;[.G29];IF(INDIRECT(CONCATENATE(&quot;R&quot;;[.G29];&quot;C&quot;;COLUMN([.E29]));0)&lt;=INDIRECT(CONCATENATE(&quot;R&quot;;[.H29];&quot;C&quot;;COLUMN([.E29]));0);[.G29];[.H29])));&quot;C&quot;;COLUMN([.E29]));0)" office:value-type="float" office:value="62">
            <text:p>62</text:p>
          </table:table-cell>
          <table:table-cell table:formula="of:=IF([.I29]&gt;=[.I28];[.J28];[.J28]+1)" office:value-type="float" office:value="4">
            <text:p>4</text:p>
          </table:table-cell>
          <table:table-cell table:formula="of:=IF([.K28]=IF([.K28]=-1;[.L28];IF([.L28]=-1;[.K28];IF(INDIRECT(CONCATENATE(&quot;R&quot;;[.K28];&quot;C&quot;;COLUMN([.I28]));0)&lt;=INDIRECT(CONCATENATE(&quot;R&quot;;[.L28];&quot;C&quot;;COLUMN([.I28]));0);[.K28];[.L28])));IF(IF([.K28]=-1;0=0;INDIRECT(CONCATENATE(&quot;R&quot;;[.K28];&quot;C&quot;;COLUMN([.J28]));0)&lt;&gt;INDIRECT(CONCATENATE(&quot;R&quot;;[.K28]+1;&quot;C&quot;;COLUMN([.J28]));0));IF([.L28]&lt;&gt;-1;-1;ROW([.J29]));[.K28]+1);IF([.K28]&lt;&gt;-1;[.K28];IF(IF([.L28]=-1;0=0;INDIRECT(CONCATENATE(&quot;R&quot;;[.L28];&quot;C&quot;;COLUMN([.J28]));0)&lt;&gt;INDIRECT(CONCATENATE(&quot;R&quot;;[.L28]+1;&quot;C&quot;;COLUMN([.J28]));0));ROW([.J29]);-1)))" office:value-type="float" office:value="26">
            <text:p>26</text:p>
          </table:table-cell>
          <table:table-cell table:formula="of:=IF([.L28]=IF([.K28]=-1;[.L28];IF([.L28]=-1;[.K28];IF(INDIRECT(CONCATENATE(&quot;R&quot;;[.K28];&quot;C&quot;;COLUMN([.I28]));0)&lt;=INDIRECT(CONCATENATE(&quot;R&quot;;[.L28];&quot;C&quot;;COLUMN([.I28]));0);[.K28];[.L28])));IF(IF([.L28]=-1;0=0;INDIRECT(CONCATENATE(&quot;R&quot;;[.L28];&quot;C&quot;;COLUMN([.J28]));0)&lt;&gt;INDIRECT(CONCATENATE(&quot;R&quot;;[.L28]+1;&quot;C&quot;;COLUMN([.J28]));0));IF([.K28]&lt;&gt;-1;-1;IF(IF([.K28]=-1;0=0;INDIRECT(CONCATENATE(&quot;R&quot;;[.K28];&quot;C&quot;;COLUMN([.J28]));0)&lt;&gt;INDIRECT(CONCATENATE(&quot;R&quot;;[.K28]+1;&quot;C&quot;;COLUMN([.J28]));0));IF(ISERROR(1+MATCH([.J29]+1;[.J$2:.J$31];0));-1;1+MATCH([.J29]+1;[.J$2:.J$31];0));-1));[.L28]+1);IF([.L28]&lt;&gt;-1;[.L28];IF(IF([.K28]=-1;0=0;INDIRECT(CONCATENATE(&quot;R&quot;;[.K28];&quot;C&quot;;COLUMN([.J28]));0)&lt;&gt;INDIRECT(CONCATENATE(&quot;R&quot;;[.K28]+1;&quot;C&quot;;COLUMN([.J28]));0));IF(ISERROR(1+MATCH([.J29]+1;[.J$2:.J$31];0));-1;1+MATCH([.J29]+1;[.J$2:.J$31];0));[.L28])))" office:value-type="float" office:value="-1">
            <text:p>-1</text:p>
          </table:table-cell>
          <table:table-cell table:formula="of:=INDIRECT(CONCATENATE(&quot;R&quot;;IF([.K29]=-1;[.L29];IF([.L29]=-1;[.K29];IF(INDIRECT(CONCATENATE(&quot;R&quot;;[.K29];&quot;C&quot;;COLUMN([.I29]));0)&lt;=INDIRECT(CONCATENATE(&quot;R&quot;;[.L29];&quot;C&quot;;COLUMN([.I29]));0);[.K29];[.L29])));&quot;C&quot;;COLUMN([.I29]));0)" office:value-type="float" office:value="773">
            <text:p>773</text:p>
          </table:table-cell>
          <table:table-cell table:formula="of:=IF([.M29]&gt;=[.M28];[.N28];[.N28]+1)" office:value-type="float" office:value="2">
            <text:p>2</text:p>
          </table:table-cell>
          <table:table-cell table:formula="of:=IF([.O28]=IF([.O28]=-1;[.P28];IF([.P28]=-1;[.O28];IF(INDIRECT(CONCATENATE(&quot;R&quot;;[.O28];&quot;C&quot;;COLUMN([.M28]));0)&lt;=INDIRECT(CONCATENATE(&quot;R&quot;;[.P28];&quot;C&quot;;COLUMN([.M28]));0);[.O28];[.P28])));IF(IF([.O28]=-1;0=0;INDIRECT(CONCATENATE(&quot;R&quot;;[.O28];&quot;C&quot;;COLUMN([.N28]));0)&lt;&gt;INDIRECT(CONCATENATE(&quot;R&quot;;[.O28]+1;&quot;C&quot;;COLUMN([.N28]));0));IF([.P28]&lt;&gt;-1;-1;ROW([.N29]));[.O28]+1);IF([.O28]&lt;&gt;-1;[.O28];IF(IF([.P28]=-1;0=0;INDIRECT(CONCATENATE(&quot;R&quot;;[.P28];&quot;C&quot;;COLUMN([.N28]));0)&lt;&gt;INDIRECT(CONCATENATE(&quot;R&quot;;[.P28]+1;&quot;C&quot;;COLUMN([.N28]));0));ROW([.N29]);-1)))" office:value-type="float" office:value="19">
            <text:p>19</text:p>
          </table:table-cell>
          <table:table-cell table:formula="of:=IF([.P28]=IF([.O28]=-1;[.P28];IF([.P28]=-1;[.O28];IF(INDIRECT(CONCATENATE(&quot;R&quot;;[.O28];&quot;C&quot;;COLUMN([.M28]));0)&lt;=INDIRECT(CONCATENATE(&quot;R&quot;;[.P28];&quot;C&quot;;COLUMN([.M28]));0);[.O28];[.P28])));IF(IF([.P28]=-1;0=0;INDIRECT(CONCATENATE(&quot;R&quot;;[.P28];&quot;C&quot;;COLUMN([.N28]));0)&lt;&gt;INDIRECT(CONCATENATE(&quot;R&quot;;[.P28]+1;&quot;C&quot;;COLUMN([.N28]));0));IF([.O28]&lt;&gt;-1;-1;IF(IF([.O28]=-1;0=0;INDIRECT(CONCATENATE(&quot;R&quot;;[.O28];&quot;C&quot;;COLUMN([.N28]));0)&lt;&gt;INDIRECT(CONCATENATE(&quot;R&quot;;[.O28]+1;&quot;C&quot;;COLUMN([.N28]));0));IF(ISERROR(1+MATCH([.N29]+1;[.N$2:.N$31];0));-1;1+MATCH([.N29]+1;[.N$2:.N$31];0));-1));[.P28]+1);IF([.P28]&lt;&gt;-1;[.P28];IF(IF([.O28]=-1;0=0;INDIRECT(CONCATENATE(&quot;R&quot;;[.O28];&quot;C&quot;;COLUMN([.N28]));0)&lt;&gt;INDIRECT(CONCATENATE(&quot;R&quot;;[.O28]+1;&quot;C&quot;;COLUMN([.N28]));0));IF(ISERROR(1+MATCH([.N29]+1;[.N$2:.N$31];0));-1;1+MATCH([.N29]+1;[.N$2:.N$31];0));[.P28])))" office:value-type="float" office:value="30">
            <text:p>30</text:p>
          </table:table-cell>
          <table:table-cell table:formula="of:=INDIRECT(CONCATENATE(&quot;R&quot;;IF([.O29]=-1;[.P29];IF([.P29]=-1;[.O29];IF(INDIRECT(CONCATENATE(&quot;R&quot;;[.O29];&quot;C&quot;;COLUMN([.M29]));0)&lt;=INDIRECT(CONCATENATE(&quot;R&quot;;[.P29];&quot;C&quot;;COLUMN([.M29]));0);[.O29];[.P29])));&quot;C&quot;;COLUMN([.M29]));0)" office:value-type="float" office:value="960">
            <text:p>960</text:p>
          </table:table-cell>
          <table:table-cell table:formula="of:=IF([.Q29]&gt;=[.Q28];[.R28];[.R28]+1)" office:value-type="float" office:value="1">
            <text:p>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formula="of:=IF([.A30]&gt;=[.A29];[.B29];[.B29]+1)" office:value-type="float" office:value="14">
            <text:p>14</text:p>
          </table:table-cell>
          <table:table-cell table:formula="of:=IF([.C29]=IF([.C29]=-1;[.D29];IF([.D29]=-1;[.C29];IF(INDIRECT(CONCATENATE(&quot;R&quot;;[.C29];&quot;C&quot;;COLUMN([.A29]));0)&lt;=INDIRECT(CONCATENATE(&quot;R&quot;;[.D29];&quot;C&quot;;COLUMN([.A29]));0);[.C29];[.D29])));IF(IF([.C29]=-1;0=0;INDIRECT(CONCATENATE(&quot;R&quot;;[.C29];&quot;C&quot;;COLUMN([.B29]));0)&lt;&gt;INDIRECT(CONCATENATE(&quot;R&quot;;[.C29]+1;&quot;C&quot;;COLUMN([.B29]));0));IF([.D29]&lt;&gt;-1;-1;ROW([.B30]));[.C29]+1);IF([.C29]&lt;&gt;-1;[.C29];IF(IF([.D29]=-1;0=0;INDIRECT(CONCATENATE(&quot;R&quot;;[.D29];&quot;C&quot;;COLUMN([.B29]));0)&lt;&gt;INDIRECT(CONCATENATE(&quot;R&quot;;[.D29]+1;&quot;C&quot;;COLUMN([.B29]));0));ROW([.B30]);-1)))" office:value-type="float" office:value="29">
            <text:p>29</text:p>
          </table:table-cell>
          <table:table-cell table:formula="of:=IF([.D29]=IF([.C29]=-1;[.D29];IF([.D29]=-1;[.C29];IF(INDIRECT(CONCATENATE(&quot;R&quot;;[.C29];&quot;C&quot;;COLUMN([.A29]));0)&lt;=INDIRECT(CONCATENATE(&quot;R&quot;;[.D29];&quot;C&quot;;COLUMN([.A29]));0);[.C29];[.D29])));IF(IF([.D29]=-1;0=0;INDIRECT(CONCATENATE(&quot;R&quot;;[.D29];&quot;C&quot;;COLUMN([.B29]));0)&lt;&gt;INDIRECT(CONCATENATE(&quot;R&quot;;[.D29]+1;&quot;C&quot;;COLUMN([.B29]));0));IF([.C29]&lt;&gt;-1;-1;IF(IF([.C29]=-1;0=0;INDIRECT(CONCATENATE(&quot;R&quot;;[.C29];&quot;C&quot;;COLUMN([.B29]));0)&lt;&gt;INDIRECT(CONCATENATE(&quot;R&quot;;[.C29]+1;&quot;C&quot;;COLUMN([.B29]));0));IF(ISERROR(1+MATCH([.B30]+1;[.B$2:.B$31];0));-1;1+MATCH([.B30]+1;[.B$2:.B$31];0));-1));[.D29]+1);IF([.D29]&lt;&gt;-1;[.D29];IF(IF([.C29]=-1;0=0;INDIRECT(CONCATENATE(&quot;R&quot;;[.C29];&quot;C&quot;;COLUMN([.B29]));0)&lt;&gt;INDIRECT(CONCATENATE(&quot;R&quot;;[.C29]+1;&quot;C&quot;;COLUMN([.B29]));0));IF(ISERROR(1+MATCH([.B30]+1;[.B$2:.B$31];0));-1;1+MATCH([.B30]+1;[.B$2:.B$31];0));[.D29])))" office:value-type="float" office:value="31">
            <text:p>31</text:p>
          </table:table-cell>
          <table:table-cell table:formula="of:=INDIRECT(CONCATENATE(&quot;R&quot;;IF([.C30]=-1;[.D30];IF([.D30]=-1;[.C30];IF(INDIRECT(CONCATENATE(&quot;R&quot;;[.C30];&quot;C&quot;;COLUMN([.A30]));0)&lt;=INDIRECT(CONCATENATE(&quot;R&quot;;[.D30];&quot;C&quot;;COLUMN([.A30]));0);[.C30];[.D30])));&quot;C&quot;;COLUMN([.A30]));0)" office:value-type="float" office:value="219">
            <text:p>219</text:p>
          </table:table-cell>
          <table:table-cell table:formula="of:=IF([.E30]&gt;=[.E29];[.F29];[.F29]+1)" office:value-type="float" office:value="7">
            <text:p>7</text:p>
          </table:table-cell>
          <table:table-cell table:formula="of:=IF([.G29]=IF([.G29]=-1;[.H29];IF([.H29]=-1;[.G29];IF(INDIRECT(CONCATENATE(&quot;R&quot;;[.G29];&quot;C&quot;;COLUMN([.E29]));0)&lt;=INDIRECT(CONCATENATE(&quot;R&quot;;[.H29];&quot;C&quot;;COLUMN([.E29]));0);[.G29];[.H29])));IF(IF([.G29]=-1;0=0;INDIRECT(CONCATENATE(&quot;R&quot;;[.G29];&quot;C&quot;;COLUMN([.F29]));0)&lt;&gt;INDIRECT(CONCATENATE(&quot;R&quot;;[.G29]+1;&quot;C&quot;;COLUMN([.F29]));0));IF([.H29]&lt;&gt;-1;-1;ROW([.F30]));[.G29]+1);IF([.G29]&lt;&gt;-1;[.G29];IF(IF([.H29]=-1;0=0;INDIRECT(CONCATENATE(&quot;R&quot;;[.H29];&quot;C&quot;;COLUMN([.F29]));0)&lt;&gt;INDIRECT(CONCATENATE(&quot;R&quot;;[.H29]+1;&quot;C&quot;;COLUMN([.F29]));0));ROW([.F30]);-1)))" office:value-type="float" office:value="30">
            <text:p>30</text:p>
          </table:table-cell>
          <table:table-cell table:formula="of:=IF([.H29]=IF([.G29]=-1;[.H29];IF([.H29]=-1;[.G29];IF(INDIRECT(CONCATENATE(&quot;R&quot;;[.G29];&quot;C&quot;;COLUMN([.E29]));0)&lt;=INDIRECT(CONCATENATE(&quot;R&quot;;[.H29];&quot;C&quot;;COLUMN([.E29]));0);[.G29];[.H29])));IF(IF([.H29]=-1;0=0;INDIRECT(CONCATENATE(&quot;R&quot;;[.H29];&quot;C&quot;;COLUMN([.F29]));0)&lt;&gt;INDIRECT(CONCATENATE(&quot;R&quot;;[.H29]+1;&quot;C&quot;;COLUMN([.F29]));0));IF([.G29]&lt;&gt;-1;-1;IF(IF([.G29]=-1;0=0;INDIRECT(CONCATENATE(&quot;R&quot;;[.G29];&quot;C&quot;;COLUMN([.F29]));0)&lt;&gt;INDIRECT(CONCATENATE(&quot;R&quot;;[.G29]+1;&quot;C&quot;;COLUMN([.F29]));0));IF(ISERROR(1+MATCH([.F30]+1;[.F$2:.F$31];0));-1;1+MATCH([.F30]+1;[.F$2:.F$31];0));-1));[.H29]+1);IF([.H29]&lt;&gt;-1;[.H29];IF(IF([.G29]=-1;0=0;INDIRECT(CONCATENATE(&quot;R&quot;;[.G29];&quot;C&quot;;COLUMN([.F29]));0)&lt;&gt;INDIRECT(CONCATENATE(&quot;R&quot;;[.G29]+1;&quot;C&quot;;COLUMN([.F29]));0));IF(ISERROR(1+MATCH([.F30]+1;[.F$2:.F$31];0));-1;1+MATCH([.F30]+1;[.F$2:.F$31];0));[.H29])))" office:value-type="float" office:value="-1">
            <text:p>-1</text:p>
          </table:table-cell>
          <table:table-cell table:formula="of:=INDIRECT(CONCATENATE(&quot;R&quot;;IF([.G30]=-1;[.H30];IF([.H30]=-1;[.G30];IF(INDIRECT(CONCATENATE(&quot;R&quot;;[.G30];&quot;C&quot;;COLUMN([.E30]));0)&lt;=INDIRECT(CONCATENATE(&quot;R&quot;;[.H30];&quot;C&quot;;COLUMN([.E30]));0);[.G30];[.H30])));&quot;C&quot;;COLUMN([.E30]));0)" office:value-type="float" office:value="219">
            <text:p>219</text:p>
          </table:table-cell>
          <table:table-cell table:formula="of:=IF([.I30]&gt;=[.I29];[.J29];[.J29]+1)" office:value-type="float" office:value="4">
            <text:p>4</text:p>
          </table:table-cell>
          <table:table-cell table:formula="of:=IF([.K29]=IF([.K29]=-1;[.L29];IF([.L29]=-1;[.K29];IF(INDIRECT(CONCATENATE(&quot;R&quot;;[.K29];&quot;C&quot;;COLUMN([.I29]));0)&lt;=INDIRECT(CONCATENATE(&quot;R&quot;;[.L29];&quot;C&quot;;COLUMN([.I29]));0);[.K29];[.L29])));IF(IF([.K29]=-1;0=0;INDIRECT(CONCATENATE(&quot;R&quot;;[.K29];&quot;C&quot;;COLUMN([.J29]));0)&lt;&gt;INDIRECT(CONCATENATE(&quot;R&quot;;[.K29]+1;&quot;C&quot;;COLUMN([.J29]));0));IF([.L29]&lt;&gt;-1;-1;ROW([.J30]));[.K29]+1);IF([.K29]&lt;&gt;-1;[.K29];IF(IF([.L29]=-1;0=0;INDIRECT(CONCATENATE(&quot;R&quot;;[.L29];&quot;C&quot;;COLUMN([.J29]));0)&lt;&gt;INDIRECT(CONCATENATE(&quot;R&quot;;[.L29]+1;&quot;C&quot;;COLUMN([.J29]));0));ROW([.J30]);-1)))" office:value-type="float" office:value="27">
            <text:p>27</text:p>
          </table:table-cell>
          <table:table-cell table:formula="of:=IF([.L29]=IF([.K29]=-1;[.L29];IF([.L29]=-1;[.K29];IF(INDIRECT(CONCATENATE(&quot;R&quot;;[.K29];&quot;C&quot;;COLUMN([.I29]));0)&lt;=INDIRECT(CONCATENATE(&quot;R&quot;;[.L29];&quot;C&quot;;COLUMN([.I29]));0);[.K29];[.L29])));IF(IF([.L29]=-1;0=0;INDIRECT(CONCATENATE(&quot;R&quot;;[.L29];&quot;C&quot;;COLUMN([.J29]));0)&lt;&gt;INDIRECT(CONCATENATE(&quot;R&quot;;[.L29]+1;&quot;C&quot;;COLUMN([.J29]));0));IF([.K29]&lt;&gt;-1;-1;IF(IF([.K29]=-1;0=0;INDIRECT(CONCATENATE(&quot;R&quot;;[.K29];&quot;C&quot;;COLUMN([.J29]));0)&lt;&gt;INDIRECT(CONCATENATE(&quot;R&quot;;[.K29]+1;&quot;C&quot;;COLUMN([.J29]));0));IF(ISERROR(1+MATCH([.J30]+1;[.J$2:.J$31];0));-1;1+MATCH([.J30]+1;[.J$2:.J$31];0));-1));[.L29]+1);IF([.L29]&lt;&gt;-1;[.L29];IF(IF([.K29]=-1;0=0;INDIRECT(CONCATENATE(&quot;R&quot;;[.K29];&quot;C&quot;;COLUMN([.J29]));0)&lt;&gt;INDIRECT(CONCATENATE(&quot;R&quot;;[.K29]+1;&quot;C&quot;;COLUMN([.J29]));0));IF(ISERROR(1+MATCH([.J30]+1;[.J$2:.J$31];0));-1;1+MATCH([.J30]+1;[.J$2:.J$31];0));[.L29])))" office:value-type="float" office:value="-1">
            <text:p>-1</text:p>
          </table:table-cell>
          <table:table-cell table:formula="of:=INDIRECT(CONCATENATE(&quot;R&quot;;IF([.K30]=-1;[.L30];IF([.L30]=-1;[.K30];IF(INDIRECT(CONCATENATE(&quot;R&quot;;[.K30];&quot;C&quot;;COLUMN([.I30]));0)&lt;=INDIRECT(CONCATENATE(&quot;R&quot;;[.L30];&quot;C&quot;;COLUMN([.I30]));0);[.K30];[.L30])));&quot;C&quot;;COLUMN([.I30]));0)" office:value-type="float" office:value="972">
            <text:p>972</text:p>
          </table:table-cell>
          <table:table-cell table:formula="of:=IF([.M30]&gt;=[.M29];[.N29];[.N29]+1)" office:value-type="float" office:value="2">
            <text:p>2</text:p>
          </table:table-cell>
          <table:table-cell table:formula="of:=IF([.O29]=IF([.O29]=-1;[.P29];IF([.P29]=-1;[.O29];IF(INDIRECT(CONCATENATE(&quot;R&quot;;[.O29];&quot;C&quot;;COLUMN([.M29]));0)&lt;=INDIRECT(CONCATENATE(&quot;R&quot;;[.P29];&quot;C&quot;;COLUMN([.M29]));0);[.O29];[.P29])));IF(IF([.O29]=-1;0=0;INDIRECT(CONCATENATE(&quot;R&quot;;[.O29];&quot;C&quot;;COLUMN([.N29]));0)&lt;&gt;INDIRECT(CONCATENATE(&quot;R&quot;;[.O29]+1;&quot;C&quot;;COLUMN([.N29]));0));IF([.P29]&lt;&gt;-1;-1;ROW([.N30]));[.O29]+1);IF([.O29]&lt;&gt;-1;[.O29];IF(IF([.P29]=-1;0=0;INDIRECT(CONCATENATE(&quot;R&quot;;[.P29];&quot;C&quot;;COLUMN([.N29]));0)&lt;&gt;INDIRECT(CONCATENATE(&quot;R&quot;;[.P29]+1;&quot;C&quot;;COLUMN([.N29]));0));ROW([.N30]);-1)))" office:value-type="float" office:value="-1">
            <text:p>-1</text:p>
          </table:table-cell>
          <table:table-cell table:formula="of:=IF([.P29]=IF([.O29]=-1;[.P29];IF([.P29]=-1;[.O29];IF(INDIRECT(CONCATENATE(&quot;R&quot;;[.O29];&quot;C&quot;;COLUMN([.M29]));0)&lt;=INDIRECT(CONCATENATE(&quot;R&quot;;[.P29];&quot;C&quot;;COLUMN([.M29]));0);[.O29];[.P29])));IF(IF([.P29]=-1;0=0;INDIRECT(CONCATENATE(&quot;R&quot;;[.P29];&quot;C&quot;;COLUMN([.N29]));0)&lt;&gt;INDIRECT(CONCATENATE(&quot;R&quot;;[.P29]+1;&quot;C&quot;;COLUMN([.N29]));0));IF([.O29]&lt;&gt;-1;-1;IF(IF([.O29]=-1;0=0;INDIRECT(CONCATENATE(&quot;R&quot;;[.O29];&quot;C&quot;;COLUMN([.N29]));0)&lt;&gt;INDIRECT(CONCATENATE(&quot;R&quot;;[.O29]+1;&quot;C&quot;;COLUMN([.N29]));0));IF(ISERROR(1+MATCH([.N30]+1;[.N$2:.N$31];0));-1;1+MATCH([.N30]+1;[.N$2:.N$31];0));-1));[.P29]+1);IF([.P29]&lt;&gt;-1;[.P29];IF(IF([.O29]=-1;0=0;INDIRECT(CONCATENATE(&quot;R&quot;;[.O29];&quot;C&quot;;COLUMN([.N29]));0)&lt;&gt;INDIRECT(CONCATENATE(&quot;R&quot;;[.O29]+1;&quot;C&quot;;COLUMN([.N29]));0));IF(ISERROR(1+MATCH([.N30]+1;[.N$2:.N$31];0));-1;1+MATCH([.N30]+1;[.N$2:.N$31];0));[.P29])))" office:value-type="float" office:value="30">
            <text:p>30</text:p>
          </table:table-cell>
          <table:table-cell table:formula="of:=INDIRECT(CONCATENATE(&quot;R&quot;;IF([.O30]=-1;[.P30];IF([.P30]=-1;[.O30];IF(INDIRECT(CONCATENATE(&quot;R&quot;;[.O30];&quot;C&quot;;COLUMN([.M30]));0)&lt;=INDIRECT(CONCATENATE(&quot;R&quot;;[.P30];&quot;C&quot;;COLUMN([.M30]));0);[.O30];[.P30])));&quot;C&quot;;COLUMN([.M30]));0)" office:value-type="float" office:value="972">
            <text:p>972</text:p>
          </table:table-cell>
          <table:table-cell table:formula="of:=IF([.Q30]&gt;=[.Q29];[.R29];[.R29]+1)" office:value-type="float" office:value="1">
            <text:p>1</text:p>
          </table:table-cell>
        </table:table-row>
        <table:table-row table:style-name="ro2">
          <table:table-cell office:value-type="float" office:value="354">
            <text:p>354</text:p>
          </table:table-cell>
          <table:table-cell table:formula="of:=IF([.A31]&gt;=[.A30];[.B30];[.B30]+1)" office:value-type="float" office:value="14">
            <text:p>14</text:p>
          </table:table-cell>
          <table:table-cell table:formula="of:=IF([.C30]=IF([.C30]=-1;[.D30];IF([.D30]=-1;[.C30];IF(INDIRECT(CONCATENATE(&quot;R&quot;;[.C30];&quot;C&quot;;COLUMN([.A30]));0)&lt;=INDIRECT(CONCATENATE(&quot;R&quot;;[.D30];&quot;C&quot;;COLUMN([.A30]));0);[.C30];[.D30])));IF(IF([.C30]=-1;0=0;INDIRECT(CONCATENATE(&quot;R&quot;;[.C30];&quot;C&quot;;COLUMN([.B30]));0)&lt;&gt;INDIRECT(CONCATENATE(&quot;R&quot;;[.C30]+1;&quot;C&quot;;COLUMN([.B30]));0));IF([.D30]&lt;&gt;-1;-1;ROW([.B31]));[.C30]+1);IF([.C30]&lt;&gt;-1;[.C30];IF(IF([.D30]=-1;0=0;INDIRECT(CONCATENATE(&quot;R&quot;;[.D30];&quot;C&quot;;COLUMN([.B30]));0)&lt;&gt;INDIRECT(CONCATENATE(&quot;R&quot;;[.D30]+1;&quot;C&quot;;COLUMN([.B30]));0));ROW([.B31]);-1)))" office:value-type="float" office:value="-1">
            <text:p>-1</text:p>
          </table:table-cell>
          <table:table-cell table:formula="of:=IF([.D30]=IF([.C30]=-1;[.D30];IF([.D30]=-1;[.C30];IF(INDIRECT(CONCATENATE(&quot;R&quot;;[.C30];&quot;C&quot;;COLUMN([.A30]));0)&lt;=INDIRECT(CONCATENATE(&quot;R&quot;;[.D30];&quot;C&quot;;COLUMN([.A30]));0);[.C30];[.D30])));IF(IF([.D30]=-1;0=0;INDIRECT(CONCATENATE(&quot;R&quot;;[.D30];&quot;C&quot;;COLUMN([.B30]));0)&lt;&gt;INDIRECT(CONCATENATE(&quot;R&quot;;[.D30]+1;&quot;C&quot;;COLUMN([.B30]));0));IF([.C30]&lt;&gt;-1;-1;IF(IF([.C30]=-1;0=0;INDIRECT(CONCATENATE(&quot;R&quot;;[.C30];&quot;C&quot;;COLUMN([.B30]));0)&lt;&gt;INDIRECT(CONCATENATE(&quot;R&quot;;[.C30]+1;&quot;C&quot;;COLUMN([.B30]));0));IF(ISERROR(1+MATCH([.B31]+1;[.B$2:.B$31];0));-1;1+MATCH([.B31]+1;[.B$2:.B$31];0));-1));[.D30]+1);IF([.D30]&lt;&gt;-1;[.D30];IF(IF([.C30]=-1;0=0;INDIRECT(CONCATENATE(&quot;R&quot;;[.C30];&quot;C&quot;;COLUMN([.B30]));0)&lt;&gt;INDIRECT(CONCATENATE(&quot;R&quot;;[.C30]+1;&quot;C&quot;;COLUMN([.B30]));0));IF(ISERROR(1+MATCH([.B31]+1;[.B$2:.B$31];0));-1;1+MATCH([.B31]+1;[.B$2:.B$31];0));[.D30])))" office:value-type="float" office:value="31">
            <text:p>31</text:p>
          </table:table-cell>
          <table:table-cell table:formula="of:=INDIRECT(CONCATENATE(&quot;R&quot;;IF([.C31]=-1;[.D31];IF([.D31]=-1;[.C31];IF(INDIRECT(CONCATENATE(&quot;R&quot;;[.C31];&quot;C&quot;;COLUMN([.A31]));0)&lt;=INDIRECT(CONCATENATE(&quot;R&quot;;[.D31];&quot;C&quot;;COLUMN([.A31]));0);[.C31];[.D31])));&quot;C&quot;;COLUMN([.A31]));0)" office:value-type="float" office:value="354">
            <text:p>354</text:p>
          </table:table-cell>
          <table:table-cell table:formula="of:=IF([.E31]&gt;=[.E30];[.F30];[.F30]+1)" office:value-type="float" office:value="7">
            <text:p>7</text:p>
          </table:table-cell>
          <table:table-cell table:formula="of:=IF([.G30]=IF([.G30]=-1;[.H30];IF([.H30]=-1;[.G30];IF(INDIRECT(CONCATENATE(&quot;R&quot;;[.G30];&quot;C&quot;;COLUMN([.E30]));0)&lt;=INDIRECT(CONCATENATE(&quot;R&quot;;[.H30];&quot;C&quot;;COLUMN([.E30]));0);[.G30];[.H30])));IF(IF([.G30]=-1;0=0;INDIRECT(CONCATENATE(&quot;R&quot;;[.G30];&quot;C&quot;;COLUMN([.F30]));0)&lt;&gt;INDIRECT(CONCATENATE(&quot;R&quot;;[.G30]+1;&quot;C&quot;;COLUMN([.F30]));0));IF([.H30]&lt;&gt;-1;-1;ROW([.F31]));[.G30]+1);IF([.G30]&lt;&gt;-1;[.G30];IF(IF([.H30]=-1;0=0;INDIRECT(CONCATENATE(&quot;R&quot;;[.H30];&quot;C&quot;;COLUMN([.F30]));0)&lt;&gt;INDIRECT(CONCATENATE(&quot;R&quot;;[.H30]+1;&quot;C&quot;;COLUMN([.F30]));0));ROW([.F31]);-1)))" office:value-type="float" office:value="31">
            <text:p>31</text:p>
          </table:table-cell>
          <table:table-cell table:formula="of:=IF([.H30]=IF([.G30]=-1;[.H30];IF([.H30]=-1;[.G30];IF(INDIRECT(CONCATENATE(&quot;R&quot;;[.G30];&quot;C&quot;;COLUMN([.E30]));0)&lt;=INDIRECT(CONCATENATE(&quot;R&quot;;[.H30];&quot;C&quot;;COLUMN([.E30]));0);[.G30];[.H30])));IF(IF([.H30]=-1;0=0;INDIRECT(CONCATENATE(&quot;R&quot;;[.H30];&quot;C&quot;;COLUMN([.F30]));0)&lt;&gt;INDIRECT(CONCATENATE(&quot;R&quot;;[.H30]+1;&quot;C&quot;;COLUMN([.F30]));0));IF([.G30]&lt;&gt;-1;-1;IF(IF([.G30]=-1;0=0;INDIRECT(CONCATENATE(&quot;R&quot;;[.G30];&quot;C&quot;;COLUMN([.F30]));0)&lt;&gt;INDIRECT(CONCATENATE(&quot;R&quot;;[.G30]+1;&quot;C&quot;;COLUMN([.F30]));0));IF(ISERROR(1+MATCH([.F31]+1;[.F$2:.F$31];0));-1;1+MATCH([.F31]+1;[.F$2:.F$31];0));-1));[.H30]+1);IF([.H30]&lt;&gt;-1;[.H30];IF(IF([.G30]=-1;0=0;INDIRECT(CONCATENATE(&quot;R&quot;;[.G30];&quot;C&quot;;COLUMN([.F30]));0)&lt;&gt;INDIRECT(CONCATENATE(&quot;R&quot;;[.G30]+1;&quot;C&quot;;COLUMN([.F30]));0));IF(ISERROR(1+MATCH([.F31]+1;[.F$2:.F$31];0));-1;1+MATCH([.F31]+1;[.F$2:.F$31];0));[.H30])))" office:value-type="float" office:value="-1">
            <text:p>-1</text:p>
          </table:table-cell>
          <table:table-cell table:formula="of:=INDIRECT(CONCATENATE(&quot;R&quot;;IF([.G31]=-1;[.H31];IF([.H31]=-1;[.G31];IF(INDIRECT(CONCATENATE(&quot;R&quot;;[.G31];&quot;C&quot;;COLUMN([.E31]));0)&lt;=INDIRECT(CONCATENATE(&quot;R&quot;;[.H31];&quot;C&quot;;COLUMN([.E31]));0);[.G31];[.H31])));&quot;C&quot;;COLUMN([.E31]));0)" office:value-type="float" office:value="354">
            <text:p>354</text:p>
          </table:table-cell>
          <table:table-cell table:formula="of:=IF([.I31]&gt;=[.I30];[.J30];[.J30]+1)" office:value-type="float" office:value="4">
            <text:p>4</text:p>
          </table:table-cell>
          <table:table-cell table:formula="of:=IF([.K30]=IF([.K30]=-1;[.L30];IF([.L30]=-1;[.K30];IF(INDIRECT(CONCATENATE(&quot;R&quot;;[.K30];&quot;C&quot;;COLUMN([.I30]));0)&lt;=INDIRECT(CONCATENATE(&quot;R&quot;;[.L30];&quot;C&quot;;COLUMN([.I30]));0);[.K30];[.L30])));IF(IF([.K30]=-1;0=0;INDIRECT(CONCATENATE(&quot;R&quot;;[.K30];&quot;C&quot;;COLUMN([.J30]));0)&lt;&gt;INDIRECT(CONCATENATE(&quot;R&quot;;[.K30]+1;&quot;C&quot;;COLUMN([.J30]));0));IF([.L30]&lt;&gt;-1;-1;ROW([.J31]));[.K30]+1);IF([.K30]&lt;&gt;-1;[.K30];IF(IF([.L30]=-1;0=0;INDIRECT(CONCATENATE(&quot;R&quot;;[.L30];&quot;C&quot;;COLUMN([.J30]));0)&lt;&gt;INDIRECT(CONCATENATE(&quot;R&quot;;[.L30]+1;&quot;C&quot;;COLUMN([.J30]));0));ROW([.J31]);-1)))" office:value-type="float" office:value="28">
            <text:p>28</text:p>
          </table:table-cell>
          <table:table-cell table:formula="of:=IF([.L30]=IF([.K30]=-1;[.L30];IF([.L30]=-1;[.K30];IF(INDIRECT(CONCATENATE(&quot;R&quot;;[.K30];&quot;C&quot;;COLUMN([.I30]));0)&lt;=INDIRECT(CONCATENATE(&quot;R&quot;;[.L30];&quot;C&quot;;COLUMN([.I30]));0);[.K30];[.L30])));IF(IF([.L30]=-1;0=0;INDIRECT(CONCATENATE(&quot;R&quot;;[.L30];&quot;C&quot;;COLUMN([.J30]));0)&lt;&gt;INDIRECT(CONCATENATE(&quot;R&quot;;[.L30]+1;&quot;C&quot;;COLUMN([.J30]));0));IF([.K30]&lt;&gt;-1;-1;IF(IF([.K30]=-1;0=0;INDIRECT(CONCATENATE(&quot;R&quot;;[.K30];&quot;C&quot;;COLUMN([.J30]));0)&lt;&gt;INDIRECT(CONCATENATE(&quot;R&quot;;[.K30]+1;&quot;C&quot;;COLUMN([.J30]));0));IF(ISERROR(1+MATCH([.J31]+1;[.J$2:.J$31];0));-1;1+MATCH([.J31]+1;[.J$2:.J$31];0));-1));[.L30]+1);IF([.L30]&lt;&gt;-1;[.L30];IF(IF([.K30]=-1;0=0;INDIRECT(CONCATENATE(&quot;R&quot;;[.K30];&quot;C&quot;;COLUMN([.J30]));0)&lt;&gt;INDIRECT(CONCATENATE(&quot;R&quot;;[.K30]+1;&quot;C&quot;;COLUMN([.J30]));0));IF(ISERROR(1+MATCH([.J31]+1;[.J$2:.J$31];0));-1;1+MATCH([.J31]+1;[.J$2:.J$31];0));[.L30])))" office:value-type="float" office:value="-1">
            <text:p>-1</text:p>
          </table:table-cell>
          <table:table-cell table:formula="of:=INDIRECT(CONCATENATE(&quot;R&quot;;IF([.K31]=-1;[.L31];IF([.L31]=-1;[.K31];IF(INDIRECT(CONCATENATE(&quot;R&quot;;[.K31];&quot;C&quot;;COLUMN([.I31]));0)&lt;=INDIRECT(CONCATENATE(&quot;R&quot;;[.L31];&quot;C&quot;;COLUMN([.I31]));0);[.K31];[.L31])));&quot;C&quot;;COLUMN([.I31]));0)" office:value-type="float" office:value="998">
            <text:p>998</text:p>
          </table:table-cell>
          <table:table-cell table:formula="of:=IF([.M31]&gt;=[.M30];[.N30];[.N30]+1)" office:value-type="float" office:value="2">
            <text:p>2</text:p>
          </table:table-cell>
          <table:table-cell table:formula="of:=IF([.O30]=IF([.O30]=-1;[.P30];IF([.P30]=-1;[.O30];IF(INDIRECT(CONCATENATE(&quot;R&quot;;[.O30];&quot;C&quot;;COLUMN([.M30]));0)&lt;=INDIRECT(CONCATENATE(&quot;R&quot;;[.P30];&quot;C&quot;;COLUMN([.M30]));0);[.O30];[.P30])));IF(IF([.O30]=-1;0=0;INDIRECT(CONCATENATE(&quot;R&quot;;[.O30];&quot;C&quot;;COLUMN([.N30]));0)&lt;&gt;INDIRECT(CONCATENATE(&quot;R&quot;;[.O30]+1;&quot;C&quot;;COLUMN([.N30]));0));IF([.P30]&lt;&gt;-1;-1;ROW([.N31]));[.O30]+1);IF([.O30]&lt;&gt;-1;[.O30];IF(IF([.P30]=-1;0=0;INDIRECT(CONCATENATE(&quot;R&quot;;[.P30];&quot;C&quot;;COLUMN([.N30]));0)&lt;&gt;INDIRECT(CONCATENATE(&quot;R&quot;;[.P30]+1;&quot;C&quot;;COLUMN([.N30]));0));ROW([.N31]);-1)))" office:value-type="float" office:value="-1">
            <text:p>-1</text:p>
          </table:table-cell>
          <table:table-cell table:formula="of:=IF([.P30]=IF([.O30]=-1;[.P30];IF([.P30]=-1;[.O30];IF(INDIRECT(CONCATENATE(&quot;R&quot;;[.O30];&quot;C&quot;;COLUMN([.M30]));0)&lt;=INDIRECT(CONCATENATE(&quot;R&quot;;[.P30];&quot;C&quot;;COLUMN([.M30]));0);[.O30];[.P30])));IF(IF([.P30]=-1;0=0;INDIRECT(CONCATENATE(&quot;R&quot;;[.P30];&quot;C&quot;;COLUMN([.N30]));0)&lt;&gt;INDIRECT(CONCATENATE(&quot;R&quot;;[.P30]+1;&quot;C&quot;;COLUMN([.N30]));0));IF([.O30]&lt;&gt;-1;-1;IF(IF([.O30]=-1;0=0;INDIRECT(CONCATENATE(&quot;R&quot;;[.O30];&quot;C&quot;;COLUMN([.N30]));0)&lt;&gt;INDIRECT(CONCATENATE(&quot;R&quot;;[.O30]+1;&quot;C&quot;;COLUMN([.N30]));0));IF(ISERROR(1+MATCH([.N31]+1;[.N$2:.N$31];0));-1;1+MATCH([.N31]+1;[.N$2:.N$31];0));-1));[.P30]+1);IF([.P30]&lt;&gt;-1;[.P30];IF(IF([.O30]=-1;0=0;INDIRECT(CONCATENATE(&quot;R&quot;;[.O30];&quot;C&quot;;COLUMN([.N30]));0)&lt;&gt;INDIRECT(CONCATENATE(&quot;R&quot;;[.O30]+1;&quot;C&quot;;COLUMN([.N30]));0));IF(ISERROR(1+MATCH([.N31]+1;[.N$2:.N$31];0));-1;1+MATCH([.N31]+1;[.N$2:.N$31];0));[.P30])))" office:value-type="float" office:value="31">
            <text:p>31</text:p>
          </table:table-cell>
          <table:table-cell table:formula="of:=INDIRECT(CONCATENATE(&quot;R&quot;;IF([.O31]=-1;[.P31];IF([.P31]=-1;[.O31];IF(INDIRECT(CONCATENATE(&quot;R&quot;;[.O31];&quot;C&quot;;COLUMN([.M31]));0)&lt;=INDIRECT(CONCATENATE(&quot;R&quot;;[.P31];&quot;C&quot;;COLUMN([.M31]));0);[.O31];[.P31])));&quot;C&quot;;COLUMN([.M31]));0)" office:value-type="float" office:value="998">
            <text:p>998</text:p>
          </table:table-cell>
          <table:table-cell table:formula="of:=IF([.Q31]&gt;=[.Q30];[.R30];[.R30]+1)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999999"/>
    </style:style>
    <style:style style:name="Sem_20_título2" style:display-name="Sem título2" style:family="table-cell" style:parent-style-name="Default">
      <style:table-cell-properties fo:background-color="#ffff00"/>
    </style:style>
    <style:style style:name="Sem_20_título3" style:display-name="Sem título3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4">04/12/2020</text:date>, <text:time>18:36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1:11:33.22</meta:creation-date>
    <dc:date>2020-12-04T18:36:09.34</dc:date>
    <meta:editing-duration>P1DT7H16M28S</meta:editing-duration>
    <meta:editing-cycles>13</meta:editing-cycles>
    <meta:generator>OpenOffice/4.1.6$Win32 OpenOffice.org_project/416m1$Build-9790</meta:generator>
    <meta:document-statistic meta:table-count="4" meta:cell-count="1259" meta:object-count="0"/>
  </office:meta>
</office:document-meta>
</file>